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14cm"/>
    </style:style>
    <style:style style:name="co2" style:family="table-column">
      <style:table-column-properties fo:break-before="auto" style:column-width="7.5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307cm"/>
    </style:style>
    <style:style style:name="co5" style:family="table-column">
      <style:table-column-properties fo:break-before="auto" style:column-width="27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aer_pista_ponto_pouso</text:p>
          </table:table-cell>
          <table:table-cell office:value-type="string" calcext:value-type="string">
            <text:p>Tabela</text:p>
          </table:table-cell>
          <table:table-cell office:value-type="float" office:value="1" calcext:value-type="float">
            <text:p>1</text:p>
          </table:table-cell>
          <table:table-cell table:formula="of:=CONCATENATE(&quot;set add table (set id=1, origin=1, id=&quot;; [.D1]; &quot;, fully qualified name = '&quot;;  [.A1]; &quot;.&quot;; [.B1]; &quot;', &quot;;&quot;comment='&quot;;[.C1];&quot; &quot;;[.A1];&quot;.&quot;; [.B1];&quot;');&quot;)" office:value-type="string" office:string-value="set add table (set id=1, origin=1, id=1, fully qualified name = 'pe.aer_pista_ponto_pouso', comment='Tabela pe.aer_pista_ponto_pouso');" calcext:value-type="string">
            <text:p>set add table (set id=1, origin=1, id=1, fully qualified name = 'pe.aer_pista_ponto_pouso', comment='Tabela pe.aer_pista_ponto_pouso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aer_pista_ponto_pouso_a</text:p>
          </table:table-cell>
          <table:table-cell office:value-type="string" calcext:value-type="string">
            <text:p>Tabela</text:p>
          </table:table-cell>
          <table:table-cell office:value-type="float" office:value="2" calcext:value-type="float">
            <text:p>2</text:p>
          </table:table-cell>
          <table:table-cell table:formula="of:=CONCATENATE(&quot;set add table (set id=1, origin=1, id=&quot;; [.D2]; &quot;, fully qualified name = '&quot;;  [.A2]; &quot;.&quot;; [.B2]; &quot;', &quot;;&quot;comment='&quot;;[.C2];&quot; &quot;;[.A2];&quot;.&quot;; [.B2];&quot;');&quot;)" office:value-type="string" office:string-value="set add table (set id=1, origin=1, id=2, fully qualified name = 'pe.aer_pista_ponto_pouso_a', comment='Tabela pe.aer_pista_ponto_pouso_a');" calcext:value-type="string">
            <text:p>set add table (set id=1, origin=1, id=2, fully qualified name = 'pe.aer_pista_ponto_pouso_a', comment='Tabela pe.aer_pista_ponto_pouso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aer_pista_ponto_pouso_l</text:p>
          </table:table-cell>
          <table:table-cell office:value-type="string" calcext:value-type="string">
            <text:p>Tabela</text:p>
          </table:table-cell>
          <table:table-cell office:value-type="float" office:value="3" calcext:value-type="float">
            <text:p>3</text:p>
          </table:table-cell>
          <table:table-cell table:formula="of:=CONCATENATE(&quot;set add table (set id=1, origin=1, id=&quot;; [.D3]; &quot;, fully qualified name = '&quot;;  [.A3]; &quot;.&quot;; [.B3]; &quot;', &quot;;&quot;comment='&quot;;[.C3];&quot; &quot;;[.A3];&quot;.&quot;; [.B3];&quot;');&quot;)" office:value-type="string" office:string-value="set add table (set id=1, origin=1, id=3, fully qualified name = 'pe.aer_pista_ponto_pouso_l', comment='Tabela pe.aer_pista_ponto_pouso_l');" calcext:value-type="string">
            <text:p>set add table (set id=1, origin=1, id=3, fully qualified name = 'pe.aer_pista_ponto_pouso_l', comment='Tabela pe.aer_pista_ponto_pouso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aer_pista_ponto_pouso_p</text:p>
          </table:table-cell>
          <table:table-cell office:value-type="string" calcext:value-type="string">
            <text:p>Tabela</text:p>
          </table:table-cell>
          <table:table-cell office:value-type="float" office:value="4" calcext:value-type="float">
            <text:p>4</text:p>
          </table:table-cell>
          <table:table-cell table:formula="of:=CONCATENATE(&quot;set add table (set id=1, origin=1, id=&quot;; [.D4]; &quot;, fully qualified name = '&quot;;  [.A4]; &quot;.&quot;; [.B4]; &quot;', &quot;;&quot;comment='&quot;;[.C4];&quot; &quot;;[.A4];&quot;.&quot;; [.B4];&quot;');&quot;)" office:value-type="string" office:string-value="set add table (set id=1, origin=1, id=4, fully qualified name = 'pe.aer_pista_ponto_pouso_p', comment='Tabela pe.aer_pista_ponto_pouso_p');" calcext:value-type="string">
            <text:p>set add table (set id=1, origin=1, id=4, fully qualified name = 'pe.aer_pista_ponto_pouso_p', comment='Tabela pe.aer_pista_ponto_pouso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dut_condutor_hidrico_l</text:p>
          </table:table-cell>
          <table:table-cell office:value-type="string" calcext:value-type="string">
            <text:p>Tabela</text:p>
          </table:table-cell>
          <table:table-cell office:value-type="float" office:value="5" calcext:value-type="float">
            <text:p>5</text:p>
          </table:table-cell>
          <table:table-cell table:formula="of:=CONCATENATE(&quot;set add table (set id=1, origin=1, id=&quot;; [.D5]; &quot;, fully qualified name = '&quot;;  [.A5]; &quot;.&quot;; [.B5]; &quot;', &quot;;&quot;comment='&quot;;[.C5];&quot; &quot;;[.A5];&quot;.&quot;; [.B5];&quot;');&quot;)" office:value-type="string" office:string-value="set add table (set id=1, origin=1, id=5, fully qualified name = 'pe.dut_condutor_hidrico_l', comment='Tabela pe.dut_condutor_hidrico_l');" calcext:value-type="string">
            <text:p>set add table (set id=1, origin=1, id=5, fully qualified name = 'pe.dut_condutor_hidrico_l', comment='Tabela pe.dut_condutor_hidrico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dut_galeria_bueiro_l</text:p>
          </table:table-cell>
          <table:table-cell office:value-type="string" calcext:value-type="string">
            <text:p>Tabela</text:p>
          </table:table-cell>
          <table:table-cell office:value-type="float" office:value="6" calcext:value-type="float">
            <text:p>6</text:p>
          </table:table-cell>
          <table:table-cell table:formula="of:=CONCATENATE(&quot;set add table (set id=1, origin=1, id=&quot;; [.D6]; &quot;, fully qualified name = '&quot;;  [.A6]; &quot;.&quot;; [.B6]; &quot;', &quot;;&quot;comment='&quot;;[.C6];&quot; &quot;;[.A6];&quot;.&quot;; [.B6];&quot;');&quot;)" office:value-type="string" office:string-value="set add table (set id=1, origin=1, id=6, fully qualified name = 'pe.dut_galeria_bueiro_l', comment='Tabela pe.dut_galeria_bueiro_l');" calcext:value-type="string">
            <text:p>set add table (set id=1, origin=1, id=6, fully qualified name = 'pe.dut_galeria_bueiro_l', comment='Tabela pe.dut_galeria_bueiro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dut_galeria_l</text:p>
          </table:table-cell>
          <table:table-cell office:value-type="string" calcext:value-type="string">
            <text:p>Tabela</text:p>
          </table:table-cell>
          <table:table-cell office:value-type="float" office:value="7" calcext:value-type="float">
            <text:p>7</text:p>
          </table:table-cell>
          <table:table-cell table:formula="of:=CONCATENATE(&quot;set add table (set id=1, origin=1, id=&quot;; [.D7]; &quot;, fully qualified name = '&quot;;  [.A7]; &quot;.&quot;; [.B7]; &quot;', &quot;;&quot;comment='&quot;;[.C7];&quot; &quot;;[.A7];&quot;.&quot;; [.B7];&quot;');&quot;)" office:value-type="string" office:string-value="set add table (set id=1, origin=1, id=7, fully qualified name = 'pe.dut_galeria_l', comment='Tabela pe.dut_galeria_l');" calcext:value-type="string">
            <text:p>set add table (set id=1, origin=1, id=7, fully qualified name = 'pe.dut_galeria_l', comment='Tabela pe.dut_galeria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dut_ponto_duto_p</text:p>
          </table:table-cell>
          <table:table-cell office:value-type="string" calcext:value-type="string">
            <text:p>Tabela</text:p>
          </table:table-cell>
          <table:table-cell office:value-type="float" office:value="8" calcext:value-type="float">
            <text:p>8</text:p>
          </table:table-cell>
          <table:table-cell table:formula="of:=CONCATENATE(&quot;set add table (set id=1, origin=1, id=&quot;; [.D8]; &quot;, fully qualified name = '&quot;;  [.A8]; &quot;.&quot;; [.B8]; &quot;', &quot;;&quot;comment='&quot;;[.C8];&quot; &quot;;[.A8];&quot;.&quot;; [.B8];&quot;');&quot;)" office:value-type="string" office:string-value="set add table (set id=1, origin=1, id=8, fully qualified name = 'pe.dut_ponto_duto_p', comment='Tabela pe.dut_ponto_duto_p');" calcext:value-type="string">
            <text:p>set add table (set id=1, origin=1, id=8, fully qualified name = 'pe.dut_ponto_duto_p', comment='Tabela pe.dut_ponto_duto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dut_ponto_inicio_fim_duto_p</text:p>
          </table:table-cell>
          <table:table-cell office:value-type="string" calcext:value-type="string">
            <text:p>Tabela</text:p>
          </table:table-cell>
          <table:table-cell office:value-type="float" office:value="9" calcext:value-type="float">
            <text:p>9</text:p>
          </table:table-cell>
          <table:table-cell table:formula="of:=CONCATENATE(&quot;set add table (set id=1, origin=1, id=&quot;; [.D9]; &quot;, fully qualified name = '&quot;;  [.A9]; &quot;.&quot;; [.B9]; &quot;', &quot;;&quot;comment='&quot;;[.C9];&quot; &quot;;[.A9];&quot;.&quot;; [.B9];&quot;');&quot;)" office:value-type="string" office:string-value="set add table (set id=1, origin=1, id=9, fully qualified name = 'pe.dut_ponto_inicio_fim_duto_p', comment='Tabela pe.dut_ponto_inicio_fim_duto_p');" calcext:value-type="string">
            <text:p>set add table (set id=1, origin=1, id=9, fully qualified name = 'pe.dut_ponto_inicio_fim_duto_p', comment='Tabela pe.dut_ponto_inicio_fim_duto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dut_ramificacao_p</text:p>
          </table:table-cell>
          <table:table-cell office:value-type="string" calcext:value-type="string">
            <text:p>Tabela</text:p>
          </table:table-cell>
          <table:table-cell office:value-type="float" office:value="10" calcext:value-type="float">
            <text:p>10</text:p>
          </table:table-cell>
          <table:table-cell table:formula="of:=CONCATENATE(&quot;set add table (set id=1, origin=1, id=&quot;; [.D10]; &quot;, fully qualified name = '&quot;;  [.A10]; &quot;.&quot;; [.B10]; &quot;', &quot;;&quot;comment='&quot;;[.C10];&quot; &quot;;[.A10];&quot;.&quot;; [.B10];&quot;');&quot;)" office:value-type="string" office:string-value="set add table (set id=1, origin=1, id=10, fully qualified name = 'pe.dut_ramificacao_p', comment='Tabela pe.dut_ramificacao_p');" calcext:value-type="string">
            <text:p>set add table (set id=1, origin=1, id=10, fully qualified name = 'pe.dut_ramificacao_p', comment='Tabela pe.dut_ramificacao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dut_trecho_duto_l</text:p>
          </table:table-cell>
          <table:table-cell office:value-type="string" calcext:value-type="string">
            <text:p>Tabela</text:p>
          </table:table-cell>
          <table:table-cell office:value-type="float" office:value="11" calcext:value-type="float">
            <text:p>11</text:p>
          </table:table-cell>
          <table:table-cell table:formula="of:=CONCATENATE(&quot;set add table (set id=1, origin=1, id=&quot;; [.D11]; &quot;, fully qualified name = '&quot;;  [.A11]; &quot;.&quot;; [.B11]; &quot;', &quot;;&quot;comment='&quot;;[.C11];&quot; &quot;;[.A11];&quot;.&quot;; [.B11];&quot;');&quot;)" office:value-type="string" office:string-value="set add table (set id=1, origin=1, id=11, fully qualified name = 'pe.dut_trecho_duto_l', comment='Tabela pe.dut_trecho_duto_l');" calcext:value-type="string">
            <text:p>set add table (set id=1, origin=1, id=11, fully qualified name = 'pe.dut_trecho_duto_l', comment='Tabela pe.dut_trecho_duto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eco_deposito_geral</text:p>
          </table:table-cell>
          <table:table-cell office:value-type="string" calcext:value-type="string">
            <text:p>Tabela</text:p>
          </table:table-cell>
          <table:table-cell office:value-type="float" office:value="12" calcext:value-type="float">
            <text:p>12</text:p>
          </table:table-cell>
          <table:table-cell table:formula="of:=CONCATENATE(&quot;set add table (set id=1, origin=1, id=&quot;; [.D12]; &quot;, fully qualified name = '&quot;;  [.A12]; &quot;.&quot;; [.B12]; &quot;', &quot;;&quot;comment='&quot;;[.C12];&quot; &quot;;[.A12];&quot;.&quot;; [.B12];&quot;');&quot;)" office:value-type="string" office:string-value="set add table (set id=1, origin=1, id=12, fully qualified name = 'pe.eco_deposito_geral', comment='Tabela pe.eco_deposito_geral');" calcext:value-type="string">
            <text:p>set add table (set id=1, origin=1, id=12, fully qualified name = 'pe.eco_deposito_geral', comment='Tabela pe.eco_deposito_gera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eco_deposito_geral_a</text:p>
          </table:table-cell>
          <table:table-cell office:value-type="string" calcext:value-type="string">
            <text:p>Tabela</text:p>
          </table:table-cell>
          <table:table-cell office:value-type="float" office:value="13" calcext:value-type="float">
            <text:p>13</text:p>
          </table:table-cell>
          <table:table-cell table:formula="of:=CONCATENATE(&quot;set add table (set id=1, origin=1, id=&quot;; [.D13]; &quot;, fully qualified name = '&quot;;  [.A13]; &quot;.&quot;; [.B13]; &quot;', &quot;;&quot;comment='&quot;;[.C13];&quot; &quot;;[.A13];&quot;.&quot;; [.B13];&quot;');&quot;)" office:value-type="string" office:string-value="set add table (set id=1, origin=1, id=13, fully qualified name = 'pe.eco_deposito_geral_a', comment='Tabela pe.eco_deposito_geral_a');" calcext:value-type="string">
            <text:p>set add table (set id=1, origin=1, id=13, fully qualified name = 'pe.eco_deposito_geral_a', comment='Tabela pe.eco_deposito_geral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eco_deposito_geral_p</text:p>
          </table:table-cell>
          <table:table-cell office:value-type="string" calcext:value-type="string">
            <text:p>Tabela</text:p>
          </table:table-cell>
          <table:table-cell office:value-type="float" office:value="14" calcext:value-type="float">
            <text:p>14</text:p>
          </table:table-cell>
          <table:table-cell table:formula="of:=CONCATENATE(&quot;set add table (set id=1, origin=1, id=&quot;; [.D14]; &quot;, fully qualified name = '&quot;;  [.A14]; &quot;.&quot;; [.B14]; &quot;', &quot;;&quot;comment='&quot;;[.C14];&quot; &quot;;[.A14];&quot;.&quot;; [.B14];&quot;');&quot;)" office:value-type="string" office:string-value="set add table (set id=1, origin=1, id=14, fully qualified name = 'pe.eco_deposito_geral_p', comment='Tabela pe.eco_deposito_geral_p');" calcext:value-type="string">
            <text:p>set add table (set id=1, origin=1, id=14, fully qualified name = 'pe.eco_deposito_geral_p', comment='Tabela pe.eco_deposito_geral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eco_equip_agropec</text:p>
          </table:table-cell>
          <table:table-cell office:value-type="string" calcext:value-type="string">
            <text:p>Tabela</text:p>
          </table:table-cell>
          <table:table-cell office:value-type="float" office:value="15" calcext:value-type="float">
            <text:p>15</text:p>
          </table:table-cell>
          <table:table-cell table:formula="of:=CONCATENATE(&quot;set add table (set id=1, origin=1, id=&quot;; [.D15]; &quot;, fully qualified name = '&quot;;  [.A15]; &quot;.&quot;; [.B15]; &quot;', &quot;;&quot;comment='&quot;;[.C15];&quot; &quot;;[.A15];&quot;.&quot;; [.B15];&quot;');&quot;)" office:value-type="string" office:string-value="set add table (set id=1, origin=1, id=15, fully qualified name = 'pe.eco_equip_agropec', comment='Tabela pe.eco_equip_agropec');" calcext:value-type="string">
            <text:p>set add table (set id=1, origin=1, id=15, fully qualified name = 'pe.eco_equip_agropec', comment='Tabela pe.eco_equip_agropec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eco_equip_agropec_a</text:p>
          </table:table-cell>
          <table:table-cell office:value-type="string" calcext:value-type="string">
            <text:p>Tabela</text:p>
          </table:table-cell>
          <table:table-cell office:value-type="float" office:value="16" calcext:value-type="float">
            <text:p>16</text:p>
          </table:table-cell>
          <table:table-cell table:formula="of:=CONCATENATE(&quot;set add table (set id=1, origin=1, id=&quot;; [.D16]; &quot;, fully qualified name = '&quot;;  [.A16]; &quot;.&quot;; [.B16]; &quot;', &quot;;&quot;comment='&quot;;[.C16];&quot; &quot;;[.A16];&quot;.&quot;; [.B16];&quot;');&quot;)" office:value-type="string" office:string-value="set add table (set id=1, origin=1, id=16, fully qualified name = 'pe.eco_equip_agropec_a', comment='Tabela pe.eco_equip_agropec_a');" calcext:value-type="string">
            <text:p>set add table (set id=1, origin=1, id=16, fully qualified name = 'pe.eco_equip_agropec_a', comment='Tabela pe.eco_equip_agropec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eco_equip_agropec_l</text:p>
          </table:table-cell>
          <table:table-cell office:value-type="string" calcext:value-type="string">
            <text:p>Tabela</text:p>
          </table:table-cell>
          <table:table-cell office:value-type="float" office:value="17" calcext:value-type="float">
            <text:p>17</text:p>
          </table:table-cell>
          <table:table-cell table:formula="of:=CONCATENATE(&quot;set add table (set id=1, origin=1, id=&quot;; [.D17]; &quot;, fully qualified name = '&quot;;  [.A17]; &quot;.&quot;; [.B17]; &quot;', &quot;;&quot;comment='&quot;;[.C17];&quot; &quot;;[.A17];&quot;.&quot;; [.B17];&quot;');&quot;)" office:value-type="string" office:string-value="set add table (set id=1, origin=1, id=17, fully qualified name = 'pe.eco_equip_agropec_l', comment='Tabela pe.eco_equip_agropec_l');" calcext:value-type="string">
            <text:p>set add table (set id=1, origin=1, id=17, fully qualified name = 'pe.eco_equip_agropec_l', comment='Tabela pe.eco_equip_agropec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eco_equip_agropec_p</text:p>
          </table:table-cell>
          <table:table-cell office:value-type="string" calcext:value-type="string">
            <text:p>Tabela</text:p>
          </table:table-cell>
          <table:table-cell office:value-type="float" office:value="18" calcext:value-type="float">
            <text:p>18</text:p>
          </table:table-cell>
          <table:table-cell table:formula="of:=CONCATENATE(&quot;set add table (set id=1, origin=1, id=&quot;; [.D18]; &quot;, fully qualified name = '&quot;;  [.A18]; &quot;.&quot;; [.B18]; &quot;', &quot;;&quot;comment='&quot;;[.C18];&quot; &quot;;[.A18];&quot;.&quot;; [.B18];&quot;');&quot;)" office:value-type="string" office:string-value="set add table (set id=1, origin=1, id=18, fully qualified name = 'pe.eco_equip_agropec_p', comment='Tabela pe.eco_equip_agropec_p');" calcext:value-type="string">
            <text:p>set add table (set id=1, origin=1, id=18, fully qualified name = 'pe.eco_equip_agropec_p', comment='Tabela pe.eco_equip_agropec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eco_ext_mineral_a</text:p>
          </table:table-cell>
          <table:table-cell office:value-type="string" calcext:value-type="string">
            <text:p>Tabela</text:p>
          </table:table-cell>
          <table:table-cell office:value-type="float" office:value="19" calcext:value-type="float">
            <text:p>19</text:p>
          </table:table-cell>
          <table:table-cell table:formula="of:=CONCATENATE(&quot;set add table (set id=1, origin=1, id=&quot;; [.D19]; &quot;, fully qualified name = '&quot;;  [.A19]; &quot;.&quot;; [.B19]; &quot;', &quot;;&quot;comment='&quot;;[.C19];&quot; &quot;;[.A19];&quot;.&quot;; [.B19];&quot;');&quot;)" office:value-type="string" office:string-value="set add table (set id=1, origin=1, id=19, fully qualified name = 'pe.eco_ext_mineral_a', comment='Tabela pe.eco_ext_mineral_a');" calcext:value-type="string">
            <text:p>set add table (set id=1, origin=1, id=19, fully qualified name = 'pe.eco_ext_mineral_a', comment='Tabela pe.eco_ext_mineral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eco_ext_mineral_l</text:p>
          </table:table-cell>
          <table:table-cell office:value-type="string" calcext:value-type="string">
            <text:p>Tabela</text:p>
          </table:table-cell>
          <table:table-cell office:value-type="float" office:value="20" calcext:value-type="float">
            <text:p>20</text:p>
          </table:table-cell>
          <table:table-cell table:formula="of:=CONCATENATE(&quot;set add table (set id=1, origin=1, id=&quot;; [.D20]; &quot;, fully qualified name = '&quot;;  [.A20]; &quot;.&quot;; [.B20]; &quot;', &quot;;&quot;comment='&quot;;[.C20];&quot; &quot;;[.A20];&quot;.&quot;; [.B20];&quot;');&quot;)" office:value-type="string" office:string-value="set add table (set id=1, origin=1, id=20, fully qualified name = 'pe.eco_ext_mineral_l', comment='Tabela pe.eco_ext_mineral_l');" calcext:value-type="string">
            <text:p>set add table (set id=1, origin=1, id=20, fully qualified name = 'pe.eco_ext_mineral_l', comment='Tabela pe.eco_ext_mineral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eco_ext_mineral_p</text:p>
          </table:table-cell>
          <table:table-cell office:value-type="string" calcext:value-type="string">
            <text:p>Tabela</text:p>
          </table:table-cell>
          <table:table-cell office:value-type="float" office:value="21" calcext:value-type="float">
            <text:p>21</text:p>
          </table:table-cell>
          <table:table-cell table:formula="of:=CONCATENATE(&quot;set add table (set id=1, origin=1, id=&quot;; [.D21]; &quot;, fully qualified name = '&quot;;  [.A21]; &quot;.&quot;; [.B21]; &quot;', &quot;;&quot;comment='&quot;;[.C21];&quot; &quot;;[.A21];&quot;.&quot;; [.B21];&quot;');&quot;)" office:value-type="string" office:string-value="set add table (set id=1, origin=1, id=21, fully qualified name = 'pe.eco_ext_mineral_p', comment='Tabela pe.eco_ext_mineral_p');" calcext:value-type="string">
            <text:p>set add table (set id=1, origin=1, id=21, fully qualified name = 'pe.eco_ext_mineral_p', comment='Tabela pe.eco_ext_mineral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eco_plataforma</text:p>
          </table:table-cell>
          <table:table-cell office:value-type="string" calcext:value-type="string">
            <text:p>Tabela</text:p>
          </table:table-cell>
          <table:table-cell office:value-type="float" office:value="22" calcext:value-type="float">
            <text:p>22</text:p>
          </table:table-cell>
          <table:table-cell table:formula="of:=CONCATENATE(&quot;set add table (set id=1, origin=1, id=&quot;; [.D22]; &quot;, fully qualified name = '&quot;;  [.A22]; &quot;.&quot;; [.B22]; &quot;', &quot;;&quot;comment='&quot;;[.C22];&quot; &quot;;[.A22];&quot;.&quot;; [.B22];&quot;');&quot;)" office:value-type="string" office:string-value="set add table (set id=1, origin=1, id=22, fully qualified name = 'pe.eco_plataforma', comment='Tabela pe.eco_plataforma');" calcext:value-type="string">
            <text:p>set add table (set id=1, origin=1, id=22, fully qualified name = 'pe.eco_plataforma', comment='Tabela pe.eco_plataform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eco_plataforma_a</text:p>
          </table:table-cell>
          <table:table-cell office:value-type="string" calcext:value-type="string">
            <text:p>Tabela</text:p>
          </table:table-cell>
          <table:table-cell office:value-type="float" office:value="23" calcext:value-type="float">
            <text:p>23</text:p>
          </table:table-cell>
          <table:table-cell table:formula="of:=CONCATENATE(&quot;set add table (set id=1, origin=1, id=&quot;; [.D23]; &quot;, fully qualified name = '&quot;;  [.A23]; &quot;.&quot;; [.B23]; &quot;', &quot;;&quot;comment='&quot;;[.C23];&quot; &quot;;[.A23];&quot;.&quot;; [.B23];&quot;');&quot;)" office:value-type="string" office:string-value="set add table (set id=1, origin=1, id=23, fully qualified name = 'pe.eco_plataforma_a', comment='Tabela pe.eco_plataforma_a');" calcext:value-type="string">
            <text:p>set add table (set id=1, origin=1, id=23, fully qualified name = 'pe.eco_plataforma_a', comment='Tabela pe.eco_plataforma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eco_plataforma_p</text:p>
          </table:table-cell>
          <table:table-cell office:value-type="string" calcext:value-type="string">
            <text:p>Tabela</text:p>
          </table:table-cell>
          <table:table-cell office:value-type="float" office:value="24" calcext:value-type="float">
            <text:p>24</text:p>
          </table:table-cell>
          <table:table-cell table:formula="of:=CONCATENATE(&quot;set add table (set id=1, origin=1, id=&quot;; [.D24]; &quot;, fully qualified name = '&quot;;  [.A24]; &quot;.&quot;; [.B24]; &quot;', &quot;;&quot;comment='&quot;;[.C24];&quot; &quot;;[.A24];&quot;.&quot;; [.B24];&quot;');&quot;)" office:value-type="string" office:string-value="set add table (set id=1, origin=1, id=24, fully qualified name = 'pe.eco_plataforma_p', comment='Tabela pe.eco_plataforma_p');" calcext:value-type="string">
            <text:p>set add table (set id=1, origin=1, id=24, fully qualified name = 'pe.eco_plataforma_p', comment='Tabela pe.eco_plataforma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enc_antena_comunic_p</text:p>
          </table:table-cell>
          <table:table-cell office:value-type="string" calcext:value-type="string">
            <text:p>Tabela</text:p>
          </table:table-cell>
          <table:table-cell office:value-type="float" office:value="25" calcext:value-type="float">
            <text:p>25</text:p>
          </table:table-cell>
          <table:table-cell table:formula="of:=CONCATENATE(&quot;set add table (set id=1, origin=1, id=&quot;; [.D25]; &quot;, fully qualified name = '&quot;;  [.A25]; &quot;.&quot;; [.B25]; &quot;', &quot;;&quot;comment='&quot;;[.C25];&quot; &quot;;[.A25];&quot;.&quot;; [.B25];&quot;');&quot;)" office:value-type="string" office:string-value="set add table (set id=1, origin=1, id=25, fully qualified name = 'pe.enc_antena_comunic_p', comment='Tabela pe.enc_antena_comunic_p');" calcext:value-type="string">
            <text:p>set add table (set id=1, origin=1, id=25, fully qualified name = 'pe.enc_antena_comunic_p', comment='Tabela pe.enc_antena_comunic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enc_est_gerad_energia_eletrica</text:p>
          </table:table-cell>
          <table:table-cell office:value-type="string" calcext:value-type="string">
            <text:p>Tabela</text:p>
          </table:table-cell>
          <table:table-cell office:value-type="float" office:value="26" calcext:value-type="float">
            <text:p>26</text:p>
          </table:table-cell>
          <table:table-cell table:formula="of:=CONCATENATE(&quot;set add table (set id=1, origin=1, id=&quot;; [.D26]; &quot;, fully qualified name = '&quot;;  [.A26]; &quot;.&quot;; [.B26]; &quot;', &quot;;&quot;comment='&quot;;[.C26];&quot; &quot;;[.A26];&quot;.&quot;; [.B26];&quot;');&quot;)" office:value-type="string" office:string-value="set add table (set id=1, origin=1, id=26, fully qualified name = 'pe.enc_est_gerad_energia_eletrica', comment='Tabela pe.enc_est_gerad_energia_eletrica');" calcext:value-type="string">
            <text:p>set add table (set id=1, origin=1, id=26, fully qualified name = 'pe.enc_est_gerad_energia_eletrica', comment='Tabela pe.enc_est_gerad_energia_eletric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enc_est_gerad_energia_eletrica_a</text:p>
          </table:table-cell>
          <table:table-cell office:value-type="string" calcext:value-type="string">
            <text:p>Tabela</text:p>
          </table:table-cell>
          <table:table-cell office:value-type="float" office:value="27" calcext:value-type="float">
            <text:p>27</text:p>
          </table:table-cell>
          <table:table-cell table:formula="of:=CONCATENATE(&quot;set add table (set id=1, origin=1, id=&quot;; [.D27]; &quot;, fully qualified name = '&quot;;  [.A27]; &quot;.&quot;; [.B27]; &quot;', &quot;;&quot;comment='&quot;;[.C27];&quot; &quot;;[.A27];&quot;.&quot;; [.B27];&quot;');&quot;)" office:value-type="string" office:string-value="set add table (set id=1, origin=1, id=27, fully qualified name = 'pe.enc_est_gerad_energia_eletrica_a', comment='Tabela pe.enc_est_gerad_energia_eletrica_a');" calcext:value-type="string">
            <text:p>set add table (set id=1, origin=1, id=27, fully qualified name = 'pe.enc_est_gerad_energia_eletrica_a', comment='Tabela pe.enc_est_gerad_energia_eletrica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enc_est_gerad_energia_eletrica_l</text:p>
          </table:table-cell>
          <table:table-cell office:value-type="string" calcext:value-type="string">
            <text:p>Tabela</text:p>
          </table:table-cell>
          <table:table-cell office:value-type="float" office:value="28" calcext:value-type="float">
            <text:p>28</text:p>
          </table:table-cell>
          <table:table-cell table:formula="of:=CONCATENATE(&quot;set add table (set id=1, origin=1, id=&quot;; [.D28]; &quot;, fully qualified name = '&quot;;  [.A28]; &quot;.&quot;; [.B28]; &quot;', &quot;;&quot;comment='&quot;;[.C28];&quot; &quot;;[.A28];&quot;.&quot;; [.B28];&quot;');&quot;)" office:value-type="string" office:string-value="set add table (set id=1, origin=1, id=28, fully qualified name = 'pe.enc_est_gerad_energia_eletrica_l', comment='Tabela pe.enc_est_gerad_energia_eletrica_l');" calcext:value-type="string">
            <text:p>set add table (set id=1, origin=1, id=28, fully qualified name = 'pe.enc_est_gerad_energia_eletrica_l', comment='Tabela pe.enc_est_gerad_energia_eletrica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enc_est_gerad_energia_eletrica_p</text:p>
          </table:table-cell>
          <table:table-cell office:value-type="string" calcext:value-type="string">
            <text:p>Tabela</text:p>
          </table:table-cell>
          <table:table-cell office:value-type="float" office:value="29" calcext:value-type="float">
            <text:p>29</text:p>
          </table:table-cell>
          <table:table-cell table:formula="of:=CONCATENATE(&quot;set add table (set id=1, origin=1, id=&quot;; [.D29]; &quot;, fully qualified name = '&quot;;  [.A29]; &quot;.&quot;; [.B29]; &quot;', &quot;;&quot;comment='&quot;;[.C29];&quot; &quot;;[.A29];&quot;.&quot;; [.B29];&quot;');&quot;)" office:value-type="string" office:string-value="set add table (set id=1, origin=1, id=29, fully qualified name = 'pe.enc_est_gerad_energia_eletrica_p', comment='Tabela pe.enc_est_gerad_energia_eletrica_p');" calcext:value-type="string">
            <text:p>set add table (set id=1, origin=1, id=29, fully qualified name = 'pe.enc_est_gerad_energia_eletrica_p', comment='Tabela pe.enc_est_gerad_energia_eletrica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enc_grupo_transformadores</text:p>
          </table:table-cell>
          <table:table-cell office:value-type="string" calcext:value-type="string">
            <text:p>Tabela</text:p>
          </table:table-cell>
          <table:table-cell office:value-type="float" office:value="30" calcext:value-type="float">
            <text:p>30</text:p>
          </table:table-cell>
          <table:table-cell table:formula="of:=CONCATENATE(&quot;set add table (set id=1, origin=1, id=&quot;; [.D30]; &quot;, fully qualified name = '&quot;;  [.A30]; &quot;.&quot;; [.B30]; &quot;', &quot;;&quot;comment='&quot;;[.C30];&quot; &quot;;[.A30];&quot;.&quot;; [.B30];&quot;');&quot;)" office:value-type="string" office:string-value="set add table (set id=1, origin=1, id=30, fully qualified name = 'pe.enc_grupo_transformadores', comment='Tabela pe.enc_grupo_transformadores');" calcext:value-type="string">
            <text:p>set add table (set id=1, origin=1, id=30, fully qualified name = 'pe.enc_grupo_transformadores', comment='Tabela pe.enc_grupo_transformadores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enc_grupo_transformadores_a</text:p>
          </table:table-cell>
          <table:table-cell office:value-type="string" calcext:value-type="string">
            <text:p>Tabela</text:p>
          </table:table-cell>
          <table:table-cell office:value-type="float" office:value="31" calcext:value-type="float">
            <text:p>31</text:p>
          </table:table-cell>
          <table:table-cell table:formula="of:=CONCATENATE(&quot;set add table (set id=1, origin=1, id=&quot;; [.D31]; &quot;, fully qualified name = '&quot;;  [.A31]; &quot;.&quot;; [.B31]; &quot;', &quot;;&quot;comment='&quot;;[.C31];&quot; &quot;;[.A31];&quot;.&quot;; [.B31];&quot;');&quot;)" office:value-type="string" office:string-value="set add table (set id=1, origin=1, id=31, fully qualified name = 'pe.enc_grupo_transformadores_a', comment='Tabela pe.enc_grupo_transformadores_a');" calcext:value-type="string">
            <text:p>set add table (set id=1, origin=1, id=31, fully qualified name = 'pe.enc_grupo_transformadores_a', comment='Tabela pe.enc_grupo_transformadores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enc_grupo_transformadores_p</text:p>
          </table:table-cell>
          <table:table-cell office:value-type="string" calcext:value-type="string">
            <text:p>Tabela</text:p>
          </table:table-cell>
          <table:table-cell office:value-type="float" office:value="32" calcext:value-type="float">
            <text:p>32</text:p>
          </table:table-cell>
          <table:table-cell table:formula="of:=CONCATENATE(&quot;set add table (set id=1, origin=1, id=&quot;; [.D32]; &quot;, fully qualified name = '&quot;;  [.A32]; &quot;.&quot;; [.B32]; &quot;', &quot;;&quot;comment='&quot;;[.C32];&quot; &quot;;[.A32];&quot;.&quot;; [.B32];&quot;');&quot;)" office:value-type="string" office:string-value="set add table (set id=1, origin=1, id=32, fully qualified name = 'pe.enc_grupo_transformadores_p', comment='Tabela pe.enc_grupo_transformadores_p');" calcext:value-type="string">
            <text:p>set add table (set id=1, origin=1, id=32, fully qualified name = 'pe.enc_grupo_transformadores_p', comment='Tabela pe.enc_grupo_transformadores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enc_hidreletrica_a</text:p>
          </table:table-cell>
          <table:table-cell office:value-type="string" calcext:value-type="string">
            <text:p>Tabela</text:p>
          </table:table-cell>
          <table:table-cell office:value-type="float" office:value="33" calcext:value-type="float">
            <text:p>33</text:p>
          </table:table-cell>
          <table:table-cell table:formula="of:=CONCATENATE(&quot;set add table (set id=1, origin=1, id=&quot;; [.D33]; &quot;, fully qualified name = '&quot;;  [.A33]; &quot;.&quot;; [.B33]; &quot;', &quot;;&quot;comment='&quot;;[.C33];&quot; &quot;;[.A33];&quot;.&quot;; [.B33];&quot;');&quot;)" office:value-type="string" office:string-value="set add table (set id=1, origin=1, id=33, fully qualified name = 'pe.enc_hidreletrica_a', comment='Tabela pe.enc_hidreletrica_a');" calcext:value-type="string">
            <text:p>set add table (set id=1, origin=1, id=33, fully qualified name = 'pe.enc_hidreletrica_a', comment='Tabela pe.enc_hidreletrica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enc_hidreletrica_l</text:p>
          </table:table-cell>
          <table:table-cell office:value-type="string" calcext:value-type="string">
            <text:p>Tabela</text:p>
          </table:table-cell>
          <table:table-cell office:value-type="float" office:value="34" calcext:value-type="float">
            <text:p>34</text:p>
          </table:table-cell>
          <table:table-cell table:formula="of:=CONCATENATE(&quot;set add table (set id=1, origin=1, id=&quot;; [.D34]; &quot;, fully qualified name = '&quot;;  [.A34]; &quot;.&quot;; [.B34]; &quot;', &quot;;&quot;comment='&quot;;[.C34];&quot; &quot;;[.A34];&quot;.&quot;; [.B34];&quot;');&quot;)" office:value-type="string" office:string-value="set add table (set id=1, origin=1, id=34, fully qualified name = 'pe.enc_hidreletrica_l', comment='Tabela pe.enc_hidreletrica_l');" calcext:value-type="string">
            <text:p>set add table (set id=1, origin=1, id=34, fully qualified name = 'pe.enc_hidreletrica_l', comment='Tabela pe.enc_hidreletrica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enc_hidreletrica_p</text:p>
          </table:table-cell>
          <table:table-cell office:value-type="string" calcext:value-type="string">
            <text:p>Tabela</text:p>
          </table:table-cell>
          <table:table-cell office:value-type="float" office:value="35" calcext:value-type="float">
            <text:p>35</text:p>
          </table:table-cell>
          <table:table-cell table:formula="of:=CONCATENATE(&quot;set add table (set id=1, origin=1, id=&quot;; [.D35]; &quot;, fully qualified name = '&quot;;  [.A35]; &quot;.&quot;; [.B35]; &quot;', &quot;;&quot;comment='&quot;;[.C35];&quot; &quot;;[.A35];&quot;.&quot;; [.B35];&quot;');&quot;)" office:value-type="string" office:string-value="set add table (set id=1, origin=1, id=35, fully qualified name = 'pe.enc_hidreletrica_p', comment='Tabela pe.enc_hidreletrica_p');" calcext:value-type="string">
            <text:p>set add table (set id=1, origin=1, id=35, fully qualified name = 'pe.enc_hidreletrica_p', comment='Tabela pe.enc_hidreletrica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enc_termeletrica_a</text:p>
          </table:table-cell>
          <table:table-cell office:value-type="string" calcext:value-type="string">
            <text:p>Tabela</text:p>
          </table:table-cell>
          <table:table-cell office:value-type="float" office:value="36" calcext:value-type="float">
            <text:p>36</text:p>
          </table:table-cell>
          <table:table-cell table:formula="of:=CONCATENATE(&quot;set add table (set id=1, origin=1, id=&quot;; [.D36]; &quot;, fully qualified name = '&quot;;  [.A36]; &quot;.&quot;; [.B36]; &quot;', &quot;;&quot;comment='&quot;;[.C36];&quot; &quot;;[.A36];&quot;.&quot;; [.B36];&quot;');&quot;)" office:value-type="string" office:string-value="set add table (set id=1, origin=1, id=36, fully qualified name = 'pe.enc_termeletrica_a', comment='Tabela pe.enc_termeletrica_a');" calcext:value-type="string">
            <text:p>set add table (set id=1, origin=1, id=36, fully qualified name = 'pe.enc_termeletrica_a', comment='Tabela pe.enc_termeletrica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enc_termeletrica_l</text:p>
          </table:table-cell>
          <table:table-cell office:value-type="string" calcext:value-type="string">
            <text:p>Tabela</text:p>
          </table:table-cell>
          <table:table-cell office:value-type="float" office:value="37" calcext:value-type="float">
            <text:p>37</text:p>
          </table:table-cell>
          <table:table-cell table:formula="of:=CONCATENATE(&quot;set add table (set id=1, origin=1, id=&quot;; [.D37]; &quot;, fully qualified name = '&quot;;  [.A37]; &quot;.&quot;; [.B37]; &quot;', &quot;;&quot;comment='&quot;;[.C37];&quot; &quot;;[.A37];&quot;.&quot;; [.B37];&quot;');&quot;)" office:value-type="string" office:string-value="set add table (set id=1, origin=1, id=37, fully qualified name = 'pe.enc_termeletrica_l', comment='Tabela pe.enc_termeletrica_l');" calcext:value-type="string">
            <text:p>set add table (set id=1, origin=1, id=37, fully qualified name = 'pe.enc_termeletrica_l', comment='Tabela pe.enc_termeletrica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enc_termeletrica_p</text:p>
          </table:table-cell>
          <table:table-cell office:value-type="string" calcext:value-type="string">
            <text:p>Tabela</text:p>
          </table:table-cell>
          <table:table-cell office:value-type="float" office:value="38" calcext:value-type="float">
            <text:p>38</text:p>
          </table:table-cell>
          <table:table-cell table:formula="of:=CONCATENATE(&quot;set add table (set id=1, origin=1, id=&quot;; [.D38]; &quot;, fully qualified name = '&quot;;  [.A38]; &quot;.&quot;; [.B38]; &quot;', &quot;;&quot;comment='&quot;;[.C38];&quot; &quot;;[.A38];&quot;.&quot;; [.B38];&quot;');&quot;)" office:value-type="string" office:string-value="set add table (set id=1, origin=1, id=38, fully qualified name = 'pe.enc_termeletrica_p', comment='Tabela pe.enc_termeletrica_p');" calcext:value-type="string">
            <text:p>set add table (set id=1, origin=1, id=38, fully qualified name = 'pe.enc_termeletrica_p', comment='Tabela pe.enc_termeletrica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enc_torre_comunic_p</text:p>
          </table:table-cell>
          <table:table-cell office:value-type="string" calcext:value-type="string">
            <text:p>Tabela</text:p>
          </table:table-cell>
          <table:table-cell office:value-type="float" office:value="39" calcext:value-type="float">
            <text:p>39</text:p>
          </table:table-cell>
          <table:table-cell table:formula="of:=CONCATENATE(&quot;set add table (set id=1, origin=1, id=&quot;; [.D39]; &quot;, fully qualified name = '&quot;;  [.A39]; &quot;.&quot;; [.B39]; &quot;', &quot;;&quot;comment='&quot;;[.C39];&quot; &quot;;[.A39];&quot;.&quot;; [.B39];&quot;');&quot;)" office:value-type="string" office:string-value="set add table (set id=1, origin=1, id=39, fully qualified name = 'pe.enc_torre_comunic_p', comment='Tabela pe.enc_torre_comunic_p');" calcext:value-type="string">
            <text:p>set add table (set id=1, origin=1, id=39, fully qualified name = 'pe.enc_torre_comunic_p', comment='Tabela pe.enc_torre_comunic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enc_torre_energia_p</text:p>
          </table:table-cell>
          <table:table-cell office:value-type="string" calcext:value-type="string">
            <text:p>Tabela</text:p>
          </table:table-cell>
          <table:table-cell office:value-type="float" office:value="40" calcext:value-type="float">
            <text:p>40</text:p>
          </table:table-cell>
          <table:table-cell table:formula="of:=CONCATENATE(&quot;set add table (set id=1, origin=1, id=&quot;; [.D40]; &quot;, fully qualified name = '&quot;;  [.A40]; &quot;.&quot;; [.B40]; &quot;', &quot;;&quot;comment='&quot;;[.C40];&quot; &quot;;[.A40];&quot;.&quot;; [.B40];&quot;');&quot;)" office:value-type="string" office:string-value="set add table (set id=1, origin=1, id=40, fully qualified name = 'pe.enc_torre_energia_p', comment='Tabela pe.enc_torre_energia_p');" calcext:value-type="string">
            <text:p>set add table (set id=1, origin=1, id=40, fully qualified name = 'pe.enc_torre_energia_p', comment='Tabela pe.enc_torre_energia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enc_trecho_comunic_l</text:p>
          </table:table-cell>
          <table:table-cell office:value-type="string" calcext:value-type="string">
            <text:p>Tabela</text:p>
          </table:table-cell>
          <table:table-cell office:value-type="float" office:value="41" calcext:value-type="float">
            <text:p>41</text:p>
          </table:table-cell>
          <table:table-cell table:formula="of:=CONCATENATE(&quot;set add table (set id=1, origin=1, id=&quot;; [.D41]; &quot;, fully qualified name = '&quot;;  [.A41]; &quot;.&quot;; [.B41]; &quot;', &quot;;&quot;comment='&quot;;[.C41];&quot; &quot;;[.A41];&quot;.&quot;; [.B41];&quot;');&quot;)" office:value-type="string" office:string-value="set add table (set id=1, origin=1, id=41, fully qualified name = 'pe.enc_trecho_comunic_l', comment='Tabela pe.enc_trecho_comunic_l');" calcext:value-type="string">
            <text:p>set add table (set id=1, origin=1, id=41, fully qualified name = 'pe.enc_trecho_comunic_l', comment='Tabela pe.enc_trecho_comunic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enc_trecho_energia_l</text:p>
          </table:table-cell>
          <table:table-cell office:value-type="string" calcext:value-type="string">
            <text:p>Tabela</text:p>
          </table:table-cell>
          <table:table-cell office:value-type="float" office:value="42" calcext:value-type="float">
            <text:p>42</text:p>
          </table:table-cell>
          <table:table-cell table:formula="of:=CONCATENATE(&quot;set add table (set id=1, origin=1, id=&quot;; [.D42]; &quot;, fully qualified name = '&quot;;  [.A42]; &quot;.&quot;; [.B42]; &quot;', &quot;;&quot;comment='&quot;;[.C42];&quot; &quot;;[.A42];&quot;.&quot;; [.B42];&quot;');&quot;)" office:value-type="string" office:string-value="set add table (set id=1, origin=1, id=42, fully qualified name = 'pe.enc_trecho_energia_l', comment='Tabela pe.enc_trecho_energia_l');" calcext:value-type="string">
            <text:p>set add table (set id=1, origin=1, id=42, fully qualified name = 'pe.enc_trecho_energia_l', comment='Tabela pe.enc_trecho_energia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enc_zona_linhas_energia_comunicacao_a</text:p>
          </table:table-cell>
          <table:table-cell office:value-type="string" calcext:value-type="string">
            <text:p>Tabela</text:p>
          </table:table-cell>
          <table:table-cell office:value-type="float" office:value="43" calcext:value-type="float">
            <text:p>43</text:p>
          </table:table-cell>
          <table:table-cell table:formula="of:=CONCATENATE(&quot;set add table (set id=1, origin=1, id=&quot;; [.D43]; &quot;, fully qualified name = '&quot;;  [.A43]; &quot;.&quot;; [.B43]; &quot;', &quot;;&quot;comment='&quot;;[.C43];&quot; &quot;;[.A43];&quot;.&quot;; [.B43];&quot;');&quot;)" office:value-type="string" office:string-value="set add table (set id=1, origin=1, id=43, fully qualified name = 'pe.enc_zona_linhas_energia_comunicacao_a', comment='Tabela pe.enc_zona_linhas_energia_comunicacao_a');" calcext:value-type="string">
            <text:p>set add table (set id=1, origin=1, id=43, fully qualified name = 'pe.enc_zona_linhas_energia_comunicacao_a', comment='Tabela pe.enc_zona_linhas_energia_comunicacao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fer_cremalheira</text:p>
          </table:table-cell>
          <table:table-cell office:value-type="string" calcext:value-type="string">
            <text:p>Tabela</text:p>
          </table:table-cell>
          <table:table-cell office:value-type="float" office:value="44" calcext:value-type="float">
            <text:p>44</text:p>
          </table:table-cell>
          <table:table-cell table:formula="of:=CONCATENATE(&quot;set add table (set id=1, origin=1, id=&quot;; [.D44]; &quot;, fully qualified name = '&quot;;  [.A44]; &quot;.&quot;; [.B44]; &quot;', &quot;;&quot;comment='&quot;;[.C44];&quot; &quot;;[.A44];&quot;.&quot;; [.B44];&quot;');&quot;)" office:value-type="string" office:string-value="set add table (set id=1, origin=1, id=44, fully qualified name = 'pe.fer_cremalheira', comment='Tabela pe.fer_cremalheira');" calcext:value-type="string">
            <text:p>set add table (set id=1, origin=1, id=44, fully qualified name = 'pe.fer_cremalheira', comment='Tabela pe.fer_cremalheir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fer_cremalheira_l</text:p>
          </table:table-cell>
          <table:table-cell office:value-type="string" calcext:value-type="string">
            <text:p>Tabela</text:p>
          </table:table-cell>
          <table:table-cell office:value-type="float" office:value="45" calcext:value-type="float">
            <text:p>45</text:p>
          </table:table-cell>
          <table:table-cell table:formula="of:=CONCATENATE(&quot;set add table (set id=1, origin=1, id=&quot;; [.D45]; &quot;, fully qualified name = '&quot;;  [.A45]; &quot;.&quot;; [.B45]; &quot;', &quot;;&quot;comment='&quot;;[.C45];&quot; &quot;;[.A45];&quot;.&quot;; [.B45];&quot;');&quot;)" office:value-type="string" office:string-value="set add table (set id=1, origin=1, id=45, fully qualified name = 'pe.fer_cremalheira_l', comment='Tabela pe.fer_cremalheira_l');" calcext:value-type="string">
            <text:p>set add table (set id=1, origin=1, id=45, fully qualified name = 'pe.fer_cremalheira_l', comment='Tabela pe.fer_cremalheira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fer_cremalheira_p</text:p>
          </table:table-cell>
          <table:table-cell office:value-type="string" calcext:value-type="string">
            <text:p>Tabela</text:p>
          </table:table-cell>
          <table:table-cell office:value-type="float" office:value="46" calcext:value-type="float">
            <text:p>46</text:p>
          </table:table-cell>
          <table:table-cell table:formula="of:=CONCATENATE(&quot;set add table (set id=1, origin=1, id=&quot;; [.D46]; &quot;, fully qualified name = '&quot;;  [.A46]; &quot;.&quot;; [.B46]; &quot;', &quot;;&quot;comment='&quot;;[.C46];&quot; &quot;;[.A46];&quot;.&quot;; [.B46];&quot;');&quot;)" office:value-type="string" office:string-value="set add table (set id=1, origin=1, id=46, fully qualified name = 'pe.fer_cremalheira_p', comment='Tabela pe.fer_cremalheira_p');" calcext:value-type="string">
            <text:p>set add table (set id=1, origin=1, id=46, fully qualified name = 'pe.fer_cremalheira_p', comment='Tabela pe.fer_cremalheira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fer_girador_ferroviario_p</text:p>
          </table:table-cell>
          <table:table-cell office:value-type="string" calcext:value-type="string">
            <text:p>Tabela</text:p>
          </table:table-cell>
          <table:table-cell office:value-type="float" office:value="47" calcext:value-type="float">
            <text:p>47</text:p>
          </table:table-cell>
          <table:table-cell table:formula="of:=CONCATENATE(&quot;set add table (set id=1, origin=1, id=&quot;; [.D47]; &quot;, fully qualified name = '&quot;;  [.A47]; &quot;.&quot;; [.B47]; &quot;', &quot;;&quot;comment='&quot;;[.C47];&quot; &quot;;[.A47];&quot;.&quot;; [.B47];&quot;');&quot;)" office:value-type="string" office:string-value="set add table (set id=1, origin=1, id=47, fully qualified name = 'pe.fer_girador_ferroviario_p', comment='Tabela pe.fer_girador_ferroviario_p');" calcext:value-type="string">
            <text:p>set add table (set id=1, origin=1, id=47, fully qualified name = 'pe.fer_girador_ferroviario_p', comment='Tabela pe.fer_girador_ferroviario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fer_ponto_ferroviario_p</text:p>
          </table:table-cell>
          <table:table-cell office:value-type="string" calcext:value-type="string">
            <text:p>Tabela</text:p>
          </table:table-cell>
          <table:table-cell office:value-type="float" office:value="48" calcext:value-type="float">
            <text:p>48</text:p>
          </table:table-cell>
          <table:table-cell table:formula="of:=CONCATENATE(&quot;set add table (set id=1, origin=1, id=&quot;; [.D48]; &quot;, fully qualified name = '&quot;;  [.A48]; &quot;.&quot;; [.B48]; &quot;', &quot;;&quot;comment='&quot;;[.C48];&quot; &quot;;[.A48];&quot;.&quot;; [.B48];&quot;');&quot;)" office:value-type="string" office:string-value="set add table (set id=1, origin=1, id=48, fully qualified name = 'pe.fer_ponto_ferroviario_p', comment='Tabela pe.fer_ponto_ferroviario_p');" calcext:value-type="string">
            <text:p>set add table (set id=1, origin=1, id=48, fully qualified name = 'pe.fer_ponto_ferroviario_p', comment='Tabela pe.fer_ponto_ferroviario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fer_trecho_ferroviario_l</text:p>
          </table:table-cell>
          <table:table-cell office:value-type="string" calcext:value-type="string">
            <text:p>Tabela</text:p>
          </table:table-cell>
          <table:table-cell office:value-type="float" office:value="49" calcext:value-type="float">
            <text:p>49</text:p>
          </table:table-cell>
          <table:table-cell table:formula="of:=CONCATENATE(&quot;set add table (set id=1, origin=1, id=&quot;; [.D49]; &quot;, fully qualified name = '&quot;;  [.A49]; &quot;.&quot;; [.B49]; &quot;', &quot;;&quot;comment='&quot;;[.C49];&quot; &quot;;[.A49];&quot;.&quot;; [.B49];&quot;');&quot;)" office:value-type="string" office:string-value="set add table (set id=1, origin=1, id=49, fully qualified name = 'pe.fer_trecho_ferroviario_l', comment='Tabela pe.fer_trecho_ferroviario_l');" calcext:value-type="string">
            <text:p>set add table (set id=1, origin=1, id=49, fully qualified name = 'pe.fer_trecho_ferroviario_l', comment='Tabela pe.fer_trecho_ferroviario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dv_atracadouro_terminal</text:p>
          </table:table-cell>
          <table:table-cell office:value-type="string" calcext:value-type="string">
            <text:p>Tabela</text:p>
          </table:table-cell>
          <table:table-cell office:value-type="float" office:value="50" calcext:value-type="float">
            <text:p>50</text:p>
          </table:table-cell>
          <table:table-cell table:formula="of:=CONCATENATE(&quot;set add table (set id=1, origin=1, id=&quot;; [.D50]; &quot;, fully qualified name = '&quot;;  [.A50]; &quot;.&quot;; [.B50]; &quot;', &quot;;&quot;comment='&quot;;[.C50];&quot; &quot;;[.A50];&quot;.&quot;; [.B50];&quot;');&quot;)" office:value-type="string" office:string-value="set add table (set id=1, origin=1, id=50, fully qualified name = 'pe.hdv_atracadouro_terminal', comment='Tabela pe.hdv_atracadouro_terminal');" calcext:value-type="string">
            <text:p>set add table (set id=1, origin=1, id=50, fully qualified name = 'pe.hdv_atracadouro_terminal', comment='Tabela pe.hdv_atracadouro_termina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dv_atracadouro_terminal_a</text:p>
          </table:table-cell>
          <table:table-cell office:value-type="string" calcext:value-type="string">
            <text:p>Tabela</text:p>
          </table:table-cell>
          <table:table-cell office:value-type="float" office:value="51" calcext:value-type="float">
            <text:p>51</text:p>
          </table:table-cell>
          <table:table-cell table:formula="of:=CONCATENATE(&quot;set add table (set id=1, origin=1, id=&quot;; [.D51]; &quot;, fully qualified name = '&quot;;  [.A51]; &quot;.&quot;; [.B51]; &quot;', &quot;;&quot;comment='&quot;;[.C51];&quot; &quot;;[.A51];&quot;.&quot;; [.B51];&quot;');&quot;)" office:value-type="string" office:string-value="set add table (set id=1, origin=1, id=51, fully qualified name = 'pe.hdv_atracadouro_terminal_a', comment='Tabela pe.hdv_atracadouro_terminal_a');" calcext:value-type="string">
            <text:p>set add table (set id=1, origin=1, id=51, fully qualified name = 'pe.hdv_atracadouro_terminal_a', comment='Tabela pe.hdv_atracadouro_terminal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dv_atracadouro_terminal_l</text:p>
          </table:table-cell>
          <table:table-cell office:value-type="string" calcext:value-type="string">
            <text:p>Tabela</text:p>
          </table:table-cell>
          <table:table-cell office:value-type="float" office:value="52" calcext:value-type="float">
            <text:p>52</text:p>
          </table:table-cell>
          <table:table-cell table:formula="of:=CONCATENATE(&quot;set add table (set id=1, origin=1, id=&quot;; [.D52]; &quot;, fully qualified name = '&quot;;  [.A52]; &quot;.&quot;; [.B52]; &quot;', &quot;;&quot;comment='&quot;;[.C52];&quot; &quot;;[.A52];&quot;.&quot;; [.B52];&quot;');&quot;)" office:value-type="string" office:string-value="set add table (set id=1, origin=1, id=52, fully qualified name = 'pe.hdv_atracadouro_terminal_l', comment='Tabela pe.hdv_atracadouro_terminal_l');" calcext:value-type="string">
            <text:p>set add table (set id=1, origin=1, id=52, fully qualified name = 'pe.hdv_atracadouro_terminal_l', comment='Tabela pe.hdv_atracadouro_terminal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dv_atracadouro_terminal_p</text:p>
          </table:table-cell>
          <table:table-cell office:value-type="string" calcext:value-type="string">
            <text:p>Tabela</text:p>
          </table:table-cell>
          <table:table-cell office:value-type="float" office:value="53" calcext:value-type="float">
            <text:p>53</text:p>
          </table:table-cell>
          <table:table-cell table:formula="of:=CONCATENATE(&quot;set add table (set id=1, origin=1, id=&quot;; [.D53]; &quot;, fully qualified name = '&quot;;  [.A53]; &quot;.&quot;; [.B53]; &quot;', &quot;;&quot;comment='&quot;;[.C53];&quot; &quot;;[.A53];&quot;.&quot;; [.B53];&quot;');&quot;)" office:value-type="string" office:string-value="set add table (set id=1, origin=1, id=53, fully qualified name = 'pe.hdv_atracadouro_terminal_p', comment='Tabela pe.hdv_atracadouro_terminal_p');" calcext:value-type="string">
            <text:p>set add table (set id=1, origin=1, id=53, fully qualified name = 'pe.hdv_atracadouro_terminal_p', comment='Tabela pe.hdv_atracadouro_terminal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dv_eclusa</text:p>
          </table:table-cell>
          <table:table-cell office:value-type="string" calcext:value-type="string">
            <text:p>Tabela</text:p>
          </table:table-cell>
          <table:table-cell office:value-type="float" office:value="54" calcext:value-type="float">
            <text:p>54</text:p>
          </table:table-cell>
          <table:table-cell table:formula="of:=CONCATENATE(&quot;set add table (set id=1, origin=1, id=&quot;; [.D54]; &quot;, fully qualified name = '&quot;;  [.A54]; &quot;.&quot;; [.B54]; &quot;', &quot;;&quot;comment='&quot;;[.C54];&quot; &quot;;[.A54];&quot;.&quot;; [.B54];&quot;');&quot;)" office:value-type="string" office:string-value="set add table (set id=1, origin=1, id=54, fully qualified name = 'pe.hdv_eclusa', comment='Tabela pe.hdv_eclusa');" calcext:value-type="string">
            <text:p>set add table (set id=1, origin=1, id=54, fully qualified name = 'pe.hdv_eclusa', comment='Tabela pe.hdv_eclus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dv_eclusa_a</text:p>
          </table:table-cell>
          <table:table-cell office:value-type="string" calcext:value-type="string">
            <text:p>Tabela</text:p>
          </table:table-cell>
          <table:table-cell office:value-type="float" office:value="55" calcext:value-type="float">
            <text:p>55</text:p>
          </table:table-cell>
          <table:table-cell table:formula="of:=CONCATENATE(&quot;set add table (set id=1, origin=1, id=&quot;; [.D55]; &quot;, fully qualified name = '&quot;;  [.A55]; &quot;.&quot;; [.B55]; &quot;', &quot;;&quot;comment='&quot;;[.C55];&quot; &quot;;[.A55];&quot;.&quot;; [.B55];&quot;');&quot;)" office:value-type="string" office:string-value="set add table (set id=1, origin=1, id=55, fully qualified name = 'pe.hdv_eclusa_a', comment='Tabela pe.hdv_eclusa_a');" calcext:value-type="string">
            <text:p>set add table (set id=1, origin=1, id=55, fully qualified name = 'pe.hdv_eclusa_a', comment='Tabela pe.hdv_eclusa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dv_eclusa_l</text:p>
          </table:table-cell>
          <table:table-cell office:value-type="string" calcext:value-type="string">
            <text:p>Tabela</text:p>
          </table:table-cell>
          <table:table-cell office:value-type="float" office:value="56" calcext:value-type="float">
            <text:p>56</text:p>
          </table:table-cell>
          <table:table-cell table:formula="of:=CONCATENATE(&quot;set add table (set id=1, origin=1, id=&quot;; [.D56]; &quot;, fully qualified name = '&quot;;  [.A56]; &quot;.&quot;; [.B56]; &quot;', &quot;;&quot;comment='&quot;;[.C56];&quot; &quot;;[.A56];&quot;.&quot;; [.B56];&quot;');&quot;)" office:value-type="string" office:string-value="set add table (set id=1, origin=1, id=56, fully qualified name = 'pe.hdv_eclusa_l', comment='Tabela pe.hdv_eclusa_l');" calcext:value-type="string">
            <text:p>set add table (set id=1, origin=1, id=56, fully qualified name = 'pe.hdv_eclusa_l', comment='Tabela pe.hdv_eclusa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dv_eclusa_p</text:p>
          </table:table-cell>
          <table:table-cell office:value-type="string" calcext:value-type="string">
            <text:p>Tabela</text:p>
          </table:table-cell>
          <table:table-cell office:value-type="float" office:value="57" calcext:value-type="float">
            <text:p>57</text:p>
          </table:table-cell>
          <table:table-cell table:formula="of:=CONCATENATE(&quot;set add table (set id=1, origin=1, id=&quot;; [.D57]; &quot;, fully qualified name = '&quot;;  [.A57]; &quot;.&quot;; [.B57]; &quot;', &quot;;&quot;comment='&quot;;[.C57];&quot; &quot;;[.A57];&quot;.&quot;; [.B57];&quot;');&quot;)" office:value-type="string" office:string-value="set add table (set id=1, origin=1, id=57, fully qualified name = 'pe.hdv_eclusa_p', comment='Tabela pe.hdv_eclusa_p');" calcext:value-type="string">
            <text:p>set add table (set id=1, origin=1, id=57, fully qualified name = 'pe.hdv_eclusa_p', comment='Tabela pe.hdv_eclusa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dv_fundeadouro</text:p>
          </table:table-cell>
          <table:table-cell office:value-type="string" calcext:value-type="string">
            <text:p>Tabela</text:p>
          </table:table-cell>
          <table:table-cell office:value-type="float" office:value="58" calcext:value-type="float">
            <text:p>58</text:p>
          </table:table-cell>
          <table:table-cell table:formula="of:=CONCATENATE(&quot;set add table (set id=1, origin=1, id=&quot;; [.D58]; &quot;, fully qualified name = '&quot;;  [.A58]; &quot;.&quot;; [.B58]; &quot;', &quot;;&quot;comment='&quot;;[.C58];&quot; &quot;;[.A58];&quot;.&quot;; [.B58];&quot;');&quot;)" office:value-type="string" office:string-value="set add table (set id=1, origin=1, id=58, fully qualified name = 'pe.hdv_fundeadouro', comment='Tabela pe.hdv_fundeadouro');" calcext:value-type="string">
            <text:p>set add table (set id=1, origin=1, id=58, fully qualified name = 'pe.hdv_fundeadouro', comment='Tabela pe.hdv_fundeadouro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dv_fundeadouro_a</text:p>
          </table:table-cell>
          <table:table-cell office:value-type="string" calcext:value-type="string">
            <text:p>Tabela</text:p>
          </table:table-cell>
          <table:table-cell office:value-type="float" office:value="59" calcext:value-type="float">
            <text:p>59</text:p>
          </table:table-cell>
          <table:table-cell table:formula="of:=CONCATENATE(&quot;set add table (set id=1, origin=1, id=&quot;; [.D59]; &quot;, fully qualified name = '&quot;;  [.A59]; &quot;.&quot;; [.B59]; &quot;', &quot;;&quot;comment='&quot;;[.C59];&quot; &quot;;[.A59];&quot;.&quot;; [.B59];&quot;');&quot;)" office:value-type="string" office:string-value="set add table (set id=1, origin=1, id=59, fully qualified name = 'pe.hdv_fundeadouro_a', comment='Tabela pe.hdv_fundeadouro_a');" calcext:value-type="string">
            <text:p>set add table (set id=1, origin=1, id=59, fully qualified name = 'pe.hdv_fundeadouro_a', comment='Tabela pe.hdv_fundeadouro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dv_fundeadouro_p</text:p>
          </table:table-cell>
          <table:table-cell office:value-type="string" calcext:value-type="string">
            <text:p>Tabela</text:p>
          </table:table-cell>
          <table:table-cell office:value-type="float" office:value="60" calcext:value-type="float">
            <text:p>60</text:p>
          </table:table-cell>
          <table:table-cell table:formula="of:=CONCATENATE(&quot;set add table (set id=1, origin=1, id=&quot;; [.D60]; &quot;, fully qualified name = '&quot;;  [.A60]; &quot;.&quot;; [.B60]; &quot;', &quot;;&quot;comment='&quot;;[.C60];&quot; &quot;;[.A60];&quot;.&quot;; [.B60];&quot;');&quot;)" office:value-type="string" office:string-value="set add table (set id=1, origin=1, id=60, fully qualified name = 'pe.hdv_fundeadouro_p', comment='Tabela pe.hdv_fundeadouro_p');" calcext:value-type="string">
            <text:p>set add table (set id=1, origin=1, id=60, fully qualified name = 'pe.hdv_fundeadouro_p', comment='Tabela pe.hdv_fundeadouro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dv_obstaculo_navegacao</text:p>
          </table:table-cell>
          <table:table-cell office:value-type="string" calcext:value-type="string">
            <text:p>Tabela</text:p>
          </table:table-cell>
          <table:table-cell office:value-type="float" office:value="61" calcext:value-type="float">
            <text:p>61</text:p>
          </table:table-cell>
          <table:table-cell table:formula="of:=CONCATENATE(&quot;set add table (set id=1, origin=1, id=&quot;; [.D61]; &quot;, fully qualified name = '&quot;;  [.A61]; &quot;.&quot;; [.B61]; &quot;', &quot;;&quot;comment='&quot;;[.C61];&quot; &quot;;[.A61];&quot;.&quot;; [.B61];&quot;');&quot;)" office:value-type="string" office:string-value="set add table (set id=1, origin=1, id=61, fully qualified name = 'pe.hdv_obstaculo_navegacao', comment='Tabela pe.hdv_obstaculo_navegacao');" calcext:value-type="string">
            <text:p>set add table (set id=1, origin=1, id=61, fully qualified name = 'pe.hdv_obstaculo_navegacao', comment='Tabela pe.hdv_obstaculo_navegacao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dv_obstaculo_navegacao_a</text:p>
          </table:table-cell>
          <table:table-cell office:value-type="string" calcext:value-type="string">
            <text:p>Tabela</text:p>
          </table:table-cell>
          <table:table-cell office:value-type="float" office:value="62" calcext:value-type="float">
            <text:p>62</text:p>
          </table:table-cell>
          <table:table-cell table:formula="of:=CONCATENATE(&quot;set add table (set id=1, origin=1, id=&quot;; [.D62]; &quot;, fully qualified name = '&quot;;  [.A62]; &quot;.&quot;; [.B62]; &quot;', &quot;;&quot;comment='&quot;;[.C62];&quot; &quot;;[.A62];&quot;.&quot;; [.B62];&quot;');&quot;)" office:value-type="string" office:string-value="set add table (set id=1, origin=1, id=62, fully qualified name = 'pe.hdv_obstaculo_navegacao_a', comment='Tabela pe.hdv_obstaculo_navegacao_a');" calcext:value-type="string">
            <text:p>set add table (set id=1, origin=1, id=62, fully qualified name = 'pe.hdv_obstaculo_navegacao_a', comment='Tabela pe.hdv_obstaculo_navegacao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dv_obstaculo_navegacao_l</text:p>
          </table:table-cell>
          <table:table-cell office:value-type="string" calcext:value-type="string">
            <text:p>Tabela</text:p>
          </table:table-cell>
          <table:table-cell office:value-type="float" office:value="63" calcext:value-type="float">
            <text:p>63</text:p>
          </table:table-cell>
          <table:table-cell table:formula="of:=CONCATENATE(&quot;set add table (set id=1, origin=1, id=&quot;; [.D63]; &quot;, fully qualified name = '&quot;;  [.A63]; &quot;.&quot;; [.B63]; &quot;', &quot;;&quot;comment='&quot;;[.C63];&quot; &quot;;[.A63];&quot;.&quot;; [.B63];&quot;');&quot;)" office:value-type="string" office:string-value="set add table (set id=1, origin=1, id=63, fully qualified name = 'pe.hdv_obstaculo_navegacao_l', comment='Tabela pe.hdv_obstaculo_navegacao_l');" calcext:value-type="string">
            <text:p>set add table (set id=1, origin=1, id=63, fully qualified name = 'pe.hdv_obstaculo_navegacao_l', comment='Tabela pe.hdv_obstaculo_navegacao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dv_obstaculo_navegacao_p</text:p>
          </table:table-cell>
          <table:table-cell office:value-type="string" calcext:value-type="string">
            <text:p>Tabela</text:p>
          </table:table-cell>
          <table:table-cell office:value-type="float" office:value="64" calcext:value-type="float">
            <text:p>64</text:p>
          </table:table-cell>
          <table:table-cell table:formula="of:=CONCATENATE(&quot;set add table (set id=1, origin=1, id=&quot;; [.D64]; &quot;, fully qualified name = '&quot;;  [.A64]; &quot;.&quot;; [.B64]; &quot;', &quot;;&quot;comment='&quot;;[.C64];&quot; &quot;;[.A64];&quot;.&quot;; [.B64];&quot;');&quot;)" office:value-type="string" office:string-value="set add table (set id=1, origin=1, id=64, fully qualified name = 'pe.hdv_obstaculo_navegacao_p', comment='Tabela pe.hdv_obstaculo_navegacao_p');" calcext:value-type="string">
            <text:p>set add table (set id=1, origin=1, id=64, fully qualified name = 'pe.hdv_obstaculo_navegacao_p', comment='Tabela pe.hdv_obstaculo_navegacao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dv_sinalizacao_p</text:p>
          </table:table-cell>
          <table:table-cell office:value-type="string" calcext:value-type="string">
            <text:p>Tabela</text:p>
          </table:table-cell>
          <table:table-cell office:value-type="float" office:value="65" calcext:value-type="float">
            <text:p>65</text:p>
          </table:table-cell>
          <table:table-cell table:formula="of:=CONCATENATE(&quot;set add table (set id=1, origin=1, id=&quot;; [.D65]; &quot;, fully qualified name = '&quot;;  [.A65]; &quot;.&quot;; [.B65]; &quot;', &quot;;&quot;comment='&quot;;[.C65];&quot; &quot;;[.A65];&quot;.&quot;; [.B65];&quot;');&quot;)" office:value-type="string" office:string-value="set add table (set id=1, origin=1, id=65, fully qualified name = 'pe.hdv_sinalizacao_p', comment='Tabela pe.hdv_sinalizacao_p');" calcext:value-type="string">
            <text:p>set add table (set id=1, origin=1, id=65, fully qualified name = 'pe.hdv_sinalizacao_p', comment='Tabela pe.hdv_sinalizacao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area_umida_a</text:p>
          </table:table-cell>
          <table:table-cell office:value-type="string" calcext:value-type="string">
            <text:p>Tabela</text:p>
          </table:table-cell>
          <table:table-cell office:value-type="float" office:value="66" calcext:value-type="float">
            <text:p>66</text:p>
          </table:table-cell>
          <table:table-cell table:formula="of:=CONCATENATE(&quot;set add table (set id=1, origin=1, id=&quot;; [.D66]; &quot;, fully qualified name = '&quot;;  [.A66]; &quot;.&quot;; [.B66]; &quot;', &quot;;&quot;comment='&quot;;[.C66];&quot; &quot;;[.A66];&quot;.&quot;; [.B66];&quot;');&quot;)" office:value-type="string" office:string-value="set add table (set id=1, origin=1, id=66, fully qualified name = 'pe.hid_area_umida_a', comment='Tabela pe.hid_area_umida_a');" calcext:value-type="string">
            <text:p>set add table (set id=1, origin=1, id=66, fully qualified name = 'pe.hid_area_umida_a', comment='Tabela pe.hid_area_umida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banco_areia</text:p>
          </table:table-cell>
          <table:table-cell office:value-type="string" calcext:value-type="string">
            <text:p>Tabela</text:p>
          </table:table-cell>
          <table:table-cell office:value-type="float" office:value="67" calcext:value-type="float">
            <text:p>67</text:p>
          </table:table-cell>
          <table:table-cell table:formula="of:=CONCATENATE(&quot;set add table (set id=1, origin=1, id=&quot;; [.D67]; &quot;, fully qualified name = '&quot;;  [.A67]; &quot;.&quot;; [.B67]; &quot;', &quot;;&quot;comment='&quot;;[.C67];&quot; &quot;;[.A67];&quot;.&quot;; [.B67];&quot;');&quot;)" office:value-type="string" office:string-value="set add table (set id=1, origin=1, id=67, fully qualified name = 'pe.hid_banco_areia', comment='Tabela pe.hid_banco_areia');" calcext:value-type="string">
            <text:p>set add table (set id=1, origin=1, id=67, fully qualified name = 'pe.hid_banco_areia', comment='Tabela pe.hid_banco_arei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banco_areia_a</text:p>
          </table:table-cell>
          <table:table-cell office:value-type="string" calcext:value-type="string">
            <text:p>Tabela</text:p>
          </table:table-cell>
          <table:table-cell office:value-type="float" office:value="68" calcext:value-type="float">
            <text:p>68</text:p>
          </table:table-cell>
          <table:table-cell table:formula="of:=CONCATENATE(&quot;set add table (set id=1, origin=1, id=&quot;; [.D68]; &quot;, fully qualified name = '&quot;;  [.A68]; &quot;.&quot;; [.B68]; &quot;', &quot;;&quot;comment='&quot;;[.C68];&quot; &quot;;[.A68];&quot;.&quot;; [.B68];&quot;');&quot;)" office:value-type="string" office:string-value="set add table (set id=1, origin=1, id=68, fully qualified name = 'pe.hid_banco_areia_a', comment='Tabela pe.hid_banco_areia_a');" calcext:value-type="string">
            <text:p>set add table (set id=1, origin=1, id=68, fully qualified name = 'pe.hid_banco_areia_a', comment='Tabela pe.hid_banco_areia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banco_areia_l</text:p>
          </table:table-cell>
          <table:table-cell office:value-type="string" calcext:value-type="string">
            <text:p>Tabela</text:p>
          </table:table-cell>
          <table:table-cell office:value-type="float" office:value="69" calcext:value-type="float">
            <text:p>69</text:p>
          </table:table-cell>
          <table:table-cell table:formula="of:=CONCATENATE(&quot;set add table (set id=1, origin=1, id=&quot;; [.D69]; &quot;, fully qualified name = '&quot;;  [.A69]; &quot;.&quot;; [.B69]; &quot;', &quot;;&quot;comment='&quot;;[.C69];&quot; &quot;;[.A69];&quot;.&quot;; [.B69];&quot;');&quot;)" office:value-type="string" office:string-value="set add table (set id=1, origin=1, id=69, fully qualified name = 'pe.hid_banco_areia_l', comment='Tabela pe.hid_banco_areia_l');" calcext:value-type="string">
            <text:p>set add table (set id=1, origin=1, id=69, fully qualified name = 'pe.hid_banco_areia_l', comment='Tabela pe.hid_banco_areia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barragem</text:p>
          </table:table-cell>
          <table:table-cell office:value-type="string" calcext:value-type="string">
            <text:p>Tabela</text:p>
          </table:table-cell>
          <table:table-cell office:value-type="float" office:value="70" calcext:value-type="float">
            <text:p>70</text:p>
          </table:table-cell>
          <table:table-cell table:formula="of:=CONCATENATE(&quot;set add table (set id=1, origin=1, id=&quot;; [.D70]; &quot;, fully qualified name = '&quot;;  [.A70]; &quot;.&quot;; [.B70]; &quot;', &quot;;&quot;comment='&quot;;[.C70];&quot; &quot;;[.A70];&quot;.&quot;; [.B70];&quot;');&quot;)" office:value-type="string" office:string-value="set add table (set id=1, origin=1, id=70, fully qualified name = 'pe.hid_barragem', comment='Tabela pe.hid_barragem');" calcext:value-type="string">
            <text:p>set add table (set id=1, origin=1, id=70, fully qualified name = 'pe.hid_barragem', comment='Tabela pe.hid_barragem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barragem_a</text:p>
          </table:table-cell>
          <table:table-cell office:value-type="string" calcext:value-type="string">
            <text:p>Tabela</text:p>
          </table:table-cell>
          <table:table-cell office:value-type="float" office:value="71" calcext:value-type="float">
            <text:p>71</text:p>
          </table:table-cell>
          <table:table-cell table:formula="of:=CONCATENATE(&quot;set add table (set id=1, origin=1, id=&quot;; [.D71]; &quot;, fully qualified name = '&quot;;  [.A71]; &quot;.&quot;; [.B71]; &quot;', &quot;;&quot;comment='&quot;;[.C71];&quot; &quot;;[.A71];&quot;.&quot;; [.B71];&quot;');&quot;)" office:value-type="string" office:string-value="set add table (set id=1, origin=1, id=71, fully qualified name = 'pe.hid_barragem_a', comment='Tabela pe.hid_barragem_a');" calcext:value-type="string">
            <text:p>set add table (set id=1, origin=1, id=71, fully qualified name = 'pe.hid_barragem_a', comment='Tabela pe.hid_barragem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barragem_l</text:p>
          </table:table-cell>
          <table:table-cell office:value-type="string" calcext:value-type="string">
            <text:p>Tabela</text:p>
          </table:table-cell>
          <table:table-cell office:value-type="float" office:value="72" calcext:value-type="float">
            <text:p>72</text:p>
          </table:table-cell>
          <table:table-cell table:formula="of:=CONCATENATE(&quot;set add table (set id=1, origin=1, id=&quot;; [.D72]; &quot;, fully qualified name = '&quot;;  [.A72]; &quot;.&quot;; [.B72]; &quot;', &quot;;&quot;comment='&quot;;[.C72];&quot; &quot;;[.A72];&quot;.&quot;; [.B72];&quot;');&quot;)" office:value-type="string" office:string-value="set add table (set id=1, origin=1, id=72, fully qualified name = 'pe.hid_barragem_l', comment='Tabela pe.hid_barragem_l');" calcext:value-type="string">
            <text:p>set add table (set id=1, origin=1, id=72, fully qualified name = 'pe.hid_barragem_l', comment='Tabela pe.hid_barragem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barragem_p</text:p>
          </table:table-cell>
          <table:table-cell office:value-type="string" calcext:value-type="string">
            <text:p>Tabela</text:p>
          </table:table-cell>
          <table:table-cell office:value-type="float" office:value="73" calcext:value-type="float">
            <text:p>73</text:p>
          </table:table-cell>
          <table:table-cell table:formula="of:=CONCATENATE(&quot;set add table (set id=1, origin=1, id=&quot;; [.D73]; &quot;, fully qualified name = '&quot;;  [.A73]; &quot;.&quot;; [.B73]; &quot;', &quot;;&quot;comment='&quot;;[.C73];&quot; &quot;;[.A73];&quot;.&quot;; [.B73];&quot;');&quot;)" office:value-type="string" office:string-value="set add table (set id=1, origin=1, id=73, fully qualified name = 'pe.hid_barragem_p', comment='Tabela pe.hid_barragem_p');" calcext:value-type="string">
            <text:p>set add table (set id=1, origin=1, id=73, fully qualified name = 'pe.hid_barragem_p', comment='Tabela pe.hid_barragem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canal_a</text:p>
          </table:table-cell>
          <table:table-cell office:value-type="string" calcext:value-type="string">
            <text:p>Tabela</text:p>
          </table:table-cell>
          <table:table-cell office:value-type="float" office:value="74" calcext:value-type="float">
            <text:p>74</text:p>
          </table:table-cell>
          <table:table-cell table:formula="of:=CONCATENATE(&quot;set add table (set id=1, origin=1, id=&quot;; [.D74]; &quot;, fully qualified name = '&quot;;  [.A74]; &quot;.&quot;; [.B74]; &quot;', &quot;;&quot;comment='&quot;;[.C74];&quot; &quot;;[.A74];&quot;.&quot;; [.B74];&quot;');&quot;)" office:value-type="string" office:string-value="set add table (set id=1, origin=1, id=74, fully qualified name = 'pe.hid_canal_a', comment='Tabela pe.hid_canal_a');" calcext:value-type="string">
            <text:p>set add table (set id=1, origin=1, id=74, fully qualified name = 'pe.hid_canal_a', comment='Tabela pe.hid_canal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canal_l</text:p>
          </table:table-cell>
          <table:table-cell office:value-type="string" calcext:value-type="string">
            <text:p>Tabela</text:p>
          </table:table-cell>
          <table:table-cell office:value-type="float" office:value="75" calcext:value-type="float">
            <text:p>75</text:p>
          </table:table-cell>
          <table:table-cell table:formula="of:=CONCATENATE(&quot;set add table (set id=1, origin=1, id=&quot;; [.D75]; &quot;, fully qualified name = '&quot;;  [.A75]; &quot;.&quot;; [.B75]; &quot;', &quot;;&quot;comment='&quot;;[.C75];&quot; &quot;;[.A75];&quot;.&quot;; [.B75];&quot;');&quot;)" office:value-type="string" office:string-value="set add table (set id=1, origin=1, id=75, fully qualified name = 'pe.hid_canal_l', comment='Tabela pe.hid_canal_l');" calcext:value-type="string">
            <text:p>set add table (set id=1, origin=1, id=75, fully qualified name = 'pe.hid_canal_l', comment='Tabela pe.hid_canal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canal_vala_a</text:p>
          </table:table-cell>
          <table:table-cell office:value-type="string" calcext:value-type="string">
            <text:p>Tabela</text:p>
          </table:table-cell>
          <table:table-cell office:value-type="float" office:value="76" calcext:value-type="float">
            <text:p>76</text:p>
          </table:table-cell>
          <table:table-cell table:formula="of:=CONCATENATE(&quot;set add table (set id=1, origin=1, id=&quot;; [.D76]; &quot;, fully qualified name = '&quot;;  [.A76]; &quot;.&quot;; [.B76]; &quot;', &quot;;&quot;comment='&quot;;[.C76];&quot; &quot;;[.A76];&quot;.&quot;; [.B76];&quot;');&quot;)" office:value-type="string" office:string-value="set add table (set id=1, origin=1, id=76, fully qualified name = 'pe.hid_canal_vala_a', comment='Tabela pe.hid_canal_vala_a');" calcext:value-type="string">
            <text:p>set add table (set id=1, origin=1, id=76, fully qualified name = 'pe.hid_canal_vala_a', comment='Tabela pe.hid_canal_vala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canal_vala_l</text:p>
          </table:table-cell>
          <table:table-cell office:value-type="string" calcext:value-type="string">
            <text:p>Tabela</text:p>
          </table:table-cell>
          <table:table-cell office:value-type="float" office:value="77" calcext:value-type="float">
            <text:p>77</text:p>
          </table:table-cell>
          <table:table-cell table:formula="of:=CONCATENATE(&quot;set add table (set id=1, origin=1, id=&quot;; [.D77]; &quot;, fully qualified name = '&quot;;  [.A77]; &quot;.&quot;; [.B77]; &quot;', &quot;;&quot;comment='&quot;;[.C77];&quot; &quot;;[.A77];&quot;.&quot;; [.B77];&quot;');&quot;)" office:value-type="string" office:string-value="set add table (set id=1, origin=1, id=77, fully qualified name = 'pe.hid_canal_vala_l', comment='Tabela pe.hid_canal_vala_l');" calcext:value-type="string">
            <text:p>set add table (set id=1, origin=1, id=77, fully qualified name = 'pe.hid_canal_vala_l', comment='Tabela pe.hid_canal_vala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comporta</text:p>
          </table:table-cell>
          <table:table-cell office:value-type="string" calcext:value-type="string">
            <text:p>Tabela</text:p>
          </table:table-cell>
          <table:table-cell office:value-type="float" office:value="78" calcext:value-type="float">
            <text:p>78</text:p>
          </table:table-cell>
          <table:table-cell table:formula="of:=CONCATENATE(&quot;set add table (set id=1, origin=1, id=&quot;; [.D78]; &quot;, fully qualified name = '&quot;;  [.A78]; &quot;.&quot;; [.B78]; &quot;', &quot;;&quot;comment='&quot;;[.C78];&quot; &quot;;[.A78];&quot;.&quot;; [.B78];&quot;');&quot;)" office:value-type="string" office:string-value="set add table (set id=1, origin=1, id=78, fully qualified name = 'pe.hid_comporta', comment='Tabela pe.hid_comporta');" calcext:value-type="string">
            <text:p>set add table (set id=1, origin=1, id=78, fully qualified name = 'pe.hid_comporta', comment='Tabela pe.hid_comport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comporta_l</text:p>
          </table:table-cell>
          <table:table-cell office:value-type="string" calcext:value-type="string">
            <text:p>Tabela</text:p>
          </table:table-cell>
          <table:table-cell office:value-type="float" office:value="79" calcext:value-type="float">
            <text:p>79</text:p>
          </table:table-cell>
          <table:table-cell table:formula="of:=CONCATENATE(&quot;set add table (set id=1, origin=1, id=&quot;; [.D79]; &quot;, fully qualified name = '&quot;;  [.A79]; &quot;.&quot;; [.B79]; &quot;', &quot;;&quot;comment='&quot;;[.C79];&quot; &quot;;[.A79];&quot;.&quot;; [.B79];&quot;');&quot;)" office:value-type="string" office:string-value="set add table (set id=1, origin=1, id=79, fully qualified name = 'pe.hid_comporta_l', comment='Tabela pe.hid_comporta_l');" calcext:value-type="string">
            <text:p>set add table (set id=1, origin=1, id=79, fully qualified name = 'pe.hid_comporta_l', comment='Tabela pe.hid_comporta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comporta_p</text:p>
          </table:table-cell>
          <table:table-cell office:value-type="string" calcext:value-type="string">
            <text:p>Tabela</text:p>
          </table:table-cell>
          <table:table-cell office:value-type="float" office:value="80" calcext:value-type="float">
            <text:p>80</text:p>
          </table:table-cell>
          <table:table-cell table:formula="of:=CONCATENATE(&quot;set add table (set id=1, origin=1, id=&quot;; [.D80]; &quot;, fully qualified name = '&quot;;  [.A80]; &quot;.&quot;; [.B80]; &quot;', &quot;;&quot;comment='&quot;;[.C80];&quot; &quot;;[.A80];&quot;.&quot;; [.B80];&quot;');&quot;)" office:value-type="string" office:string-value="set add table (set id=1, origin=1, id=80, fully qualified name = 'pe.hid_comporta_p', comment='Tabela pe.hid_comporta_p');" calcext:value-type="string">
            <text:p>set add table (set id=1, origin=1, id=80, fully qualified name = 'pe.hid_comporta_p', comment='Tabela pe.hid_comporta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confluencia_p</text:p>
          </table:table-cell>
          <table:table-cell office:value-type="string" calcext:value-type="string">
            <text:p>Tabela</text:p>
          </table:table-cell>
          <table:table-cell office:value-type="float" office:value="81" calcext:value-type="float">
            <text:p>81</text:p>
          </table:table-cell>
          <table:table-cell table:formula="of:=CONCATENATE(&quot;set add table (set id=1, origin=1, id=&quot;; [.D81]; &quot;, fully qualified name = '&quot;;  [.A81]; &quot;.&quot;; [.B81]; &quot;', &quot;;&quot;comment='&quot;;[.C81];&quot; &quot;;[.A81];&quot;.&quot;; [.B81];&quot;');&quot;)" office:value-type="string" office:string-value="set add table (set id=1, origin=1, id=81, fully qualified name = 'pe.hid_confluencia_p', comment='Tabela pe.hid_confluencia_p');" calcext:value-type="string">
            <text:p>set add table (set id=1, origin=1, id=81, fully qualified name = 'pe.hid_confluencia_p', comment='Tabela pe.hid_confluencia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corredeira</text:p>
          </table:table-cell>
          <table:table-cell office:value-type="string" calcext:value-type="string">
            <text:p>Tabela</text:p>
          </table:table-cell>
          <table:table-cell office:value-type="float" office:value="82" calcext:value-type="float">
            <text:p>82</text:p>
          </table:table-cell>
          <table:table-cell table:formula="of:=CONCATENATE(&quot;set add table (set id=1, origin=1, id=&quot;; [.D82]; &quot;, fully qualified name = '&quot;;  [.A82]; &quot;.&quot;; [.B82]; &quot;', &quot;;&quot;comment='&quot;;[.C82];&quot; &quot;;[.A82];&quot;.&quot;; [.B82];&quot;');&quot;)" office:value-type="string" office:string-value="set add table (set id=1, origin=1, id=82, fully qualified name = 'pe.hid_corredeira', comment='Tabela pe.hid_corredeira');" calcext:value-type="string">
            <text:p>set add table (set id=1, origin=1, id=82, fully qualified name = 'pe.hid_corredeira', comment='Tabela pe.hid_corredeir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corredeira_a</text:p>
          </table:table-cell>
          <table:table-cell office:value-type="string" calcext:value-type="string">
            <text:p>Tabela</text:p>
          </table:table-cell>
          <table:table-cell office:value-type="float" office:value="83" calcext:value-type="float">
            <text:p>83</text:p>
          </table:table-cell>
          <table:table-cell table:formula="of:=CONCATENATE(&quot;set add table (set id=1, origin=1, id=&quot;; [.D83]; &quot;, fully qualified name = '&quot;;  [.A83]; &quot;.&quot;; [.B83]; &quot;', &quot;;&quot;comment='&quot;;[.C83];&quot; &quot;;[.A83];&quot;.&quot;; [.B83];&quot;');&quot;)" office:value-type="string" office:string-value="set add table (set id=1, origin=1, id=83, fully qualified name = 'pe.hid_corredeira_a', comment='Tabela pe.hid_corredeira_a');" calcext:value-type="string">
            <text:p>set add table (set id=1, origin=1, id=83, fully qualified name = 'pe.hid_corredeira_a', comment='Tabela pe.hid_corredeira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corredeira_l</text:p>
          </table:table-cell>
          <table:table-cell office:value-type="string" calcext:value-type="string">
            <text:p>Tabela</text:p>
          </table:table-cell>
          <table:table-cell office:value-type="float" office:value="84" calcext:value-type="float">
            <text:p>84</text:p>
          </table:table-cell>
          <table:table-cell table:formula="of:=CONCATENATE(&quot;set add table (set id=1, origin=1, id=&quot;; [.D84]; &quot;, fully qualified name = '&quot;;  [.A84]; &quot;.&quot;; [.B84]; &quot;', &quot;;&quot;comment='&quot;;[.C84];&quot; &quot;;[.A84];&quot;.&quot;; [.B84];&quot;');&quot;)" office:value-type="string" office:string-value="set add table (set id=1, origin=1, id=84, fully qualified name = 'pe.hid_corredeira_l', comment='Tabela pe.hid_corredeira_l');" calcext:value-type="string">
            <text:p>set add table (set id=1, origin=1, id=84, fully qualified name = 'pe.hid_corredeira_l', comment='Tabela pe.hid_corredeira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corredeira_p</text:p>
          </table:table-cell>
          <table:table-cell office:value-type="string" calcext:value-type="string">
            <text:p>Tabela</text:p>
          </table:table-cell>
          <table:table-cell office:value-type="float" office:value="85" calcext:value-type="float">
            <text:p>85</text:p>
          </table:table-cell>
          <table:table-cell table:formula="of:=CONCATENATE(&quot;set add table (set id=1, origin=1, id=&quot;; [.D85]; &quot;, fully qualified name = '&quot;;  [.A85]; &quot;.&quot;; [.B85]; &quot;', &quot;;&quot;comment='&quot;;[.C85];&quot; &quot;;[.A85];&quot;.&quot;; [.B85];&quot;');&quot;)" office:value-type="string" office:string-value="set add table (set id=1, origin=1, id=85, fully qualified name = 'pe.hid_corredeira_p', comment='Tabela pe.hid_corredeira_p');" calcext:value-type="string">
            <text:p>set add table (set id=1, origin=1, id=85, fully qualified name = 'pe.hid_corredeira_p', comment='Tabela pe.hid_corredeira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dique</text:p>
          </table:table-cell>
          <table:table-cell office:value-type="string" calcext:value-type="string">
            <text:p>Tabela</text:p>
          </table:table-cell>
          <table:table-cell office:value-type="float" office:value="86" calcext:value-type="float">
            <text:p>86</text:p>
          </table:table-cell>
          <table:table-cell table:formula="of:=CONCATENATE(&quot;set add table (set id=1, origin=1, id=&quot;; [.D86]; &quot;, fully qualified name = '&quot;;  [.A86]; &quot;.&quot;; [.B86]; &quot;', &quot;;&quot;comment='&quot;;[.C86];&quot; &quot;;[.A86];&quot;.&quot;; [.B86];&quot;');&quot;)" office:value-type="string" office:string-value="set add table (set id=1, origin=1, id=86, fully qualified name = 'pe.hid_dique', comment='Tabela pe.hid_dique');" calcext:value-type="string">
            <text:p>set add table (set id=1, origin=1, id=86, fully qualified name = 'pe.hid_dique', comment='Tabela pe.hid_dique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dique_a</text:p>
          </table:table-cell>
          <table:table-cell office:value-type="string" calcext:value-type="string">
            <text:p>Tabela</text:p>
          </table:table-cell>
          <table:table-cell office:value-type="float" office:value="87" calcext:value-type="float">
            <text:p>87</text:p>
          </table:table-cell>
          <table:table-cell table:formula="of:=CONCATENATE(&quot;set add table (set id=1, origin=1, id=&quot;; [.D87]; &quot;, fully qualified name = '&quot;;  [.A87]; &quot;.&quot;; [.B87]; &quot;', &quot;;&quot;comment='&quot;;[.C87];&quot; &quot;;[.A87];&quot;.&quot;; [.B87];&quot;');&quot;)" office:value-type="string" office:string-value="set add table (set id=1, origin=1, id=87, fully qualified name = 'pe.hid_dique_a', comment='Tabela pe.hid_dique_a');" calcext:value-type="string">
            <text:p>set add table (set id=1, origin=1, id=87, fully qualified name = 'pe.hid_dique_a', comment='Tabela pe.hid_dique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dique_l</text:p>
          </table:table-cell>
          <table:table-cell office:value-type="string" calcext:value-type="string">
            <text:p>Tabela</text:p>
          </table:table-cell>
          <table:table-cell office:value-type="float" office:value="88" calcext:value-type="float">
            <text:p>88</text:p>
          </table:table-cell>
          <table:table-cell table:formula="of:=CONCATENATE(&quot;set add table (set id=1, origin=1, id=&quot;; [.D88]; &quot;, fully qualified name = '&quot;;  [.A88]; &quot;.&quot;; [.B88]; &quot;', &quot;;&quot;comment='&quot;;[.C88];&quot; &quot;;[.A88];&quot;.&quot;; [.B88];&quot;');&quot;)" office:value-type="string" office:string-value="set add table (set id=1, origin=1, id=88, fully qualified name = 'pe.hid_dique_l', comment='Tabela pe.hid_dique_l');" calcext:value-type="string">
            <text:p>set add table (set id=1, origin=1, id=88, fully qualified name = 'pe.hid_dique_l', comment='Tabela pe.hid_dique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dique_p</text:p>
          </table:table-cell>
          <table:table-cell office:value-type="string" calcext:value-type="string">
            <text:p>Tabela</text:p>
          </table:table-cell>
          <table:table-cell office:value-type="float" office:value="89" calcext:value-type="float">
            <text:p>89</text:p>
          </table:table-cell>
          <table:table-cell table:formula="of:=CONCATENATE(&quot;set add table (set id=1, origin=1, id=&quot;; [.D89]; &quot;, fully qualified name = '&quot;;  [.A89]; &quot;.&quot;; [.B89]; &quot;', &quot;;&quot;comment='&quot;;[.C89];&quot; &quot;;[.A89];&quot;.&quot;; [.B89];&quot;');&quot;)" office:value-type="string" office:string-value="set add table (set id=1, origin=1, id=89, fully qualified name = 'pe.hid_dique_p', comment='Tabela pe.hid_dique_p');" calcext:value-type="string">
            <text:p>set add table (set id=1, origin=1, id=89, fully qualified name = 'pe.hid_dique_p', comment='Tabela pe.hid_dique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fonte_dagua_p</text:p>
          </table:table-cell>
          <table:table-cell office:value-type="string" calcext:value-type="string">
            <text:p>Tabela</text:p>
          </table:table-cell>
          <table:table-cell office:value-type="float" office:value="90" calcext:value-type="float">
            <text:p>90</text:p>
          </table:table-cell>
          <table:table-cell table:formula="of:=CONCATENATE(&quot;set add table (set id=1, origin=1, id=&quot;; [.D90]; &quot;, fully qualified name = '&quot;;  [.A90]; &quot;.&quot;; [.B90]; &quot;', &quot;;&quot;comment='&quot;;[.C90];&quot; &quot;;[.A90];&quot;.&quot;; [.B90];&quot;');&quot;)" office:value-type="string" office:string-value="set add table (set id=1, origin=1, id=90, fully qualified name = 'pe.hid_fonte_dagua_p', comment='Tabela pe.hid_fonte_dagua_p');" calcext:value-type="string">
            <text:p>set add table (set id=1, origin=1, id=90, fully qualified name = 'pe.hid_fonte_dagua_p', comment='Tabela pe.hid_fonte_dagua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foz_maritima</text:p>
          </table:table-cell>
          <table:table-cell office:value-type="string" calcext:value-type="string">
            <text:p>Tabela</text:p>
          </table:table-cell>
          <table:table-cell office:value-type="float" office:value="91" calcext:value-type="float">
            <text:p>91</text:p>
          </table:table-cell>
          <table:table-cell table:formula="of:=CONCATENATE(&quot;set add table (set id=1, origin=1, id=&quot;; [.D91]; &quot;, fully qualified name = '&quot;;  [.A91]; &quot;.&quot;; [.B91]; &quot;', &quot;;&quot;comment='&quot;;[.C91];&quot; &quot;;[.A91];&quot;.&quot;; [.B91];&quot;');&quot;)" office:value-type="string" office:string-value="set add table (set id=1, origin=1, id=91, fully qualified name = 'pe.hid_foz_maritima', comment='Tabela pe.hid_foz_maritima');" calcext:value-type="string">
            <text:p>set add table (set id=1, origin=1, id=91, fully qualified name = 'pe.hid_foz_maritima', comment='Tabela pe.hid_foz_maritim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foz_maritima_a</text:p>
          </table:table-cell>
          <table:table-cell office:value-type="string" calcext:value-type="string">
            <text:p>Tabela</text:p>
          </table:table-cell>
          <table:table-cell office:value-type="float" office:value="92" calcext:value-type="float">
            <text:p>92</text:p>
          </table:table-cell>
          <table:table-cell table:formula="of:=CONCATENATE(&quot;set add table (set id=1, origin=1, id=&quot;; [.D92]; &quot;, fully qualified name = '&quot;;  [.A92]; &quot;.&quot;; [.B92]; &quot;', &quot;;&quot;comment='&quot;;[.C92];&quot; &quot;;[.A92];&quot;.&quot;; [.B92];&quot;');&quot;)" office:value-type="string" office:string-value="set add table (set id=1, origin=1, id=92, fully qualified name = 'pe.hid_foz_maritima_a', comment='Tabela pe.hid_foz_maritima_a');" calcext:value-type="string">
            <text:p>set add table (set id=1, origin=1, id=92, fully qualified name = 'pe.hid_foz_maritima_a', comment='Tabela pe.hid_foz_maritima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foz_maritima_l</text:p>
          </table:table-cell>
          <table:table-cell office:value-type="string" calcext:value-type="string">
            <text:p>Tabela</text:p>
          </table:table-cell>
          <table:table-cell office:value-type="float" office:value="93" calcext:value-type="float">
            <text:p>93</text:p>
          </table:table-cell>
          <table:table-cell table:formula="of:=CONCATENATE(&quot;set add table (set id=1, origin=1, id=&quot;; [.D93]; &quot;, fully qualified name = '&quot;;  [.A93]; &quot;.&quot;; [.B93]; &quot;', &quot;;&quot;comment='&quot;;[.C93];&quot; &quot;;[.A93];&quot;.&quot;; [.B93];&quot;');&quot;)" office:value-type="string" office:string-value="set add table (set id=1, origin=1, id=93, fully qualified name = 'pe.hid_foz_maritima_l', comment='Tabela pe.hid_foz_maritima_l');" calcext:value-type="string">
            <text:p>set add table (set id=1, origin=1, id=93, fully qualified name = 'pe.hid_foz_maritima_l', comment='Tabela pe.hid_foz_maritima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foz_maritima_p</text:p>
          </table:table-cell>
          <table:table-cell office:value-type="string" calcext:value-type="string">
            <text:p>Tabela</text:p>
          </table:table-cell>
          <table:table-cell office:value-type="float" office:value="94" calcext:value-type="float">
            <text:p>94</text:p>
          </table:table-cell>
          <table:table-cell table:formula="of:=CONCATENATE(&quot;set add table (set id=1, origin=1, id=&quot;; [.D94]; &quot;, fully qualified name = '&quot;;  [.A94]; &quot;.&quot;; [.B94]; &quot;', &quot;;&quot;comment='&quot;;[.C94];&quot; &quot;;[.A94];&quot;.&quot;; [.B94];&quot;');&quot;)" office:value-type="string" office:string-value="set add table (set id=1, origin=1, id=94, fully qualified name = 'pe.hid_foz_maritima_p', comment='Tabela pe.hid_foz_maritima_p');" calcext:value-type="string">
            <text:p>set add table (set id=1, origin=1, id=94, fully qualified name = 'pe.hid_foz_maritima_p', comment='Tabela pe.hid_foz_maritima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ilha_a</text:p>
          </table:table-cell>
          <table:table-cell office:value-type="string" calcext:value-type="string">
            <text:p>Tabela</text:p>
          </table:table-cell>
          <table:table-cell office:value-type="float" office:value="95" calcext:value-type="float">
            <text:p>95</text:p>
          </table:table-cell>
          <table:table-cell table:formula="of:=CONCATENATE(&quot;set add table (set id=1, origin=1, id=&quot;; [.D95]; &quot;, fully qualified name = '&quot;;  [.A95]; &quot;.&quot;; [.B95]; &quot;', &quot;;&quot;comment='&quot;;[.C95];&quot; &quot;;[.A95];&quot;.&quot;; [.B95];&quot;');&quot;)" office:value-type="string" office:string-value="set add table (set id=1, origin=1, id=95, fully qualified name = 'pe.hid_ilha_a', comment='Tabela pe.hid_ilha_a');" calcext:value-type="string">
            <text:p>set add table (set id=1, origin=1, id=95, fully qualified name = 'pe.hid_ilha_a', comment='Tabela pe.hid_ilha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ilha_l</text:p>
          </table:table-cell>
          <table:table-cell office:value-type="string" calcext:value-type="string">
            <text:p>Tabela</text:p>
          </table:table-cell>
          <table:table-cell office:value-type="float" office:value="96" calcext:value-type="float">
            <text:p>96</text:p>
          </table:table-cell>
          <table:table-cell table:formula="of:=CONCATENATE(&quot;set add table (set id=1, origin=1, id=&quot;; [.D96]; &quot;, fully qualified name = '&quot;;  [.A96]; &quot;.&quot;; [.B96]; &quot;', &quot;;&quot;comment='&quot;;[.C96];&quot; &quot;;[.A96];&quot;.&quot;; [.B96];&quot;');&quot;)" office:value-type="string" office:string-value="set add table (set id=1, origin=1, id=96, fully qualified name = 'pe.hid_ilha_l', comment='Tabela pe.hid_ilha_l');" calcext:value-type="string">
            <text:p>set add table (set id=1, origin=1, id=96, fully qualified name = 'pe.hid_ilha_l', comment='Tabela pe.hid_ilha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ilha_p</text:p>
          </table:table-cell>
          <table:table-cell office:value-type="string" calcext:value-type="string">
            <text:p>Tabela</text:p>
          </table:table-cell>
          <table:table-cell office:value-type="float" office:value="97" calcext:value-type="float">
            <text:p>97</text:p>
          </table:table-cell>
          <table:table-cell table:formula="of:=CONCATENATE(&quot;set add table (set id=1, origin=1, id=&quot;; [.D97]; &quot;, fully qualified name = '&quot;;  [.A97]; &quot;.&quot;; [.B97]; &quot;', &quot;;&quot;comment='&quot;;[.C97];&quot; &quot;;[.A97];&quot;.&quot;; [.B97];&quot;');&quot;)" office:value-type="string" office:string-value="set add table (set id=1, origin=1, id=97, fully qualified name = 'pe.hid_ilha_p', comment='Tabela pe.hid_ilha_p');" calcext:value-type="string">
            <text:p>set add table (set id=1, origin=1, id=97, fully qualified name = 'pe.hid_ilha_p', comment='Tabela pe.hid_ilha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limite_massa_dagua_l</text:p>
          </table:table-cell>
          <table:table-cell office:value-type="string" calcext:value-type="string">
            <text:p>Tabela</text:p>
          </table:table-cell>
          <table:table-cell office:value-type="float" office:value="98" calcext:value-type="float">
            <text:p>98</text:p>
          </table:table-cell>
          <table:table-cell table:formula="of:=CONCATENATE(&quot;set add table (set id=1, origin=1, id=&quot;; [.D98]; &quot;, fully qualified name = '&quot;;  [.A98]; &quot;.&quot;; [.B98]; &quot;', &quot;;&quot;comment='&quot;;[.C98];&quot; &quot;;[.A98];&quot;.&quot;; [.B98];&quot;');&quot;)" office:value-type="string" office:string-value="set add table (set id=1, origin=1, id=98, fully qualified name = 'pe.hid_limite_massa_dagua_l', comment='Tabela pe.hid_limite_massa_dagua_l');" calcext:value-type="string">
            <text:p>set add table (set id=1, origin=1, id=98, fully qualified name = 'pe.hid_limite_massa_dagua_l', comment='Tabela pe.hid_limite_massa_dagua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massa_dagua_a</text:p>
          </table:table-cell>
          <table:table-cell office:value-type="string" calcext:value-type="string">
            <text:p>Tabela</text:p>
          </table:table-cell>
          <table:table-cell office:value-type="float" office:value="99" calcext:value-type="float">
            <text:p>99</text:p>
          </table:table-cell>
          <table:table-cell table:formula="of:=CONCATENATE(&quot;set add table (set id=1, origin=1, id=&quot;; [.D99]; &quot;, fully qualified name = '&quot;;  [.A99]; &quot;.&quot;; [.B99]; &quot;', &quot;;&quot;comment='&quot;;[.C99];&quot; &quot;;[.A99];&quot;.&quot;; [.B99];&quot;');&quot;)" office:value-type="string" office:string-value="set add table (set id=1, origin=1, id=99, fully qualified name = 'pe.hid_massa_dagua_a', comment='Tabela pe.hid_massa_dagua_a');" calcext:value-type="string">
            <text:p>set add table (set id=1, origin=1, id=99, fully qualified name = 'pe.hid_massa_dagua_a', comment='Tabela pe.hid_massa_dagua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ponto_drenagem_p</text:p>
          </table:table-cell>
          <table:table-cell office:value-type="string" calcext:value-type="string">
            <text:p>Tabela</text:p>
          </table:table-cell>
          <table:table-cell office:value-type="float" office:value="100" calcext:value-type="float">
            <text:p>100</text:p>
          </table:table-cell>
          <table:table-cell table:formula="of:=CONCATENATE(&quot;set add table (set id=1, origin=1, id=&quot;; [.D100]; &quot;, fully qualified name = '&quot;;  [.A100]; &quot;.&quot;; [.B100]; &quot;', &quot;;&quot;comment='&quot;;[.C100];&quot; &quot;;[.A100];&quot;.&quot;; [.B100];&quot;');&quot;)" office:value-type="string" office:string-value="set add table (set id=1, origin=1, id=100, fully qualified name = 'pe.hid_ponto_drenagem_p', comment='Tabela pe.hid_ponto_drenagem_p');" calcext:value-type="string">
            <text:p>set add table (set id=1, origin=1, id=100, fully qualified name = 'pe.hid_ponto_drenagem_p', comment='Tabela pe.hid_ponto_drenagem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ponto_inicio_drenagem_p</text:p>
          </table:table-cell>
          <table:table-cell office:value-type="string" calcext:value-type="string">
            <text:p>Tabela</text:p>
          </table:table-cell>
          <table:table-cell office:value-type="float" office:value="101" calcext:value-type="float">
            <text:p>101</text:p>
          </table:table-cell>
          <table:table-cell table:formula="of:=CONCATENATE(&quot;set add table (set id=1, origin=1, id=&quot;; [.D101]; &quot;, fully qualified name = '&quot;;  [.A101]; &quot;.&quot;; [.B101]; &quot;', &quot;;&quot;comment='&quot;;[.C101];&quot; &quot;;[.A101];&quot;.&quot;; [.B101];&quot;');&quot;)" office:value-type="string" office:string-value="set add table (set id=1, origin=1, id=101, fully qualified name = 'pe.hid_ponto_inicio_drenagem_p', comment='Tabela pe.hid_ponto_inicio_drenagem_p');" calcext:value-type="string">
            <text:p>set add table (set id=1, origin=1, id=101, fully qualified name = 'pe.hid_ponto_inicio_drenagem_p', comment='Tabela pe.hid_ponto_inicio_drenagem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quebramar_molhe</text:p>
          </table:table-cell>
          <table:table-cell office:value-type="string" calcext:value-type="string">
            <text:p>Tabela</text:p>
          </table:table-cell>
          <table:table-cell office:value-type="float" office:value="102" calcext:value-type="float">
            <text:p>102</text:p>
          </table:table-cell>
          <table:table-cell table:formula="of:=CONCATENATE(&quot;set add table (set id=1, origin=1, id=&quot;; [.D102]; &quot;, fully qualified name = '&quot;;  [.A102]; &quot;.&quot;; [.B102]; &quot;', &quot;;&quot;comment='&quot;;[.C102];&quot; &quot;;[.A102];&quot;.&quot;; [.B102];&quot;');&quot;)" office:value-type="string" office:string-value="set add table (set id=1, origin=1, id=102, fully qualified name = 'pe.hid_quebramar_molhe', comment='Tabela pe.hid_quebramar_molhe');" calcext:value-type="string">
            <text:p>set add table (set id=1, origin=1, id=102, fully qualified name = 'pe.hid_quebramar_molhe', comment='Tabela pe.hid_quebramar_molhe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quebramar_molhe_a</text:p>
          </table:table-cell>
          <table:table-cell office:value-type="string" calcext:value-type="string">
            <text:p>Tabela</text:p>
          </table:table-cell>
          <table:table-cell office:value-type="float" office:value="103" calcext:value-type="float">
            <text:p>103</text:p>
          </table:table-cell>
          <table:table-cell table:formula="of:=CONCATENATE(&quot;set add table (set id=1, origin=1, id=&quot;; [.D103]; &quot;, fully qualified name = '&quot;;  [.A103]; &quot;.&quot;; [.B103]; &quot;', &quot;;&quot;comment='&quot;;[.C103];&quot; &quot;;[.A103];&quot;.&quot;; [.B103];&quot;');&quot;)" office:value-type="string" office:string-value="set add table (set id=1, origin=1, id=103, fully qualified name = 'pe.hid_quebramar_molhe_a', comment='Tabela pe.hid_quebramar_molhe_a');" calcext:value-type="string">
            <text:p>set add table (set id=1, origin=1, id=103, fully qualified name = 'pe.hid_quebramar_molhe_a', comment='Tabela pe.hid_quebramar_molhe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quebramar_molhe_l</text:p>
          </table:table-cell>
          <table:table-cell office:value-type="string" calcext:value-type="string">
            <text:p>Tabela</text:p>
          </table:table-cell>
          <table:table-cell office:value-type="float" office:value="104" calcext:value-type="float">
            <text:p>104</text:p>
          </table:table-cell>
          <table:table-cell table:formula="of:=CONCATENATE(&quot;set add table (set id=1, origin=1, id=&quot;; [.D104]; &quot;, fully qualified name = '&quot;;  [.A104]; &quot;.&quot;; [.B104]; &quot;', &quot;;&quot;comment='&quot;;[.C104];&quot; &quot;;[.A104];&quot;.&quot;; [.B104];&quot;');&quot;)" office:value-type="string" office:string-value="set add table (set id=1, origin=1, id=104, fully qualified name = 'pe.hid_quebramar_molhe_l', comment='Tabela pe.hid_quebramar_molhe_l');" calcext:value-type="string">
            <text:p>set add table (set id=1, origin=1, id=104, fully qualified name = 'pe.hid_quebramar_molhe_l', comment='Tabela pe.hid_quebramar_molhe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queda_dagua</text:p>
          </table:table-cell>
          <table:table-cell office:value-type="string" calcext:value-type="string">
            <text:p>Tabela</text:p>
          </table:table-cell>
          <table:table-cell office:value-type="float" office:value="105" calcext:value-type="float">
            <text:p>105</text:p>
          </table:table-cell>
          <table:table-cell table:formula="of:=CONCATENATE(&quot;set add table (set id=1, origin=1, id=&quot;; [.D105]; &quot;, fully qualified name = '&quot;;  [.A105]; &quot;.&quot;; [.B105]; &quot;', &quot;;&quot;comment='&quot;;[.C105];&quot; &quot;;[.A105];&quot;.&quot;; [.B105];&quot;');&quot;)" office:value-type="string" office:string-value="set add table (set id=1, origin=1, id=105, fully qualified name = 'pe.hid_queda_dagua', comment='Tabela pe.hid_queda_dagua');" calcext:value-type="string">
            <text:p>set add table (set id=1, origin=1, id=105, fully qualified name = 'pe.hid_queda_dagua', comment='Tabela pe.hid_queda_dagu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queda_dagua_a</text:p>
          </table:table-cell>
          <table:table-cell office:value-type="string" calcext:value-type="string">
            <text:p>Tabela</text:p>
          </table:table-cell>
          <table:table-cell office:value-type="float" office:value="106" calcext:value-type="float">
            <text:p>106</text:p>
          </table:table-cell>
          <table:table-cell table:formula="of:=CONCATENATE(&quot;set add table (set id=1, origin=1, id=&quot;; [.D106]; &quot;, fully qualified name = '&quot;;  [.A106]; &quot;.&quot;; [.B106]; &quot;', &quot;;&quot;comment='&quot;;[.C106];&quot; &quot;;[.A106];&quot;.&quot;; [.B106];&quot;');&quot;)" office:value-type="string" office:string-value="set add table (set id=1, origin=1, id=106, fully qualified name = 'pe.hid_queda_dagua_a', comment='Tabela pe.hid_queda_dagua_a');" calcext:value-type="string">
            <text:p>set add table (set id=1, origin=1, id=106, fully qualified name = 'pe.hid_queda_dagua_a', comment='Tabela pe.hid_queda_dagua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queda_dagua_l</text:p>
          </table:table-cell>
          <table:table-cell office:value-type="string" calcext:value-type="string">
            <text:p>Tabela</text:p>
          </table:table-cell>
          <table:table-cell office:value-type="float" office:value="107" calcext:value-type="float">
            <text:p>107</text:p>
          </table:table-cell>
          <table:table-cell table:formula="of:=CONCATENATE(&quot;set add table (set id=1, origin=1, id=&quot;; [.D107]; &quot;, fully qualified name = '&quot;;  [.A107]; &quot;.&quot;; [.B107]; &quot;', &quot;;&quot;comment='&quot;;[.C107];&quot; &quot;;[.A107];&quot;.&quot;; [.B107];&quot;');&quot;)" office:value-type="string" office:string-value="set add table (set id=1, origin=1, id=107, fully qualified name = 'pe.hid_queda_dagua_l', comment='Tabela pe.hid_queda_dagua_l');" calcext:value-type="string">
            <text:p>set add table (set id=1, origin=1, id=107, fully qualified name = 'pe.hid_queda_dagua_l', comment='Tabela pe.hid_queda_dagua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queda_dagua_p</text:p>
          </table:table-cell>
          <table:table-cell office:value-type="string" calcext:value-type="string">
            <text:p>Tabela</text:p>
          </table:table-cell>
          <table:table-cell office:value-type="float" office:value="108" calcext:value-type="float">
            <text:p>108</text:p>
          </table:table-cell>
          <table:table-cell table:formula="of:=CONCATENATE(&quot;set add table (set id=1, origin=1, id=&quot;; [.D108]; &quot;, fully qualified name = '&quot;;  [.A108]; &quot;.&quot;; [.B108]; &quot;', &quot;;&quot;comment='&quot;;[.C108];&quot; &quot;;[.A108];&quot;.&quot;; [.B108];&quot;');&quot;)" office:value-type="string" office:string-value="set add table (set id=1, origin=1, id=108, fully qualified name = 'pe.hid_queda_dagua_p', comment='Tabela pe.hid_queda_dagua_p');" calcext:value-type="string">
            <text:p>set add table (set id=1, origin=1, id=108, fully qualified name = 'pe.hid_queda_dagua_p', comment='Tabela pe.hid_queda_dagua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recife</text:p>
          </table:table-cell>
          <table:table-cell office:value-type="string" calcext:value-type="string">
            <text:p>Tabela</text:p>
          </table:table-cell>
          <table:table-cell office:value-type="float" office:value="109" calcext:value-type="float">
            <text:p>109</text:p>
          </table:table-cell>
          <table:table-cell table:formula="of:=CONCATENATE(&quot;set add table (set id=1, origin=1, id=&quot;; [.D109]; &quot;, fully qualified name = '&quot;;  [.A109]; &quot;.&quot;; [.B109]; &quot;', &quot;;&quot;comment='&quot;;[.C109];&quot; &quot;;[.A109];&quot;.&quot;; [.B109];&quot;');&quot;)" office:value-type="string" office:string-value="set add table (set id=1, origin=1, id=109, fully qualified name = 'pe.hid_recife', comment='Tabela pe.hid_recife');" calcext:value-type="string">
            <text:p>set add table (set id=1, origin=1, id=109, fully qualified name = 'pe.hid_recife', comment='Tabela pe.hid_recife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recife_a</text:p>
          </table:table-cell>
          <table:table-cell office:value-type="string" calcext:value-type="string">
            <text:p>Tabela</text:p>
          </table:table-cell>
          <table:table-cell office:value-type="float" office:value="110" calcext:value-type="float">
            <text:p>110</text:p>
          </table:table-cell>
          <table:table-cell table:formula="of:=CONCATENATE(&quot;set add table (set id=1, origin=1, id=&quot;; [.D110]; &quot;, fully qualified name = '&quot;;  [.A110]; &quot;.&quot;; [.B110]; &quot;', &quot;;&quot;comment='&quot;;[.C110];&quot; &quot;;[.A110];&quot;.&quot;; [.B110];&quot;');&quot;)" office:value-type="string" office:string-value="set add table (set id=1, origin=1, id=110, fully qualified name = 'pe.hid_recife_a', comment='Tabela pe.hid_recife_a');" calcext:value-type="string">
            <text:p>set add table (set id=1, origin=1, id=110, fully qualified name = 'pe.hid_recife_a', comment='Tabela pe.hid_recife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recife_l</text:p>
          </table:table-cell>
          <table:table-cell office:value-type="string" calcext:value-type="string">
            <text:p>Tabela</text:p>
          </table:table-cell>
          <table:table-cell office:value-type="float" office:value="111" calcext:value-type="float">
            <text:p>111</text:p>
          </table:table-cell>
          <table:table-cell table:formula="of:=CONCATENATE(&quot;set add table (set id=1, origin=1, id=&quot;; [.D111]; &quot;, fully qualified name = '&quot;;  [.A111]; &quot;.&quot;; [.B111]; &quot;', &quot;;&quot;comment='&quot;;[.C111];&quot; &quot;;[.A111];&quot;.&quot;; [.B111];&quot;');&quot;)" office:value-type="string" office:string-value="set add table (set id=1, origin=1, id=111, fully qualified name = 'pe.hid_recife_l', comment='Tabela pe.hid_recife_l');" calcext:value-type="string">
            <text:p>set add table (set id=1, origin=1, id=111, fully qualified name = 'pe.hid_recife_l', comment='Tabela pe.hid_recife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recife_p</text:p>
          </table:table-cell>
          <table:table-cell office:value-type="string" calcext:value-type="string">
            <text:p>Tabela</text:p>
          </table:table-cell>
          <table:table-cell office:value-type="float" office:value="112" calcext:value-type="float">
            <text:p>112</text:p>
          </table:table-cell>
          <table:table-cell table:formula="of:=CONCATENATE(&quot;set add table (set id=1, origin=1, id=&quot;; [.D112]; &quot;, fully qualified name = '&quot;;  [.A112]; &quot;.&quot;; [.B112]; &quot;', &quot;;&quot;comment='&quot;;[.C112];&quot; &quot;;[.A112];&quot;.&quot;; [.B112];&quot;');&quot;)" office:value-type="string" office:string-value="set add table (set id=1, origin=1, id=112, fully qualified name = 'pe.hid_recife_p', comment='Tabela pe.hid_recife_p');" calcext:value-type="string">
            <text:p>set add table (set id=1, origin=1, id=112, fully qualified name = 'pe.hid_recife_p', comment='Tabela pe.hid_recife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rocha_em_agua_a</text:p>
          </table:table-cell>
          <table:table-cell office:value-type="string" calcext:value-type="string">
            <text:p>Tabela</text:p>
          </table:table-cell>
          <table:table-cell office:value-type="float" office:value="113" calcext:value-type="float">
            <text:p>113</text:p>
          </table:table-cell>
          <table:table-cell table:formula="of:=CONCATENATE(&quot;set add table (set id=1, origin=1, id=&quot;; [.D113]; &quot;, fully qualified name = '&quot;;  [.A113]; &quot;.&quot;; [.B113]; &quot;', &quot;;&quot;comment='&quot;;[.C113];&quot; &quot;;[.A113];&quot;.&quot;; [.B113];&quot;');&quot;)" office:value-type="string" office:string-value="set add table (set id=1, origin=1, id=113, fully qualified name = 'pe.hid_rocha_em_agua_a', comment='Tabela pe.hid_rocha_em_agua_a');" calcext:value-type="string">
            <text:p>set add table (set id=1, origin=1, id=113, fully qualified name = 'pe.hid_rocha_em_agua_a', comment='Tabela pe.hid_rocha_em_agua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rocha_em_agua_p</text:p>
          </table:table-cell>
          <table:table-cell office:value-type="string" calcext:value-type="string">
            <text:p>Tabela</text:p>
          </table:table-cell>
          <table:table-cell office:value-type="float" office:value="114" calcext:value-type="float">
            <text:p>114</text:p>
          </table:table-cell>
          <table:table-cell table:formula="of:=CONCATENATE(&quot;set add table (set id=1, origin=1, id=&quot;; [.D114]; &quot;, fully qualified name = '&quot;;  [.A114]; &quot;.&quot;; [.B114]; &quot;', &quot;;&quot;comment='&quot;;[.C114];&quot; &quot;;[.A114];&quot;.&quot;; [.B114];&quot;');&quot;)" office:value-type="string" office:string-value="set add table (set id=1, origin=1, id=114, fully qualified name = 'pe.hid_rocha_em_agua_p', comment='Tabela pe.hid_rocha_em_agua_p');" calcext:value-type="string">
            <text:p>set add table (set id=1, origin=1, id=114, fully qualified name = 'pe.hid_rocha_em_agua_p', comment='Tabela pe.hid_rocha_em_agua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sumidouro_vertedouro_p</text:p>
          </table:table-cell>
          <table:table-cell office:value-type="string" calcext:value-type="string">
            <text:p>Tabela</text:p>
          </table:table-cell>
          <table:table-cell office:value-type="float" office:value="115" calcext:value-type="float">
            <text:p>115</text:p>
          </table:table-cell>
          <table:table-cell table:formula="of:=CONCATENATE(&quot;set add table (set id=1, origin=1, id=&quot;; [.D115]; &quot;, fully qualified name = '&quot;;  [.A115]; &quot;.&quot;; [.B115]; &quot;', &quot;;&quot;comment='&quot;;[.C115];&quot; &quot;;[.A115];&quot;.&quot;; [.B115];&quot;');&quot;)" office:value-type="string" office:string-value="set add table (set id=1, origin=1, id=115, fully qualified name = 'pe.hid_sumidouro_vertedouro_p', comment='Tabela pe.hid_sumidouro_vertedouro_p');" calcext:value-type="string">
            <text:p>set add table (set id=1, origin=1, id=115, fully qualified name = 'pe.hid_sumidouro_vertedouro_p', comment='Tabela pe.hid_sumidouro_vertedouro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terreno_suj_inundacao_a</text:p>
          </table:table-cell>
          <table:table-cell office:value-type="string" calcext:value-type="string">
            <text:p>Tabela</text:p>
          </table:table-cell>
          <table:table-cell office:value-type="float" office:value="116" calcext:value-type="float">
            <text:p>116</text:p>
          </table:table-cell>
          <table:table-cell table:formula="of:=CONCATENATE(&quot;set add table (set id=1, origin=1, id=&quot;; [.D116]; &quot;, fully qualified name = '&quot;;  [.A116]; &quot;.&quot;; [.B116]; &quot;', &quot;;&quot;comment='&quot;;[.C116];&quot; &quot;;[.A116];&quot;.&quot;; [.B116];&quot;');&quot;)" office:value-type="string" office:string-value="set add table (set id=1, origin=1, id=116, fully qualified name = 'pe.hid_terreno_suj_inundacao_a', comment='Tabela pe.hid_terreno_suj_inundacao_a');" calcext:value-type="string">
            <text:p>set add table (set id=1, origin=1, id=116, fully qualified name = 'pe.hid_terreno_suj_inundacao_a', comment='Tabela pe.hid_terreno_suj_inundacao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trecho_drenagem_l</text:p>
          </table:table-cell>
          <table:table-cell office:value-type="string" calcext:value-type="string">
            <text:p>Tabela</text:p>
          </table:table-cell>
          <table:table-cell office:value-type="float" office:value="117" calcext:value-type="float">
            <text:p>117</text:p>
          </table:table-cell>
          <table:table-cell table:formula="of:=CONCATENATE(&quot;set add table (set id=1, origin=1, id=&quot;; [.D117]; &quot;, fully qualified name = '&quot;;  [.A117]; &quot;.&quot;; [.B117]; &quot;', &quot;;&quot;comment='&quot;;[.C117];&quot; &quot;;[.A117];&quot;.&quot;; [.B117];&quot;');&quot;)" office:value-type="string" office:string-value="set add table (set id=1, origin=1, id=117, fully qualified name = 'pe.hid_trecho_drenagem_l', comment='Tabela pe.hid_trecho_drenagem_l');" calcext:value-type="string">
            <text:p>set add table (set id=1, origin=1, id=117, fully qualified name = 'pe.hid_trecho_drenagem_l', comment='Tabela pe.hid_trecho_drenagem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trecho_massa_dagua_a</text:p>
          </table:table-cell>
          <table:table-cell office:value-type="string" calcext:value-type="string">
            <text:p>Tabela</text:p>
          </table:table-cell>
          <table:table-cell office:value-type="float" office:value="118" calcext:value-type="float">
            <text:p>118</text:p>
          </table:table-cell>
          <table:table-cell table:formula="of:=CONCATENATE(&quot;set add table (set id=1, origin=1, id=&quot;; [.D118]; &quot;, fully qualified name = '&quot;;  [.A118]; &quot;.&quot;; [.B118]; &quot;', &quot;;&quot;comment='&quot;;[.C118];&quot; &quot;;[.A118];&quot;.&quot;; [.B118];&quot;');&quot;)" office:value-type="string" office:string-value="set add table (set id=1, origin=1, id=118, fully qualified name = 'pe.hid_trecho_massa_dagua_a', comment='Tabela pe.hid_trecho_massa_dagua_a');" calcext:value-type="string">
            <text:p>set add table (set id=1, origin=1, id=118, fully qualified name = 'pe.hid_trecho_massa_dagua_a', comment='Tabela pe.hid_trecho_massa_dagua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vala_a</text:p>
          </table:table-cell>
          <table:table-cell office:value-type="string" calcext:value-type="string">
            <text:p>Tabela</text:p>
          </table:table-cell>
          <table:table-cell office:value-type="float" office:value="119" calcext:value-type="float">
            <text:p>119</text:p>
          </table:table-cell>
          <table:table-cell table:formula="of:=CONCATENATE(&quot;set add table (set id=1, origin=1, id=&quot;; [.D119]; &quot;, fully qualified name = '&quot;;  [.A119]; &quot;.&quot;; [.B119]; &quot;', &quot;;&quot;comment='&quot;;[.C119];&quot; &quot;;[.A119];&quot;.&quot;; [.B119];&quot;');&quot;)" office:value-type="string" office:string-value="set add table (set id=1, origin=1, id=119, fully qualified name = 'pe.hid_vala_a', comment='Tabela pe.hid_vala_a');" calcext:value-type="string">
            <text:p>set add table (set id=1, origin=1, id=119, fully qualified name = 'pe.hid_vala_a', comment='Tabela pe.hid_vala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vala_l</text:p>
          </table:table-cell>
          <table:table-cell office:value-type="string" calcext:value-type="string">
            <text:p>Tabela</text:p>
          </table:table-cell>
          <table:table-cell office:value-type="float" office:value="120" calcext:value-type="float">
            <text:p>120</text:p>
          </table:table-cell>
          <table:table-cell table:formula="of:=CONCATENATE(&quot;set add table (set id=1, origin=1, id=&quot;; [.D120]; &quot;, fully qualified name = '&quot;;  [.A120]; &quot;.&quot;; [.B120]; &quot;', &quot;;&quot;comment='&quot;;[.C120];&quot; &quot;;[.A120];&quot;.&quot;; [.B120];&quot;');&quot;)" office:value-type="string" office:string-value="set add table (set id=1, origin=1, id=120, fully qualified name = 'pe.hid_vala_l', comment='Tabela pe.hid_vala_l');" calcext:value-type="string">
            <text:p>set add table (set id=1, origin=1, id=120, fully qualified name = 'pe.hid_vala_l', comment='Tabela pe.hid_vala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lpal_area_construida_a</text:p>
          </table:table-cell>
          <table:table-cell office:value-type="string" calcext:value-type="string">
            <text:p>Tabela</text:p>
          </table:table-cell>
          <table:table-cell office:value-type="float" office:value="121" calcext:value-type="float">
            <text:p>121</text:p>
          </table:table-cell>
          <table:table-cell table:formula="of:=CONCATENATE(&quot;set add table (set id=1, origin=1, id=&quot;; [.D121]; &quot;, fully qualified name = '&quot;;  [.A121]; &quot;.&quot;; [.B121]; &quot;', &quot;;&quot;comment='&quot;;[.C121];&quot; &quot;;[.A121];&quot;.&quot;; [.B121];&quot;');&quot;)" office:value-type="string" office:string-value="set add table (set id=1, origin=1, id=121, fully qualified name = 'pe.lpal_area_construida_a', comment='Tabela pe.lpal_area_construida_a');" calcext:value-type="string">
            <text:p>set add table (set id=1, origin=1, id=121, fully qualified name = 'pe.lpal_area_construida_a', comment='Tabela pe.lpal_area_construida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lpal_area_especial_a</text:p>
          </table:table-cell>
          <table:table-cell office:value-type="string" calcext:value-type="string">
            <text:p>Tabela</text:p>
          </table:table-cell>
          <table:table-cell office:value-type="float" office:value="122" calcext:value-type="float">
            <text:p>122</text:p>
          </table:table-cell>
          <table:table-cell table:formula="of:=CONCATENATE(&quot;set add table (set id=1, origin=1, id=&quot;; [.D122]; &quot;, fully qualified name = '&quot;;  [.A122]; &quot;.&quot;; [.B122]; &quot;', &quot;;&quot;comment='&quot;;[.C122];&quot; &quot;;[.A122];&quot;.&quot;; [.B122];&quot;');&quot;)" office:value-type="string" office:string-value="set add table (set id=1, origin=1, id=122, fully qualified name = 'pe.lpal_area_especial_a', comment='Tabela pe.lpal_area_especial_a');" calcext:value-type="string">
            <text:p>set add table (set id=1, origin=1, id=122, fully qualified name = 'pe.lpal_area_especial_a', comment='Tabela pe.lpal_area_especial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lpal_area_politico_adm_a</text:p>
          </table:table-cell>
          <table:table-cell office:value-type="string" calcext:value-type="string">
            <text:p>Tabela</text:p>
          </table:table-cell>
          <table:table-cell office:value-type="float" office:value="123" calcext:value-type="float">
            <text:p>123</text:p>
          </table:table-cell>
          <table:table-cell table:formula="of:=CONCATENATE(&quot;set add table (set id=1, origin=1, id=&quot;; [.D123]; &quot;, fully qualified name = '&quot;;  [.A123]; &quot;.&quot;; [.B123]; &quot;', &quot;;&quot;comment='&quot;;[.C123];&quot; &quot;;[.A123];&quot;.&quot;; [.B123];&quot;');&quot;)" office:value-type="string" office:string-value="set add table (set id=1, origin=1, id=123, fully qualified name = 'pe.lpal_area_politico_adm_a', comment='Tabela pe.lpal_area_politico_adm_a');" calcext:value-type="string">
            <text:p>set add table (set id=1, origin=1, id=123, fully qualified name = 'pe.lpal_area_politico_adm_a', comment='Tabela pe.lpal_area_politico_adm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lpal_area_pub_militar_a</text:p>
          </table:table-cell>
          <table:table-cell office:value-type="string" calcext:value-type="string">
            <text:p>Tabela</text:p>
          </table:table-cell>
          <table:table-cell office:value-type="float" office:value="124" calcext:value-type="float">
            <text:p>124</text:p>
          </table:table-cell>
          <table:table-cell table:formula="of:=CONCATENATE(&quot;set add table (set id=1, origin=1, id=&quot;; [.D124]; &quot;, fully qualified name = '&quot;;  [.A124]; &quot;.&quot;; [.B124]; &quot;', &quot;;&quot;comment='&quot;;[.C124];&quot; &quot;;[.A124];&quot;.&quot;; [.B124];&quot;');&quot;)" office:value-type="string" office:string-value="set add table (set id=1, origin=1, id=124, fully qualified name = 'pe.lpal_area_pub_militar_a', comment='Tabela pe.lpal_area_pub_militar_a');" calcext:value-type="string">
            <text:p>set add table (set id=1, origin=1, id=124, fully qualified name = 'pe.lpal_area_pub_militar_a', comment='Tabela pe.lpal_area_pub_militar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lpal_distrito_a</text:p>
          </table:table-cell>
          <table:table-cell office:value-type="string" calcext:value-type="string">
            <text:p>Tabela</text:p>
          </table:table-cell>
          <table:table-cell office:value-type="float" office:value="125" calcext:value-type="float">
            <text:p>125</text:p>
          </table:table-cell>
          <table:table-cell table:formula="of:=CONCATENATE(&quot;set add table (set id=1, origin=1, id=&quot;; [.D125]; &quot;, fully qualified name = '&quot;;  [.A125]; &quot;.&quot;; [.B125]; &quot;', &quot;;&quot;comment='&quot;;[.C125];&quot; &quot;;[.A125];&quot;.&quot;; [.B125];&quot;');&quot;)" office:value-type="string" office:string-value="set add table (set id=1, origin=1, id=125, fully qualified name = 'pe.lpal_distrito_a', comment='Tabela pe.lpal_distrito_a');" calcext:value-type="string">
            <text:p>set add table (set id=1, origin=1, id=125, fully qualified name = 'pe.lpal_distrito_a', comment='Tabela pe.lpal_distrito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lpal_limite_area_especial_l</text:p>
          </table:table-cell>
          <table:table-cell office:value-type="string" calcext:value-type="string">
            <text:p>Tabela</text:p>
          </table:table-cell>
          <table:table-cell office:value-type="float" office:value="126" calcext:value-type="float">
            <text:p>126</text:p>
          </table:table-cell>
          <table:table-cell table:formula="of:=CONCATENATE(&quot;set add table (set id=1, origin=1, id=&quot;; [.D126]; &quot;, fully qualified name = '&quot;;  [.A126]; &quot;.&quot;; [.B126]; &quot;', &quot;;&quot;comment='&quot;;[.C126];&quot; &quot;;[.A126];&quot;.&quot;; [.B126];&quot;');&quot;)" office:value-type="string" office:string-value="set add table (set id=1, origin=1, id=126, fully qualified name = 'pe.lpal_limite_area_especial_l', comment='Tabela pe.lpal_limite_area_especial_l');" calcext:value-type="string">
            <text:p>set add table (set id=1, origin=1, id=126, fully qualified name = 'pe.lpal_limite_area_especial_l', comment='Tabela pe.lpal_limite_area_especial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lpal_limite_politico_adm_l</text:p>
          </table:table-cell>
          <table:table-cell office:value-type="string" calcext:value-type="string">
            <text:p>Tabela</text:p>
          </table:table-cell>
          <table:table-cell office:value-type="float" office:value="127" calcext:value-type="float">
            <text:p>127</text:p>
          </table:table-cell>
          <table:table-cell table:formula="of:=CONCATENATE(&quot;set add table (set id=1, origin=1, id=&quot;; [.D127]; &quot;, fully qualified name = '&quot;;  [.A127]; &quot;.&quot;; [.B127]; &quot;', &quot;;&quot;comment='&quot;;[.C127];&quot; &quot;;[.A127];&quot;.&quot;; [.B127];&quot;');&quot;)" office:value-type="string" office:string-value="set add table (set id=1, origin=1, id=127, fully qualified name = 'pe.lpal_limite_politico_adm_l', comment='Tabela pe.lpal_limite_politico_adm_l');" calcext:value-type="string">
            <text:p>set add table (set id=1, origin=1, id=127, fully qualified name = 'pe.lpal_limite_politico_adm_l', comment='Tabela pe.lpal_limite_politico_adm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lpal_linha_de_limite_l</text:p>
          </table:table-cell>
          <table:table-cell office:value-type="string" calcext:value-type="string">
            <text:p>Tabela</text:p>
          </table:table-cell>
          <table:table-cell office:value-type="float" office:value="128" calcext:value-type="float">
            <text:p>128</text:p>
          </table:table-cell>
          <table:table-cell table:formula="of:=CONCATENATE(&quot;set add table (set id=1, origin=1, id=&quot;; [.D128]; &quot;, fully qualified name = '&quot;;  [.A128]; &quot;.&quot;; [.B128]; &quot;', &quot;;&quot;comment='&quot;;[.C128];&quot; &quot;;[.A128];&quot;.&quot;; [.B128];&quot;');&quot;)" office:value-type="string" office:string-value="set add table (set id=1, origin=1, id=128, fully qualified name = 'pe.lpal_linha_de_limite_l', comment='Tabela pe.lpal_linha_de_limite_l');" calcext:value-type="string">
            <text:p>set add table (set id=1, origin=1, id=128, fully qualified name = 'pe.lpal_linha_de_limite_l', comment='Tabela pe.lpal_linha_de_limite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lpal_municipio_a</text:p>
          </table:table-cell>
          <table:table-cell office:value-type="string" calcext:value-type="string">
            <text:p>Tabela</text:p>
          </table:table-cell>
          <table:table-cell office:value-type="float" office:value="129" calcext:value-type="float">
            <text:p>129</text:p>
          </table:table-cell>
          <table:table-cell table:formula="of:=CONCATENATE(&quot;set add table (set id=1, origin=1, id=&quot;; [.D129]; &quot;, fully qualified name = '&quot;;  [.A129]; &quot;.&quot;; [.B129]; &quot;', &quot;;&quot;comment='&quot;;[.C129];&quot; &quot;;[.A129];&quot;.&quot;; [.B129];&quot;');&quot;)" office:value-type="string" office:string-value="set add table (set id=1, origin=1, id=129, fully qualified name = 'pe.lpal_municipio_a', comment='Tabela pe.lpal_municipio_a');" calcext:value-type="string">
            <text:p>set add table (set id=1, origin=1, id=129, fully qualified name = 'pe.lpal_municipio_a', comment='Tabela pe.lpal_municipio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lpal_nome_local_p</text:p>
          </table:table-cell>
          <table:table-cell office:value-type="string" calcext:value-type="string">
            <text:p>Tabela</text:p>
          </table:table-cell>
          <table:table-cell office:value-type="float" office:value="130" calcext:value-type="float">
            <text:p>130</text:p>
          </table:table-cell>
          <table:table-cell table:formula="of:=CONCATENATE(&quot;set add table (set id=1, origin=1, id=&quot;; [.D130]; &quot;, fully qualified name = '&quot;;  [.A130]; &quot;.&quot;; [.B130]; &quot;', &quot;;&quot;comment='&quot;;[.C130];&quot; &quot;;[.A130];&quot;.&quot;; [.B130];&quot;');&quot;)" office:value-type="string" office:string-value="set add table (set id=1, origin=1, id=130, fully qualified name = 'pe.lpal_nome_local_p', comment='Tabela pe.lpal_nome_local_p');" calcext:value-type="string">
            <text:p>set add table (set id=1, origin=1, id=130, fully qualified name = 'pe.lpal_nome_local_p', comment='Tabela pe.lpal_nome_local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lpal_pais_a</text:p>
          </table:table-cell>
          <table:table-cell office:value-type="string" calcext:value-type="string">
            <text:p>Tabela</text:p>
          </table:table-cell>
          <table:table-cell office:value-type="float" office:value="131" calcext:value-type="float">
            <text:p>131</text:p>
          </table:table-cell>
          <table:table-cell table:formula="of:=CONCATENATE(&quot;set add table (set id=1, origin=1, id=&quot;; [.D131]; &quot;, fully qualified name = '&quot;;  [.A131]; &quot;.&quot;; [.B131]; &quot;', &quot;;&quot;comment='&quot;;[.C131];&quot; &quot;;[.A131];&quot;.&quot;; [.B131];&quot;');&quot;)" office:value-type="string" office:string-value="set add table (set id=1, origin=1, id=131, fully qualified name = 'pe.lpal_pais_a', comment='Tabela pe.lpal_pais_a');" calcext:value-type="string">
            <text:p>set add table (set id=1, origin=1, id=131, fully qualified name = 'pe.lpal_pais_a', comment='Tabela pe.lpal_pais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lpal_posic_geo_localidade_p</text:p>
          </table:table-cell>
          <table:table-cell office:value-type="string" calcext:value-type="string">
            <text:p>Tabela</text:p>
          </table:table-cell>
          <table:table-cell office:value-type="float" office:value="132" calcext:value-type="float">
            <text:p>132</text:p>
          </table:table-cell>
          <table:table-cell table:formula="of:=CONCATENATE(&quot;set add table (set id=1, origin=1, id=&quot;; [.D132]; &quot;, fully qualified name = '&quot;;  [.A132]; &quot;.&quot;; [.B132]; &quot;', &quot;;&quot;comment='&quot;;[.C132];&quot; &quot;;[.A132];&quot;.&quot;; [.B132];&quot;');&quot;)" office:value-type="string" office:string-value="set add table (set id=1, origin=1, id=132, fully qualified name = 'pe.lpal_posic_geo_localidade_p', comment='Tabela pe.lpal_posic_geo_localidade_p');" calcext:value-type="string">
            <text:p>set add table (set id=1, origin=1, id=132, fully qualified name = 'pe.lpal_posic_geo_localidade_p', comment='Tabela pe.lpal_posic_geo_localidade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lpal_terra_indigena_a</text:p>
          </table:table-cell>
          <table:table-cell office:value-type="string" calcext:value-type="string">
            <text:p>Tabela</text:p>
          </table:table-cell>
          <table:table-cell office:value-type="float" office:value="133" calcext:value-type="float">
            <text:p>133</text:p>
          </table:table-cell>
          <table:table-cell table:formula="of:=CONCATENATE(&quot;set add table (set id=1, origin=1, id=&quot;; [.D133]; &quot;, fully qualified name = '&quot;;  [.A133]; &quot;.&quot;; [.B133]; &quot;', &quot;;&quot;comment='&quot;;[.C133];&quot; &quot;;[.A133];&quot;.&quot;; [.B133];&quot;');&quot;)" office:value-type="string" office:string-value="set add table (set id=1, origin=1, id=133, fully qualified name = 'pe.lpal_terra_indigena_a', comment='Tabela pe.lpal_terra_indigena_a');" calcext:value-type="string">
            <text:p>set add table (set id=1, origin=1, id=133, fully qualified name = 'pe.lpal_terra_indigena_a', comment='Tabela pe.lpal_terra_indigena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lpal_terra_publica_a</text:p>
          </table:table-cell>
          <table:table-cell office:value-type="string" calcext:value-type="string">
            <text:p>Tabela</text:p>
          </table:table-cell>
          <table:table-cell office:value-type="float" office:value="134" calcext:value-type="float">
            <text:p>134</text:p>
          </table:table-cell>
          <table:table-cell table:formula="of:=CONCATENATE(&quot;set add table (set id=1, origin=1, id=&quot;; [.D134]; &quot;, fully qualified name = '&quot;;  [.A134]; &quot;.&quot;; [.B134]; &quot;', &quot;;&quot;comment='&quot;;[.C134];&quot; &quot;;[.A134];&quot;.&quot;; [.B134];&quot;');&quot;)" office:value-type="string" office:string-value="set add table (set id=1, origin=1, id=134, fully qualified name = 'pe.lpal_terra_publica_a', comment='Tabela pe.lpal_terra_publica_a');" calcext:value-type="string">
            <text:p>set add table (set id=1, origin=1, id=134, fully qualified name = 'pe.lpal_terra_publica_a', comment='Tabela pe.lpal_terra_publica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lpal_unidade_conservacao_a</text:p>
          </table:table-cell>
          <table:table-cell office:value-type="string" calcext:value-type="string">
            <text:p>Tabela</text:p>
          </table:table-cell>
          <table:table-cell office:value-type="float" office:value="135" calcext:value-type="float">
            <text:p>135</text:p>
          </table:table-cell>
          <table:table-cell table:formula="of:=CONCATENATE(&quot;set add table (set id=1, origin=1, id=&quot;; [.D135]; &quot;, fully qualified name = '&quot;;  [.A135]; &quot;.&quot;; [.B135]; &quot;', &quot;;&quot;comment='&quot;;[.C135];&quot; &quot;;[.A135];&quot;.&quot;; [.B135];&quot;');&quot;)" office:value-type="string" office:string-value="set add table (set id=1, origin=1, id=135, fully qualified name = 'pe.lpal_unidade_conservacao_a', comment='Tabela pe.lpal_unidade_conservacao_a');" calcext:value-type="string">
            <text:p>set add table (set id=1, origin=1, id=135, fully qualified name = 'pe.lpal_unidade_conservacao_a', comment='Tabela pe.lpal_unidade_conservacao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lpal_unidade_conservacao_nao_snuc_a</text:p>
          </table:table-cell>
          <table:table-cell office:value-type="string" calcext:value-type="string">
            <text:p>Tabela</text:p>
          </table:table-cell>
          <table:table-cell office:value-type="float" office:value="136" calcext:value-type="float">
            <text:p>136</text:p>
          </table:table-cell>
          <table:table-cell table:formula="of:=CONCATENATE(&quot;set add table (set id=1, origin=1, id=&quot;; [.D136]; &quot;, fully qualified name = '&quot;;  [.A136]; &quot;.&quot;; [.B136]; &quot;', &quot;;&quot;comment='&quot;;[.C136];&quot; &quot;;[.A136];&quot;.&quot;; [.B136];&quot;');&quot;)" office:value-type="string" office:string-value="set add table (set id=1, origin=1, id=136, fully qualified name = 'pe.lpal_unidade_conservacao_nao_snuc_a', comment='Tabela pe.lpal_unidade_conservacao_nao_snuc_a');" calcext:value-type="string">
            <text:p>set add table (set id=1, origin=1, id=136, fully qualified name = 'pe.lpal_unidade_conservacao_nao_snuc_a', comment='Tabela pe.lpal_unidade_conservacao_nao_snuc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lpal_unidade_federacao_a</text:p>
          </table:table-cell>
          <table:table-cell office:value-type="string" calcext:value-type="string">
            <text:p>Tabela</text:p>
          </table:table-cell>
          <table:table-cell office:value-type="float" office:value="137" calcext:value-type="float">
            <text:p>137</text:p>
          </table:table-cell>
          <table:table-cell table:formula="of:=CONCATENATE(&quot;set add table (set id=1, origin=1, id=&quot;; [.D137]; &quot;, fully qualified name = '&quot;;  [.A137]; &quot;.&quot;; [.B137]; &quot;', &quot;;&quot;comment='&quot;;[.C137];&quot; &quot;;[.A137];&quot;.&quot;; [.B137];&quot;');&quot;)" office:value-type="string" office:string-value="set add table (set id=1, origin=1, id=137, fully qualified name = 'pe.lpal_unidade_federacao_a', comment='Tabela pe.lpal_unidade_federacao_a');" calcext:value-type="string">
            <text:p>set add table (set id=1, origin=1, id=137, fully qualified name = 'pe.lpal_unidade_federacao_a', comment='Tabela pe.lpal_unidade_federacao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lpal_unidade_protecao_integral_a</text:p>
          </table:table-cell>
          <table:table-cell office:value-type="string" calcext:value-type="string">
            <text:p>Tabela</text:p>
          </table:table-cell>
          <table:table-cell office:value-type="float" office:value="138" calcext:value-type="float">
            <text:p>138</text:p>
          </table:table-cell>
          <table:table-cell table:formula="of:=CONCATENATE(&quot;set add table (set id=1, origin=1, id=&quot;; [.D138]; &quot;, fully qualified name = '&quot;;  [.A138]; &quot;.&quot;; [.B138]; &quot;', &quot;;&quot;comment='&quot;;[.C138];&quot; &quot;;[.A138];&quot;.&quot;; [.B138];&quot;');&quot;)" office:value-type="string" office:string-value="set add table (set id=1, origin=1, id=138, fully qualified name = 'pe.lpal_unidade_protecao_integral_a', comment='Tabela pe.lpal_unidade_protecao_integral_a');" calcext:value-type="string">
            <text:p>set add table (set id=1, origin=1, id=138, fully qualified name = 'pe.lpal_unidade_protecao_integral_a', comment='Tabela pe.lpal_unidade_protecao_integral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lpal_unidade_protegida_a</text:p>
          </table:table-cell>
          <table:table-cell office:value-type="string" calcext:value-type="string">
            <text:p>Tabela</text:p>
          </table:table-cell>
          <table:table-cell office:value-type="float" office:value="139" calcext:value-type="float">
            <text:p>139</text:p>
          </table:table-cell>
          <table:table-cell table:formula="of:=CONCATENATE(&quot;set add table (set id=1, origin=1, id=&quot;; [.D139]; &quot;, fully qualified name = '&quot;;  [.A139]; &quot;.&quot;; [.B139]; &quot;', &quot;;&quot;comment='&quot;;[.C139];&quot; &quot;;[.A139];&quot;.&quot;; [.B139];&quot;');&quot;)" office:value-type="string" office:string-value="set add table (set id=1, origin=1, id=139, fully qualified name = 'pe.lpal_unidade_protegida_a', comment='Tabela pe.lpal_unidade_protegida_a');" calcext:value-type="string">
            <text:p>set add table (set id=1, origin=1, id=139, fully qualified name = 'pe.lpal_unidade_protegida_a', comment='Tabela pe.lpal_unidade_protegida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lpal_unidade_uso_sustentavel_a</text:p>
          </table:table-cell>
          <table:table-cell office:value-type="string" calcext:value-type="string">
            <text:p>Tabela</text:p>
          </table:table-cell>
          <table:table-cell office:value-type="float" office:value="140" calcext:value-type="float">
            <text:p>140</text:p>
          </table:table-cell>
          <table:table-cell table:formula="of:=CONCATENATE(&quot;set add table (set id=1, origin=1, id=&quot;; [.D140]; &quot;, fully qualified name = '&quot;;  [.A140]; &quot;.&quot;; [.B140]; &quot;', &quot;;&quot;comment='&quot;;[.C140];&quot; &quot;;[.A140];&quot;.&quot;; [.B140];&quot;');&quot;)" office:value-type="string" office:string-value="set add table (set id=1, origin=1, id=140, fully qualified name = 'pe.lpal_unidade_uso_sustentavel_a', comment='Tabela pe.lpal_unidade_uso_sustentavel_a');" calcext:value-type="string">
            <text:p>set add table (set id=1, origin=1, id=140, fully qualified name = 'pe.lpal_unidade_uso_sustentavel_a', comment='Tabela pe.lpal_unidade_uso_sustentavel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pto_marco_de_limite_p</text:p>
          </table:table-cell>
          <table:table-cell office:value-type="string" calcext:value-type="string">
            <text:p>Tabela</text:p>
          </table:table-cell>
          <table:table-cell office:value-type="float" office:value="141" calcext:value-type="float">
            <text:p>141</text:p>
          </table:table-cell>
          <table:table-cell table:formula="of:=CONCATENATE(&quot;set add table (set id=1, origin=1, id=&quot;; [.D141]; &quot;, fully qualified name = '&quot;;  [.A141]; &quot;.&quot;; [.B141]; &quot;', &quot;;&quot;comment='&quot;;[.C141];&quot; &quot;;[.A141];&quot;.&quot;; [.B141];&quot;');&quot;)" office:value-type="string" office:string-value="set add table (set id=1, origin=1, id=141, fully qualified name = 'pe.pto_marco_de_limite_p', comment='Tabela pe.pto_marco_de_limite_p');" calcext:value-type="string">
            <text:p>set add table (set id=1, origin=1, id=141, fully qualified name = 'pe.pto_marco_de_limite_p', comment='Tabela pe.pto_marco_de_limite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pto_pto_controle_p</text:p>
          </table:table-cell>
          <table:table-cell office:value-type="string" calcext:value-type="string">
            <text:p>Tabela</text:p>
          </table:table-cell>
          <table:table-cell office:value-type="float" office:value="142" calcext:value-type="float">
            <text:p>142</text:p>
          </table:table-cell>
          <table:table-cell table:formula="of:=CONCATENATE(&quot;set add table (set id=1, origin=1, id=&quot;; [.D142]; &quot;, fully qualified name = '&quot;;  [.A142]; &quot;.&quot;; [.B142]; &quot;', &quot;;&quot;comment='&quot;;[.C142];&quot; &quot;;[.A142];&quot;.&quot;; [.B142];&quot;');&quot;)" office:value-type="string" office:string-value="set add table (set id=1, origin=1, id=142, fully qualified name = 'pe.pto_pto_controle_p', comment='Tabela pe.pto_pto_controle_p');" calcext:value-type="string">
            <text:p>set add table (set id=1, origin=1, id=142, fully qualified name = 'pe.pto_pto_controle_p', comment='Tabela pe.pto_pto_controle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pto_pto_est_med_fenomenos_p</text:p>
          </table:table-cell>
          <table:table-cell office:value-type="string" calcext:value-type="string">
            <text:p>Tabela</text:p>
          </table:table-cell>
          <table:table-cell office:value-type="float" office:value="143" calcext:value-type="float">
            <text:p>143</text:p>
          </table:table-cell>
          <table:table-cell table:formula="of:=CONCATENATE(&quot;set add table (set id=1, origin=1, id=&quot;; [.D143]; &quot;, fully qualified name = '&quot;;  [.A143]; &quot;.&quot;; [.B143]; &quot;', &quot;;&quot;comment='&quot;;[.C143];&quot; &quot;;[.A143];&quot;.&quot;; [.B143];&quot;');&quot;)" office:value-type="string" office:string-value="set add table (set id=1, origin=1, id=143, fully qualified name = 'pe.pto_pto_est_med_fenomenos_p', comment='Tabela pe.pto_pto_est_med_fenomenos_p');" calcext:value-type="string">
            <text:p>set add table (set id=1, origin=1, id=143, fully qualified name = 'pe.pto_pto_est_med_fenomenos_p', comment='Tabela pe.pto_pto_est_med_fenomenos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pto_pto_geod_topo_controle_p</text:p>
          </table:table-cell>
          <table:table-cell office:value-type="string" calcext:value-type="string">
            <text:p>Tabela</text:p>
          </table:table-cell>
          <table:table-cell office:value-type="float" office:value="144" calcext:value-type="float">
            <text:p>144</text:p>
          </table:table-cell>
          <table:table-cell table:formula="of:=CONCATENATE(&quot;set add table (set id=1, origin=1, id=&quot;; [.D144]; &quot;, fully qualified name = '&quot;;  [.A144]; &quot;.&quot;; [.B144]; &quot;', &quot;;&quot;comment='&quot;;[.C144];&quot; &quot;;[.A144];&quot;.&quot;; [.B144];&quot;');&quot;)" office:value-type="string" office:string-value="set add table (set id=1, origin=1, id=144, fully qualified name = 'pe.pto_pto_geod_topo_controle_p', comment='Tabela pe.pto_pto_geod_topo_controle_p');" calcext:value-type="string">
            <text:p>set add table (set id=1, origin=1, id=144, fully qualified name = 'pe.pto_pto_geod_topo_controle_p', comment='Tabela pe.pto_pto_geod_topo_controle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pto_pto_ref_geod_topo_p</text:p>
          </table:table-cell>
          <table:table-cell office:value-type="string" calcext:value-type="string">
            <text:p>Tabela</text:p>
          </table:table-cell>
          <table:table-cell office:value-type="float" office:value="145" calcext:value-type="float">
            <text:p>145</text:p>
          </table:table-cell>
          <table:table-cell table:formula="of:=CONCATENATE(&quot;set add table (set id=1, origin=1, id=&quot;; [.D145]; &quot;, fully qualified name = '&quot;;  [.A145]; &quot;.&quot;; [.B145]; &quot;', &quot;;&quot;comment='&quot;;[.C145];&quot; &quot;;[.A145];&quot;.&quot;; [.B145];&quot;');&quot;)" office:value-type="string" office:string-value="set add table (set id=1, origin=1, id=145, fully qualified name = 'pe.pto_pto_ref_geod_topo_p', comment='Tabela pe.pto_pto_ref_geod_topo_p');" calcext:value-type="string">
            <text:p>set add table (set id=1, origin=1, id=145, fully qualified name = 'pe.pto_pto_ref_geod_topo_p', comment='Tabela pe.pto_pto_ref_geod_topo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rel_alter_fisiog_antropica</text:p>
          </table:table-cell>
          <table:table-cell office:value-type="string" calcext:value-type="string">
            <text:p>Tabela</text:p>
          </table:table-cell>
          <table:table-cell office:value-type="float" office:value="146" calcext:value-type="float">
            <text:p>146</text:p>
          </table:table-cell>
          <table:table-cell table:formula="of:=CONCATENATE(&quot;set add table (set id=1, origin=1, id=&quot;; [.D146]; &quot;, fully qualified name = '&quot;;  [.A146]; &quot;.&quot;; [.B146]; &quot;', &quot;;&quot;comment='&quot;;[.C146];&quot; &quot;;[.A146];&quot;.&quot;; [.B146];&quot;');&quot;)" office:value-type="string" office:string-value="set add table (set id=1, origin=1, id=146, fully qualified name = 'pe.rel_alter_fisiog_antropica', comment='Tabela pe.rel_alter_fisiog_antropica');" calcext:value-type="string">
            <text:p>set add table (set id=1, origin=1, id=146, fully qualified name = 'pe.rel_alter_fisiog_antropica', comment='Tabela pe.rel_alter_fisiog_antropic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rel_alter_fisiog_antropica_a</text:p>
          </table:table-cell>
          <table:table-cell office:value-type="string" calcext:value-type="string">
            <text:p>Tabela</text:p>
          </table:table-cell>
          <table:table-cell office:value-type="float" office:value="147" calcext:value-type="float">
            <text:p>147</text:p>
          </table:table-cell>
          <table:table-cell table:formula="of:=CONCATENATE(&quot;set add table (set id=1, origin=1, id=&quot;; [.D147]; &quot;, fully qualified name = '&quot;;  [.A147]; &quot;.&quot;; [.B147]; &quot;', &quot;;&quot;comment='&quot;;[.C147];&quot; &quot;;[.A147];&quot;.&quot;; [.B147];&quot;');&quot;)" office:value-type="string" office:string-value="set add table (set id=1, origin=1, id=147, fully qualified name = 'pe.rel_alter_fisiog_antropica_a', comment='Tabela pe.rel_alter_fisiog_antropica_a');" calcext:value-type="string">
            <text:p>set add table (set id=1, origin=1, id=147, fully qualified name = 'pe.rel_alter_fisiog_antropica_a', comment='Tabela pe.rel_alter_fisiog_antropica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rel_alter_fisiog_antropica_l</text:p>
          </table:table-cell>
          <table:table-cell office:value-type="string" calcext:value-type="string">
            <text:p>Tabela</text:p>
          </table:table-cell>
          <table:table-cell office:value-type="float" office:value="148" calcext:value-type="float">
            <text:p>148</text:p>
          </table:table-cell>
          <table:table-cell table:formula="of:=CONCATENATE(&quot;set add table (set id=1, origin=1, id=&quot;; [.D148]; &quot;, fully qualified name = '&quot;;  [.A148]; &quot;.&quot;; [.B148]; &quot;', &quot;;&quot;comment='&quot;;[.C148];&quot; &quot;;[.A148];&quot;.&quot;; [.B148];&quot;');&quot;)" office:value-type="string" office:string-value="set add table (set id=1, origin=1, id=148, fully qualified name = 'pe.rel_alter_fisiog_antropica_l', comment='Tabela pe.rel_alter_fisiog_antropica_l');" calcext:value-type="string">
            <text:p>set add table (set id=1, origin=1, id=148, fully qualified name = 'pe.rel_alter_fisiog_antropica_l', comment='Tabela pe.rel_alter_fisiog_antropica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rel_alter_fisiog_antropica_p</text:p>
          </table:table-cell>
          <table:table-cell office:value-type="string" calcext:value-type="string">
            <text:p>Tabela</text:p>
          </table:table-cell>
          <table:table-cell office:value-type="float" office:value="149" calcext:value-type="float">
            <text:p>149</text:p>
          </table:table-cell>
          <table:table-cell table:formula="of:=CONCATENATE(&quot;set add table (set id=1, origin=1, id=&quot;; [.D149]; &quot;, fully qualified name = '&quot;;  [.A149]; &quot;.&quot;; [.B149]; &quot;', &quot;;&quot;comment='&quot;;[.C149];&quot; &quot;;[.A149];&quot;.&quot;; [.B149];&quot;');&quot;)" office:value-type="string" office:string-value="set add table (set id=1, origin=1, id=149, fully qualified name = 'pe.rel_alter_fisiog_antropica_p', comment='Tabela pe.rel_alter_fisiog_antropica_p');" calcext:value-type="string">
            <text:p>set add table (set id=1, origin=1, id=149, fully qualified name = 'pe.rel_alter_fisiog_antropica_p', comment='Tabela pe.rel_alter_fisiog_antropica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rel_aterro_a</text:p>
          </table:table-cell>
          <table:table-cell office:value-type="string" calcext:value-type="string">
            <text:p>Tabela</text:p>
          </table:table-cell>
          <table:table-cell office:value-type="float" office:value="150" calcext:value-type="float">
            <text:p>150</text:p>
          </table:table-cell>
          <table:table-cell table:formula="of:=CONCATENATE(&quot;set add table (set id=1, origin=1, id=&quot;; [.D150]; &quot;, fully qualified name = '&quot;;  [.A150]; &quot;.&quot;; [.B150]; &quot;', &quot;;&quot;comment='&quot;;[.C150];&quot; &quot;;[.A150];&quot;.&quot;; [.B150];&quot;');&quot;)" office:value-type="string" office:string-value="set add table (set id=1, origin=1, id=150, fully qualified name = 'pe.rel_aterro_a', comment='Tabela pe.rel_aterro_a');" calcext:value-type="string">
            <text:p>set add table (set id=1, origin=1, id=150, fully qualified name = 'pe.rel_aterro_a', comment='Tabela pe.rel_aterro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rel_aterro_l</text:p>
          </table:table-cell>
          <table:table-cell office:value-type="string" calcext:value-type="string">
            <text:p>Tabela</text:p>
          </table:table-cell>
          <table:table-cell office:value-type="float" office:value="151" calcext:value-type="float">
            <text:p>151</text:p>
          </table:table-cell>
          <table:table-cell table:formula="of:=CONCATENATE(&quot;set add table (set id=1, origin=1, id=&quot;; [.D151]; &quot;, fully qualified name = '&quot;;  [.A151]; &quot;.&quot;; [.B151]; &quot;', &quot;;&quot;comment='&quot;;[.C151];&quot; &quot;;[.A151];&quot;.&quot;; [.B151];&quot;');&quot;)" office:value-type="string" office:string-value="set add table (set id=1, origin=1, id=151, fully qualified name = 'pe.rel_aterro_l', comment='Tabela pe.rel_aterro_l');" calcext:value-type="string">
            <text:p>set add table (set id=1, origin=1, id=151, fully qualified name = 'pe.rel_aterro_l', comment='Tabela pe.rel_aterro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rel_aterro_p</text:p>
          </table:table-cell>
          <table:table-cell office:value-type="string" calcext:value-type="string">
            <text:p>Tabela</text:p>
          </table:table-cell>
          <table:table-cell office:value-type="float" office:value="152" calcext:value-type="float">
            <text:p>152</text:p>
          </table:table-cell>
          <table:table-cell table:formula="of:=CONCATENATE(&quot;set add table (set id=1, origin=1, id=&quot;; [.D152]; &quot;, fully qualified name = '&quot;;  [.A152]; &quot;.&quot;; [.B152]; &quot;', &quot;;&quot;comment='&quot;;[.C152];&quot; &quot;;[.A152];&quot;.&quot;; [.B152];&quot;');&quot;)" office:value-type="string" office:string-value="set add table (set id=1, origin=1, id=152, fully qualified name = 'pe.rel_aterro_p', comment='Tabela pe.rel_aterro_p');" calcext:value-type="string">
            <text:p>set add table (set id=1, origin=1, id=152, fully qualified name = 'pe.rel_aterro_p', comment='Tabela pe.rel_aterro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rel_corte_a</text:p>
          </table:table-cell>
          <table:table-cell office:value-type="string" calcext:value-type="string">
            <text:p>Tabela</text:p>
          </table:table-cell>
          <table:table-cell office:value-type="float" office:value="153" calcext:value-type="float">
            <text:p>153</text:p>
          </table:table-cell>
          <table:table-cell table:formula="of:=CONCATENATE(&quot;set add table (set id=1, origin=1, id=&quot;; [.D153]; &quot;, fully qualified name = '&quot;;  [.A153]; &quot;.&quot;; [.B153]; &quot;', &quot;;&quot;comment='&quot;;[.C153];&quot; &quot;;[.A153];&quot;.&quot;; [.B153];&quot;');&quot;)" office:value-type="string" office:string-value="set add table (set id=1, origin=1, id=153, fully qualified name = 'pe.rel_corte_a', comment='Tabela pe.rel_corte_a');" calcext:value-type="string">
            <text:p>set add table (set id=1, origin=1, id=153, fully qualified name = 'pe.rel_corte_a', comment='Tabela pe.rel_corte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rel_corte_l</text:p>
          </table:table-cell>
          <table:table-cell office:value-type="string" calcext:value-type="string">
            <text:p>Tabela</text:p>
          </table:table-cell>
          <table:table-cell office:value-type="float" office:value="154" calcext:value-type="float">
            <text:p>154</text:p>
          </table:table-cell>
          <table:table-cell table:formula="of:=CONCATENATE(&quot;set add table (set id=1, origin=1, id=&quot;; [.D154]; &quot;, fully qualified name = '&quot;;  [.A154]; &quot;.&quot;; [.B154]; &quot;', &quot;;&quot;comment='&quot;;[.C154];&quot; &quot;;[.A154];&quot;.&quot;; [.B154];&quot;');&quot;)" office:value-type="string" office:string-value="set add table (set id=1, origin=1, id=154, fully qualified name = 'pe.rel_corte_l', comment='Tabela pe.rel_corte_l');" calcext:value-type="string">
            <text:p>set add table (set id=1, origin=1, id=154, fully qualified name = 'pe.rel_corte_l', comment='Tabela pe.rel_corte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rel_corte_p</text:p>
          </table:table-cell>
          <table:table-cell office:value-type="string" calcext:value-type="string">
            <text:p>Tabela</text:p>
          </table:table-cell>
          <table:table-cell office:value-type="float" office:value="155" calcext:value-type="float">
            <text:p>155</text:p>
          </table:table-cell>
          <table:table-cell table:formula="of:=CONCATENATE(&quot;set add table (set id=1, origin=1, id=&quot;; [.D155]; &quot;, fully qualified name = '&quot;;  [.A155]; &quot;.&quot;; [.B155]; &quot;', &quot;;&quot;comment='&quot;;[.C155];&quot; &quot;;[.A155];&quot;.&quot;; [.B155];&quot;');&quot;)" office:value-type="string" office:string-value="set add table (set id=1, origin=1, id=155, fully qualified name = 'pe.rel_corte_p', comment='Tabela pe.rel_corte_p');" calcext:value-type="string">
            <text:p>set add table (set id=1, origin=1, id=155, fully qualified name = 'pe.rel_corte_p', comment='Tabela pe.rel_corte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rel_curva_batimetrica_l</text:p>
          </table:table-cell>
          <table:table-cell office:value-type="string" calcext:value-type="string">
            <text:p>Tabela</text:p>
          </table:table-cell>
          <table:table-cell office:value-type="float" office:value="156" calcext:value-type="float">
            <text:p>156</text:p>
          </table:table-cell>
          <table:table-cell table:formula="of:=CONCATENATE(&quot;set add table (set id=1, origin=1, id=&quot;; [.D156]; &quot;, fully qualified name = '&quot;;  [.A156]; &quot;.&quot;; [.B156]; &quot;', &quot;;&quot;comment='&quot;;[.C156];&quot; &quot;;[.A156];&quot;.&quot;; [.B156];&quot;');&quot;)" office:value-type="string" office:string-value="set add table (set id=1, origin=1, id=156, fully qualified name = 'pe.rel_curva_batimetrica_l', comment='Tabela pe.rel_curva_batimetrica_l');" calcext:value-type="string">
            <text:p>set add table (set id=1, origin=1, id=156, fully qualified name = 'pe.rel_curva_batimetrica_l', comment='Tabela pe.rel_curva_batimetrica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rel_curva_nivel_l</text:p>
          </table:table-cell>
          <table:table-cell office:value-type="string" calcext:value-type="string">
            <text:p>Tabela</text:p>
          </table:table-cell>
          <table:table-cell office:value-type="float" office:value="157" calcext:value-type="float">
            <text:p>157</text:p>
          </table:table-cell>
          <table:table-cell table:formula="of:=CONCATENATE(&quot;set add table (set id=1, origin=1, id=&quot;; [.D157]; &quot;, fully qualified name = '&quot;;  [.A157]; &quot;.&quot;; [.B157]; &quot;', &quot;;&quot;comment='&quot;;[.C157];&quot; &quot;;[.A157];&quot;.&quot;; [.B157];&quot;');&quot;)" office:value-type="string" office:string-value="set add table (set id=1, origin=1, id=157, fully qualified name = 'pe.rel_curva_nivel_l', comment='Tabela pe.rel_curva_nivel_l');" calcext:value-type="string">
            <text:p>set add table (set id=1, origin=1, id=157, fully qualified name = 'pe.rel_curva_nivel_l', comment='Tabela pe.rel_curva_nivel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rel_dolina_a</text:p>
          </table:table-cell>
          <table:table-cell office:value-type="string" calcext:value-type="string">
            <text:p>Tabela</text:p>
          </table:table-cell>
          <table:table-cell office:value-type="float" office:value="158" calcext:value-type="float">
            <text:p>158</text:p>
          </table:table-cell>
          <table:table-cell table:formula="of:=CONCATENATE(&quot;set add table (set id=1, origin=1, id=&quot;; [.D158]; &quot;, fully qualified name = '&quot;;  [.A158]; &quot;.&quot;; [.B158]; &quot;', &quot;;&quot;comment='&quot;;[.C158];&quot; &quot;;[.A158];&quot;.&quot;; [.B158];&quot;');&quot;)" office:value-type="string" office:string-value="set add table (set id=1, origin=1, id=158, fully qualified name = 'pe.rel_dolina_a', comment='Tabela pe.rel_dolina_a');" calcext:value-type="string">
            <text:p>set add table (set id=1, origin=1, id=158, fully qualified name = 'pe.rel_dolina_a', comment='Tabela pe.rel_dolina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rel_dolina_p</text:p>
          </table:table-cell>
          <table:table-cell office:value-type="string" calcext:value-type="string">
            <text:p>Tabela</text:p>
          </table:table-cell>
          <table:table-cell office:value-type="float" office:value="159" calcext:value-type="float">
            <text:p>159</text:p>
          </table:table-cell>
          <table:table-cell table:formula="of:=CONCATENATE(&quot;set add table (set id=1, origin=1, id=&quot;; [.D159]; &quot;, fully qualified name = '&quot;;  [.A159]; &quot;.&quot;; [.B159]; &quot;', &quot;;&quot;comment='&quot;;[.C159];&quot; &quot;;[.A159];&quot;.&quot;; [.B159];&quot;');&quot;)" office:value-type="string" office:string-value="set add table (set id=1, origin=1, id=159, fully qualified name = 'pe.rel_dolina_p', comment='Tabela pe.rel_dolina_p');" calcext:value-type="string">
            <text:p>set add table (set id=1, origin=1, id=159, fully qualified name = 'pe.rel_dolina_p', comment='Tabela pe.rel_dolina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rel_duna_a</text:p>
          </table:table-cell>
          <table:table-cell office:value-type="string" calcext:value-type="string">
            <text:p>Tabela</text:p>
          </table:table-cell>
          <table:table-cell office:value-type="float" office:value="160" calcext:value-type="float">
            <text:p>160</text:p>
          </table:table-cell>
          <table:table-cell table:formula="of:=CONCATENATE(&quot;set add table (set id=1, origin=1, id=&quot;; [.D160]; &quot;, fully qualified name = '&quot;;  [.A160]; &quot;.&quot;; [.B160]; &quot;', &quot;;&quot;comment='&quot;;[.C160];&quot; &quot;;[.A160];&quot;.&quot;; [.B160];&quot;');&quot;)" office:value-type="string" office:string-value="set add table (set id=1, origin=1, id=160, fully qualified name = 'pe.rel_duna_a', comment='Tabela pe.rel_duna_a');" calcext:value-type="string">
            <text:p>set add table (set id=1, origin=1, id=160, fully qualified name = 'pe.rel_duna_a', comment='Tabela pe.rel_duna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rel_duna_l</text:p>
          </table:table-cell>
          <table:table-cell office:value-type="string" calcext:value-type="string">
            <text:p>Tabela</text:p>
          </table:table-cell>
          <table:table-cell office:value-type="float" office:value="161" calcext:value-type="float">
            <text:p>161</text:p>
          </table:table-cell>
          <table:table-cell table:formula="of:=CONCATENATE(&quot;set add table (set id=1, origin=1, id=&quot;; [.D161]; &quot;, fully qualified name = '&quot;;  [.A161]; &quot;.&quot;; [.B161]; &quot;', &quot;;&quot;comment='&quot;;[.C161];&quot; &quot;;[.A161];&quot;.&quot;; [.B161];&quot;');&quot;)" office:value-type="string" office:string-value="set add table (set id=1, origin=1, id=161, fully qualified name = 'pe.rel_duna_l', comment='Tabela pe.rel_duna_l');" calcext:value-type="string">
            <text:p>set add table (set id=1, origin=1, id=161, fully qualified name = 'pe.rel_duna_l', comment='Tabela pe.rel_duna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rel_duna_p</text:p>
          </table:table-cell>
          <table:table-cell office:value-type="string" calcext:value-type="string">
            <text:p>Tabela</text:p>
          </table:table-cell>
          <table:table-cell office:value-type="float" office:value="162" calcext:value-type="float">
            <text:p>162</text:p>
          </table:table-cell>
          <table:table-cell table:formula="of:=CONCATENATE(&quot;set add table (set id=1, origin=1, id=&quot;; [.D162]; &quot;, fully qualified name = '&quot;;  [.A162]; &quot;.&quot;; [.B162]; &quot;', &quot;;&quot;comment='&quot;;[.C162];&quot; &quot;;[.A162];&quot;.&quot;; [.B162];&quot;');&quot;)" office:value-type="string" office:string-value="set add table (set id=1, origin=1, id=162, fully qualified name = 'pe.rel_duna_p', comment='Tabela pe.rel_duna_p');" calcext:value-type="string">
            <text:p>set add table (set id=1, origin=1, id=162, fully qualified name = 'pe.rel_duna_p', comment='Tabela pe.rel_duna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rel_elemento_fisiog_natural</text:p>
          </table:table-cell>
          <table:table-cell office:value-type="string" calcext:value-type="string">
            <text:p>Tabela</text:p>
          </table:table-cell>
          <table:table-cell office:value-type="float" office:value="163" calcext:value-type="float">
            <text:p>163</text:p>
          </table:table-cell>
          <table:table-cell table:formula="of:=CONCATENATE(&quot;set add table (set id=1, origin=1, id=&quot;; [.D163]; &quot;, fully qualified name = '&quot;;  [.A163]; &quot;.&quot;; [.B163]; &quot;', &quot;;&quot;comment='&quot;;[.C163];&quot; &quot;;[.A163];&quot;.&quot;; [.B163];&quot;');&quot;)" office:value-type="string" office:string-value="set add table (set id=1, origin=1, id=163, fully qualified name = 'pe.rel_elemento_fisiog_natural', comment='Tabela pe.rel_elemento_fisiog_natural');" calcext:value-type="string">
            <text:p>set add table (set id=1, origin=1, id=163, fully qualified name = 'pe.rel_elemento_fisiog_natural', comment='Tabela pe.rel_elemento_fisiog_natura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rel_elemento_fisiog_natural_a</text:p>
          </table:table-cell>
          <table:table-cell office:value-type="string" calcext:value-type="string">
            <text:p>Tabela</text:p>
          </table:table-cell>
          <table:table-cell office:value-type="float" office:value="164" calcext:value-type="float">
            <text:p>164</text:p>
          </table:table-cell>
          <table:table-cell table:formula="of:=CONCATENATE(&quot;set add table (set id=1, origin=1, id=&quot;; [.D164]; &quot;, fully qualified name = '&quot;;  [.A164]; &quot;.&quot;; [.B164]; &quot;', &quot;;&quot;comment='&quot;;[.C164];&quot; &quot;;[.A164];&quot;.&quot;; [.B164];&quot;');&quot;)" office:value-type="string" office:string-value="set add table (set id=1, origin=1, id=164, fully qualified name = 'pe.rel_elemento_fisiog_natural_a', comment='Tabela pe.rel_elemento_fisiog_natural_a');" calcext:value-type="string">
            <text:p>set add table (set id=1, origin=1, id=164, fully qualified name = 'pe.rel_elemento_fisiog_natural_a', comment='Tabela pe.rel_elemento_fisiog_natural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rel_elemento_fisiog_natural_l</text:p>
          </table:table-cell>
          <table:table-cell office:value-type="string" calcext:value-type="string">
            <text:p>Tabela</text:p>
          </table:table-cell>
          <table:table-cell office:value-type="float" office:value="165" calcext:value-type="float">
            <text:p>165</text:p>
          </table:table-cell>
          <table:table-cell table:formula="of:=CONCATENATE(&quot;set add table (set id=1, origin=1, id=&quot;; [.D165]; &quot;, fully qualified name = '&quot;;  [.A165]; &quot;.&quot;; [.B165]; &quot;', &quot;;&quot;comment='&quot;;[.C165];&quot; &quot;;[.A165];&quot;.&quot;; [.B165];&quot;');&quot;)" office:value-type="string" office:string-value="set add table (set id=1, origin=1, id=165, fully qualified name = 'pe.rel_elemento_fisiog_natural_l', comment='Tabela pe.rel_elemento_fisiog_natural_l');" calcext:value-type="string">
            <text:p>set add table (set id=1, origin=1, id=165, fully qualified name = 'pe.rel_elemento_fisiog_natural_l', comment='Tabela pe.rel_elemento_fisiog_natural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rel_elemento_fisiog_natural_p</text:p>
          </table:table-cell>
          <table:table-cell office:value-type="string" calcext:value-type="string">
            <text:p>Tabela</text:p>
          </table:table-cell>
          <table:table-cell office:value-type="float" office:value="166" calcext:value-type="float">
            <text:p>166</text:p>
          </table:table-cell>
          <table:table-cell table:formula="of:=CONCATENATE(&quot;set add table (set id=1, origin=1, id=&quot;; [.D166]; &quot;, fully qualified name = '&quot;;  [.A166]; &quot;.&quot;; [.B166]; &quot;', &quot;;&quot;comment='&quot;;[.C166];&quot; &quot;;[.A166];&quot;.&quot;; [.B166];&quot;');&quot;)" office:value-type="string" office:string-value="set add table (set id=1, origin=1, id=166, fully qualified name = 'pe.rel_elemento_fisiog_natural_p', comment='Tabela pe.rel_elemento_fisiog_natural_p');" calcext:value-type="string">
            <text:p>set add table (set id=1, origin=1, id=166, fully qualified name = 'pe.rel_elemento_fisiog_natural_p', comment='Tabela pe.rel_elemento_fisiog_natural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rel_elemento_fisiografico</text:p>
          </table:table-cell>
          <table:table-cell office:value-type="string" calcext:value-type="string">
            <text:p>Tabela</text:p>
          </table:table-cell>
          <table:table-cell office:value-type="float" office:value="167" calcext:value-type="float">
            <text:p>167</text:p>
          </table:table-cell>
          <table:table-cell table:formula="of:=CONCATENATE(&quot;set add table (set id=1, origin=1, id=&quot;; [.D167]; &quot;, fully qualified name = '&quot;;  [.A167]; &quot;.&quot;; [.B167]; &quot;', &quot;;&quot;comment='&quot;;[.C167];&quot; &quot;;[.A167];&quot;.&quot;; [.B167];&quot;');&quot;)" office:value-type="string" office:string-value="set add table (set id=1, origin=1, id=167, fully qualified name = 'pe.rel_elemento_fisiografico', comment='Tabela pe.rel_elemento_fisiografico');" calcext:value-type="string">
            <text:p>set add table (set id=1, origin=1, id=167, fully qualified name = 'pe.rel_elemento_fisiografico', comment='Tabela pe.rel_elemento_fisiografico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rel_gruta_caverna_l</text:p>
          </table:table-cell>
          <table:table-cell office:value-type="string" calcext:value-type="string">
            <text:p>Tabela</text:p>
          </table:table-cell>
          <table:table-cell office:value-type="float" office:value="168" calcext:value-type="float">
            <text:p>168</text:p>
          </table:table-cell>
          <table:table-cell table:formula="of:=CONCATENATE(&quot;set add table (set id=1, origin=1, id=&quot;; [.D168]; &quot;, fully qualified name = '&quot;;  [.A168]; &quot;.&quot;; [.B168]; &quot;', &quot;;&quot;comment='&quot;;[.C168];&quot; &quot;;[.A168];&quot;.&quot;; [.B168];&quot;');&quot;)" office:value-type="string" office:string-value="set add table (set id=1, origin=1, id=168, fully qualified name = 'pe.rel_gruta_caverna_l', comment='Tabela pe.rel_gruta_caverna_l');" calcext:value-type="string">
            <text:p>set add table (set id=1, origin=1, id=168, fully qualified name = 'pe.rel_gruta_caverna_l', comment='Tabela pe.rel_gruta_caverna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rel_gruta_caverna_p</text:p>
          </table:table-cell>
          <table:table-cell office:value-type="string" calcext:value-type="string">
            <text:p>Tabela</text:p>
          </table:table-cell>
          <table:table-cell office:value-type="float" office:value="169" calcext:value-type="float">
            <text:p>169</text:p>
          </table:table-cell>
          <table:table-cell table:formula="of:=CONCATENATE(&quot;set add table (set id=1, origin=1, id=&quot;; [.D169]; &quot;, fully qualified name = '&quot;;  [.A169]; &quot;.&quot;; [.B169]; &quot;', &quot;;&quot;comment='&quot;;[.C169];&quot; &quot;;[.A169];&quot;.&quot;; [.B169];&quot;');&quot;)" office:value-type="string" office:string-value="set add table (set id=1, origin=1, id=169, fully qualified name = 'pe.rel_gruta_caverna_p', comment='Tabela pe.rel_gruta_caverna_p');" calcext:value-type="string">
            <text:p>set add table (set id=1, origin=1, id=169, fully qualified name = 'pe.rel_gruta_caverna_p', comment='Tabela pe.rel_gruta_caverna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rel_isolinha_hipsometrica</text:p>
          </table:table-cell>
          <table:table-cell office:value-type="string" calcext:value-type="string">
            <text:p>Tabela</text:p>
          </table:table-cell>
          <table:table-cell office:value-type="float" office:value="170" calcext:value-type="float">
            <text:p>170</text:p>
          </table:table-cell>
          <table:table-cell table:formula="of:=CONCATENATE(&quot;set add table (set id=1, origin=1, id=&quot;; [.D170]; &quot;, fully qualified name = '&quot;;  [.A170]; &quot;.&quot;; [.B170]; &quot;', &quot;;&quot;comment='&quot;;[.C170];&quot; &quot;;[.A170];&quot;.&quot;; [.B170];&quot;');&quot;)" office:value-type="string" office:string-value="set add table (set id=1, origin=1, id=170, fully qualified name = 'pe.rel_isolinha_hipsometrica', comment='Tabela pe.rel_isolinha_hipsometrica');" calcext:value-type="string">
            <text:p>set add table (set id=1, origin=1, id=170, fully qualified name = 'pe.rel_isolinha_hipsometrica', comment='Tabela pe.rel_isolinha_hipsometric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rel_pico_p</text:p>
          </table:table-cell>
          <table:table-cell office:value-type="string" calcext:value-type="string">
            <text:p>Tabela</text:p>
          </table:table-cell>
          <table:table-cell office:value-type="float" office:value="171" calcext:value-type="float">
            <text:p>171</text:p>
          </table:table-cell>
          <table:table-cell table:formula="of:=CONCATENATE(&quot;set add table (set id=1, origin=1, id=&quot;; [.D171]; &quot;, fully qualified name = '&quot;;  [.A171]; &quot;.&quot;; [.B171]; &quot;', &quot;;&quot;comment='&quot;;[.C171];&quot; &quot;;[.A171];&quot;.&quot;; [.B171];&quot;');&quot;)" office:value-type="string" office:string-value="set add table (set id=1, origin=1, id=171, fully qualified name = 'pe.rel_pico_p', comment='Tabela pe.rel_pico_p');" calcext:value-type="string">
            <text:p>set add table (set id=1, origin=1, id=171, fully qualified name = 'pe.rel_pico_p', comment='Tabela pe.rel_pico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rel_ponto_cotado_altimetrico_p</text:p>
          </table:table-cell>
          <table:table-cell office:value-type="string" calcext:value-type="string">
            <text:p>Tabela</text:p>
          </table:table-cell>
          <table:table-cell office:value-type="float" office:value="172" calcext:value-type="float">
            <text:p>172</text:p>
          </table:table-cell>
          <table:table-cell table:formula="of:=CONCATENATE(&quot;set add table (set id=1, origin=1, id=&quot;; [.D172]; &quot;, fully qualified name = '&quot;;  [.A172]; &quot;.&quot;; [.B172]; &quot;', &quot;;&quot;comment='&quot;;[.C172];&quot; &quot;;[.A172];&quot;.&quot;; [.B172];&quot;');&quot;)" office:value-type="string" office:string-value="set add table (set id=1, origin=1, id=172, fully qualified name = 'pe.rel_ponto_cotado_altimetrico_p', comment='Tabela pe.rel_ponto_cotado_altimetrico_p');" calcext:value-type="string">
            <text:p>set add table (set id=1, origin=1, id=172, fully qualified name = 'pe.rel_ponto_cotado_altimetrico_p', comment='Tabela pe.rel_ponto_cotado_altimetrico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rel_ponto_cotado_batimetrico_p</text:p>
          </table:table-cell>
          <table:table-cell office:value-type="string" calcext:value-type="string">
            <text:p>Tabela</text:p>
          </table:table-cell>
          <table:table-cell office:value-type="float" office:value="173" calcext:value-type="float">
            <text:p>173</text:p>
          </table:table-cell>
          <table:table-cell table:formula="of:=CONCATENATE(&quot;set add table (set id=1, origin=1, id=&quot;; [.D173]; &quot;, fully qualified name = '&quot;;  [.A173]; &quot;.&quot;; [.B173]; &quot;', &quot;;&quot;comment='&quot;;[.C173];&quot; &quot;;[.A173];&quot;.&quot;; [.B173];&quot;');&quot;)" office:value-type="string" office:string-value="set add table (set id=1, origin=1, id=173, fully qualified name = 'pe.rel_ponto_cotado_batimetrico_p', comment='Tabela pe.rel_ponto_cotado_batimetrico_p');" calcext:value-type="string">
            <text:p>set add table (set id=1, origin=1, id=173, fully qualified name = 'pe.rel_ponto_cotado_batimetrico_p', comment='Tabela pe.rel_ponto_cotado_batimetrico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rel_ponto_hipsometrico</text:p>
          </table:table-cell>
          <table:table-cell office:value-type="string" calcext:value-type="string">
            <text:p>Tabela</text:p>
          </table:table-cell>
          <table:table-cell office:value-type="float" office:value="174" calcext:value-type="float">
            <text:p>174</text:p>
          </table:table-cell>
          <table:table-cell table:formula="of:=CONCATENATE(&quot;set add table (set id=1, origin=1, id=&quot;; [.D174]; &quot;, fully qualified name = '&quot;;  [.A174]; &quot;.&quot;; [.B174]; &quot;', &quot;;&quot;comment='&quot;;[.C174];&quot; &quot;;[.A174];&quot;.&quot;; [.B174];&quot;');&quot;)" office:value-type="string" office:string-value="set add table (set id=1, origin=1, id=174, fully qualified name = 'pe.rel_ponto_hipsometrico', comment='Tabela pe.rel_ponto_hipsometrico');" calcext:value-type="string">
            <text:p>set add table (set id=1, origin=1, id=174, fully qualified name = 'pe.rel_ponto_hipsometrico', comment='Tabela pe.rel_ponto_hipsometrico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rel_rocha_a</text:p>
          </table:table-cell>
          <table:table-cell office:value-type="string" calcext:value-type="string">
            <text:p>Tabela</text:p>
          </table:table-cell>
          <table:table-cell office:value-type="float" office:value="175" calcext:value-type="float">
            <text:p>175</text:p>
          </table:table-cell>
          <table:table-cell table:formula="of:=CONCATENATE(&quot;set add table (set id=1, origin=1, id=&quot;; [.D175]; &quot;, fully qualified name = '&quot;;  [.A175]; &quot;.&quot;; [.B175]; &quot;', &quot;;&quot;comment='&quot;;[.C175];&quot; &quot;;[.A175];&quot;.&quot;; [.B175];&quot;');&quot;)" office:value-type="string" office:string-value="set add table (set id=1, origin=1, id=175, fully qualified name = 'pe.rel_rocha_a', comment='Tabela pe.rel_rocha_a');" calcext:value-type="string">
            <text:p>set add table (set id=1, origin=1, id=175, fully qualified name = 'pe.rel_rocha_a', comment='Tabela pe.rel_rocha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rel_rocha_l</text:p>
          </table:table-cell>
          <table:table-cell office:value-type="string" calcext:value-type="string">
            <text:p>Tabela</text:p>
          </table:table-cell>
          <table:table-cell office:value-type="float" office:value="176" calcext:value-type="float">
            <text:p>176</text:p>
          </table:table-cell>
          <table:table-cell table:formula="of:=CONCATENATE(&quot;set add table (set id=1, origin=1, id=&quot;; [.D176]; &quot;, fully qualified name = '&quot;;  [.A176]; &quot;.&quot;; [.B176]; &quot;', &quot;;&quot;comment='&quot;;[.C176];&quot; &quot;;[.A176];&quot;.&quot;; [.B176];&quot;');&quot;)" office:value-type="string" office:string-value="set add table (set id=1, origin=1, id=176, fully qualified name = 'pe.rel_rocha_l', comment='Tabela pe.rel_rocha_l');" calcext:value-type="string">
            <text:p>set add table (set id=1, origin=1, id=176, fully qualified name = 'pe.rel_rocha_l', comment='Tabela pe.rel_rocha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rel_rocha_p</text:p>
          </table:table-cell>
          <table:table-cell office:value-type="string" calcext:value-type="string">
            <text:p>Tabela</text:p>
          </table:table-cell>
          <table:table-cell office:value-type="float" office:value="177" calcext:value-type="float">
            <text:p>177</text:p>
          </table:table-cell>
          <table:table-cell table:formula="of:=CONCATENATE(&quot;set add table (set id=1, origin=1, id=&quot;; [.D177]; &quot;, fully qualified name = '&quot;;  [.A177]; &quot;.&quot;; [.B177]; &quot;', &quot;;&quot;comment='&quot;;[.C177];&quot; &quot;;[.A177];&quot;.&quot;; [.B177];&quot;');&quot;)" office:value-type="string" office:string-value="set add table (set id=1, origin=1, id=177, fully qualified name = 'pe.rel_rocha_p', comment='Tabela pe.rel_rocha_p');" calcext:value-type="string">
            <text:p>set add table (set id=1, origin=1, id=177, fully qualified name = 'pe.rel_rocha_p', comment='Tabela pe.rel_rocha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rel_terreno_erodido</text:p>
          </table:table-cell>
          <table:table-cell office:value-type="string" calcext:value-type="string">
            <text:p>Tabela</text:p>
          </table:table-cell>
          <table:table-cell office:value-type="float" office:value="178" calcext:value-type="float">
            <text:p>178</text:p>
          </table:table-cell>
          <table:table-cell table:formula="of:=CONCATENATE(&quot;set add table (set id=1, origin=1, id=&quot;; [.D178]; &quot;, fully qualified name = '&quot;;  [.A178]; &quot;.&quot;; [.B178]; &quot;', &quot;;&quot;comment='&quot;;[.C178];&quot; &quot;;[.A178];&quot;.&quot;; [.B178];&quot;');&quot;)" office:value-type="string" office:string-value="set add table (set id=1, origin=1, id=178, fully qualified name = 'pe.rel_terreno_erodido', comment='Tabela pe.rel_terreno_erodido');" calcext:value-type="string">
            <text:p>set add table (set id=1, origin=1, id=178, fully qualified name = 'pe.rel_terreno_erodido', comment='Tabela pe.rel_terreno_erodido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rel_terreno_erodido_a</text:p>
          </table:table-cell>
          <table:table-cell office:value-type="string" calcext:value-type="string">
            <text:p>Tabela</text:p>
          </table:table-cell>
          <table:table-cell office:value-type="float" office:value="179" calcext:value-type="float">
            <text:p>179</text:p>
          </table:table-cell>
          <table:table-cell table:formula="of:=CONCATENATE(&quot;set add table (set id=1, origin=1, id=&quot;; [.D179]; &quot;, fully qualified name = '&quot;;  [.A179]; &quot;.&quot;; [.B179]; &quot;', &quot;;&quot;comment='&quot;;[.C179];&quot; &quot;;[.A179];&quot;.&quot;; [.B179];&quot;');&quot;)" office:value-type="string" office:string-value="set add table (set id=1, origin=1, id=179, fully qualified name = 'pe.rel_terreno_erodido_a', comment='Tabela pe.rel_terreno_erodido_a');" calcext:value-type="string">
            <text:p>set add table (set id=1, origin=1, id=179, fully qualified name = 'pe.rel_terreno_erodido_a', comment='Tabela pe.rel_terreno_erodido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rel_terreno_erodido_l</text:p>
          </table:table-cell>
          <table:table-cell office:value-type="string" calcext:value-type="string">
            <text:p>Tabela</text:p>
          </table:table-cell>
          <table:table-cell office:value-type="float" office:value="180" calcext:value-type="float">
            <text:p>180</text:p>
          </table:table-cell>
          <table:table-cell table:formula="of:=CONCATENATE(&quot;set add table (set id=1, origin=1, id=&quot;; [.D180]; &quot;, fully qualified name = '&quot;;  [.A180]; &quot;.&quot;; [.B180]; &quot;', &quot;;&quot;comment='&quot;;[.C180];&quot; &quot;;[.A180];&quot;.&quot;; [.B180];&quot;');&quot;)" office:value-type="string" office:string-value="set add table (set id=1, origin=1, id=180, fully qualified name = 'pe.rel_terreno_erodido_l', comment='Tabela pe.rel_terreno_erodido_l');" calcext:value-type="string">
            <text:p>set add table (set id=1, origin=1, id=180, fully qualified name = 'pe.rel_terreno_erodido_l', comment='Tabela pe.rel_terreno_erodido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rel_terreno_erodido_p</text:p>
          </table:table-cell>
          <table:table-cell office:value-type="string" calcext:value-type="string">
            <text:p>Tabela</text:p>
          </table:table-cell>
          <table:table-cell office:value-type="float" office:value="181" calcext:value-type="float">
            <text:p>181</text:p>
          </table:table-cell>
          <table:table-cell table:formula="of:=CONCATENATE(&quot;set add table (set id=1, origin=1, id=&quot;; [.D181]; &quot;, fully qualified name = '&quot;;  [.A181]; &quot;.&quot;; [.B181]; &quot;', &quot;;&quot;comment='&quot;;[.C181];&quot; &quot;;[.A181];&quot;.&quot;; [.B181];&quot;');&quot;)" office:value-type="string" office:string-value="set add table (set id=1, origin=1, id=181, fully qualified name = 'pe.rel_terreno_erodido_p', comment='Tabela pe.rel_terreno_erodido_p');" calcext:value-type="string">
            <text:p>set add table (set id=1, origin=1, id=181, fully qualified name = 'pe.rel_terreno_erodido_p', comment='Tabela pe.rel_terreno_erodido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rel_terreno_exposto_a</text:p>
          </table:table-cell>
          <table:table-cell office:value-type="string" calcext:value-type="string">
            <text:p>Tabela</text:p>
          </table:table-cell>
          <table:table-cell office:value-type="float" office:value="182" calcext:value-type="float">
            <text:p>182</text:p>
          </table:table-cell>
          <table:table-cell table:formula="of:=CONCATENATE(&quot;set add table (set id=1, origin=1, id=&quot;; [.D182]; &quot;, fully qualified name = '&quot;;  [.A182]; &quot;.&quot;; [.B182]; &quot;', &quot;;&quot;comment='&quot;;[.C182];&quot; &quot;;[.A182];&quot;.&quot;; [.B182];&quot;');&quot;)" office:value-type="string" office:string-value="set add table (set id=1, origin=1, id=182, fully qualified name = 'pe.rel_terreno_exposto_a', comment='Tabela pe.rel_terreno_exposto_a');" calcext:value-type="string">
            <text:p>set add table (set id=1, origin=1, id=182, fully qualified name = 'pe.rel_terreno_exposto_a', comment='Tabela pe.rel_terreno_exposto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rod_passagem_nivel_p</text:p>
          </table:table-cell>
          <table:table-cell office:value-type="string" calcext:value-type="string">
            <text:p>Tabela</text:p>
          </table:table-cell>
          <table:table-cell office:value-type="float" office:value="183" calcext:value-type="float">
            <text:p>183</text:p>
          </table:table-cell>
          <table:table-cell table:formula="of:=CONCATENATE(&quot;set add table (set id=1, origin=1, id=&quot;; [.D183]; &quot;, fully qualified name = '&quot;;  [.A183]; &quot;.&quot;; [.B183]; &quot;', &quot;;&quot;comment='&quot;;[.C183];&quot; &quot;;[.A183];&quot;.&quot;; [.B183];&quot;');&quot;)" office:value-type="string" office:string-value="set add table (set id=1, origin=1, id=183, fully qualified name = 'pe.rod_passagem_nivel_p', comment='Tabela pe.rod_passagem_nivel_p');" calcext:value-type="string">
            <text:p>set add table (set id=1, origin=1, id=183, fully qualified name = 'pe.rod_passagem_nivel_p', comment='Tabela pe.rod_passagem_nivel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rod_ponto_rodoviario_p</text:p>
          </table:table-cell>
          <table:table-cell office:value-type="string" calcext:value-type="string">
            <text:p>Tabela</text:p>
          </table:table-cell>
          <table:table-cell office:value-type="float" office:value="184" calcext:value-type="float">
            <text:p>184</text:p>
          </table:table-cell>
          <table:table-cell table:formula="of:=CONCATENATE(&quot;set add table (set id=1, origin=1, id=&quot;; [.D184]; &quot;, fully qualified name = '&quot;;  [.A184]; &quot;.&quot;; [.B184]; &quot;', &quot;;&quot;comment='&quot;;[.C184];&quot; &quot;;[.A184];&quot;.&quot;; [.B184];&quot;');&quot;)" office:value-type="string" office:string-value="set add table (set id=1, origin=1, id=184, fully qualified name = 'pe.rod_ponto_rodoviario_p', comment='Tabela pe.rod_ponto_rodoviario_p');" calcext:value-type="string">
            <text:p>set add table (set id=1, origin=1, id=184, fully qualified name = 'pe.rod_ponto_rodoviario_p', comment='Tabela pe.rod_ponto_rodoviario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rod_trecho_rodoviario</text:p>
          </table:table-cell>
          <table:table-cell office:value-type="string" calcext:value-type="string">
            <text:p>Tabela</text:p>
          </table:table-cell>
          <table:table-cell office:value-type="float" office:value="185" calcext:value-type="float">
            <text:p>185</text:p>
          </table:table-cell>
          <table:table-cell table:formula="of:=CONCATENATE(&quot;set add table (set id=1, origin=1, id=&quot;; [.D185]; &quot;, fully qualified name = '&quot;;  [.A185]; &quot;.&quot;; [.B185]; &quot;', &quot;;&quot;comment='&quot;;[.C185];&quot; &quot;;[.A185];&quot;.&quot;; [.B185];&quot;');&quot;)" office:value-type="string" office:string-value="set add table (set id=1, origin=1, id=185, fully qualified name = 'pe.rod_trecho_rodoviario', comment='Tabela pe.rod_trecho_rodoviario');" calcext:value-type="string">
            <text:p>set add table (set id=1, origin=1, id=185, fully qualified name = 'pe.rod_trecho_rodoviario', comment='Tabela pe.rod_trecho_rodoviario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rod_trecho_rodoviario_l</text:p>
          </table:table-cell>
          <table:table-cell office:value-type="string" calcext:value-type="string">
            <text:p>Tabela</text:p>
          </table:table-cell>
          <table:table-cell office:value-type="float" office:value="186" calcext:value-type="float">
            <text:p>186</text:p>
          </table:table-cell>
          <table:table-cell table:formula="of:=CONCATENATE(&quot;set add table (set id=1, origin=1, id=&quot;; [.D186]; &quot;, fully qualified name = '&quot;;  [.A186]; &quot;.&quot;; [.B186]; &quot;', &quot;;&quot;comment='&quot;;[.C186];&quot; &quot;;[.A186];&quot;.&quot;; [.B186];&quot;');&quot;)" office:value-type="string" office:string-value="set add table (set id=1, origin=1, id=186, fully qualified name = 'pe.rod_trecho_rodoviario_l', comment='Tabela pe.rod_trecho_rodoviario_l');" calcext:value-type="string">
            <text:p>set add table (set id=1, origin=1, id=186, fully qualified name = 'pe.rod_trecho_rodoviario_l', comment='Tabela pe.rod_trecho_rodoviario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sb_barragem_calcadao_a</text:p>
          </table:table-cell>
          <table:table-cell office:value-type="string" calcext:value-type="string">
            <text:p>Tabela</text:p>
          </table:table-cell>
          <table:table-cell office:value-type="float" office:value="187" calcext:value-type="float">
            <text:p>187</text:p>
          </table:table-cell>
          <table:table-cell table:formula="of:=CONCATENATE(&quot;set add table (set id=1, origin=1, id=&quot;; [.D187]; &quot;, fully qualified name = '&quot;;  [.A187]; &quot;.&quot;; [.B187]; &quot;', &quot;;&quot;comment='&quot;;[.C187];&quot; &quot;;[.A187];&quot;.&quot;; [.B187];&quot;');&quot;)" office:value-type="string" office:string-value="set add table (set id=1, origin=1, id=187, fully qualified name = 'pe.sb_barragem_calcadao_a', comment='Tabela pe.sb_barragem_calcadao_a');" calcext:value-type="string">
            <text:p>set add table (set id=1, origin=1, id=187, fully qualified name = 'pe.sb_barragem_calcadao_a', comment='Tabela pe.sb_barragem_calcadao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sb_cemiterio</text:p>
          </table:table-cell>
          <table:table-cell office:value-type="string" calcext:value-type="string">
            <text:p>Tabela</text:p>
          </table:table-cell>
          <table:table-cell office:value-type="float" office:value="188" calcext:value-type="float">
            <text:p>188</text:p>
          </table:table-cell>
          <table:table-cell table:formula="of:=CONCATENATE(&quot;set add table (set id=1, origin=1, id=&quot;; [.D188]; &quot;, fully qualified name = '&quot;;  [.A188]; &quot;.&quot;; [.B188]; &quot;', &quot;;&quot;comment='&quot;;[.C188];&quot; &quot;;[.A188];&quot;.&quot;; [.B188];&quot;');&quot;)" office:value-type="string" office:string-value="set add table (set id=1, origin=1, id=188, fully qualified name = 'pe.sb_cemiterio', comment='Tabela pe.sb_cemiterio');" calcext:value-type="string">
            <text:p>set add table (set id=1, origin=1, id=188, fully qualified name = 'pe.sb_cemiterio', comment='Tabela pe.sb_cemiterio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sb_cemiterio_a</text:p>
          </table:table-cell>
          <table:table-cell office:value-type="string" calcext:value-type="string">
            <text:p>Tabela</text:p>
          </table:table-cell>
          <table:table-cell office:value-type="float" office:value="189" calcext:value-type="float">
            <text:p>189</text:p>
          </table:table-cell>
          <table:table-cell table:formula="of:=CONCATENATE(&quot;set add table (set id=1, origin=1, id=&quot;; [.D189]; &quot;, fully qualified name = '&quot;;  [.A189]; &quot;.&quot;; [.B189]; &quot;', &quot;;&quot;comment='&quot;;[.C189];&quot; &quot;;[.A189];&quot;.&quot;; [.B189];&quot;');&quot;)" office:value-type="string" office:string-value="set add table (set id=1, origin=1, id=189, fully qualified name = 'pe.sb_cemiterio_a', comment='Tabela pe.sb_cemiterio_a');" calcext:value-type="string">
            <text:p>set add table (set id=1, origin=1, id=189, fully qualified name = 'pe.sb_cemiterio_a', comment='Tabela pe.sb_cemiterio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sb_cemiterio_p</text:p>
          </table:table-cell>
          <table:table-cell office:value-type="string" calcext:value-type="string">
            <text:p>Tabela</text:p>
          </table:table-cell>
          <table:table-cell office:value-type="float" office:value="190" calcext:value-type="float">
            <text:p>190</text:p>
          </table:table-cell>
          <table:table-cell table:formula="of:=CONCATENATE(&quot;set add table (set id=1, origin=1, id=&quot;; [.D190]; &quot;, fully qualified name = '&quot;;  [.A190]; &quot;.&quot;; [.B190]; &quot;', &quot;;&quot;comment='&quot;;[.C190];&quot; &quot;;[.A190];&quot;.&quot;; [.B190];&quot;');&quot;)" office:value-type="string" office:string-value="set add table (set id=1, origin=1, id=190, fully qualified name = 'pe.sb_cemiterio_p', comment='Tabela pe.sb_cemiterio_p');" calcext:value-type="string">
            <text:p>set add table (set id=1, origin=1, id=190, fully qualified name = 'pe.sb_cemiterio_p', comment='Tabela pe.sb_cemiterio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sb_dep_abast_agua</text:p>
          </table:table-cell>
          <table:table-cell office:value-type="string" calcext:value-type="string">
            <text:p>Tabela</text:p>
          </table:table-cell>
          <table:table-cell office:value-type="float" office:value="191" calcext:value-type="float">
            <text:p>191</text:p>
          </table:table-cell>
          <table:table-cell table:formula="of:=CONCATENATE(&quot;set add table (set id=1, origin=1, id=&quot;; [.D191]; &quot;, fully qualified name = '&quot;;  [.A191]; &quot;.&quot;; [.B191]; &quot;', &quot;;&quot;comment='&quot;;[.C191];&quot; &quot;;[.A191];&quot;.&quot;; [.B191];&quot;');&quot;)" office:value-type="string" office:string-value="set add table (set id=1, origin=1, id=191, fully qualified name = 'pe.sb_dep_abast_agua', comment='Tabela pe.sb_dep_abast_agua');" calcext:value-type="string">
            <text:p>set add table (set id=1, origin=1, id=191, fully qualified name = 'pe.sb_dep_abast_agua', comment='Tabela pe.sb_dep_abast_agu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sb_dep_abast_agua_a</text:p>
          </table:table-cell>
          <table:table-cell office:value-type="string" calcext:value-type="string">
            <text:p>Tabela</text:p>
          </table:table-cell>
          <table:table-cell office:value-type="float" office:value="192" calcext:value-type="float">
            <text:p>192</text:p>
          </table:table-cell>
          <table:table-cell table:formula="of:=CONCATENATE(&quot;set add table (set id=1, origin=1, id=&quot;; [.D192]; &quot;, fully qualified name = '&quot;;  [.A192]; &quot;.&quot;; [.B192]; &quot;', &quot;;&quot;comment='&quot;;[.C192];&quot; &quot;;[.A192];&quot;.&quot;; [.B192];&quot;');&quot;)" office:value-type="string" office:string-value="set add table (set id=1, origin=1, id=192, fully qualified name = 'pe.sb_dep_abast_agua_a', comment='Tabela pe.sb_dep_abast_agua_a');" calcext:value-type="string">
            <text:p>set add table (set id=1, origin=1, id=192, fully qualified name = 'pe.sb_dep_abast_agua_a', comment='Tabela pe.sb_dep_abast_agua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sb_dep_abast_agua_p</text:p>
          </table:table-cell>
          <table:table-cell office:value-type="string" calcext:value-type="string">
            <text:p>Tabela</text:p>
          </table:table-cell>
          <table:table-cell office:value-type="float" office:value="193" calcext:value-type="float">
            <text:p>193</text:p>
          </table:table-cell>
          <table:table-cell table:formula="of:=CONCATENATE(&quot;set add table (set id=1, origin=1, id=&quot;; [.D193]; &quot;, fully qualified name = '&quot;;  [.A193]; &quot;.&quot;; [.B193]; &quot;', &quot;;&quot;comment='&quot;;[.C193];&quot; &quot;;[.A193];&quot;.&quot;; [.B193];&quot;');&quot;)" office:value-type="string" office:string-value="set add table (set id=1, origin=1, id=193, fully qualified name = 'pe.sb_dep_abast_agua_p', comment='Tabela pe.sb_dep_abast_agua_p');" calcext:value-type="string">
            <text:p>set add table (set id=1, origin=1, id=193, fully qualified name = 'pe.sb_dep_abast_agua_p', comment='Tabela pe.sb_dep_abast_agua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sb_dep_saneamento</text:p>
          </table:table-cell>
          <table:table-cell office:value-type="string" calcext:value-type="string">
            <text:p>Tabela</text:p>
          </table:table-cell>
          <table:table-cell office:value-type="float" office:value="194" calcext:value-type="float">
            <text:p>194</text:p>
          </table:table-cell>
          <table:table-cell table:formula="of:=CONCATENATE(&quot;set add table (set id=1, origin=1, id=&quot;; [.D194]; &quot;, fully qualified name = '&quot;;  [.A194]; &quot;.&quot;; [.B194]; &quot;', &quot;;&quot;comment='&quot;;[.C194];&quot; &quot;;[.A194];&quot;.&quot;; [.B194];&quot;');&quot;)" office:value-type="string" office:string-value="set add table (set id=1, origin=1, id=194, fully qualified name = 'pe.sb_dep_saneamento', comment='Tabela pe.sb_dep_saneamento');" calcext:value-type="string">
            <text:p>set add table (set id=1, origin=1, id=194, fully qualified name = 'pe.sb_dep_saneamento', comment='Tabela pe.sb_dep_saneamento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sb_dep_saneamento_a</text:p>
          </table:table-cell>
          <table:table-cell office:value-type="string" calcext:value-type="string">
            <text:p>Tabela</text:p>
          </table:table-cell>
          <table:table-cell office:value-type="float" office:value="195" calcext:value-type="float">
            <text:p>195</text:p>
          </table:table-cell>
          <table:table-cell table:formula="of:=CONCATENATE(&quot;set add table (set id=1, origin=1, id=&quot;; [.D195]; &quot;, fully qualified name = '&quot;;  [.A195]; &quot;.&quot;; [.B195]; &quot;', &quot;;&quot;comment='&quot;;[.C195];&quot; &quot;;[.A195];&quot;.&quot;; [.B195];&quot;');&quot;)" office:value-type="string" office:string-value="set add table (set id=1, origin=1, id=195, fully qualified name = 'pe.sb_dep_saneamento_a', comment='Tabela pe.sb_dep_saneamento_a');" calcext:value-type="string">
            <text:p>set add table (set id=1, origin=1, id=195, fully qualified name = 'pe.sb_dep_saneamento_a', comment='Tabela pe.sb_dep_saneamento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sb_dep_saneamento_p</text:p>
          </table:table-cell>
          <table:table-cell office:value-type="string" calcext:value-type="string">
            <text:p>Tabela</text:p>
          </table:table-cell>
          <table:table-cell office:value-type="float" office:value="196" calcext:value-type="float">
            <text:p>196</text:p>
          </table:table-cell>
          <table:table-cell table:formula="of:=CONCATENATE(&quot;set add table (set id=1, origin=1, id=&quot;; [.D196]; &quot;, fully qualified name = '&quot;;  [.A196]; &quot;.&quot;; [.B196]; &quot;', &quot;;&quot;comment='&quot;;[.C196];&quot; &quot;;[.A196];&quot;.&quot;; [.B196];&quot;');&quot;)" office:value-type="string" office:string-value="set add table (set id=1, origin=1, id=196, fully qualified name = 'pe.sb_dep_saneamento_p', comment='Tabela pe.sb_dep_saneamento_p');" calcext:value-type="string">
            <text:p>set add table (set id=1, origin=1, id=196, fully qualified name = 'pe.sb_dep_saneamento_p', comment='Tabela pe.sb_dep_saneamento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tra_caminho_aereo_l</text:p>
          </table:table-cell>
          <table:table-cell office:value-type="string" calcext:value-type="string">
            <text:p>Tabela</text:p>
          </table:table-cell>
          <table:table-cell office:value-type="float" office:value="197" calcext:value-type="float">
            <text:p>197</text:p>
          </table:table-cell>
          <table:table-cell table:formula="of:=CONCATENATE(&quot;set add table (set id=1, origin=1, id=&quot;; [.D197]; &quot;, fully qualified name = '&quot;;  [.A197]; &quot;.&quot;; [.B197]; &quot;', &quot;;&quot;comment='&quot;;[.C197];&quot; &quot;;[.A197];&quot;.&quot;; [.B197];&quot;');&quot;)" office:value-type="string" office:string-value="set add table (set id=1, origin=1, id=197, fully qualified name = 'pe.tra_caminho_aereo_l', comment='Tabela pe.tra_caminho_aereo_l');" calcext:value-type="string">
            <text:p>set add table (set id=1, origin=1, id=197, fully qualified name = 'pe.tra_caminho_aereo_l', comment='Tabela pe.tra_caminho_aereo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tra_caminho_carrocavel_l</text:p>
          </table:table-cell>
          <table:table-cell office:value-type="string" calcext:value-type="string">
            <text:p>Tabela</text:p>
          </table:table-cell>
          <table:table-cell office:value-type="float" office:value="198" calcext:value-type="float">
            <text:p>198</text:p>
          </table:table-cell>
          <table:table-cell table:formula="of:=CONCATENATE(&quot;set add table (set id=1, origin=1, id=&quot;; [.D198]; &quot;, fully qualified name = '&quot;;  [.A198]; &quot;.&quot;; [.B198]; &quot;', &quot;;&quot;comment='&quot;;[.C198];&quot; &quot;;[.A198];&quot;.&quot;; [.B198];&quot;');&quot;)" office:value-type="string" office:string-value="set add table (set id=1, origin=1, id=198, fully qualified name = 'pe.tra_caminho_carrocavel_l', comment='Tabela pe.tra_caminho_carrocavel_l');" calcext:value-type="string">
            <text:p>set add table (set id=1, origin=1, id=198, fully qualified name = 'pe.tra_caminho_carrocavel_l', comment='Tabela pe.tra_caminho_carrocavel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tra_entroncamento_pto_p</text:p>
          </table:table-cell>
          <table:table-cell office:value-type="string" calcext:value-type="string">
            <text:p>Tabela</text:p>
          </table:table-cell>
          <table:table-cell office:value-type="float" office:value="199" calcext:value-type="float">
            <text:p>199</text:p>
          </table:table-cell>
          <table:table-cell table:formula="of:=CONCATENATE(&quot;set add table (set id=1, origin=1, id=&quot;; [.D199]; &quot;, fully qualified name = '&quot;;  [.A199]; &quot;.&quot;; [.B199]; &quot;', &quot;;&quot;comment='&quot;;[.C199];&quot; &quot;;[.A199];&quot;.&quot;; [.B199];&quot;');&quot;)" office:value-type="string" office:string-value="set add table (set id=1, origin=1, id=199, fully qualified name = 'pe.tra_entroncamento_pto_p', comment='Tabela pe.tra_entroncamento_pto_p');" calcext:value-type="string">
            <text:p>set add table (set id=1, origin=1, id=199, fully qualified name = 'pe.tra_entroncamento_pto_p', comment='Tabela pe.tra_entroncamento_pto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tra_funicular</text:p>
          </table:table-cell>
          <table:table-cell office:value-type="string" calcext:value-type="string">
            <text:p>Tabela</text:p>
          </table:table-cell>
          <table:table-cell office:value-type="float" office:value="200" calcext:value-type="float">
            <text:p>200</text:p>
          </table:table-cell>
          <table:table-cell table:formula="of:=CONCATENATE(&quot;set add table (set id=1, origin=1, id=&quot;; [.D200]; &quot;, fully qualified name = '&quot;;  [.A200]; &quot;.&quot;; [.B200]; &quot;', &quot;;&quot;comment='&quot;;[.C200];&quot; &quot;;[.A200];&quot;.&quot;; [.B200];&quot;');&quot;)" office:value-type="string" office:string-value="set add table (set id=1, origin=1, id=200, fully qualified name = 'pe.tra_funicular', comment='Tabela pe.tra_funicular');" calcext:value-type="string">
            <text:p>set add table (set id=1, origin=1, id=200, fully qualified name = 'pe.tra_funicular', comment='Tabela pe.tra_funicular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tra_funicular_l</text:p>
          </table:table-cell>
          <table:table-cell office:value-type="string" calcext:value-type="string">
            <text:p>Tabela</text:p>
          </table:table-cell>
          <table:table-cell office:value-type="float" office:value="201" calcext:value-type="float">
            <text:p>201</text:p>
          </table:table-cell>
          <table:table-cell table:formula="of:=CONCATENATE(&quot;set add table (set id=1, origin=1, id=&quot;; [.D201]; &quot;, fully qualified name = '&quot;;  [.A201]; &quot;.&quot;; [.B201]; &quot;', &quot;;&quot;comment='&quot;;[.C201];&quot; &quot;;[.A201];&quot;.&quot;; [.B201];&quot;');&quot;)" office:value-type="string" office:string-value="set add table (set id=1, origin=1, id=201, fully qualified name = 'pe.tra_funicular_l', comment='Tabela pe.tra_funicular_l');" calcext:value-type="string">
            <text:p>set add table (set id=1, origin=1, id=201, fully qualified name = 'pe.tra_funicular_l', comment='Tabela pe.tra_funicular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tra_funicular_p</text:p>
          </table:table-cell>
          <table:table-cell office:value-type="string" calcext:value-type="string">
            <text:p>Tabela</text:p>
          </table:table-cell>
          <table:table-cell office:value-type="float" office:value="202" calcext:value-type="float">
            <text:p>202</text:p>
          </table:table-cell>
          <table:table-cell table:formula="of:=CONCATENATE(&quot;set add table (set id=1, origin=1, id=&quot;; [.D202]; &quot;, fully qualified name = '&quot;;  [.A202]; &quot;.&quot;; [.B202]; &quot;', &quot;;&quot;comment='&quot;;[.C202];&quot; &quot;;[.A202];&quot;.&quot;; [.B202];&quot;');&quot;)" office:value-type="string" office:string-value="set add table (set id=1, origin=1, id=202, fully qualified name = 'pe.tra_funicular_p', comment='Tabela pe.tra_funicular_p');" calcext:value-type="string">
            <text:p>set add table (set id=1, origin=1, id=202, fully qualified name = 'pe.tra_funicular_p', comment='Tabela pe.tra_funicular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tra_obra_de_arte_viaria</text:p>
          </table:table-cell>
          <table:table-cell office:value-type="string" calcext:value-type="string">
            <text:p>Tabela</text:p>
          </table:table-cell>
          <table:table-cell office:value-type="float" office:value="203" calcext:value-type="float">
            <text:p>203</text:p>
          </table:table-cell>
          <table:table-cell table:formula="of:=CONCATENATE(&quot;set add table (set id=1, origin=1, id=&quot;; [.D203]; &quot;, fully qualified name = '&quot;;  [.A203]; &quot;.&quot;; [.B203]; &quot;', &quot;;&quot;comment='&quot;;[.C203];&quot; &quot;;[.A203];&quot;.&quot;; [.B203];&quot;');&quot;)" office:value-type="string" office:string-value="set add table (set id=1, origin=1, id=203, fully qualified name = 'pe.tra_obra_de_arte_viaria', comment='Tabela pe.tra_obra_de_arte_viaria');" calcext:value-type="string">
            <text:p>set add table (set id=1, origin=1, id=203, fully qualified name = 'pe.tra_obra_de_arte_viaria', comment='Tabela pe.tra_obra_de_arte_viari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tra_passagem_elevada_viaduto</text:p>
          </table:table-cell>
          <table:table-cell office:value-type="string" calcext:value-type="string">
            <text:p>Tabela</text:p>
          </table:table-cell>
          <table:table-cell office:value-type="float" office:value="204" calcext:value-type="float">
            <text:p>204</text:p>
          </table:table-cell>
          <table:table-cell table:formula="of:=CONCATENATE(&quot;set add table (set id=1, origin=1, id=&quot;; [.D204]; &quot;, fully qualified name = '&quot;;  [.A204]; &quot;.&quot;; [.B204]; &quot;', &quot;;&quot;comment='&quot;;[.C204];&quot; &quot;;[.A204];&quot;.&quot;; [.B204];&quot;');&quot;)" office:value-type="string" office:string-value="set add table (set id=1, origin=1, id=204, fully qualified name = 'pe.tra_passagem_elevada_viaduto', comment='Tabela pe.tra_passagem_elevada_viaduto');" calcext:value-type="string">
            <text:p>set add table (set id=1, origin=1, id=204, fully qualified name = 'pe.tra_passagem_elevada_viaduto', comment='Tabela pe.tra_passagem_elevada_viaduto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tra_passagem_elevada_viaduto_l</text:p>
          </table:table-cell>
          <table:table-cell office:value-type="string" calcext:value-type="string">
            <text:p>Tabela</text:p>
          </table:table-cell>
          <table:table-cell office:value-type="float" office:value="205" calcext:value-type="float">
            <text:p>205</text:p>
          </table:table-cell>
          <table:table-cell table:formula="of:=CONCATENATE(&quot;set add table (set id=1, origin=1, id=&quot;; [.D205]; &quot;, fully qualified name = '&quot;;  [.A205]; &quot;.&quot;; [.B205]; &quot;', &quot;;&quot;comment='&quot;;[.C205];&quot; &quot;;[.A205];&quot;.&quot;; [.B205];&quot;');&quot;)" office:value-type="string" office:string-value="set add table (set id=1, origin=1, id=205, fully qualified name = 'pe.tra_passagem_elevada_viaduto_l', comment='Tabela pe.tra_passagem_elevada_viaduto_l');" calcext:value-type="string">
            <text:p>set add table (set id=1, origin=1, id=205, fully qualified name = 'pe.tra_passagem_elevada_viaduto_l', comment='Tabela pe.tra_passagem_elevada_viaduto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tra_passagem_elevada_viaduto_p</text:p>
          </table:table-cell>
          <table:table-cell office:value-type="string" calcext:value-type="string">
            <text:p>Tabela</text:p>
          </table:table-cell>
          <table:table-cell office:value-type="float" office:value="206" calcext:value-type="float">
            <text:p>206</text:p>
          </table:table-cell>
          <table:table-cell table:formula="of:=CONCATENATE(&quot;set add table (set id=1, origin=1, id=&quot;; [.D206]; &quot;, fully qualified name = '&quot;;  [.A206]; &quot;.&quot;; [.B206]; &quot;', &quot;;&quot;comment='&quot;;[.C206];&quot; &quot;;[.A206];&quot;.&quot;; [.B206];&quot;');&quot;)" office:value-type="string" office:string-value="set add table (set id=1, origin=1, id=206, fully qualified name = 'pe.tra_passagem_elevada_viaduto_p', comment='Tabela pe.tra_passagem_elevada_viaduto_p');" calcext:value-type="string">
            <text:p>set add table (set id=1, origin=1, id=206, fully qualified name = 'pe.tra_passagem_elevada_viaduto_p', comment='Tabela pe.tra_passagem_elevada_viaduto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tra_patio</text:p>
          </table:table-cell>
          <table:table-cell office:value-type="string" calcext:value-type="string">
            <text:p>Tabela</text:p>
          </table:table-cell>
          <table:table-cell office:value-type="float" office:value="207" calcext:value-type="float">
            <text:p>207</text:p>
          </table:table-cell>
          <table:table-cell table:formula="of:=CONCATENATE(&quot;set add table (set id=1, origin=1, id=&quot;; [.D207]; &quot;, fully qualified name = '&quot;;  [.A207]; &quot;.&quot;; [.B207]; &quot;', &quot;;&quot;comment='&quot;;[.C207];&quot; &quot;;[.A207];&quot;.&quot;; [.B207];&quot;');&quot;)" office:value-type="string" office:string-value="set add table (set id=1, origin=1, id=207, fully qualified name = 'pe.tra_patio', comment='Tabela pe.tra_patio');" calcext:value-type="string">
            <text:p>set add table (set id=1, origin=1, id=207, fully qualified name = 'pe.tra_patio', comment='Tabela pe.tra_patio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tra_patio_a</text:p>
          </table:table-cell>
          <table:table-cell office:value-type="string" calcext:value-type="string">
            <text:p>Tabela</text:p>
          </table:table-cell>
          <table:table-cell office:value-type="float" office:value="208" calcext:value-type="float">
            <text:p>208</text:p>
          </table:table-cell>
          <table:table-cell table:formula="of:=CONCATENATE(&quot;set add table (set id=1, origin=1, id=&quot;; [.D208]; &quot;, fully qualified name = '&quot;;  [.A208]; &quot;.&quot;; [.B208]; &quot;', &quot;;&quot;comment='&quot;;[.C208];&quot; &quot;;[.A208];&quot;.&quot;; [.B208];&quot;');&quot;)" office:value-type="string" office:string-value="set add table (set id=1, origin=1, id=208, fully qualified name = 'pe.tra_patio_a', comment='Tabela pe.tra_patio_a');" calcext:value-type="string">
            <text:p>set add table (set id=1, origin=1, id=208, fully qualified name = 'pe.tra_patio_a', comment='Tabela pe.tra_patio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tra_patio_p</text:p>
          </table:table-cell>
          <table:table-cell office:value-type="string" calcext:value-type="string">
            <text:p>Tabela</text:p>
          </table:table-cell>
          <table:table-cell office:value-type="float" office:value="209" calcext:value-type="float">
            <text:p>209</text:p>
          </table:table-cell>
          <table:table-cell table:formula="of:=CONCATENATE(&quot;set add table (set id=1, origin=1, id=&quot;; [.D209]; &quot;, fully qualified name = '&quot;;  [.A209]; &quot;.&quot;; [.B209]; &quot;', &quot;;&quot;comment='&quot;;[.C209];&quot; &quot;;[.A209];&quot;.&quot;; [.B209];&quot;');&quot;)" office:value-type="string" office:string-value="set add table (set id=1, origin=1, id=209, fully qualified name = 'pe.tra_patio_p', comment='Tabela pe.tra_patio_p');" calcext:value-type="string">
            <text:p>set add table (set id=1, origin=1, id=209, fully qualified name = 'pe.tra_patio_p', comment='Tabela pe.tra_patio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tra_ponte</text:p>
          </table:table-cell>
          <table:table-cell office:value-type="string" calcext:value-type="string">
            <text:p>Tabela</text:p>
          </table:table-cell>
          <table:table-cell office:value-type="float" office:value="210" calcext:value-type="float">
            <text:p>210</text:p>
          </table:table-cell>
          <table:table-cell table:formula="of:=CONCATENATE(&quot;set add table (set id=1, origin=1, id=&quot;; [.D210]; &quot;, fully qualified name = '&quot;;  [.A210]; &quot;.&quot;; [.B210]; &quot;', &quot;;&quot;comment='&quot;;[.C210];&quot; &quot;;[.A210];&quot;.&quot;; [.B210];&quot;');&quot;)" office:value-type="string" office:string-value="set add table (set id=1, origin=1, id=210, fully qualified name = 'pe.tra_ponte', comment='Tabela pe.tra_ponte');" calcext:value-type="string">
            <text:p>set add table (set id=1, origin=1, id=210, fully qualified name = 'pe.tra_ponte', comment='Tabela pe.tra_ponte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tra_ponte_l</text:p>
          </table:table-cell>
          <table:table-cell office:value-type="string" calcext:value-type="string">
            <text:p>Tabela</text:p>
          </table:table-cell>
          <table:table-cell office:value-type="float" office:value="211" calcext:value-type="float">
            <text:p>211</text:p>
          </table:table-cell>
          <table:table-cell table:formula="of:=CONCATENATE(&quot;set add table (set id=1, origin=1, id=&quot;; [.D211]; &quot;, fully qualified name = '&quot;;  [.A211]; &quot;.&quot;; [.B211]; &quot;', &quot;;&quot;comment='&quot;;[.C211];&quot; &quot;;[.A211];&quot;.&quot;; [.B211];&quot;');&quot;)" office:value-type="string" office:string-value="set add table (set id=1, origin=1, id=211, fully qualified name = 'pe.tra_ponte_l', comment='Tabela pe.tra_ponte_l');" calcext:value-type="string">
            <text:p>set add table (set id=1, origin=1, id=211, fully qualified name = 'pe.tra_ponte_l', comment='Tabela pe.tra_ponte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tra_ponte_p</text:p>
          </table:table-cell>
          <table:table-cell office:value-type="string" calcext:value-type="string">
            <text:p>Tabela</text:p>
          </table:table-cell>
          <table:table-cell office:value-type="float" office:value="212" calcext:value-type="float">
            <text:p>212</text:p>
          </table:table-cell>
          <table:table-cell table:formula="of:=CONCATENATE(&quot;set add table (set id=1, origin=1, id=&quot;; [.D212]; &quot;, fully qualified name = '&quot;;  [.A212]; &quot;.&quot;; [.B212]; &quot;', &quot;;&quot;comment='&quot;;[.C212];&quot; &quot;;[.A212];&quot;.&quot;; [.B212];&quot;');&quot;)" office:value-type="string" office:string-value="set add table (set id=1, origin=1, id=212, fully qualified name = 'pe.tra_ponte_p', comment='Tabela pe.tra_ponte_p');" calcext:value-type="string">
            <text:p>set add table (set id=1, origin=1, id=212, fully qualified name = 'pe.tra_ponte_p', comment='Tabela pe.tra_ponte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tra_ponto_rodoviario_ferrov</text:p>
          </table:table-cell>
          <table:table-cell office:value-type="string" calcext:value-type="string">
            <text:p>Tabela</text:p>
          </table:table-cell>
          <table:table-cell office:value-type="float" office:value="213" calcext:value-type="float">
            <text:p>213</text:p>
          </table:table-cell>
          <table:table-cell table:formula="of:=CONCATENATE(&quot;set add table (set id=1, origin=1, id=&quot;; [.D213]; &quot;, fully qualified name = '&quot;;  [.A213]; &quot;.&quot;; [.B213]; &quot;', &quot;;&quot;comment='&quot;;[.C213];&quot; &quot;;[.A213];&quot;.&quot;; [.B213];&quot;');&quot;)" office:value-type="string" office:string-value="set add table (set id=1, origin=1, id=213, fully qualified name = 'pe.tra_ponto_rodoviario_ferrov', comment='Tabela pe.tra_ponto_rodoviario_ferrov');" calcext:value-type="string">
            <text:p>set add table (set id=1, origin=1, id=213, fully qualified name = 'pe.tra_ponto_rodoviario_ferrov', comment='Tabela pe.tra_ponto_rodoviario_ferrov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tra_travessia</text:p>
          </table:table-cell>
          <table:table-cell office:value-type="string" calcext:value-type="string">
            <text:p>Tabela</text:p>
          </table:table-cell>
          <table:table-cell office:value-type="float" office:value="214" calcext:value-type="float">
            <text:p>214</text:p>
          </table:table-cell>
          <table:table-cell table:formula="of:=CONCATENATE(&quot;set add table (set id=1, origin=1, id=&quot;; [.D214]; &quot;, fully qualified name = '&quot;;  [.A214]; &quot;.&quot;; [.B214]; &quot;', &quot;;&quot;comment='&quot;;[.C214];&quot; &quot;;[.A214];&quot;.&quot;; [.B214];&quot;');&quot;)" office:value-type="string" office:string-value="set add table (set id=1, origin=1, id=214, fully qualified name = 'pe.tra_travessia', comment='Tabela pe.tra_travessia');" calcext:value-type="string">
            <text:p>set add table (set id=1, origin=1, id=214, fully qualified name = 'pe.tra_travessia', comment='Tabela pe.tra_travessi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tra_travessia_l</text:p>
          </table:table-cell>
          <table:table-cell office:value-type="string" calcext:value-type="string">
            <text:p>Tabela</text:p>
          </table:table-cell>
          <table:table-cell office:value-type="float" office:value="215" calcext:value-type="float">
            <text:p>215</text:p>
          </table:table-cell>
          <table:table-cell table:formula="of:=CONCATENATE(&quot;set add table (set id=1, origin=1, id=&quot;; [.D215]; &quot;, fully qualified name = '&quot;;  [.A215]; &quot;.&quot;; [.B215]; &quot;', &quot;;&quot;comment='&quot;;[.C215];&quot; &quot;;[.A215];&quot;.&quot;; [.B215];&quot;');&quot;)" office:value-type="string" office:string-value="set add table (set id=1, origin=1, id=215, fully qualified name = 'pe.tra_travessia_l', comment='Tabela pe.tra_travessia_l');" calcext:value-type="string">
            <text:p>set add table (set id=1, origin=1, id=215, fully qualified name = 'pe.tra_travessia_l', comment='Tabela pe.tra_travessia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tra_travessia_p</text:p>
          </table:table-cell>
          <table:table-cell office:value-type="string" calcext:value-type="string">
            <text:p>Tabela</text:p>
          </table:table-cell>
          <table:table-cell office:value-type="float" office:value="216" calcext:value-type="float">
            <text:p>216</text:p>
          </table:table-cell>
          <table:table-cell table:formula="of:=CONCATENATE(&quot;set add table (set id=1, origin=1, id=&quot;; [.D216]; &quot;, fully qualified name = '&quot;;  [.A216]; &quot;.&quot;; [.B216]; &quot;', &quot;;&quot;comment='&quot;;[.C216];&quot; &quot;;[.A216];&quot;.&quot;; [.B216];&quot;');&quot;)" office:value-type="string" office:string-value="set add table (set id=1, origin=1, id=216, fully qualified name = 'pe.tra_travessia_p', comment='Tabela pe.tra_travessia_p');" calcext:value-type="string">
            <text:p>set add table (set id=1, origin=1, id=216, fully qualified name = 'pe.tra_travessia_p', comment='Tabela pe.tra_travessia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tra_travessia_pedestre</text:p>
          </table:table-cell>
          <table:table-cell office:value-type="string" calcext:value-type="string">
            <text:p>Tabela</text:p>
          </table:table-cell>
          <table:table-cell office:value-type="float" office:value="217" calcext:value-type="float">
            <text:p>217</text:p>
          </table:table-cell>
          <table:table-cell table:formula="of:=CONCATENATE(&quot;set add table (set id=1, origin=1, id=&quot;; [.D217]; &quot;, fully qualified name = '&quot;;  [.A217]; &quot;.&quot;; [.B217]; &quot;', &quot;;&quot;comment='&quot;;[.C217];&quot; &quot;;[.A217];&quot;.&quot;; [.B217];&quot;');&quot;)" office:value-type="string" office:string-value="set add table (set id=1, origin=1, id=217, fully qualified name = 'pe.tra_travessia_pedestre', comment='Tabela pe.tra_travessia_pedestre');" calcext:value-type="string">
            <text:p>set add table (set id=1, origin=1, id=217, fully qualified name = 'pe.tra_travessia_pedestre', comment='Tabela pe.tra_travessia_pedestre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tra_travessia_pedestre_l</text:p>
          </table:table-cell>
          <table:table-cell office:value-type="string" calcext:value-type="string">
            <text:p>Tabela</text:p>
          </table:table-cell>
          <table:table-cell office:value-type="float" office:value="218" calcext:value-type="float">
            <text:p>218</text:p>
          </table:table-cell>
          <table:table-cell table:formula="of:=CONCATENATE(&quot;set add table (set id=1, origin=1, id=&quot;; [.D218]; &quot;, fully qualified name = '&quot;;  [.A218]; &quot;.&quot;; [.B218]; &quot;', &quot;;&quot;comment='&quot;;[.C218];&quot; &quot;;[.A218];&quot;.&quot;; [.B218];&quot;');&quot;)" office:value-type="string" office:string-value="set add table (set id=1, origin=1, id=218, fully qualified name = 'pe.tra_travessia_pedestre_l', comment='Tabela pe.tra_travessia_pedestre_l');" calcext:value-type="string">
            <text:p>set add table (set id=1, origin=1, id=218, fully qualified name = 'pe.tra_travessia_pedestre_l', comment='Tabela pe.tra_travessia_pedestre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tra_travessia_pedestre_p</text:p>
          </table:table-cell>
          <table:table-cell office:value-type="string" calcext:value-type="string">
            <text:p>Tabela</text:p>
          </table:table-cell>
          <table:table-cell office:value-type="float" office:value="219" calcext:value-type="float">
            <text:p>219</text:p>
          </table:table-cell>
          <table:table-cell table:formula="of:=CONCATENATE(&quot;set add table (set id=1, origin=1, id=&quot;; [.D219]; &quot;, fully qualified name = '&quot;;  [.A219]; &quot;.&quot;; [.B219]; &quot;', &quot;;&quot;comment='&quot;;[.C219];&quot; &quot;;[.A219];&quot;.&quot;; [.B219];&quot;');&quot;)" office:value-type="string" office:string-value="set add table (set id=1, origin=1, id=219, fully qualified name = 'pe.tra_travessia_pedestre_p', comment='Tabela pe.tra_travessia_pedestre_p');" calcext:value-type="string">
            <text:p>set add table (set id=1, origin=1, id=219, fully qualified name = 'pe.tra_travessia_pedestre_p', comment='Tabela pe.tra_travessia_pedestre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tra_trilha_picada_l</text:p>
          </table:table-cell>
          <table:table-cell office:value-type="string" calcext:value-type="string">
            <text:p>Tabela</text:p>
          </table:table-cell>
          <table:table-cell office:value-type="float" office:value="220" calcext:value-type="float">
            <text:p>220</text:p>
          </table:table-cell>
          <table:table-cell table:formula="of:=CONCATENATE(&quot;set add table (set id=1, origin=1, id=&quot;; [.D220]; &quot;, fully qualified name = '&quot;;  [.A220]; &quot;.&quot;; [.B220]; &quot;', &quot;;&quot;comment='&quot;;[.C220];&quot; &quot;;[.A220];&quot;.&quot;; [.B220];&quot;');&quot;)" office:value-type="string" office:string-value="set add table (set id=1, origin=1, id=220, fully qualified name = 'pe.tra_trilha_picada_l', comment='Tabela pe.tra_trilha_picada_l');" calcext:value-type="string">
            <text:p>set add table (set id=1, origin=1, id=220, fully qualified name = 'pe.tra_trilha_picada_l', comment='Tabela pe.tra_trilha_picada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tra_tunel</text:p>
          </table:table-cell>
          <table:table-cell office:value-type="string" calcext:value-type="string">
            <text:p>Tabela</text:p>
          </table:table-cell>
          <table:table-cell office:value-type="float" office:value="221" calcext:value-type="float">
            <text:p>221</text:p>
          </table:table-cell>
          <table:table-cell table:formula="of:=CONCATENATE(&quot;set add table (set id=1, origin=1, id=&quot;; [.D221]; &quot;, fully qualified name = '&quot;;  [.A221]; &quot;.&quot;; [.B221]; &quot;', &quot;;&quot;comment='&quot;;[.C221];&quot; &quot;;[.A221];&quot;.&quot;; [.B221];&quot;');&quot;)" office:value-type="string" office:string-value="set add table (set id=1, origin=1, id=221, fully qualified name = 'pe.tra_tunel', comment='Tabela pe.tra_tunel');" calcext:value-type="string">
            <text:p>set add table (set id=1, origin=1, id=221, fully qualified name = 'pe.tra_tunel', comment='Tabela pe.tra_tune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tra_tunel_l</text:p>
          </table:table-cell>
          <table:table-cell office:value-type="string" calcext:value-type="string">
            <text:p>Tabela</text:p>
          </table:table-cell>
          <table:table-cell office:value-type="float" office:value="222" calcext:value-type="float">
            <text:p>222</text:p>
          </table:table-cell>
          <table:table-cell table:formula="of:=CONCATENATE(&quot;set add table (set id=1, origin=1, id=&quot;; [.D222]; &quot;, fully qualified name = '&quot;;  [.A222]; &quot;.&quot;; [.B222]; &quot;', &quot;;&quot;comment='&quot;;[.C222];&quot; &quot;;[.A222];&quot;.&quot;; [.B222];&quot;');&quot;)" office:value-type="string" office:string-value="set add table (set id=1, origin=1, id=222, fully qualified name = 'pe.tra_tunel_l', comment='Tabela pe.tra_tunel_l');" calcext:value-type="string">
            <text:p>set add table (set id=1, origin=1, id=222, fully qualified name = 'pe.tra_tunel_l', comment='Tabela pe.tra_tunel_l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tra_tunel_p</text:p>
          </table:table-cell>
          <table:table-cell office:value-type="string" calcext:value-type="string">
            <text:p>Tabela</text:p>
          </table:table-cell>
          <table:table-cell office:value-type="float" office:value="223" calcext:value-type="float">
            <text:p>223</text:p>
          </table:table-cell>
          <table:table-cell table:formula="of:=CONCATENATE(&quot;set add table (set id=1, origin=1, id=&quot;; [.D223]; &quot;, fully qualified name = '&quot;;  [.A223]; &quot;.&quot;; [.B223]; &quot;', &quot;;&quot;comment='&quot;;[.C223];&quot; &quot;;[.A223];&quot;.&quot;; [.B223];&quot;');&quot;)" office:value-type="string" office:string-value="set add table (set id=1, origin=1, id=223, fully qualified name = 'pe.tra_tunel_p', comment='Tabela pe.tra_tunel_p');" calcext:value-type="string">
            <text:p>set add table (set id=1, origin=1, id=223, fully qualified name = 'pe.tra_tunel_p', comment='Tabela pe.tra_tunel_p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veg_brejo_pantano_a</text:p>
          </table:table-cell>
          <table:table-cell office:value-type="string" calcext:value-type="string">
            <text:p>Tabela</text:p>
          </table:table-cell>
          <table:table-cell office:value-type="float" office:value="224" calcext:value-type="float">
            <text:p>224</text:p>
          </table:table-cell>
          <table:table-cell table:formula="of:=CONCATENATE(&quot;set add table (set id=1, origin=1, id=&quot;; [.D224]; &quot;, fully qualified name = '&quot;;  [.A224]; &quot;.&quot;; [.B224]; &quot;', &quot;;&quot;comment='&quot;;[.C224];&quot; &quot;;[.A224];&quot;.&quot;; [.B224];&quot;');&quot;)" office:value-type="string" office:string-value="set add table (set id=1, origin=1, id=224, fully qualified name = 'pe.veg_brejo_pantano_a', comment='Tabela pe.veg_brejo_pantano_a');" calcext:value-type="string">
            <text:p>set add table (set id=1, origin=1, id=224, fully qualified name = 'pe.veg_brejo_pantano_a', comment='Tabela pe.veg_brejo_pantano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veg_caatinga_a</text:p>
          </table:table-cell>
          <table:table-cell office:value-type="string" calcext:value-type="string">
            <text:p>Tabela</text:p>
          </table:table-cell>
          <table:table-cell office:value-type="float" office:value="225" calcext:value-type="float">
            <text:p>225</text:p>
          </table:table-cell>
          <table:table-cell table:formula="of:=CONCATENATE(&quot;set add table (set id=1, origin=1, id=&quot;; [.D225]; &quot;, fully qualified name = '&quot;;  [.A225]; &quot;.&quot;; [.B225]; &quot;', &quot;;&quot;comment='&quot;;[.C225];&quot; &quot;;[.A225];&quot;.&quot;; [.B225];&quot;');&quot;)" office:value-type="string" office:string-value="set add table (set id=1, origin=1, id=225, fully qualified name = 'pe.veg_caatinga_a', comment='Tabela pe.veg_caatinga_a');" calcext:value-type="string">
            <text:p>set add table (set id=1, origin=1, id=225, fully qualified name = 'pe.veg_caatinga_a', comment='Tabela pe.veg_caatinga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veg_campinarana_a</text:p>
          </table:table-cell>
          <table:table-cell office:value-type="string" calcext:value-type="string">
            <text:p>Tabela</text:p>
          </table:table-cell>
          <table:table-cell office:value-type="float" office:value="226" calcext:value-type="float">
            <text:p>226</text:p>
          </table:table-cell>
          <table:table-cell table:formula="of:=CONCATENATE(&quot;set add table (set id=1, origin=1, id=&quot;; [.D226]; &quot;, fully qualified name = '&quot;;  [.A226]; &quot;.&quot;; [.B226]; &quot;', &quot;;&quot;comment='&quot;;[.C226];&quot; &quot;;[.A226];&quot;.&quot;; [.B226];&quot;');&quot;)" office:value-type="string" office:string-value="set add table (set id=1, origin=1, id=226, fully qualified name = 'pe.veg_campinarana_a', comment='Tabela pe.veg_campinarana_a');" calcext:value-type="string">
            <text:p>set add table (set id=1, origin=1, id=226, fully qualified name = 'pe.veg_campinarana_a', comment='Tabela pe.veg_campinarana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veg_campo_a</text:p>
          </table:table-cell>
          <table:table-cell office:value-type="string" calcext:value-type="string">
            <text:p>Tabela</text:p>
          </table:table-cell>
          <table:table-cell office:value-type="float" office:value="227" calcext:value-type="float">
            <text:p>227</text:p>
          </table:table-cell>
          <table:table-cell table:formula="of:=CONCATENATE(&quot;set add table (set id=1, origin=1, id=&quot;; [.D227]; &quot;, fully qualified name = '&quot;;  [.A227]; &quot;.&quot;; [.B227]; &quot;', &quot;;&quot;comment='&quot;;[.C227];&quot; &quot;;[.A227];&quot;.&quot;; [.B227];&quot;');&quot;)" office:value-type="string" office:string-value="set add table (set id=1, origin=1, id=227, fully qualified name = 'pe.veg_campo_a', comment='Tabela pe.veg_campo_a');" calcext:value-type="string">
            <text:p>set add table (set id=1, origin=1, id=227, fully qualified name = 'pe.veg_campo_a', comment='Tabela pe.veg_campo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veg_cerrado_a</text:p>
          </table:table-cell>
          <table:table-cell office:value-type="string" calcext:value-type="string">
            <text:p>Tabela</text:p>
          </table:table-cell>
          <table:table-cell office:value-type="float" office:value="228" calcext:value-type="float">
            <text:p>228</text:p>
          </table:table-cell>
          <table:table-cell table:formula="of:=CONCATENATE(&quot;set add table (set id=1, origin=1, id=&quot;; [.D228]; &quot;, fully qualified name = '&quot;;  [.A228]; &quot;.&quot;; [.B228]; &quot;', &quot;;&quot;comment='&quot;;[.C228];&quot; &quot;;[.A228];&quot;.&quot;; [.B228];&quot;');&quot;)" office:value-type="string" office:string-value="set add table (set id=1, origin=1, id=228, fully qualified name = 'pe.veg_cerrado_a', comment='Tabela pe.veg_cerrado_a');" calcext:value-type="string">
            <text:p>set add table (set id=1, origin=1, id=228, fully qualified name = 'pe.veg_cerrado_a', comment='Tabela pe.veg_cerrado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veg_floresta_a</text:p>
          </table:table-cell>
          <table:table-cell office:value-type="string" calcext:value-type="string">
            <text:p>Tabela</text:p>
          </table:table-cell>
          <table:table-cell office:value-type="float" office:value="229" calcext:value-type="float">
            <text:p>229</text:p>
          </table:table-cell>
          <table:table-cell table:formula="of:=CONCATENATE(&quot;set add table (set id=1, origin=1, id=&quot;; [.D229]; &quot;, fully qualified name = '&quot;;  [.A229]; &quot;.&quot;; [.B229]; &quot;', &quot;;&quot;comment='&quot;;[.C229];&quot; &quot;;[.A229];&quot;.&quot;; [.B229];&quot;');&quot;)" office:value-type="string" office:string-value="set add table (set id=1, origin=1, id=229, fully qualified name = 'pe.veg_floresta_a', comment='Tabela pe.veg_floresta_a');" calcext:value-type="string">
            <text:p>set add table (set id=1, origin=1, id=229, fully qualified name = 'pe.veg_floresta_a', comment='Tabela pe.veg_floresta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veg_mangue_a</text:p>
          </table:table-cell>
          <table:table-cell office:value-type="string" calcext:value-type="string">
            <text:p>Tabela</text:p>
          </table:table-cell>
          <table:table-cell office:value-type="float" office:value="230" calcext:value-type="float">
            <text:p>230</text:p>
          </table:table-cell>
          <table:table-cell table:formula="of:=CONCATENATE(&quot;set add table (set id=1, origin=1, id=&quot;; [.D230]; &quot;, fully qualified name = '&quot;;  [.A230]; &quot;.&quot;; [.B230]; &quot;', &quot;;&quot;comment='&quot;;[.C230];&quot; &quot;;[.A230];&quot;.&quot;; [.B230];&quot;');&quot;)" office:value-type="string" office:string-value="set add table (set id=1, origin=1, id=230, fully qualified name = 'pe.veg_mangue_a', comment='Tabela pe.veg_mangue_a');" calcext:value-type="string">
            <text:p>set add table (set id=1, origin=1, id=230, fully qualified name = 'pe.veg_mangue_a', comment='Tabela pe.veg_mangue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veg_reflorestamento_a</text:p>
          </table:table-cell>
          <table:table-cell office:value-type="string" calcext:value-type="string">
            <text:p>Tabela</text:p>
          </table:table-cell>
          <table:table-cell office:value-type="float" office:value="231" calcext:value-type="float">
            <text:p>231</text:p>
          </table:table-cell>
          <table:table-cell table:formula="of:=CONCATENATE(&quot;set add table (set id=1, origin=1, id=&quot;; [.D231]; &quot;, fully qualified name = '&quot;;  [.A231]; &quot;.&quot;; [.B231]; &quot;', &quot;;&quot;comment='&quot;;[.C231];&quot; &quot;;[.A231];&quot;.&quot;; [.B231];&quot;');&quot;)" office:value-type="string" office:string-value="set add table (set id=1, origin=1, id=231, fully qualified name = 'pe.veg_reflorestamento_a', comment='Tabela pe.veg_reflorestamento_a');" calcext:value-type="string">
            <text:p>set add table (set id=1, origin=1, id=231, fully qualified name = 'pe.veg_reflorestamento_a', comment='Tabela pe.veg_reflorestamento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veg_refugio_ecologico_a</text:p>
          </table:table-cell>
          <table:table-cell office:value-type="string" calcext:value-type="string">
            <text:p>Tabela</text:p>
          </table:table-cell>
          <table:table-cell office:value-type="float" office:value="232" calcext:value-type="float">
            <text:p>232</text:p>
          </table:table-cell>
          <table:table-cell table:formula="of:=CONCATENATE(&quot;set add table (set id=1, origin=1, id=&quot;; [.D232]; &quot;, fully qualified name = '&quot;;  [.A232]; &quot;.&quot;; [.B232]; &quot;', &quot;;&quot;comment='&quot;;[.C232];&quot; &quot;;[.A232];&quot;.&quot;; [.B232];&quot;');&quot;)" office:value-type="string" office:string-value="set add table (set id=1, origin=1, id=232, fully qualified name = 'pe.veg_refugio_ecologico_a', comment='Tabela pe.veg_refugio_ecologico_a');" calcext:value-type="string">
            <text:p>set add table (set id=1, origin=1, id=232, fully qualified name = 'pe.veg_refugio_ecologico_a', comment='Tabela pe.veg_refugio_ecologico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veg_veg_area_contato_a</text:p>
          </table:table-cell>
          <table:table-cell office:value-type="string" calcext:value-type="string">
            <text:p>Tabela</text:p>
          </table:table-cell>
          <table:table-cell office:value-type="float" office:value="233" calcext:value-type="float">
            <text:p>233</text:p>
          </table:table-cell>
          <table:table-cell table:formula="of:=CONCATENATE(&quot;set add table (set id=1, origin=1, id=&quot;; [.D233]; &quot;, fully qualified name = '&quot;;  [.A233]; &quot;.&quot;; [.B233]; &quot;', &quot;;&quot;comment='&quot;;[.C233];&quot; &quot;;[.A233];&quot;.&quot;; [.B233];&quot;');&quot;)" office:value-type="string" office:string-value="set add table (set id=1, origin=1, id=233, fully qualified name = 'pe.veg_veg_area_contato_a', comment='Tabela pe.veg_veg_area_contato_a');" calcext:value-type="string">
            <text:p>set add table (set id=1, origin=1, id=233, fully qualified name = 'pe.veg_veg_area_contato_a', comment='Tabela pe.veg_veg_area_contato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veg_veg_cultivada_a</text:p>
          </table:table-cell>
          <table:table-cell office:value-type="string" calcext:value-type="string">
            <text:p>Tabela</text:p>
          </table:table-cell>
          <table:table-cell office:value-type="float" office:value="234" calcext:value-type="float">
            <text:p>234</text:p>
          </table:table-cell>
          <table:table-cell table:formula="of:=CONCATENATE(&quot;set add table (set id=1, origin=1, id=&quot;; [.D234]; &quot;, fully qualified name = '&quot;;  [.A234]; &quot;.&quot;; [.B234]; &quot;', &quot;;&quot;comment='&quot;;[.C234];&quot; &quot;;[.A234];&quot;.&quot;; [.B234];&quot;');&quot;)" office:value-type="string" office:string-value="set add table (set id=1, origin=1, id=234, fully qualified name = 'pe.veg_veg_cultivada_a', comment='Tabela pe.veg_veg_cultivada_a');" calcext:value-type="string">
            <text:p>set add table (set id=1, origin=1, id=234, fully qualified name = 'pe.veg_veg_cultivada_a', comment='Tabela pe.veg_veg_cultivada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veg_vegetacao_a</text:p>
          </table:table-cell>
          <table:table-cell office:value-type="string" calcext:value-type="string">
            <text:p>Tabela</text:p>
          </table:table-cell>
          <table:table-cell office:value-type="float" office:value="235" calcext:value-type="float">
            <text:p>235</text:p>
          </table:table-cell>
          <table:table-cell table:formula="of:=CONCATENATE(&quot;set add table (set id=1, origin=1, id=&quot;; [.D235]; &quot;, fully qualified name = '&quot;;  [.A235]; &quot;.&quot;; [.B235]; &quot;', &quot;;&quot;comment='&quot;;[.C235];&quot; &quot;;[.A235];&quot;.&quot;; [.B235];&quot;');&quot;)" office:value-type="string" office:string-value="set add table (set id=1, origin=1, id=235, fully qualified name = 'pe.veg_vegetacao_a', comment='Tabela pe.veg_vegetacao_a');" calcext:value-type="string">
            <text:p>set add table (set id=1, origin=1, id=235, fully qualified name = 'pe.veg_vegetacao_a', comment='Tabela pe.veg_vegetacao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veg_veg_natural_a</text:p>
          </table:table-cell>
          <table:table-cell office:value-type="string" calcext:value-type="string">
            <text:p>Tabela</text:p>
          </table:table-cell>
          <table:table-cell office:value-type="float" office:value="236" calcext:value-type="float">
            <text:p>236</text:p>
          </table:table-cell>
          <table:table-cell table:formula="of:=CONCATENATE(&quot;set add table (set id=1, origin=1, id=&quot;; [.D236]; &quot;, fully qualified name = '&quot;;  [.A236]; &quot;.&quot;; [.B236]; &quot;', &quot;;&quot;comment='&quot;;[.C236];&quot; &quot;;[.A236];&quot;.&quot;; [.B236];&quot;');&quot;)" office:value-type="string" office:string-value="set add table (set id=1, origin=1, id=236, fully qualified name = 'pe.veg_veg_natural_a', comment='Tabela pe.veg_veg_natural_a');" calcext:value-type="string">
            <text:p>set add table (set id=1, origin=1, id=236, fully qualified name = 'pe.veg_veg_natural_a', comment='Tabela pe.veg_veg_natural_a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veg_veg_restinga_a</text:p>
          </table:table-cell>
          <table:table-cell office:value-type="string" calcext:value-type="string">
            <text:p>Tabela</text:p>
          </table:table-cell>
          <table:table-cell office:value-type="float" office:value="237" calcext:value-type="float">
            <text:p>237</text:p>
          </table:table-cell>
          <table:table-cell table:formula="of:=CONCATENATE(&quot;set add table (set id=1, origin=1, id=&quot;; [.D237]; &quot;, fully qualified name = '&quot;;  [.A237]; &quot;.&quot;; [.B237]; &quot;', &quot;;&quot;comment='&quot;;[.C237];&quot; &quot;;[.A237];&quot;.&quot;; [.B237];&quot;');&quot;)" office:value-type="string" office:string-value="set add table (set id=1, origin=1, id=237, fully qualified name = 'pe.veg_veg_restinga_a', comment='Tabela pe.veg_veg_restinga_a');" calcext:value-type="string">
            <text:p>set add table (set id=1, origin=1, id=237, fully qualified name = 'pe.veg_veg_restinga_a', comment='Tabela pe.veg_veg_restinga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area_abast_agua_a</text:p>
          </table:table-cell>
          <table:table-cell office:value-type="string" calcext:value-type="string">
            <text:p>Tabela</text:p>
          </table:table-cell>
          <table:table-cell office:value-type="float" office:value="238" calcext:value-type="float">
            <text:p>238</text:p>
          </table:table-cell>
          <table:table-cell table:formula="of:=CONCATENATE(&quot;set add table (set id=1, origin=1, id=&quot;; [.D238]; &quot;, fully qualified name = '&quot;;  [.A238]; &quot;.&quot;; [.B238]; &quot;', &quot;;&quot;comment='&quot;;[.C238];&quot; &quot;;[.A238];&quot;.&quot;; [.B238];&quot;');&quot;)" office:value-type="string" office:string-value="set add table (set id=1, origin=1, id=238, fully qualified name = 'ge.cb_area_abast_agua_a', comment='Tabela ge.cb_area_abast_agua_a');" calcext:value-type="string">
            <text:p>set add table (set id=1, origin=1, id=238, fully qualified name = 'ge.cb_area_abast_agua_a', comment='Tabela ge.cb_area_abast_agua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area_agropec_ext_veg_pesca_a</text:p>
          </table:table-cell>
          <table:table-cell office:value-type="string" calcext:value-type="string">
            <text:p>Tabela</text:p>
          </table:table-cell>
          <table:table-cell office:value-type="float" office:value="239" calcext:value-type="float">
            <text:p>239</text:p>
          </table:table-cell>
          <table:table-cell table:formula="of:=CONCATENATE(&quot;set add table (set id=1, origin=1, id=&quot;; [.D239]; &quot;, fully qualified name = '&quot;;  [.A239]; &quot;.&quot;; [.B239]; &quot;', &quot;;&quot;comment='&quot;;[.C239];&quot; &quot;;[.A239];&quot;.&quot;; [.B239];&quot;');&quot;)" office:value-type="string" office:string-value="set add table (set id=1, origin=1, id=239, fully qualified name = 'ge.cb_area_agropec_ext_veg_pesca_a', comment='Tabela ge.cb_area_agropec_ext_veg_pesca_a');" calcext:value-type="string">
            <text:p>set add table (set id=1, origin=1, id=239, fully qualified name = 'ge.cb_area_agropec_ext_veg_pesca_a', comment='Tabela ge.cb_area_agropec_ext_veg_pesca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area_comerc_serv_a</text:p>
          </table:table-cell>
          <table:table-cell office:value-type="string" calcext:value-type="string">
            <text:p>Tabela</text:p>
          </table:table-cell>
          <table:table-cell office:value-type="float" office:value="240" calcext:value-type="float">
            <text:p>240</text:p>
          </table:table-cell>
          <table:table-cell table:formula="of:=CONCATENATE(&quot;set add table (set id=1, origin=1, id=&quot;; [.D240]; &quot;, fully qualified name = '&quot;;  [.A240]; &quot;.&quot;; [.B240]; &quot;', &quot;;&quot;comment='&quot;;[.C240];&quot; &quot;;[.A240];&quot;.&quot;; [.B240];&quot;');&quot;)" office:value-type="string" office:string-value="set add table (set id=1, origin=1, id=240, fully qualified name = 'ge.cb_area_comerc_serv_a', comment='Tabela ge.cb_area_comerc_serv_a');" calcext:value-type="string">
            <text:p>set add table (set id=1, origin=1, id=240, fully qualified name = 'ge.cb_area_comerc_serv_a', comment='Tabela ge.cb_area_comerc_serv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area_comunicacao_a</text:p>
          </table:table-cell>
          <table:table-cell office:value-type="string" calcext:value-type="string">
            <text:p>Tabela</text:p>
          </table:table-cell>
          <table:table-cell office:value-type="float" office:value="241" calcext:value-type="float">
            <text:p>241</text:p>
          </table:table-cell>
          <table:table-cell table:formula="of:=CONCATENATE(&quot;set add table (set id=1, origin=1, id=&quot;; [.D241]; &quot;, fully qualified name = '&quot;;  [.A241]; &quot;.&quot;; [.B241]; &quot;', &quot;;&quot;comment='&quot;;[.C241];&quot; &quot;;[.A241];&quot;.&quot;; [.B241];&quot;');&quot;)" office:value-type="string" office:string-value="set add table (set id=1, origin=1, id=241, fully qualified name = 'ge.cb_area_comunicacao_a', comment='Tabela ge.cb_area_comunicacao_a');" calcext:value-type="string">
            <text:p>set add table (set id=1, origin=1, id=241, fully qualified name = 'ge.cb_area_comunicacao_a', comment='Tabela ge.cb_area_comunicacao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area_de_propriedade_particular_a</text:p>
          </table:table-cell>
          <table:table-cell office:value-type="string" calcext:value-type="string">
            <text:p>Tabela</text:p>
          </table:table-cell>
          <table:table-cell office:value-type="float" office:value="242" calcext:value-type="float">
            <text:p>242</text:p>
          </table:table-cell>
          <table:table-cell table:formula="of:=CONCATENATE(&quot;set add table (set id=1, origin=1, id=&quot;; [.D242]; &quot;, fully qualified name = '&quot;;  [.A242]; &quot;.&quot;; [.B242]; &quot;', &quot;;&quot;comment='&quot;;[.C242];&quot; &quot;;[.A242];&quot;.&quot;; [.B242];&quot;');&quot;)" office:value-type="string" office:string-value="set add table (set id=1, origin=1, id=242, fully qualified name = 'ge.cb_area_de_propriedade_particular_a', comment='Tabela ge.cb_area_de_propriedade_particular_a');" calcext:value-type="string">
            <text:p>set add table (set id=1, origin=1, id=242, fully qualified name = 'ge.cb_area_de_propriedade_particular_a', comment='Tabela ge.cb_area_de_propriedade_particular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area_desenv_social_a</text:p>
          </table:table-cell>
          <table:table-cell office:value-type="string" calcext:value-type="string">
            <text:p>Tabela</text:p>
          </table:table-cell>
          <table:table-cell office:value-type="float" office:value="243" calcext:value-type="float">
            <text:p>243</text:p>
          </table:table-cell>
          <table:table-cell table:formula="of:=CONCATENATE(&quot;set add table (set id=1, origin=1, id=&quot;; [.D243]; &quot;, fully qualified name = '&quot;;  [.A243]; &quot;.&quot;; [.B243]; &quot;', &quot;;&quot;comment='&quot;;[.C243];&quot; &quot;;[.A243];&quot;.&quot;; [.B243];&quot;');&quot;)" office:value-type="string" office:string-value="set add table (set id=1, origin=1, id=243, fully qualified name = 'ge.cb_area_desenv_social_a', comment='Tabela ge.cb_area_desenv_social_a');" calcext:value-type="string">
            <text:p>set add table (set id=1, origin=1, id=243, fully qualified name = 'ge.cb_area_desenv_social_a', comment='Tabela ge.cb_area_desenv_social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area_duto_a</text:p>
          </table:table-cell>
          <table:table-cell office:value-type="string" calcext:value-type="string">
            <text:p>Tabela</text:p>
          </table:table-cell>
          <table:table-cell office:value-type="float" office:value="244" calcext:value-type="float">
            <text:p>244</text:p>
          </table:table-cell>
          <table:table-cell table:formula="of:=CONCATENATE(&quot;set add table (set id=1, origin=1, id=&quot;; [.D244]; &quot;, fully qualified name = '&quot;;  [.A244]; &quot;.&quot;; [.B244]; &quot;', &quot;;&quot;comment='&quot;;[.C244];&quot; &quot;;[.A244];&quot;.&quot;; [.B244];&quot;');&quot;)" office:value-type="string" office:string-value="set add table (set id=1, origin=1, id=244, fully qualified name = 'ge.cb_area_duto_a', comment='Tabela ge.cb_area_duto_a');" calcext:value-type="string">
            <text:p>set add table (set id=1, origin=1, id=244, fully qualified name = 'ge.cb_area_duto_a', comment='Tabela ge.cb_area_duto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area_energia_eletrica_a</text:p>
          </table:table-cell>
          <table:table-cell office:value-type="string" calcext:value-type="string">
            <text:p>Tabela</text:p>
          </table:table-cell>
          <table:table-cell office:value-type="float" office:value="245" calcext:value-type="float">
            <text:p>245</text:p>
          </table:table-cell>
          <table:table-cell table:formula="of:=CONCATENATE(&quot;set add table (set id=1, origin=1, id=&quot;; [.D245]; &quot;, fully qualified name = '&quot;;  [.A245]; &quot;.&quot;; [.B245]; &quot;', &quot;;&quot;comment='&quot;;[.C245];&quot; &quot;;[.A245];&quot;.&quot;; [.B245];&quot;');&quot;)" office:value-type="string" office:string-value="set add table (set id=1, origin=1, id=245, fully qualified name = 'ge.cb_area_energia_eletrica_a', comment='Tabela ge.cb_area_energia_eletrica_a');" calcext:value-type="string">
            <text:p>set add table (set id=1, origin=1, id=245, fully qualified name = 'ge.cb_area_energia_eletrica_a', comment='Tabela ge.cb_area_energia_eletrica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area_ensino_a</text:p>
          </table:table-cell>
          <table:table-cell office:value-type="string" calcext:value-type="string">
            <text:p>Tabela</text:p>
          </table:table-cell>
          <table:table-cell office:value-type="float" office:value="246" calcext:value-type="float">
            <text:p>246</text:p>
          </table:table-cell>
          <table:table-cell table:formula="of:=CONCATENATE(&quot;set add table (set id=1, origin=1, id=&quot;; [.D246]; &quot;, fully qualified name = '&quot;;  [.A246]; &quot;.&quot;; [.B246]; &quot;', &quot;;&quot;comment='&quot;;[.C246];&quot; &quot;;[.A246];&quot;.&quot;; [.B246];&quot;');&quot;)" office:value-type="string" office:string-value="set add table (set id=1, origin=1, id=246, fully qualified name = 'ge.cb_area_ensino_a', comment='Tabela ge.cb_area_ensino_a');" calcext:value-type="string">
            <text:p>set add table (set id=1, origin=1, id=246, fully qualified name = 'ge.cb_area_ensino_a', comment='Tabela ge.cb_area_ensino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area_est_med_fenomenos_a</text:p>
          </table:table-cell>
          <table:table-cell office:value-type="string" calcext:value-type="string">
            <text:p>Tabela</text:p>
          </table:table-cell>
          <table:table-cell office:value-type="float" office:value="247" calcext:value-type="float">
            <text:p>247</text:p>
          </table:table-cell>
          <table:table-cell table:formula="of:=CONCATENATE(&quot;set add table (set id=1, origin=1, id=&quot;; [.D247]; &quot;, fully qualified name = '&quot;;  [.A247]; &quot;.&quot;; [.B247]; &quot;', &quot;;&quot;comment='&quot;;[.C247];&quot; &quot;;[.A247];&quot;.&quot;; [.B247];&quot;');&quot;)" office:value-type="string" office:string-value="set add table (set id=1, origin=1, id=247, fully qualified name = 'ge.cb_area_est_med_fenomenos_a', comment='Tabela ge.cb_area_est_med_fenomenos_a');" calcext:value-type="string">
            <text:p>set add table (set id=1, origin=1, id=247, fully qualified name = 'ge.cb_area_est_med_fenomenos_a', comment='Tabela ge.cb_area_est_med_fenomenos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area_estrut_transporte_a</text:p>
          </table:table-cell>
          <table:table-cell office:value-type="string" calcext:value-type="string">
            <text:p>Tabela</text:p>
          </table:table-cell>
          <table:table-cell office:value-type="float" office:value="248" calcext:value-type="float">
            <text:p>248</text:p>
          </table:table-cell>
          <table:table-cell table:formula="of:=CONCATENATE(&quot;set add table (set id=1, origin=1, id=&quot;; [.D248]; &quot;, fully qualified name = '&quot;;  [.A248]; &quot;.&quot;; [.B248]; &quot;', &quot;;&quot;comment='&quot;;[.C248];&quot; &quot;;[.A248];&quot;.&quot;; [.B248];&quot;');&quot;)" office:value-type="string" office:string-value="set add table (set id=1, origin=1, id=248, fully qualified name = 'ge.cb_area_estrut_transporte_a', comment='Tabela ge.cb_area_estrut_transporte_a');" calcext:value-type="string">
            <text:p>set add table (set id=1, origin=1, id=248, fully qualified name = 'ge.cb_area_estrut_transporte_a', comment='Tabela ge.cb_area_estrut_transporte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area_ext_mineral_a</text:p>
          </table:table-cell>
          <table:table-cell office:value-type="string" calcext:value-type="string">
            <text:p>Tabela</text:p>
          </table:table-cell>
          <table:table-cell office:value-type="float" office:value="249" calcext:value-type="float">
            <text:p>249</text:p>
          </table:table-cell>
          <table:table-cell table:formula="of:=CONCATENATE(&quot;set add table (set id=1, origin=1, id=&quot;; [.D249]; &quot;, fully qualified name = '&quot;;  [.A249]; &quot;.&quot;; [.B249]; &quot;', &quot;;&quot;comment='&quot;;[.C249];&quot; &quot;;[.A249];&quot;.&quot;; [.B249];&quot;');&quot;)" office:value-type="string" office:string-value="set add table (set id=1, origin=1, id=249, fully qualified name = 'ge.cb_area_ext_mineral_a', comment='Tabela ge.cb_area_ext_mineral_a');" calcext:value-type="string">
            <text:p>set add table (set id=1, origin=1, id=249, fully qualified name = 'ge.cb_area_ext_mineral_a', comment='Tabela ge.cb_area_ext_mineral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area_habitacional_a</text:p>
          </table:table-cell>
          <table:table-cell office:value-type="string" calcext:value-type="string">
            <text:p>Tabela</text:p>
          </table:table-cell>
          <table:table-cell office:value-type="float" office:value="250" calcext:value-type="float">
            <text:p>250</text:p>
          </table:table-cell>
          <table:table-cell table:formula="of:=CONCATENATE(&quot;set add table (set id=1, origin=1, id=&quot;; [.D250]; &quot;, fully qualified name = '&quot;;  [.A250]; &quot;.&quot;; [.B250]; &quot;', &quot;;&quot;comment='&quot;;[.C250];&quot; &quot;;[.A250];&quot;.&quot;; [.B250];&quot;');&quot;)" office:value-type="string" office:string-value="set add table (set id=1, origin=1, id=250, fully qualified name = 'ge.cb_area_habitacional_a', comment='Tabela ge.cb_area_habitacional_a');" calcext:value-type="string">
            <text:p>set add table (set id=1, origin=1, id=250, fully qualified name = 'ge.cb_area_habitacional_a', comment='Tabela ge.cb_area_habitacional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area_industrial_a</text:p>
          </table:table-cell>
          <table:table-cell office:value-type="string" calcext:value-type="string">
            <text:p>Tabela</text:p>
          </table:table-cell>
          <table:table-cell office:value-type="float" office:value="251" calcext:value-type="float">
            <text:p>251</text:p>
          </table:table-cell>
          <table:table-cell table:formula="of:=CONCATENATE(&quot;set add table (set id=1, origin=1, id=&quot;; [.D251]; &quot;, fully qualified name = '&quot;;  [.A251]; &quot;.&quot;; [.B251]; &quot;', &quot;;&quot;comment='&quot;;[.C251];&quot; &quot;;[.A251];&quot;.&quot;; [.B251];&quot;');&quot;)" office:value-type="string" office:string-value="set add table (set id=1, origin=1, id=251, fully qualified name = 'ge.cb_area_industrial_a', comment='Tabela ge.cb_area_industrial_a');" calcext:value-type="string">
            <text:p>set add table (set id=1, origin=1, id=251, fully qualified name = 'ge.cb_area_industrial_a', comment='Tabela ge.cb_area_industrial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area_lazer_a</text:p>
          </table:table-cell>
          <table:table-cell office:value-type="string" calcext:value-type="string">
            <text:p>Tabela</text:p>
          </table:table-cell>
          <table:table-cell office:value-type="float" office:value="252" calcext:value-type="float">
            <text:p>252</text:p>
          </table:table-cell>
          <table:table-cell table:formula="of:=CONCATENATE(&quot;set add table (set id=1, origin=1, id=&quot;; [.D252]; &quot;, fully qualified name = '&quot;;  [.A252]; &quot;.&quot;; [.B252]; &quot;', &quot;;&quot;comment='&quot;;[.C252];&quot; &quot;;[.A252];&quot;.&quot;; [.B252];&quot;');&quot;)" office:value-type="string" office:string-value="set add table (set id=1, origin=1, id=252, fully qualified name = 'ge.cb_area_lazer_a', comment='Tabela ge.cb_area_lazer_a');" calcext:value-type="string">
            <text:p>set add table (set id=1, origin=1, id=252, fully qualified name = 'ge.cb_area_lazer_a', comment='Tabela ge.cb_area_lazer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area_religiosa_a</text:p>
          </table:table-cell>
          <table:table-cell office:value-type="string" calcext:value-type="string">
            <text:p>Tabela</text:p>
          </table:table-cell>
          <table:table-cell office:value-type="float" office:value="253" calcext:value-type="float">
            <text:p>253</text:p>
          </table:table-cell>
          <table:table-cell table:formula="of:=CONCATENATE(&quot;set add table (set id=1, origin=1, id=&quot;; [.D253]; &quot;, fully qualified name = '&quot;;  [.A253]; &quot;.&quot;; [.B253]; &quot;', &quot;;&quot;comment='&quot;;[.C253];&quot; &quot;;[.A253];&quot;.&quot;; [.B253];&quot;');&quot;)" office:value-type="string" office:string-value="set add table (set id=1, origin=1, id=253, fully qualified name = 'ge.cb_area_religiosa_a', comment='Tabela ge.cb_area_religiosa_a');" calcext:value-type="string">
            <text:p>set add table (set id=1, origin=1, id=253, fully qualified name = 'ge.cb_area_religiosa_a', comment='Tabela ge.cb_area_religiosa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area_ruinas_a</text:p>
          </table:table-cell>
          <table:table-cell office:value-type="string" calcext:value-type="string">
            <text:p>Tabela</text:p>
          </table:table-cell>
          <table:table-cell office:value-type="float" office:value="254" calcext:value-type="float">
            <text:p>254</text:p>
          </table:table-cell>
          <table:table-cell table:formula="of:=CONCATENATE(&quot;set add table (set id=1, origin=1, id=&quot;; [.D254]; &quot;, fully qualified name = '&quot;;  [.A254]; &quot;.&quot;; [.B254]; &quot;', &quot;;&quot;comment='&quot;;[.C254];&quot; &quot;;[.A254];&quot;.&quot;; [.B254];&quot;');&quot;)" office:value-type="string" office:string-value="set add table (set id=1, origin=1, id=254, fully qualified name = 'ge.cb_area_ruinas_a', comment='Tabela ge.cb_area_ruinas_a');" calcext:value-type="string">
            <text:p>set add table (set id=1, origin=1, id=254, fully qualified name = 'ge.cb_area_ruinas_a', comment='Tabela ge.cb_area_ruinas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area_saneamento_a</text:p>
          </table:table-cell>
          <table:table-cell office:value-type="string" calcext:value-type="string">
            <text:p>Tabela</text:p>
          </table:table-cell>
          <table:table-cell office:value-type="float" office:value="255" calcext:value-type="float">
            <text:p>255</text:p>
          </table:table-cell>
          <table:table-cell table:formula="of:=CONCATENATE(&quot;set add table (set id=1, origin=1, id=&quot;; [.D255]; &quot;, fully qualified name = '&quot;;  [.A255]; &quot;.&quot;; [.B255]; &quot;', &quot;;&quot;comment='&quot;;[.C255];&quot; &quot;;[.A255];&quot;.&quot;; [.B255];&quot;');&quot;)" office:value-type="string" office:string-value="set add table (set id=1, origin=1, id=255, fully qualified name = 'ge.cb_area_saneamento_a', comment='Tabela ge.cb_area_saneamento_a');" calcext:value-type="string">
            <text:p>set add table (set id=1, origin=1, id=255, fully qualified name = 'ge.cb_area_saneamento_a', comment='Tabela ge.cb_area_saneamento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area_saude_a</text:p>
          </table:table-cell>
          <table:table-cell office:value-type="string" calcext:value-type="string">
            <text:p>Tabela</text:p>
          </table:table-cell>
          <table:table-cell office:value-type="float" office:value="256" calcext:value-type="float">
            <text:p>256</text:p>
          </table:table-cell>
          <table:table-cell table:formula="of:=CONCATENATE(&quot;set add table (set id=1, origin=1, id=&quot;; [.D256]; &quot;, fully qualified name = '&quot;;  [.A256]; &quot;.&quot;; [.B256]; &quot;', &quot;;&quot;comment='&quot;;[.C256];&quot; &quot;;[.A256];&quot;.&quot;; [.B256];&quot;');&quot;)" office:value-type="string" office:string-value="set add table (set id=1, origin=1, id=256, fully qualified name = 'ge.cb_area_saude_a', comment='Tabela ge.cb_area_saude_a');" calcext:value-type="string">
            <text:p>set add table (set id=1, origin=1, id=256, fully qualified name = 'ge.cb_area_saude_a', comment='Tabela ge.cb_area_saude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area_urbana_isolada_a</text:p>
          </table:table-cell>
          <table:table-cell office:value-type="string" calcext:value-type="string">
            <text:p>Tabela</text:p>
          </table:table-cell>
          <table:table-cell office:value-type="float" office:value="257" calcext:value-type="float">
            <text:p>257</text:p>
          </table:table-cell>
          <table:table-cell table:formula="of:=CONCATENATE(&quot;set add table (set id=1, origin=1, id=&quot;; [.D257]; &quot;, fully qualified name = '&quot;;  [.A257]; &quot;.&quot;; [.B257]; &quot;', &quot;;&quot;comment='&quot;;[.C257];&quot; &quot;;[.A257];&quot;.&quot;; [.B257];&quot;');&quot;)" office:value-type="string" office:string-value="set add table (set id=1, origin=1, id=257, fully qualified name = 'ge.cb_area_urbana_isolada_a', comment='Tabela ge.cb_area_urbana_isolada_a');" calcext:value-type="string">
            <text:p>set add table (set id=1, origin=1, id=257, fully qualified name = 'ge.cb_area_urbana_isolada_a', comment='Tabela ge.cb_area_urbana_isolada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canteiro_central</text:p>
          </table:table-cell>
          <table:table-cell office:value-type="string" calcext:value-type="string">
            <text:p>Tabela</text:p>
          </table:table-cell>
          <table:table-cell office:value-type="float" office:value="258" calcext:value-type="float">
            <text:p>258</text:p>
          </table:table-cell>
          <table:table-cell table:formula="of:=CONCATENATE(&quot;set add table (set id=1, origin=1, id=&quot;; [.D258]; &quot;, fully qualified name = '&quot;;  [.A258]; &quot;.&quot;; [.B258]; &quot;', &quot;;&quot;comment='&quot;;[.C258];&quot; &quot;;[.A258];&quot;.&quot;; [.B258];&quot;');&quot;)" office:value-type="string" office:string-value="set add table (set id=1, origin=1, id=258, fully qualified name = 'ge.cb_canteiro_central', comment='Tabela ge.cb_canteiro_central');" calcext:value-type="string">
            <text:p>set add table (set id=1, origin=1, id=258, fully qualified name = 'ge.cb_canteiro_central', comment='Tabela ge.cb_canteiro_central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canteiro_central_a</text:p>
          </table:table-cell>
          <table:table-cell office:value-type="string" calcext:value-type="string">
            <text:p>Tabela</text:p>
          </table:table-cell>
          <table:table-cell office:value-type="float" office:value="259" calcext:value-type="float">
            <text:p>259</text:p>
          </table:table-cell>
          <table:table-cell table:formula="of:=CONCATENATE(&quot;set add table (set id=1, origin=1, id=&quot;; [.D259]; &quot;, fully qualified name = '&quot;;  [.A259]; &quot;.&quot;; [.B259]; &quot;', &quot;;&quot;comment='&quot;;[.C259];&quot; &quot;;[.A259];&quot;.&quot;; [.B259];&quot;');&quot;)" office:value-type="string" office:string-value="set add table (set id=1, origin=1, id=259, fully qualified name = 'ge.cb_canteiro_central_a', comment='Tabela ge.cb_canteiro_central_a');" calcext:value-type="string">
            <text:p>set add table (set id=1, origin=1, id=259, fully qualified name = 'ge.cb_canteiro_central_a', comment='Tabela ge.cb_canteiro_central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canteiro_central_l</text:p>
          </table:table-cell>
          <table:table-cell office:value-type="string" calcext:value-type="string">
            <text:p>Tabela</text:p>
          </table:table-cell>
          <table:table-cell office:value-type="float" office:value="260" calcext:value-type="float">
            <text:p>260</text:p>
          </table:table-cell>
          <table:table-cell table:formula="of:=CONCATENATE(&quot;set add table (set id=1, origin=1, id=&quot;; [.D260]; &quot;, fully qualified name = '&quot;;  [.A260]; &quot;.&quot;; [.B260]; &quot;', &quot;;&quot;comment='&quot;;[.C260];&quot; &quot;;[.A260];&quot;.&quot;; [.B260];&quot;');&quot;)" office:value-type="string" office:string-value="set add table (set id=1, origin=1, id=260, fully qualified name = 'ge.cb_canteiro_central_l', comment='Tabela ge.cb_canteiro_central_l');" calcext:value-type="string">
            <text:p>set add table (set id=1, origin=1, id=260, fully qualified name = 'ge.cb_canteiro_central_l', comment='Tabela ge.cb_canteiro_central_l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delimitacao_fisica_l</text:p>
          </table:table-cell>
          <table:table-cell office:value-type="string" calcext:value-type="string">
            <text:p>Tabela</text:p>
          </table:table-cell>
          <table:table-cell office:value-type="float" office:value="261" calcext:value-type="float">
            <text:p>261</text:p>
          </table:table-cell>
          <table:table-cell table:formula="of:=CONCATENATE(&quot;set add table (set id=1, origin=1, id=&quot;; [.D261]; &quot;, fully qualified name = '&quot;;  [.A261]; &quot;.&quot;; [.B261]; &quot;', &quot;;&quot;comment='&quot;;[.C261];&quot; &quot;;[.A261];&quot;.&quot;; [.B261];&quot;');&quot;)" office:value-type="string" office:string-value="set add table (set id=1, origin=1, id=261, fully qualified name = 'ge.cb_delimitacao_fisica_l', comment='Tabela ge.cb_delimitacao_fisica_l');" calcext:value-type="string">
            <text:p>set add table (set id=1, origin=1, id=261, fully qualified name = 'ge.cb_delimitacao_fisica_l', comment='Tabela ge.cb_delimitacao_fisica_l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entroncamento_area_a</text:p>
          </table:table-cell>
          <table:table-cell office:value-type="string" calcext:value-type="string">
            <text:p>Tabela</text:p>
          </table:table-cell>
          <table:table-cell office:value-type="float" office:value="262" calcext:value-type="float">
            <text:p>262</text:p>
          </table:table-cell>
          <table:table-cell table:formula="of:=CONCATENATE(&quot;set add table (set id=1, origin=1, id=&quot;; [.D262]; &quot;, fully qualified name = '&quot;;  [.A262]; &quot;.&quot;; [.B262]; &quot;', &quot;;&quot;comment='&quot;;[.C262];&quot; &quot;;[.A262];&quot;.&quot;; [.B262];&quot;');&quot;)" office:value-type="string" office:string-value="set add table (set id=1, origin=1, id=262, fully qualified name = 'ge.cb_entroncamento_area_a', comment='Tabela ge.cb_entroncamento_area_a');" calcext:value-type="string">
            <text:p>set add table (set id=1, origin=1, id=262, fully qualified name = 'ge.cb_entroncamento_area_a', comment='Tabela ge.cb_entroncamento_area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espelho_dagua_a</text:p>
          </table:table-cell>
          <table:table-cell office:value-type="string" calcext:value-type="string">
            <text:p>Tabela</text:p>
          </table:table-cell>
          <table:table-cell office:value-type="float" office:value="263" calcext:value-type="float">
            <text:p>263</text:p>
          </table:table-cell>
          <table:table-cell table:formula="of:=CONCATENATE(&quot;set add table (set id=1, origin=1, id=&quot;; [.D263]; &quot;, fully qualified name = '&quot;;  [.A263]; &quot;.&quot;; [.B263]; &quot;', &quot;;&quot;comment='&quot;;[.C263];&quot; &quot;;[.A263];&quot;.&quot;; [.B263];&quot;');&quot;)" office:value-type="string" office:string-value="set add table (set id=1, origin=1, id=263, fully qualified name = 'ge.cb_espelho_dagua_a', comment='Tabela ge.cb_espelho_dagua_a');" calcext:value-type="string">
            <text:p>set add table (set id=1, origin=1, id=263, fully qualified name = 'ge.cb_espelho_dagua_a', comment='Tabela ge.cb_espelho_dagua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estacionamento_a</text:p>
          </table:table-cell>
          <table:table-cell office:value-type="string" calcext:value-type="string">
            <text:p>Tabela</text:p>
          </table:table-cell>
          <table:table-cell office:value-type="float" office:value="264" calcext:value-type="float">
            <text:p>264</text:p>
          </table:table-cell>
          <table:table-cell table:formula="of:=CONCATENATE(&quot;set add table (set id=1, origin=1, id=&quot;; [.D264]; &quot;, fully qualified name = '&quot;;  [.A264]; &quot;.&quot;; [.B264]; &quot;', &quot;;&quot;comment='&quot;;[.C264];&quot; &quot;;[.A264];&quot;.&quot;; [.B264];&quot;');&quot;)" office:value-type="string" office:string-value="set add table (set id=1, origin=1, id=264, fully qualified name = 'ge.cb_estacionamento_a', comment='Tabela ge.cb_estacionamento_a');" calcext:value-type="string">
            <text:p>set add table (set id=1, origin=1, id=264, fully qualified name = 'ge.cb_estacionamento_a', comment='Tabela ge.cb_estacionamento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largo_a</text:p>
          </table:table-cell>
          <table:table-cell office:value-type="string" calcext:value-type="string">
            <text:p>Tabela</text:p>
          </table:table-cell>
          <table:table-cell office:value-type="float" office:value="265" calcext:value-type="float">
            <text:p>265</text:p>
          </table:table-cell>
          <table:table-cell table:formula="of:=CONCATENATE(&quot;set add table (set id=1, origin=1, id=&quot;; [.D265]; &quot;, fully qualified name = '&quot;;  [.A265]; &quot;.&quot;; [.B265]; &quot;', &quot;;&quot;comment='&quot;;[.C265];&quot; &quot;;[.A265];&quot;.&quot;; [.B265];&quot;');&quot;)" office:value-type="string" office:string-value="set add table (set id=1, origin=1, id=265, fully qualified name = 'ge.cb_largo_a', comment='Tabela ge.cb_largo_a');" calcext:value-type="string">
            <text:p>set add table (set id=1, origin=1, id=265, fully qualified name = 'ge.cb_largo_a', comment='Tabela ge.cb_largo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passagem_elevada_viaduto_a</text:p>
          </table:table-cell>
          <table:table-cell office:value-type="string" calcext:value-type="string">
            <text:p>Tabela</text:p>
          </table:table-cell>
          <table:table-cell office:value-type="float" office:value="266" calcext:value-type="float">
            <text:p>266</text:p>
          </table:table-cell>
          <table:table-cell table:formula="of:=CONCATENATE(&quot;set add table (set id=1, origin=1, id=&quot;; [.D266]; &quot;, fully qualified name = '&quot;;  [.A266]; &quot;.&quot;; [.B266]; &quot;', &quot;;&quot;comment='&quot;;[.C266];&quot; &quot;;[.A266];&quot;.&quot;; [.B266];&quot;');&quot;)" office:value-type="string" office:string-value="set add table (set id=1, origin=1, id=266, fully qualified name = 'ge.cb_passagem_elevada_viaduto_a', comment='Tabela ge.cb_passagem_elevada_viaduto_a');" calcext:value-type="string">
            <text:p>set add table (set id=1, origin=1, id=266, fully qualified name = 'ge.cb_passagem_elevada_viaduto_a', comment='Tabela ge.cb_passagem_elevada_viaduto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passeio</text:p>
          </table:table-cell>
          <table:table-cell office:value-type="string" calcext:value-type="string">
            <text:p>Tabela</text:p>
          </table:table-cell>
          <table:table-cell office:value-type="float" office:value="267" calcext:value-type="float">
            <text:p>267</text:p>
          </table:table-cell>
          <table:table-cell table:formula="of:=CONCATENATE(&quot;set add table (set id=1, origin=1, id=&quot;; [.D267]; &quot;, fully qualified name = '&quot;;  [.A267]; &quot;.&quot;; [.B267]; &quot;', &quot;;&quot;comment='&quot;;[.C267];&quot; &quot;;[.A267];&quot;.&quot;; [.B267];&quot;');&quot;)" office:value-type="string" office:string-value="set add table (set id=1, origin=1, id=267, fully qualified name = 'ge.cb_passeio', comment='Tabela ge.cb_passeio');" calcext:value-type="string">
            <text:p>set add table (set id=1, origin=1, id=267, fully qualified name = 'ge.cb_passeio', comment='Tabela ge.cb_passeio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passeio_a</text:p>
          </table:table-cell>
          <table:table-cell office:value-type="string" calcext:value-type="string">
            <text:p>Tabela</text:p>
          </table:table-cell>
          <table:table-cell office:value-type="float" office:value="268" calcext:value-type="float">
            <text:p>268</text:p>
          </table:table-cell>
          <table:table-cell table:formula="of:=CONCATENATE(&quot;set add table (set id=1, origin=1, id=&quot;; [.D268]; &quot;, fully qualified name = '&quot;;  [.A268]; &quot;.&quot;; [.B268]; &quot;', &quot;;&quot;comment='&quot;;[.C268];&quot; &quot;;[.A268];&quot;.&quot;; [.B268];&quot;');&quot;)" office:value-type="string" office:string-value="set add table (set id=1, origin=1, id=268, fully qualified name = 'ge.cb_passeio_a', comment='Tabela ge.cb_passeio_a');" calcext:value-type="string">
            <text:p>set add table (set id=1, origin=1, id=268, fully qualified name = 'ge.cb_passeio_a', comment='Tabela ge.cb_passeio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passeio_l</text:p>
          </table:table-cell>
          <table:table-cell office:value-type="string" calcext:value-type="string">
            <text:p>Tabela</text:p>
          </table:table-cell>
          <table:table-cell office:value-type="float" office:value="269" calcext:value-type="float">
            <text:p>269</text:p>
          </table:table-cell>
          <table:table-cell table:formula="of:=CONCATENATE(&quot;set add table (set id=1, origin=1, id=&quot;; [.D269]; &quot;, fully qualified name = '&quot;;  [.A269]; &quot;.&quot;; [.B269]; &quot;', &quot;;&quot;comment='&quot;;[.C269];&quot; &quot;;[.A269];&quot;.&quot;; [.B269];&quot;');&quot;)" office:value-type="string" office:string-value="set add table (set id=1, origin=1, id=269, fully qualified name = 'ge.cb_passeio_l', comment='Tabela ge.cb_passeio_l');" calcext:value-type="string">
            <text:p>set add table (set id=1, origin=1, id=269, fully qualified name = 'ge.cb_passeio_l', comment='Tabela ge.cb_passeio_l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ponte_a</text:p>
          </table:table-cell>
          <table:table-cell office:value-type="string" calcext:value-type="string">
            <text:p>Tabela</text:p>
          </table:table-cell>
          <table:table-cell office:value-type="float" office:value="270" calcext:value-type="float">
            <text:p>270</text:p>
          </table:table-cell>
          <table:table-cell table:formula="of:=CONCATENATE(&quot;set add table (set id=1, origin=1, id=&quot;; [.D270]; &quot;, fully qualified name = '&quot;;  [.A270]; &quot;.&quot;; [.B270]; &quot;', &quot;;&quot;comment='&quot;;[.C270];&quot; &quot;;[.A270];&quot;.&quot;; [.B270];&quot;');&quot;)" office:value-type="string" office:string-value="set add table (set id=1, origin=1, id=270, fully qualified name = 'ge.cb_ponte_a', comment='Tabela ge.cb_ponte_a');" calcext:value-type="string">
            <text:p>set add table (set id=1, origin=1, id=270, fully qualified name = 'ge.cb_ponte_a', comment='Tabela ge.cb_ponte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poste_p</text:p>
          </table:table-cell>
          <table:table-cell office:value-type="string" calcext:value-type="string">
            <text:p>Tabela</text:p>
          </table:table-cell>
          <table:table-cell office:value-type="float" office:value="271" calcext:value-type="float">
            <text:p>271</text:p>
          </table:table-cell>
          <table:table-cell table:formula="of:=CONCATENATE(&quot;set add table (set id=1, origin=1, id=&quot;; [.D271]; &quot;, fully qualified name = '&quot;;  [.A271]; &quot;.&quot;; [.B271]; &quot;', &quot;;&quot;comment='&quot;;[.C271];&quot; &quot;;[.A271];&quot;.&quot;; [.B271];&quot;');&quot;)" office:value-type="string" office:string-value="set add table (set id=1, origin=1, id=271, fully qualified name = 'ge.cb_poste_p', comment='Tabela ge.cb_poste_p');" calcext:value-type="string">
            <text:p>set add table (set id=1, origin=1, id=271, fully qualified name = 'ge.cb_poste_p', comment='Tabela ge.cb_poste_p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praca_a</text:p>
          </table:table-cell>
          <table:table-cell office:value-type="string" calcext:value-type="string">
            <text:p>Tabela</text:p>
          </table:table-cell>
          <table:table-cell office:value-type="float" office:value="272" calcext:value-type="float">
            <text:p>272</text:p>
          </table:table-cell>
          <table:table-cell table:formula="of:=CONCATENATE(&quot;set add table (set id=1, origin=1, id=&quot;; [.D272]; &quot;, fully qualified name = '&quot;;  [.A272]; &quot;.&quot;; [.B272]; &quot;', &quot;;&quot;comment='&quot;;[.C272];&quot; &quot;;[.A272];&quot;.&quot;; [.B272];&quot;');&quot;)" office:value-type="string" office:string-value="set add table (set id=1, origin=1, id=272, fully qualified name = 'ge.cb_praca_a', comment='Tabela ge.cb_praca_a');" calcext:value-type="string">
            <text:p>set add table (set id=1, origin=1, id=272, fully qualified name = 'ge.cb_praca_a', comment='Tabela ge.cb_praca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quadra_a</text:p>
          </table:table-cell>
          <table:table-cell office:value-type="string" calcext:value-type="string">
            <text:p>Tabela</text:p>
          </table:table-cell>
          <table:table-cell office:value-type="float" office:value="273" calcext:value-type="float">
            <text:p>273</text:p>
          </table:table-cell>
          <table:table-cell table:formula="of:=CONCATENATE(&quot;set add table (set id=1, origin=1, id=&quot;; [.D273]; &quot;, fully qualified name = '&quot;;  [.A273]; &quot;.&quot;; [.B273]; &quot;', &quot;;&quot;comment='&quot;;[.C273];&quot; &quot;;[.A273];&quot;.&quot;; [.B273];&quot;');&quot;)" office:value-type="string" office:string-value="set add table (set id=1, origin=1, id=273, fully qualified name = 'ge.cb_quadra_a', comment='Tabela ge.cb_quadra_a');" calcext:value-type="string">
            <text:p>set add table (set id=1, origin=1, id=273, fully qualified name = 'ge.cb_quadra_a', comment='Tabela ge.cb_quadra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retorno</text:p>
          </table:table-cell>
          <table:table-cell office:value-type="string" calcext:value-type="string">
            <text:p>Tabela</text:p>
          </table:table-cell>
          <table:table-cell office:value-type="float" office:value="274" calcext:value-type="float">
            <text:p>274</text:p>
          </table:table-cell>
          <table:table-cell table:formula="of:=CONCATENATE(&quot;set add table (set id=1, origin=1, id=&quot;; [.D274]; &quot;, fully qualified name = '&quot;;  [.A274]; &quot;.&quot;; [.B274]; &quot;', &quot;;&quot;comment='&quot;;[.C274];&quot; &quot;;[.A274];&quot;.&quot;; [.B274];&quot;');&quot;)" office:value-type="string" office:string-value="set add table (set id=1, origin=1, id=274, fully qualified name = 'ge.cb_retorno', comment='Tabela ge.cb_retorno');" calcext:value-type="string">
            <text:p>set add table (set id=1, origin=1, id=274, fully qualified name = 'ge.cb_retorno', comment='Tabela ge.cb_retorno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retorno_a</text:p>
          </table:table-cell>
          <table:table-cell office:value-type="string" calcext:value-type="string">
            <text:p>Tabela</text:p>
          </table:table-cell>
          <table:table-cell office:value-type="float" office:value="275" calcext:value-type="float">
            <text:p>275</text:p>
          </table:table-cell>
          <table:table-cell table:formula="of:=CONCATENATE(&quot;set add table (set id=1, origin=1, id=&quot;; [.D275]; &quot;, fully qualified name = '&quot;;  [.A275]; &quot;.&quot;; [.B275]; &quot;', &quot;;&quot;comment='&quot;;[.C275];&quot; &quot;;[.A275];&quot;.&quot;; [.B275];&quot;');&quot;)" office:value-type="string" office:string-value="set add table (set id=1, origin=1, id=275, fully qualified name = 'ge.cb_retorno_a', comment='Tabela ge.cb_retorno_a');" calcext:value-type="string">
            <text:p>set add table (set id=1, origin=1, id=275, fully qualified name = 'ge.cb_retorno_a', comment='Tabela ge.cb_retorno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retorno_l</text:p>
          </table:table-cell>
          <table:table-cell office:value-type="string" calcext:value-type="string">
            <text:p>Tabela</text:p>
          </table:table-cell>
          <table:table-cell office:value-type="float" office:value="276" calcext:value-type="float">
            <text:p>276</text:p>
          </table:table-cell>
          <table:table-cell table:formula="of:=CONCATENATE(&quot;set add table (set id=1, origin=1, id=&quot;; [.D276]; &quot;, fully qualified name = '&quot;;  [.A276]; &quot;.&quot;; [.B276]; &quot;', &quot;;&quot;comment='&quot;;[.C276];&quot; &quot;;[.A276];&quot;.&quot;; [.B276];&quot;');&quot;)" office:value-type="string" office:string-value="set add table (set id=1, origin=1, id=276, fully qualified name = 'ge.cb_retorno_l', comment='Tabela ge.cb_retorno_l');" calcext:value-type="string">
            <text:p>set add table (set id=1, origin=1, id=276, fully qualified name = 'ge.cb_retorno_l', comment='Tabela ge.cb_retorno_l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retorno_p</text:p>
          </table:table-cell>
          <table:table-cell office:value-type="string" calcext:value-type="string">
            <text:p>Tabela</text:p>
          </table:table-cell>
          <table:table-cell office:value-type="float" office:value="277" calcext:value-type="float">
            <text:p>277</text:p>
          </table:table-cell>
          <table:table-cell table:formula="of:=CONCATENATE(&quot;set add table (set id=1, origin=1, id=&quot;; [.D277]; &quot;, fully qualified name = '&quot;;  [.A277]; &quot;.&quot;; [.B277]; &quot;', &quot;;&quot;comment='&quot;;[.C277];&quot; &quot;;[.A277];&quot;.&quot;; [.B277];&quot;');&quot;)" office:value-type="string" office:string-value="set add table (set id=1, origin=1, id=277, fully qualified name = 'ge.cb_retorno_p', comment='Tabela ge.cb_retorno_p');" calcext:value-type="string">
            <text:p>set add table (set id=1, origin=1, id=277, fully qualified name = 'ge.cb_retorno_p', comment='Tabela ge.cb_retorno_p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travessia_pedrestre_a</text:p>
          </table:table-cell>
          <table:table-cell office:value-type="string" calcext:value-type="string">
            <text:p>Tabela</text:p>
          </table:table-cell>
          <table:table-cell office:value-type="float" office:value="278" calcext:value-type="float">
            <text:p>278</text:p>
          </table:table-cell>
          <table:table-cell table:formula="of:=CONCATENATE(&quot;set add table (set id=1, origin=1, id=&quot;; [.D278]; &quot;, fully qualified name = '&quot;;  [.A278]; &quot;.&quot;; [.B278]; &quot;', &quot;;&quot;comment='&quot;;[.C278];&quot; &quot;;[.A278];&quot;.&quot;; [.B278];&quot;');&quot;)" office:value-type="string" office:string-value="set add table (set id=1, origin=1, id=278, fully qualified name = 'ge.cb_travessia_pedrestre_a', comment='Tabela ge.cb_travessia_pedrestre_a');" calcext:value-type="string">
            <text:p>set add table (set id=1, origin=1, id=278, fully qualified name = 'ge.cb_travessia_pedrestre_a', comment='Tabela ge.cb_travessia_pedrestre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trecho_arruamento</text:p>
          </table:table-cell>
          <table:table-cell office:value-type="string" calcext:value-type="string">
            <text:p>Tabela</text:p>
          </table:table-cell>
          <table:table-cell office:value-type="float" office:value="279" calcext:value-type="float">
            <text:p>279</text:p>
          </table:table-cell>
          <table:table-cell table:formula="of:=CONCATENATE(&quot;set add table (set id=1, origin=1, id=&quot;; [.D279]; &quot;, fully qualified name = '&quot;;  [.A279]; &quot;.&quot;; [.B279]; &quot;', &quot;;&quot;comment='&quot;;[.C279];&quot; &quot;;[.A279];&quot;.&quot;; [.B279];&quot;');&quot;)" office:value-type="string" office:string-value="set add table (set id=1, origin=1, id=279, fully qualified name = 'ge.cb_trecho_arruamento', comment='Tabela ge.cb_trecho_arruamento');" calcext:value-type="string">
            <text:p>set add table (set id=1, origin=1, id=279, fully qualified name = 'ge.cb_trecho_arruamento', comment='Tabela ge.cb_trecho_arruamento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trecho_arruamento_a</text:p>
          </table:table-cell>
          <table:table-cell office:value-type="string" calcext:value-type="string">
            <text:p>Tabela</text:p>
          </table:table-cell>
          <table:table-cell office:value-type="float" office:value="280" calcext:value-type="float">
            <text:p>280</text:p>
          </table:table-cell>
          <table:table-cell table:formula="of:=CONCATENATE(&quot;set add table (set id=1, origin=1, id=&quot;; [.D280]; &quot;, fully qualified name = '&quot;;  [.A280]; &quot;.&quot;; [.B280]; &quot;', &quot;;&quot;comment='&quot;;[.C280];&quot; &quot;;[.A280];&quot;.&quot;; [.B280];&quot;');&quot;)" office:value-type="string" office:string-value="set add table (set id=1, origin=1, id=280, fully qualified name = 'ge.cb_trecho_arruamento_a', comment='Tabela ge.cb_trecho_arruamento_a');" calcext:value-type="string">
            <text:p>set add table (set id=1, origin=1, id=280, fully qualified name = 'ge.cb_trecho_arruamento_a', comment='Tabela ge.cb_trecho_arruamento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trecho_arruamento_l</text:p>
          </table:table-cell>
          <table:table-cell office:value-type="string" calcext:value-type="string">
            <text:p>Tabela</text:p>
          </table:table-cell>
          <table:table-cell office:value-type="float" office:value="281" calcext:value-type="float">
            <text:p>281</text:p>
          </table:table-cell>
          <table:table-cell table:formula="of:=CONCATENATE(&quot;set add table (set id=1, origin=1, id=&quot;; [.D281]; &quot;, fully qualified name = '&quot;;  [.A281]; &quot;.&quot;; [.B281]; &quot;', &quot;;&quot;comment='&quot;;[.C281];&quot; &quot;;[.A281];&quot;.&quot;; [.B281];&quot;');&quot;)" office:value-type="string" office:string-value="set add table (set id=1, origin=1, id=281, fully qualified name = 'ge.cb_trecho_arruamento_l', comment='Tabela ge.cb_trecho_arruamento_l');" calcext:value-type="string">
            <text:p>set add table (set id=1, origin=1, id=281, fully qualified name = 'ge.cb_trecho_arruamento_l', comment='Tabela ge.cb_trecho_arruamento_l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trecho_rodoviario_a</text:p>
          </table:table-cell>
          <table:table-cell office:value-type="string" calcext:value-type="string">
            <text:p>Tabela</text:p>
          </table:table-cell>
          <table:table-cell office:value-type="float" office:value="282" calcext:value-type="float">
            <text:p>282</text:p>
          </table:table-cell>
          <table:table-cell table:formula="of:=CONCATENATE(&quot;set add table (set id=1, origin=1, id=&quot;; [.D282]; &quot;, fully qualified name = '&quot;;  [.A282]; &quot;.&quot;; [.B282]; &quot;', &quot;;&quot;comment='&quot;;[.C282];&quot; &quot;;[.A282];&quot;.&quot;; [.B282];&quot;');&quot;)" office:value-type="string" office:string-value="set add table (set id=1, origin=1, id=282, fully qualified name = 'ge.cb_trecho_rodoviario_a', comment='Tabela ge.cb_trecho_rodoviario_a');" calcext:value-type="string">
            <text:p>set add table (set id=1, origin=1, id=282, fully qualified name = 'ge.cb_trecho_rodoviario_a', comment='Tabela ge.cb_trecho_rodoviario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tunel_a</text:p>
          </table:table-cell>
          <table:table-cell office:value-type="string" calcext:value-type="string">
            <text:p>Tabela</text:p>
          </table:table-cell>
          <table:table-cell office:value-type="float" office:value="283" calcext:value-type="float">
            <text:p>283</text:p>
          </table:table-cell>
          <table:table-cell table:formula="of:=CONCATENATE(&quot;set add table (set id=1, origin=1, id=&quot;; [.D283]; &quot;, fully qualified name = '&quot;;  [.A283]; &quot;.&quot;; [.B283]; &quot;', &quot;;&quot;comment='&quot;;[.C283];&quot; &quot;;[.A283];&quot;.&quot;; [.B283];&quot;');&quot;)" office:value-type="string" office:string-value="set add table (set id=1, origin=1, id=283, fully qualified name = 'ge.cb_tunel_a', comment='Tabela ge.cb_tunel_a');" calcext:value-type="string">
            <text:p>set add table (set id=1, origin=1, id=283, fully qualified name = 'ge.cb_tunel_a', comment='Tabela ge.cb_tunel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banheiro_publico_a</text:p>
          </table:table-cell>
          <table:table-cell office:value-type="string" calcext:value-type="string">
            <text:p>Tabela</text:p>
          </table:table-cell>
          <table:table-cell office:value-type="float" office:value="284" calcext:value-type="float">
            <text:p>284</text:p>
          </table:table-cell>
          <table:table-cell table:formula="of:=CONCATENATE(&quot;set add table (set id=1, origin=1, id=&quot;; [.D284]; &quot;, fully qualified name = '&quot;;  [.A284]; &quot;.&quot;; [.B284]; &quot;', &quot;;&quot;comment='&quot;;[.C284];&quot; &quot;;[.A284];&quot;.&quot;; [.B284];&quot;');&quot;)" office:value-type="string" office:string-value="set add table (set id=1, origin=1, id=284, fully qualified name = 'ge.edf_banheiro_publico_a', comment='Tabela ge.edf_banheiro_publico_a');" calcext:value-type="string">
            <text:p>set add table (set id=1, origin=1, id=284, fully qualified name = 'ge.edf_banheiro_publico_a', comment='Tabela ge.edf_banheiro_publico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banheiro_publico_p</text:p>
          </table:table-cell>
          <table:table-cell office:value-type="string" calcext:value-type="string">
            <text:p>Tabela</text:p>
          </table:table-cell>
          <table:table-cell office:value-type="float" office:value="285" calcext:value-type="float">
            <text:p>285</text:p>
          </table:table-cell>
          <table:table-cell table:formula="of:=CONCATENATE(&quot;set add table (set id=1, origin=1, id=&quot;; [.D285]; &quot;, fully qualified name = '&quot;;  [.A285]; &quot;.&quot;; [.B285]; &quot;', &quot;;&quot;comment='&quot;;[.C285];&quot; &quot;;[.A285];&quot;.&quot;; [.B285];&quot;');&quot;)" office:value-type="string" office:string-value="set add table (set id=1, origin=1, id=285, fully qualified name = 'ge.edf_banheiro_publico_p', comment='Tabela ge.edf_banheiro_publico_p');" calcext:value-type="string">
            <text:p>set add table (set id=1, origin=1, id=285, fully qualified name = 'ge.edf_banheiro_publico_p', comment='Tabela ge.edf_banheiro_publico_p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abast_agua_a</text:p>
          </table:table-cell>
          <table:table-cell office:value-type="string" calcext:value-type="string">
            <text:p>Tabela</text:p>
          </table:table-cell>
          <table:table-cell office:value-type="float" office:value="286" calcext:value-type="float">
            <text:p>286</text:p>
          </table:table-cell>
          <table:table-cell table:formula="of:=CONCATENATE(&quot;set add table (set id=1, origin=1, id=&quot;; [.D286]; &quot;, fully qualified name = '&quot;;  [.A286]; &quot;.&quot;; [.B286]; &quot;', &quot;;&quot;comment='&quot;;[.C286];&quot; &quot;;[.A286];&quot;.&quot;; [.B286];&quot;');&quot;)" office:value-type="string" office:string-value="set add table (set id=1, origin=1, id=286, fully qualified name = 'ge.edf_edif_abast_agua_a', comment='Tabela ge.edf_edif_abast_agua_a');" calcext:value-type="string">
            <text:p>set add table (set id=1, origin=1, id=286, fully qualified name = 'ge.edf_edif_abast_agua_a', comment='Tabela ge.edf_edif_abast_agua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abast_agua_p</text:p>
          </table:table-cell>
          <table:table-cell office:value-type="string" calcext:value-type="string">
            <text:p>Tabela</text:p>
          </table:table-cell>
          <table:table-cell office:value-type="float" office:value="287" calcext:value-type="float">
            <text:p>287</text:p>
          </table:table-cell>
          <table:table-cell table:formula="of:=CONCATENATE(&quot;set add table (set id=1, origin=1, id=&quot;; [.D287]; &quot;, fully qualified name = '&quot;;  [.A287]; &quot;.&quot;; [.B287]; &quot;', &quot;;&quot;comment='&quot;;[.C287];&quot; &quot;;[.A287];&quot;.&quot;; [.B287];&quot;');&quot;)" office:value-type="string" office:string-value="set add table (set id=1, origin=1, id=287, fully qualified name = 'ge.edf_edif_abast_agua_p', comment='Tabela ge.edf_edif_abast_agua_p');" calcext:value-type="string">
            <text:p>set add table (set id=1, origin=1, id=287, fully qualified name = 'ge.edf_edif_abast_agua_p', comment='Tabela ge.edf_edif_abast_agua_p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agropec_ext_veg_pesca_a</text:p>
          </table:table-cell>
          <table:table-cell office:value-type="string" calcext:value-type="string">
            <text:p>Tabela</text:p>
          </table:table-cell>
          <table:table-cell office:value-type="float" office:value="288" calcext:value-type="float">
            <text:p>288</text:p>
          </table:table-cell>
          <table:table-cell table:formula="of:=CONCATENATE(&quot;set add table (set id=1, origin=1, id=&quot;; [.D288]; &quot;, fully qualified name = '&quot;;  [.A288]; &quot;.&quot;; [.B288]; &quot;', &quot;;&quot;comment='&quot;;[.C288];&quot; &quot;;[.A288];&quot;.&quot;; [.B288];&quot;');&quot;)" office:value-type="string" office:string-value="set add table (set id=1, origin=1, id=288, fully qualified name = 'ge.edf_edif_agropec_ext_veg_pesca_a', comment='Tabela ge.edf_edif_agropec_ext_veg_pesca_a');" calcext:value-type="string">
            <text:p>set add table (set id=1, origin=1, id=288, fully qualified name = 'ge.edf_edif_agropec_ext_veg_pesca_a', comment='Tabela ge.edf_edif_agropec_ext_veg_pesca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agropec_ext_veg_pesca_p</text:p>
          </table:table-cell>
          <table:table-cell office:value-type="string" calcext:value-type="string">
            <text:p>Tabela</text:p>
          </table:table-cell>
          <table:table-cell office:value-type="float" office:value="289" calcext:value-type="float">
            <text:p>289</text:p>
          </table:table-cell>
          <table:table-cell table:formula="of:=CONCATENATE(&quot;set add table (set id=1, origin=1, id=&quot;; [.D289]; &quot;, fully qualified name = '&quot;;  [.A289]; &quot;.&quot;; [.B289]; &quot;', &quot;;&quot;comment='&quot;;[.C289];&quot; &quot;;[.A289];&quot;.&quot;; [.B289];&quot;');&quot;)" office:value-type="string" office:string-value="set add table (set id=1, origin=1, id=289, fully qualified name = 'ge.edf_edif_agropec_ext_veg_pesca_p', comment='Tabela ge.edf_edif_agropec_ext_veg_pesca_p');" calcext:value-type="string">
            <text:p>set add table (set id=1, origin=1, id=289, fully qualified name = 'ge.edf_edif_agropec_ext_veg_pesca_p', comment='Tabela ge.edf_edif_agropec_ext_veg_pesca_p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comerc_serv_a</text:p>
          </table:table-cell>
          <table:table-cell office:value-type="string" calcext:value-type="string">
            <text:p>Tabela</text:p>
          </table:table-cell>
          <table:table-cell office:value-type="float" office:value="290" calcext:value-type="float">
            <text:p>290</text:p>
          </table:table-cell>
          <table:table-cell table:formula="of:=CONCATENATE(&quot;set add table (set id=1, origin=1, id=&quot;; [.D290]; &quot;, fully qualified name = '&quot;;  [.A290]; &quot;.&quot;; [.B290]; &quot;', &quot;;&quot;comment='&quot;;[.C290];&quot; &quot;;[.A290];&quot;.&quot;; [.B290];&quot;');&quot;)" office:value-type="string" office:string-value="set add table (set id=1, origin=1, id=290, fully qualified name = 'ge.edf_edif_comerc_serv_a', comment='Tabela ge.edf_edif_comerc_serv_a');" calcext:value-type="string">
            <text:p>set add table (set id=1, origin=1, id=290, fully qualified name = 'ge.edf_edif_comerc_serv_a', comment='Tabela ge.edf_edif_comerc_serv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comerc_serv_p</text:p>
          </table:table-cell>
          <table:table-cell office:value-type="string" calcext:value-type="string">
            <text:p>Tabela</text:p>
          </table:table-cell>
          <table:table-cell office:value-type="float" office:value="291" calcext:value-type="float">
            <text:p>291</text:p>
          </table:table-cell>
          <table:table-cell table:formula="of:=CONCATENATE(&quot;set add table (set id=1, origin=1, id=&quot;; [.D291]; &quot;, fully qualified name = '&quot;;  [.A291]; &quot;.&quot;; [.B291]; &quot;', &quot;;&quot;comment='&quot;;[.C291];&quot; &quot;;[.A291];&quot;.&quot;; [.B291];&quot;');&quot;)" office:value-type="string" office:string-value="set add table (set id=1, origin=1, id=291, fully qualified name = 'ge.edf_edif_comerc_serv_p', comment='Tabela ge.edf_edif_comerc_serv_p');" calcext:value-type="string">
            <text:p>set add table (set id=1, origin=1, id=291, fully qualified name = 'ge.edf_edif_comerc_serv_p', comment='Tabela ge.edf_edif_comerc_serv_p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comunic_a</text:p>
          </table:table-cell>
          <table:table-cell office:value-type="string" calcext:value-type="string">
            <text:p>Tabela</text:p>
          </table:table-cell>
          <table:table-cell office:value-type="float" office:value="292" calcext:value-type="float">
            <text:p>292</text:p>
          </table:table-cell>
          <table:table-cell table:formula="of:=CONCATENATE(&quot;set add table (set id=1, origin=1, id=&quot;; [.D292]; &quot;, fully qualified name = '&quot;;  [.A292]; &quot;.&quot;; [.B292]; &quot;', &quot;;&quot;comment='&quot;;[.C292];&quot; &quot;;[.A292];&quot;.&quot;; [.B292];&quot;');&quot;)" office:value-type="string" office:string-value="set add table (set id=1, origin=1, id=292, fully qualified name = 'ge.edf_edif_comunic_a', comment='Tabela ge.edf_edif_comunic_a');" calcext:value-type="string">
            <text:p>set add table (set id=1, origin=1, id=292, fully qualified name = 'ge.edf_edif_comunic_a', comment='Tabela ge.edf_edif_comunic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comunic_p</text:p>
          </table:table-cell>
          <table:table-cell office:value-type="string" calcext:value-type="string">
            <text:p>Tabela</text:p>
          </table:table-cell>
          <table:table-cell office:value-type="float" office:value="293" calcext:value-type="float">
            <text:p>293</text:p>
          </table:table-cell>
          <table:table-cell table:formula="of:=CONCATENATE(&quot;set add table (set id=1, origin=1, id=&quot;; [.D293]; &quot;, fully qualified name = '&quot;;  [.A293]; &quot;.&quot;; [.B293]; &quot;', &quot;;&quot;comment='&quot;;[.C293];&quot; &quot;;[.A293];&quot;.&quot;; [.B293];&quot;');&quot;)" office:value-type="string" office:string-value="set add table (set id=1, origin=1, id=293, fully qualified name = 'ge.edf_edif_comunic_p', comment='Tabela ge.edf_edif_comunic_p');" calcext:value-type="string">
            <text:p>set add table (set id=1, origin=1, id=293, fully qualified name = 'ge.edf_edif_comunic_p', comment='Tabela ge.edf_edif_comunic_p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constr_aeroportuaria_a</text:p>
          </table:table-cell>
          <table:table-cell office:value-type="string" calcext:value-type="string">
            <text:p>Tabela</text:p>
          </table:table-cell>
          <table:table-cell office:value-type="float" office:value="294" calcext:value-type="float">
            <text:p>294</text:p>
          </table:table-cell>
          <table:table-cell table:formula="of:=CONCATENATE(&quot;set add table (set id=1, origin=1, id=&quot;; [.D294]; &quot;, fully qualified name = '&quot;;  [.A294]; &quot;.&quot;; [.B294]; &quot;', &quot;;&quot;comment='&quot;;[.C294];&quot; &quot;;[.A294];&quot;.&quot;; [.B294];&quot;');&quot;)" office:value-type="string" office:string-value="set add table (set id=1, origin=1, id=294, fully qualified name = 'ge.edf_edif_constr_aeroportuaria_a', comment='Tabela ge.edf_edif_constr_aeroportuaria_a');" calcext:value-type="string">
            <text:p>set add table (set id=1, origin=1, id=294, fully qualified name = 'ge.edf_edif_constr_aeroportuaria_a', comment='Tabela ge.edf_edif_constr_aeroportuaria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constr_aeroportuaria_p</text:p>
          </table:table-cell>
          <table:table-cell office:value-type="string" calcext:value-type="string">
            <text:p>Tabela</text:p>
          </table:table-cell>
          <table:table-cell office:value-type="float" office:value="295" calcext:value-type="float">
            <text:p>295</text:p>
          </table:table-cell>
          <table:table-cell table:formula="of:=CONCATENATE(&quot;set add table (set id=1, origin=1, id=&quot;; [.D295]; &quot;, fully qualified name = '&quot;;  [.A295]; &quot;.&quot;; [.B295]; &quot;', &quot;;&quot;comment='&quot;;[.C295];&quot; &quot;;[.A295];&quot;.&quot;; [.B295];&quot;');&quot;)" office:value-type="string" office:string-value="set add table (set id=1, origin=1, id=295, fully qualified name = 'ge.edf_edif_constr_aeroportuaria_p', comment='Tabela ge.edf_edif_constr_aeroportuaria_p');" calcext:value-type="string">
            <text:p>set add table (set id=1, origin=1, id=295, fully qualified name = 'ge.edf_edif_constr_aeroportuaria_p', comment='Tabela ge.edf_edif_constr_aeroportuaria_p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constr_est_med_fen_a</text:p>
          </table:table-cell>
          <table:table-cell office:value-type="string" calcext:value-type="string">
            <text:p>Tabela</text:p>
          </table:table-cell>
          <table:table-cell office:value-type="float" office:value="296" calcext:value-type="float">
            <text:p>296</text:p>
          </table:table-cell>
          <table:table-cell table:formula="of:=CONCATENATE(&quot;set add table (set id=1, origin=1, id=&quot;; [.D296]; &quot;, fully qualified name = '&quot;;  [.A296]; &quot;.&quot;; [.B296]; &quot;', &quot;;&quot;comment='&quot;;[.C296];&quot; &quot;;[.A296];&quot;.&quot;; [.B296];&quot;');&quot;)" office:value-type="string" office:string-value="set add table (set id=1, origin=1, id=296, fully qualified name = 'ge.edf_edif_constr_est_med_fen_a', comment='Tabela ge.edf_edif_constr_est_med_fen_a');" calcext:value-type="string">
            <text:p>set add table (set id=1, origin=1, id=296, fully qualified name = 'ge.edf_edif_constr_est_med_fen_a', comment='Tabela ge.edf_edif_constr_est_med_fen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constr_est_med_fen_p</text:p>
          </table:table-cell>
          <table:table-cell office:value-type="string" calcext:value-type="string">
            <text:p>Tabela</text:p>
          </table:table-cell>
          <table:table-cell office:value-type="float" office:value="297" calcext:value-type="float">
            <text:p>297</text:p>
          </table:table-cell>
          <table:table-cell table:formula="of:=CONCATENATE(&quot;set add table (set id=1, origin=1, id=&quot;; [.D297]; &quot;, fully qualified name = '&quot;;  [.A297]; &quot;.&quot;; [.B297]; &quot;', &quot;;&quot;comment='&quot;;[.C297];&quot; &quot;;[.A297];&quot;.&quot;; [.B297];&quot;');&quot;)" office:value-type="string" office:string-value="set add table (set id=1, origin=1, id=297, fully qualified name = 'ge.edf_edif_constr_est_med_fen_p', comment='Tabela ge.edf_edif_constr_est_med_fen_p');" calcext:value-type="string">
            <text:p>set add table (set id=1, origin=1, id=297, fully qualified name = 'ge.edf_edif_constr_est_med_fen_p', comment='Tabela ge.edf_edif_constr_est_med_fen_p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constr_lazer_a</text:p>
          </table:table-cell>
          <table:table-cell office:value-type="string" calcext:value-type="string">
            <text:p>Tabela</text:p>
          </table:table-cell>
          <table:table-cell office:value-type="float" office:value="298" calcext:value-type="float">
            <text:p>298</text:p>
          </table:table-cell>
          <table:table-cell table:formula="of:=CONCATENATE(&quot;set add table (set id=1, origin=1, id=&quot;; [.D298]; &quot;, fully qualified name = '&quot;;  [.A298]; &quot;.&quot;; [.B298]; &quot;', &quot;;&quot;comment='&quot;;[.C298];&quot; &quot;;[.A298];&quot;.&quot;; [.B298];&quot;');&quot;)" office:value-type="string" office:string-value="set add table (set id=1, origin=1, id=298, fully qualified name = 'ge.edf_edif_constr_lazer_a', comment='Tabela ge.edf_edif_constr_lazer_a');" calcext:value-type="string">
            <text:p>set add table (set id=1, origin=1, id=298, fully qualified name = 'ge.edf_edif_constr_lazer_a', comment='Tabela ge.edf_edif_constr_lazer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constr_lazer_p</text:p>
          </table:table-cell>
          <table:table-cell office:value-type="string" calcext:value-type="string">
            <text:p>Tabela</text:p>
          </table:table-cell>
          <table:table-cell office:value-type="float" office:value="299" calcext:value-type="float">
            <text:p>299</text:p>
          </table:table-cell>
          <table:table-cell table:formula="of:=CONCATENATE(&quot;set add table (set id=1, origin=1, id=&quot;; [.D299]; &quot;, fully qualified name = '&quot;;  [.A299]; &quot;.&quot;; [.B299]; &quot;', &quot;;&quot;comment='&quot;;[.C299];&quot; &quot;;[.A299];&quot;.&quot;; [.B299];&quot;');&quot;)" office:value-type="string" office:string-value="set add table (set id=1, origin=1, id=299, fully qualified name = 'ge.edf_edif_constr_lazer_p', comment='Tabela ge.edf_edif_constr_lazer_p');" calcext:value-type="string">
            <text:p>set add table (set id=1, origin=1, id=299, fully qualified name = 'ge.edf_edif_constr_lazer_p', comment='Tabela ge.edf_edif_constr_lazer_p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constr_portuaria_a</text:p>
          </table:table-cell>
          <table:table-cell office:value-type="string" calcext:value-type="string">
            <text:p>Tabela</text:p>
          </table:table-cell>
          <table:table-cell office:value-type="float" office:value="300" calcext:value-type="float">
            <text:p>300</text:p>
          </table:table-cell>
          <table:table-cell table:formula="of:=CONCATENATE(&quot;set add table (set id=1, origin=1, id=&quot;; [.D300]; &quot;, fully qualified name = '&quot;;  [.A300]; &quot;.&quot;; [.B300]; &quot;', &quot;;&quot;comment='&quot;;[.C300];&quot; &quot;;[.A300];&quot;.&quot;; [.B300];&quot;');&quot;)" office:value-type="string" office:string-value="set add table (set id=1, origin=1, id=300, fully qualified name = 'ge.edf_edif_constr_portuaria_a', comment='Tabela ge.edf_edif_constr_portuaria_a');" calcext:value-type="string">
            <text:p>set add table (set id=1, origin=1, id=300, fully qualified name = 'ge.edf_edif_constr_portuaria_a', comment='Tabela ge.edf_edif_constr_portuaria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constr_portuaria_p</text:p>
          </table:table-cell>
          <table:table-cell office:value-type="string" calcext:value-type="string">
            <text:p>Tabela</text:p>
          </table:table-cell>
          <table:table-cell office:value-type="float" office:value="301" calcext:value-type="float">
            <text:p>301</text:p>
          </table:table-cell>
          <table:table-cell table:formula="of:=CONCATENATE(&quot;set add table (set id=1, origin=1, id=&quot;; [.D301]; &quot;, fully qualified name = '&quot;;  [.A301]; &quot;.&quot;; [.B301]; &quot;', &quot;;&quot;comment='&quot;;[.C301];&quot; &quot;;[.A301];&quot;.&quot;; [.B301];&quot;');&quot;)" office:value-type="string" office:string-value="set add table (set id=1, origin=1, id=301, fully qualified name = 'ge.edf_edif_constr_portuaria_p', comment='Tabela ge.edf_edif_constr_portuaria_p');" calcext:value-type="string">
            <text:p>set add table (set id=1, origin=1, id=301, fully qualified name = 'ge.edf_edif_constr_portuaria_p', comment='Tabela ge.edf_edif_constr_portuaria_p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constr_turistica_a</text:p>
          </table:table-cell>
          <table:table-cell office:value-type="string" calcext:value-type="string">
            <text:p>Tabela</text:p>
          </table:table-cell>
          <table:table-cell office:value-type="float" office:value="302" calcext:value-type="float">
            <text:p>302</text:p>
          </table:table-cell>
          <table:table-cell table:formula="of:=CONCATENATE(&quot;set add table (set id=1, origin=1, id=&quot;; [.D302]; &quot;, fully qualified name = '&quot;;  [.A302]; &quot;.&quot;; [.B302]; &quot;', &quot;;&quot;comment='&quot;;[.C302];&quot; &quot;;[.A302];&quot;.&quot;; [.B302];&quot;');&quot;)" office:value-type="string" office:string-value="set add table (set id=1, origin=1, id=302, fully qualified name = 'ge.edf_edif_constr_turistica_a', comment='Tabela ge.edf_edif_constr_turistica_a');" calcext:value-type="string">
            <text:p>set add table (set id=1, origin=1, id=302, fully qualified name = 'ge.edf_edif_constr_turistica_a', comment='Tabela ge.edf_edif_constr_turistica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constr_turistica_p</text:p>
          </table:table-cell>
          <table:table-cell office:value-type="string" calcext:value-type="string">
            <text:p>Tabela</text:p>
          </table:table-cell>
          <table:table-cell office:value-type="float" office:value="303" calcext:value-type="float">
            <text:p>303</text:p>
          </table:table-cell>
          <table:table-cell table:formula="of:=CONCATENATE(&quot;set add table (set id=1, origin=1, id=&quot;; [.D303]; &quot;, fully qualified name = '&quot;;  [.A303]; &quot;.&quot;; [.B303]; &quot;', &quot;;&quot;comment='&quot;;[.C303];&quot; &quot;;[.A303];&quot;.&quot;; [.B303];&quot;');&quot;)" office:value-type="string" office:string-value="set add table (set id=1, origin=1, id=303, fully qualified name = 'ge.edf_edif_constr_turistica_p', comment='Tabela ge.edf_edif_constr_turistica_p');" calcext:value-type="string">
            <text:p>set add table (set id=1, origin=1, id=303, fully qualified name = 'ge.edf_edif_constr_turistica_p', comment='Tabela ge.edf_edif_constr_turistica_p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desenv_social_a</text:p>
          </table:table-cell>
          <table:table-cell office:value-type="string" calcext:value-type="string">
            <text:p>Tabela</text:p>
          </table:table-cell>
          <table:table-cell office:value-type="float" office:value="304" calcext:value-type="float">
            <text:p>304</text:p>
          </table:table-cell>
          <table:table-cell table:formula="of:=CONCATENATE(&quot;set add table (set id=1, origin=1, id=&quot;; [.D304]; &quot;, fully qualified name = '&quot;;  [.A304]; &quot;.&quot;; [.B304]; &quot;', &quot;;&quot;comment='&quot;;[.C304];&quot; &quot;;[.A304];&quot;.&quot;; [.B304];&quot;');&quot;)" office:value-type="string" office:string-value="set add table (set id=1, origin=1, id=304, fully qualified name = 'ge.edf_edif_desenv_social_a', comment='Tabela ge.edf_edif_desenv_social_a');" calcext:value-type="string">
            <text:p>set add table (set id=1, origin=1, id=304, fully qualified name = 'ge.edf_edif_desenv_social_a', comment='Tabela ge.edf_edif_desenv_social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desenv_social_p</text:p>
          </table:table-cell>
          <table:table-cell office:value-type="string" calcext:value-type="string">
            <text:p>Tabela</text:p>
          </table:table-cell>
          <table:table-cell office:value-type="float" office:value="305" calcext:value-type="float">
            <text:p>305</text:p>
          </table:table-cell>
          <table:table-cell table:formula="of:=CONCATENATE(&quot;set add table (set id=1, origin=1, id=&quot;; [.D305]; &quot;, fully qualified name = '&quot;;  [.A305]; &quot;.&quot;; [.B305]; &quot;', &quot;;&quot;comment='&quot;;[.C305];&quot; &quot;;[.A305];&quot;.&quot;; [.B305];&quot;');&quot;)" office:value-type="string" office:string-value="set add table (set id=1, origin=1, id=305, fully qualified name = 'ge.edf_edif_desenv_social_p', comment='Tabela ge.edf_edif_desenv_social_p');" calcext:value-type="string">
            <text:p>set add table (set id=1, origin=1, id=305, fully qualified name = 'ge.edf_edif_desenv_social_p', comment='Tabela ge.edf_edif_desenv_social_p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energia_a</text:p>
          </table:table-cell>
          <table:table-cell office:value-type="string" calcext:value-type="string">
            <text:p>Tabela</text:p>
          </table:table-cell>
          <table:table-cell office:value-type="float" office:value="306" calcext:value-type="float">
            <text:p>306</text:p>
          </table:table-cell>
          <table:table-cell table:formula="of:=CONCATENATE(&quot;set add table (set id=1, origin=1, id=&quot;; [.D306]; &quot;, fully qualified name = '&quot;;  [.A306]; &quot;.&quot;; [.B306]; &quot;', &quot;;&quot;comment='&quot;;[.C306];&quot; &quot;;[.A306];&quot;.&quot;; [.B306];&quot;');&quot;)" office:value-type="string" office:string-value="set add table (set id=1, origin=1, id=306, fully qualified name = 'ge.edf_edif_energia_a', comment='Tabela ge.edf_edif_energia_a');" calcext:value-type="string">
            <text:p>set add table (set id=1, origin=1, id=306, fully qualified name = 'ge.edf_edif_energia_a', comment='Tabela ge.edf_edif_energia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energia_p</text:p>
          </table:table-cell>
          <table:table-cell office:value-type="string" calcext:value-type="string">
            <text:p>Tabela</text:p>
          </table:table-cell>
          <table:table-cell office:value-type="float" office:value="307" calcext:value-type="float">
            <text:p>307</text:p>
          </table:table-cell>
          <table:table-cell table:formula="of:=CONCATENATE(&quot;set add table (set id=1, origin=1, id=&quot;; [.D307]; &quot;, fully qualified name = '&quot;;  [.A307]; &quot;.&quot;; [.B307]; &quot;', &quot;;&quot;comment='&quot;;[.C307];&quot; &quot;;[.A307];&quot;.&quot;; [.B307];&quot;');&quot;)" office:value-type="string" office:string-value="set add table (set id=1, origin=1, id=307, fully qualified name = 'ge.edf_edif_energia_p', comment='Tabela ge.edf_edif_energia_p');" calcext:value-type="string">
            <text:p>set add table (set id=1, origin=1, id=307, fully qualified name = 'ge.edf_edif_energia_p', comment='Tabela ge.edf_edif_energia_p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ensino_a</text:p>
          </table:table-cell>
          <table:table-cell office:value-type="string" calcext:value-type="string">
            <text:p>Tabela</text:p>
          </table:table-cell>
          <table:table-cell office:value-type="float" office:value="308" calcext:value-type="float">
            <text:p>308</text:p>
          </table:table-cell>
          <table:table-cell table:formula="of:=CONCATENATE(&quot;set add table (set id=1, origin=1, id=&quot;; [.D308]; &quot;, fully qualified name = '&quot;;  [.A308]; &quot;.&quot;; [.B308]; &quot;', &quot;;&quot;comment='&quot;;[.C308];&quot; &quot;;[.A308];&quot;.&quot;; [.B308];&quot;');&quot;)" office:value-type="string" office:string-value="set add table (set id=1, origin=1, id=308, fully qualified name = 'ge.edf_edif_ensino_a', comment='Tabela ge.edf_edif_ensino_a');" calcext:value-type="string">
            <text:p>set add table (set id=1, origin=1, id=308, fully qualified name = 'ge.edf_edif_ensino_a', comment='Tabela ge.edf_edif_ensino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ensino_p</text:p>
          </table:table-cell>
          <table:table-cell office:value-type="string" calcext:value-type="string">
            <text:p>Tabela</text:p>
          </table:table-cell>
          <table:table-cell office:value-type="float" office:value="309" calcext:value-type="float">
            <text:p>309</text:p>
          </table:table-cell>
          <table:table-cell table:formula="of:=CONCATENATE(&quot;set add table (set id=1, origin=1, id=&quot;; [.D309]; &quot;, fully qualified name = '&quot;;  [.A309]; &quot;.&quot;; [.B309]; &quot;', &quot;;&quot;comment='&quot;;[.C309];&quot; &quot;;[.A309];&quot;.&quot;; [.B309];&quot;');&quot;)" office:value-type="string" office:string-value="set add table (set id=1, origin=1, id=309, fully qualified name = 'ge.edf_edif_ensino_p', comment='Tabela ge.edf_edif_ensino_p');" calcext:value-type="string">
            <text:p>set add table (set id=1, origin=1, id=309, fully qualified name = 'ge.edf_edif_ensino_p', comment='Tabela ge.edf_edif_ensino_p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ext_mineral_a</text:p>
          </table:table-cell>
          <table:table-cell office:value-type="string" calcext:value-type="string">
            <text:p>Tabela</text:p>
          </table:table-cell>
          <table:table-cell office:value-type="float" office:value="310" calcext:value-type="float">
            <text:p>310</text:p>
          </table:table-cell>
          <table:table-cell table:formula="of:=CONCATENATE(&quot;set add table (set id=1, origin=1, id=&quot;; [.D310]; &quot;, fully qualified name = '&quot;;  [.A310]; &quot;.&quot;; [.B310]; &quot;', &quot;;&quot;comment='&quot;;[.C310];&quot; &quot;;[.A310];&quot;.&quot;; [.B310];&quot;');&quot;)" office:value-type="string" office:string-value="set add table (set id=1, origin=1, id=310, fully qualified name = 'ge.edf_edif_ext_mineral_a', comment='Tabela ge.edf_edif_ext_mineral_a');" calcext:value-type="string">
            <text:p>set add table (set id=1, origin=1, id=310, fully qualified name = 'ge.edf_edif_ext_mineral_a', comment='Tabela ge.edf_edif_ext_mineral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ext_mineral_p</text:p>
          </table:table-cell>
          <table:table-cell office:value-type="string" calcext:value-type="string">
            <text:p>Tabela</text:p>
          </table:table-cell>
          <table:table-cell office:value-type="float" office:value="311" calcext:value-type="float">
            <text:p>311</text:p>
          </table:table-cell>
          <table:table-cell table:formula="of:=CONCATENATE(&quot;set add table (set id=1, origin=1, id=&quot;; [.D311]; &quot;, fully qualified name = '&quot;;  [.A311]; &quot;.&quot;; [.B311]; &quot;', &quot;;&quot;comment='&quot;;[.C311];&quot; &quot;;[.A311];&quot;.&quot;; [.B311];&quot;');&quot;)" office:value-type="string" office:string-value="set add table (set id=1, origin=1, id=311, fully qualified name = 'ge.edf_edif_ext_mineral_p', comment='Tabela ge.edf_edif_ext_mineral_p');" calcext:value-type="string">
            <text:p>set add table (set id=1, origin=1, id=311, fully qualified name = 'ge.edf_edif_ext_mineral_p', comment='Tabela ge.edf_edif_ext_mineral_p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habitacional_a</text:p>
          </table:table-cell>
          <table:table-cell office:value-type="string" calcext:value-type="string">
            <text:p>Tabela</text:p>
          </table:table-cell>
          <table:table-cell office:value-type="float" office:value="312" calcext:value-type="float">
            <text:p>312</text:p>
          </table:table-cell>
          <table:table-cell table:formula="of:=CONCATENATE(&quot;set add table (set id=1, origin=1, id=&quot;; [.D312]; &quot;, fully qualified name = '&quot;;  [.A312]; &quot;.&quot;; [.B312]; &quot;', &quot;;&quot;comment='&quot;;[.C312];&quot; &quot;;[.A312];&quot;.&quot;; [.B312];&quot;');&quot;)" office:value-type="string" office:string-value="set add table (set id=1, origin=1, id=312, fully qualified name = 'ge.edf_edif_habitacional_a', comment='Tabela ge.edf_edif_habitacional_a');" calcext:value-type="string">
            <text:p>set add table (set id=1, origin=1, id=312, fully qualified name = 'ge.edf_edif_habitacional_a', comment='Tabela ge.edf_edif_habitacional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habitacional_p</text:p>
          </table:table-cell>
          <table:table-cell office:value-type="string" calcext:value-type="string">
            <text:p>Tabela</text:p>
          </table:table-cell>
          <table:table-cell office:value-type="float" office:value="313" calcext:value-type="float">
            <text:p>313</text:p>
          </table:table-cell>
          <table:table-cell table:formula="of:=CONCATENATE(&quot;set add table (set id=1, origin=1, id=&quot;; [.D313]; &quot;, fully qualified name = '&quot;;  [.A313]; &quot;.&quot;; [.B313]; &quot;', &quot;;&quot;comment='&quot;;[.C313];&quot; &quot;;[.A313];&quot;.&quot;; [.B313];&quot;');&quot;)" office:value-type="string" office:string-value="set add table (set id=1, origin=1, id=313, fully qualified name = 'ge.edf_edif_habitacional_p', comment='Tabela ge.edf_edif_habitacional_p');" calcext:value-type="string">
            <text:p>set add table (set id=1, origin=1, id=313, fully qualified name = 'ge.edf_edif_habitacional_p', comment='Tabela ge.edf_edif_habitacional_p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icacao</text:p>
          </table:table-cell>
          <table:table-cell office:value-type="string" calcext:value-type="string">
            <text:p>Tabela</text:p>
          </table:table-cell>
          <table:table-cell office:value-type="float" office:value="314" calcext:value-type="float">
            <text:p>314</text:p>
          </table:table-cell>
          <table:table-cell table:formula="of:=CONCATENATE(&quot;set add table (set id=1, origin=1, id=&quot;; [.D314]; &quot;, fully qualified name = '&quot;;  [.A314]; &quot;.&quot;; [.B314]; &quot;', &quot;;&quot;comment='&quot;;[.C314];&quot; &quot;;[.A314];&quot;.&quot;; [.B314];&quot;');&quot;)" office:value-type="string" office:string-value="set add table (set id=1, origin=1, id=314, fully qualified name = 'ge.edf_edificacao', comment='Tabela ge.edf_edificacao');" calcext:value-type="string">
            <text:p>set add table (set id=1, origin=1, id=314, fully qualified name = 'ge.edf_edificacao', comment='Tabela ge.edf_edificacao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icacao_a</text:p>
          </table:table-cell>
          <table:table-cell office:value-type="string" calcext:value-type="string">
            <text:p>Tabela</text:p>
          </table:table-cell>
          <table:table-cell office:value-type="float" office:value="315" calcext:value-type="float">
            <text:p>315</text:p>
          </table:table-cell>
          <table:table-cell table:formula="of:=CONCATENATE(&quot;set add table (set id=1, origin=1, id=&quot;; [.D315]; &quot;, fully qualified name = '&quot;;  [.A315]; &quot;.&quot;; [.B315]; &quot;', &quot;;&quot;comment='&quot;;[.C315];&quot; &quot;;[.A315];&quot;.&quot;; [.B315];&quot;');&quot;)" office:value-type="string" office:string-value="set add table (set id=1, origin=1, id=315, fully qualified name = 'ge.edf_edificacao_a', comment='Tabela ge.edf_edificacao_a');" calcext:value-type="string">
            <text:p>set add table (set id=1, origin=1, id=315, fully qualified name = 'ge.edf_edificacao_a', comment='Tabela ge.edf_edificacao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icacao_p</text:p>
          </table:table-cell>
          <table:table-cell office:value-type="string" calcext:value-type="string">
            <text:p>Tabela</text:p>
          </table:table-cell>
          <table:table-cell office:value-type="float" office:value="316" calcext:value-type="float">
            <text:p>316</text:p>
          </table:table-cell>
          <table:table-cell table:formula="of:=CONCATENATE(&quot;set add table (set id=1, origin=1, id=&quot;; [.D316]; &quot;, fully qualified name = '&quot;;  [.A316]; &quot;.&quot;; [.B316]; &quot;', &quot;;&quot;comment='&quot;;[.C316];&quot; &quot;;[.A316];&quot;.&quot;; [.B316];&quot;');&quot;)" office:value-type="string" office:string-value="set add table (set id=1, origin=1, id=316, fully qualified name = 'ge.edf_edificacao_p', comment='Tabela ge.edf_edificacao_p');" calcext:value-type="string">
            <text:p>set add table (set id=1, origin=1, id=316, fully qualified name = 'ge.edf_edificacao_p', comment='Tabela ge.edf_edificacao_p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industrial_a</text:p>
          </table:table-cell>
          <table:table-cell office:value-type="string" calcext:value-type="string">
            <text:p>Tabela</text:p>
          </table:table-cell>
          <table:table-cell office:value-type="float" office:value="317" calcext:value-type="float">
            <text:p>317</text:p>
          </table:table-cell>
          <table:table-cell table:formula="of:=CONCATENATE(&quot;set add table (set id=1, origin=1, id=&quot;; [.D317]; &quot;, fully qualified name = '&quot;;  [.A317]; &quot;.&quot;; [.B317]; &quot;', &quot;;&quot;comment='&quot;;[.C317];&quot; &quot;;[.A317];&quot;.&quot;; [.B317];&quot;');&quot;)" office:value-type="string" office:string-value="set add table (set id=1, origin=1, id=317, fully qualified name = 'ge.edf_edif_industrial_a', comment='Tabela ge.edf_edif_industrial_a');" calcext:value-type="string">
            <text:p>set add table (set id=1, origin=1, id=317, fully qualified name = 'ge.edf_edif_industrial_a', comment='Tabela ge.edf_edif_industrial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industrial_p</text:p>
          </table:table-cell>
          <table:table-cell office:value-type="string" calcext:value-type="string">
            <text:p>Tabela</text:p>
          </table:table-cell>
          <table:table-cell office:value-type="float" office:value="318" calcext:value-type="float">
            <text:p>318</text:p>
          </table:table-cell>
          <table:table-cell table:formula="of:=CONCATENATE(&quot;set add table (set id=1, origin=1, id=&quot;; [.D318]; &quot;, fully qualified name = '&quot;;  [.A318]; &quot;.&quot;; [.B318]; &quot;', &quot;;&quot;comment='&quot;;[.C318];&quot; &quot;;[.A318];&quot;.&quot;; [.B318];&quot;');&quot;)" office:value-type="string" office:string-value="set add table (set id=1, origin=1, id=318, fully qualified name = 'ge.edf_edif_industrial_p', comment='Tabela ge.edf_edif_industrial_p');" calcext:value-type="string">
            <text:p>set add table (set id=1, origin=1, id=318, fully qualified name = 'ge.edf_edif_industrial_p', comment='Tabela ge.edf_edif_industrial_p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metro_ferroviaria_a</text:p>
          </table:table-cell>
          <table:table-cell office:value-type="string" calcext:value-type="string">
            <text:p>Tabela</text:p>
          </table:table-cell>
          <table:table-cell office:value-type="float" office:value="319" calcext:value-type="float">
            <text:p>319</text:p>
          </table:table-cell>
          <table:table-cell table:formula="of:=CONCATENATE(&quot;set add table (set id=1, origin=1, id=&quot;; [.D319]; &quot;, fully qualified name = '&quot;;  [.A319]; &quot;.&quot;; [.B319]; &quot;', &quot;;&quot;comment='&quot;;[.C319];&quot; &quot;;[.A319];&quot;.&quot;; [.B319];&quot;');&quot;)" office:value-type="string" office:string-value="set add table (set id=1, origin=1, id=319, fully qualified name = 'ge.edf_edif_metro_ferroviaria_a', comment='Tabela ge.edf_edif_metro_ferroviaria_a');" calcext:value-type="string">
            <text:p>set add table (set id=1, origin=1, id=319, fully qualified name = 'ge.edf_edif_metro_ferroviaria_a', comment='Tabela ge.edf_edif_metro_ferroviaria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metro_ferroviaria_p</text:p>
          </table:table-cell>
          <table:table-cell office:value-type="string" calcext:value-type="string">
            <text:p>Tabela</text:p>
          </table:table-cell>
          <table:table-cell office:value-type="float" office:value="320" calcext:value-type="float">
            <text:p>320</text:p>
          </table:table-cell>
          <table:table-cell table:formula="of:=CONCATENATE(&quot;set add table (set id=1, origin=1, id=&quot;; [.D320]; &quot;, fully qualified name = '&quot;;  [.A320]; &quot;.&quot;; [.B320]; &quot;', &quot;;&quot;comment='&quot;;[.C320];&quot; &quot;;[.A320];&quot;.&quot;; [.B320];&quot;');&quot;)" office:value-type="string" office:string-value="set add table (set id=1, origin=1, id=320, fully qualified name = 'ge.edf_edif_metro_ferroviaria_p', comment='Tabela ge.edf_edif_metro_ferroviaria_p');" calcext:value-type="string">
            <text:p>set add table (set id=1, origin=1, id=320, fully qualified name = 'ge.edf_edif_metro_ferroviaria_p', comment='Tabela ge.edf_edif_metro_ferroviaria_p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policia_a</text:p>
          </table:table-cell>
          <table:table-cell office:value-type="string" calcext:value-type="string">
            <text:p>Tabela</text:p>
          </table:table-cell>
          <table:table-cell office:value-type="float" office:value="321" calcext:value-type="float">
            <text:p>321</text:p>
          </table:table-cell>
          <table:table-cell table:formula="of:=CONCATENATE(&quot;set add table (set id=1, origin=1, id=&quot;; [.D321]; &quot;, fully qualified name = '&quot;;  [.A321]; &quot;.&quot;; [.B321]; &quot;', &quot;;&quot;comment='&quot;;[.C321];&quot; &quot;;[.A321];&quot;.&quot;; [.B321];&quot;');&quot;)" office:value-type="string" office:string-value="set add table (set id=1, origin=1, id=321, fully qualified name = 'ge.edf_edif_policia_a', comment='Tabela ge.edf_edif_policia_a');" calcext:value-type="string">
            <text:p>set add table (set id=1, origin=1, id=321, fully qualified name = 'ge.edf_edif_policia_a', comment='Tabela ge.edf_edif_policia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policia_p</text:p>
          </table:table-cell>
          <table:table-cell office:value-type="string" calcext:value-type="string">
            <text:p>Tabela</text:p>
          </table:table-cell>
          <table:table-cell office:value-type="float" office:value="322" calcext:value-type="float">
            <text:p>322</text:p>
          </table:table-cell>
          <table:table-cell table:formula="of:=CONCATENATE(&quot;set add table (set id=1, origin=1, id=&quot;; [.D322]; &quot;, fully qualified name = '&quot;;  [.A322]; &quot;.&quot;; [.B322]; &quot;', &quot;;&quot;comment='&quot;;[.C322];&quot; &quot;;[.A322];&quot;.&quot;; [.B322];&quot;');&quot;)" office:value-type="string" office:string-value="set add table (set id=1, origin=1, id=322, fully qualified name = 'ge.edf_edif_policia_p', comment='Tabela ge.edf_edif_policia_p');" calcext:value-type="string">
            <text:p>set add table (set id=1, origin=1, id=322, fully qualified name = 'ge.edf_edif_policia_p', comment='Tabela ge.edf_edif_policia_p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pub_civil_a</text:p>
          </table:table-cell>
          <table:table-cell office:value-type="string" calcext:value-type="string">
            <text:p>Tabela</text:p>
          </table:table-cell>
          <table:table-cell office:value-type="float" office:value="323" calcext:value-type="float">
            <text:p>323</text:p>
          </table:table-cell>
          <table:table-cell table:formula="of:=CONCATENATE(&quot;set add table (set id=1, origin=1, id=&quot;; [.D323]; &quot;, fully qualified name = '&quot;;  [.A323]; &quot;.&quot;; [.B323]; &quot;', &quot;;&quot;comment='&quot;;[.C323];&quot; &quot;;[.A323];&quot;.&quot;; [.B323];&quot;');&quot;)" office:value-type="string" office:string-value="set add table (set id=1, origin=1, id=323, fully qualified name = 'ge.edf_edif_pub_civil_a', comment='Tabela ge.edf_edif_pub_civil_a');" calcext:value-type="string">
            <text:p>set add table (set id=1, origin=1, id=323, fully qualified name = 'ge.edf_edif_pub_civil_a', comment='Tabela ge.edf_edif_pub_civil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pub_civil_p</text:p>
          </table:table-cell>
          <table:table-cell office:value-type="string" calcext:value-type="string">
            <text:p>Tabela</text:p>
          </table:table-cell>
          <table:table-cell office:value-type="float" office:value="324" calcext:value-type="float">
            <text:p>324</text:p>
          </table:table-cell>
          <table:table-cell table:formula="of:=CONCATENATE(&quot;set add table (set id=1, origin=1, id=&quot;; [.D324]; &quot;, fully qualified name = '&quot;;  [.A324]; &quot;.&quot;; [.B324]; &quot;', &quot;;&quot;comment='&quot;;[.C324];&quot; &quot;;[.A324];&quot;.&quot;; [.B324];&quot;');&quot;)" office:value-type="string" office:string-value="set add table (set id=1, origin=1, id=324, fully qualified name = 'ge.edf_edif_pub_civil_p', comment='Tabela ge.edf_edif_pub_civil_p');" calcext:value-type="string">
            <text:p>set add table (set id=1, origin=1, id=324, fully qualified name = 'ge.edf_edif_pub_civil_p', comment='Tabela ge.edf_edif_pub_civil_p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pub_militar_a</text:p>
          </table:table-cell>
          <table:table-cell office:value-type="string" calcext:value-type="string">
            <text:p>Tabela</text:p>
          </table:table-cell>
          <table:table-cell office:value-type="float" office:value="325" calcext:value-type="float">
            <text:p>325</text:p>
          </table:table-cell>
          <table:table-cell table:formula="of:=CONCATENATE(&quot;set add table (set id=1, origin=1, id=&quot;; [.D325]; &quot;, fully qualified name = '&quot;;  [.A325]; &quot;.&quot;; [.B325]; &quot;', &quot;;&quot;comment='&quot;;[.C325];&quot; &quot;;[.A325];&quot;.&quot;; [.B325];&quot;');&quot;)" office:value-type="string" office:string-value="set add table (set id=1, origin=1, id=325, fully qualified name = 'ge.edf_edif_pub_militar_a', comment='Tabela ge.edf_edif_pub_militar_a');" calcext:value-type="string">
            <text:p>set add table (set id=1, origin=1, id=325, fully qualified name = 'ge.edf_edif_pub_militar_a', comment='Tabela ge.edf_edif_pub_militar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pub_militar_p</text:p>
          </table:table-cell>
          <table:table-cell office:value-type="string" calcext:value-type="string">
            <text:p>Tabela</text:p>
          </table:table-cell>
          <table:table-cell office:value-type="float" office:value="326" calcext:value-type="float">
            <text:p>326</text:p>
          </table:table-cell>
          <table:table-cell table:formula="of:=CONCATENATE(&quot;set add table (set id=1, origin=1, id=&quot;; [.D326]; &quot;, fully qualified name = '&quot;;  [.A326]; &quot;.&quot;; [.B326]; &quot;', &quot;;&quot;comment='&quot;;[.C326];&quot; &quot;;[.A326];&quot;.&quot;; [.B326];&quot;');&quot;)" office:value-type="string" office:string-value="set add table (set id=1, origin=1, id=326, fully qualified name = 'ge.edf_edif_pub_militar_p', comment='Tabela ge.edf_edif_pub_militar_p');" calcext:value-type="string">
            <text:p>set add table (set id=1, origin=1, id=326, fully qualified name = 'ge.edf_edif_pub_militar_p', comment='Tabela ge.edf_edif_pub_militar_p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religiosa_a</text:p>
          </table:table-cell>
          <table:table-cell office:value-type="string" calcext:value-type="string">
            <text:p>Tabela</text:p>
          </table:table-cell>
          <table:table-cell office:value-type="float" office:value="327" calcext:value-type="float">
            <text:p>327</text:p>
          </table:table-cell>
          <table:table-cell table:formula="of:=CONCATENATE(&quot;set add table (set id=1, origin=1, id=&quot;; [.D327]; &quot;, fully qualified name = '&quot;;  [.A327]; &quot;.&quot;; [.B327]; &quot;', &quot;;&quot;comment='&quot;;[.C327];&quot; &quot;;[.A327];&quot;.&quot;; [.B327];&quot;');&quot;)" office:value-type="string" office:string-value="set add table (set id=1, origin=1, id=327, fully qualified name = 'ge.edf_edif_religiosa_a', comment='Tabela ge.edf_edif_religiosa_a');" calcext:value-type="string">
            <text:p>set add table (set id=1, origin=1, id=327, fully qualified name = 'ge.edf_edif_religiosa_a', comment='Tabela ge.edf_edif_religiosa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religiosa_p</text:p>
          </table:table-cell>
          <table:table-cell office:value-type="string" calcext:value-type="string">
            <text:p>Tabela</text:p>
          </table:table-cell>
          <table:table-cell office:value-type="float" office:value="328" calcext:value-type="float">
            <text:p>328</text:p>
          </table:table-cell>
          <table:table-cell table:formula="of:=CONCATENATE(&quot;set add table (set id=1, origin=1, id=&quot;; [.D328]; &quot;, fully qualified name = '&quot;;  [.A328]; &quot;.&quot;; [.B328]; &quot;', &quot;;&quot;comment='&quot;;[.C328];&quot; &quot;;[.A328];&quot;.&quot;; [.B328];&quot;');&quot;)" office:value-type="string" office:string-value="set add table (set id=1, origin=1, id=328, fully qualified name = 'ge.edf_edif_religiosa_p', comment='Tabela ge.edf_edif_religiosa_p');" calcext:value-type="string">
            <text:p>set add table (set id=1, origin=1, id=328, fully qualified name = 'ge.edf_edif_religiosa_p', comment='Tabela ge.edf_edif_religiosa_p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residencial_a</text:p>
          </table:table-cell>
          <table:table-cell office:value-type="string" calcext:value-type="string">
            <text:p>Tabela</text:p>
          </table:table-cell>
          <table:table-cell office:value-type="float" office:value="329" calcext:value-type="float">
            <text:p>329</text:p>
          </table:table-cell>
          <table:table-cell table:formula="of:=CONCATENATE(&quot;set add table (set id=1, origin=1, id=&quot;; [.D329]; &quot;, fully qualified name = '&quot;;  [.A329]; &quot;.&quot;; [.B329]; &quot;', &quot;;&quot;comment='&quot;;[.C329];&quot; &quot;;[.A329];&quot;.&quot;; [.B329];&quot;');&quot;)" office:value-type="string" office:string-value="set add table (set id=1, origin=1, id=329, fully qualified name = 'ge.edf_edif_residencial_a', comment='Tabela ge.edf_edif_residencial_a');" calcext:value-type="string">
            <text:p>set add table (set id=1, origin=1, id=329, fully qualified name = 'ge.edf_edif_residencial_a', comment='Tabela ge.edf_edif_residencial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residencial_p</text:p>
          </table:table-cell>
          <table:table-cell office:value-type="string" calcext:value-type="string">
            <text:p>Tabela</text:p>
          </table:table-cell>
          <table:table-cell office:value-type="float" office:value="330" calcext:value-type="float">
            <text:p>330</text:p>
          </table:table-cell>
          <table:table-cell table:formula="of:=CONCATENATE(&quot;set add table (set id=1, origin=1, id=&quot;; [.D330]; &quot;, fully qualified name = '&quot;;  [.A330]; &quot;.&quot;; [.B330]; &quot;', &quot;;&quot;comment='&quot;;[.C330];&quot; &quot;;[.A330];&quot;.&quot;; [.B330];&quot;');&quot;)" office:value-type="string" office:string-value="set add table (set id=1, origin=1, id=330, fully qualified name = 'ge.edf_edif_residencial_p', comment='Tabela ge.edf_edif_residencial_p');" calcext:value-type="string">
            <text:p>set add table (set id=1, origin=1, id=330, fully qualified name = 'ge.edf_edif_residencial_p', comment='Tabela ge.edf_edif_residencial_p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rodoviaria_a</text:p>
          </table:table-cell>
          <table:table-cell office:value-type="string" calcext:value-type="string">
            <text:p>Tabela</text:p>
          </table:table-cell>
          <table:table-cell office:value-type="float" office:value="331" calcext:value-type="float">
            <text:p>331</text:p>
          </table:table-cell>
          <table:table-cell table:formula="of:=CONCATENATE(&quot;set add table (set id=1, origin=1, id=&quot;; [.D331]; &quot;, fully qualified name = '&quot;;  [.A331]; &quot;.&quot;; [.B331]; &quot;', &quot;;&quot;comment='&quot;;[.C331];&quot; &quot;;[.A331];&quot;.&quot;; [.B331];&quot;');&quot;)" office:value-type="string" office:string-value="set add table (set id=1, origin=1, id=331, fully qualified name = 'ge.edf_edif_rodoviaria_a', comment='Tabela ge.edf_edif_rodoviaria_a');" calcext:value-type="string">
            <text:p>set add table (set id=1, origin=1, id=331, fully qualified name = 'ge.edf_edif_rodoviaria_a', comment='Tabela ge.edf_edif_rodoviaria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rodoviaria_p</text:p>
          </table:table-cell>
          <table:table-cell office:value-type="string" calcext:value-type="string">
            <text:p>Tabela</text:p>
          </table:table-cell>
          <table:table-cell office:value-type="float" office:value="332" calcext:value-type="float">
            <text:p>332</text:p>
          </table:table-cell>
          <table:table-cell table:formula="of:=CONCATENATE(&quot;set add table (set id=1, origin=1, id=&quot;; [.D332]; &quot;, fully qualified name = '&quot;;  [.A332]; &quot;.&quot;; [.B332]; &quot;', &quot;;&quot;comment='&quot;;[.C332];&quot; &quot;;[.A332];&quot;.&quot;; [.B332];&quot;');&quot;)" office:value-type="string" office:string-value="set add table (set id=1, origin=1, id=332, fully qualified name = 'ge.edf_edif_rodoviaria_p', comment='Tabela ge.edf_edif_rodoviaria_p');" calcext:value-type="string">
            <text:p>set add table (set id=1, origin=1, id=332, fully qualified name = 'ge.edf_edif_rodoviaria_p', comment='Tabela ge.edf_edif_rodoviaria_p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saneamento_a</text:p>
          </table:table-cell>
          <table:table-cell office:value-type="string" calcext:value-type="string">
            <text:p>Tabela</text:p>
          </table:table-cell>
          <table:table-cell office:value-type="float" office:value="333" calcext:value-type="float">
            <text:p>333</text:p>
          </table:table-cell>
          <table:table-cell table:formula="of:=CONCATENATE(&quot;set add table (set id=1, origin=1, id=&quot;; [.D333]; &quot;, fully qualified name = '&quot;;  [.A333]; &quot;.&quot;; [.B333]; &quot;', &quot;;&quot;comment='&quot;;[.C333];&quot; &quot;;[.A333];&quot;.&quot;; [.B333];&quot;');&quot;)" office:value-type="string" office:string-value="set add table (set id=1, origin=1, id=333, fully qualified name = 'ge.edf_edif_saneamento_a', comment='Tabela ge.edf_edif_saneamento_a');" calcext:value-type="string">
            <text:p>set add table (set id=1, origin=1, id=333, fully qualified name = 'ge.edf_edif_saneamento_a', comment='Tabela ge.edf_edif_saneamento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saneamento_p</text:p>
          </table:table-cell>
          <table:table-cell office:value-type="string" calcext:value-type="string">
            <text:p>Tabela</text:p>
          </table:table-cell>
          <table:table-cell office:value-type="float" office:value="334" calcext:value-type="float">
            <text:p>334</text:p>
          </table:table-cell>
          <table:table-cell table:formula="of:=CONCATENATE(&quot;set add table (set id=1, origin=1, id=&quot;; [.D334]; &quot;, fully qualified name = '&quot;;  [.A334]; &quot;.&quot;; [.B334]; &quot;', &quot;;&quot;comment='&quot;;[.C334];&quot; &quot;;[.A334];&quot;.&quot;; [.B334];&quot;');&quot;)" office:value-type="string" office:string-value="set add table (set id=1, origin=1, id=334, fully qualified name = 'ge.edf_edif_saneamento_p', comment='Tabela ge.edf_edif_saneamento_p');" calcext:value-type="string">
            <text:p>set add table (set id=1, origin=1, id=334, fully qualified name = 'ge.edf_edif_saneamento_p', comment='Tabela ge.edf_edif_saneamento_p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saude_a</text:p>
          </table:table-cell>
          <table:table-cell office:value-type="string" calcext:value-type="string">
            <text:p>Tabela</text:p>
          </table:table-cell>
          <table:table-cell office:value-type="float" office:value="335" calcext:value-type="float">
            <text:p>335</text:p>
          </table:table-cell>
          <table:table-cell table:formula="of:=CONCATENATE(&quot;set add table (set id=1, origin=1, id=&quot;; [.D335]; &quot;, fully qualified name = '&quot;;  [.A335]; &quot;.&quot;; [.B335]; &quot;', &quot;;&quot;comment='&quot;;[.C335];&quot; &quot;;[.A335];&quot;.&quot;; [.B335];&quot;');&quot;)" office:value-type="string" office:string-value="set add table (set id=1, origin=1, id=335, fully qualified name = 'ge.edf_edif_saude_a', comment='Tabela ge.edf_edif_saude_a');" calcext:value-type="string">
            <text:p>set add table (set id=1, origin=1, id=335, fully qualified name = 'ge.edf_edif_saude_a', comment='Tabela ge.edf_edif_saude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saude_p</text:p>
          </table:table-cell>
          <table:table-cell office:value-type="string" calcext:value-type="string">
            <text:p>Tabela</text:p>
          </table:table-cell>
          <table:table-cell office:value-type="float" office:value="336" calcext:value-type="float">
            <text:p>336</text:p>
          </table:table-cell>
          <table:table-cell table:formula="of:=CONCATENATE(&quot;set add table (set id=1, origin=1, id=&quot;; [.D336]; &quot;, fully qualified name = '&quot;;  [.A336]; &quot;.&quot;; [.B336]; &quot;', &quot;;&quot;comment='&quot;;[.C336];&quot; &quot;;[.A336];&quot;.&quot;; [.B336];&quot;');&quot;)" office:value-type="string" office:string-value="set add table (set id=1, origin=1, id=336, fully qualified name = 'ge.edf_edif_saude_p', comment='Tabela ge.edf_edif_saude_p');" calcext:value-type="string">
            <text:p>set add table (set id=1, origin=1, id=336, fully qualified name = 'ge.edf_edif_saude_p', comment='Tabela ge.edf_edif_saude_p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servico_social_a</text:p>
          </table:table-cell>
          <table:table-cell office:value-type="string" calcext:value-type="string">
            <text:p>Tabela</text:p>
          </table:table-cell>
          <table:table-cell office:value-type="float" office:value="337" calcext:value-type="float">
            <text:p>337</text:p>
          </table:table-cell>
          <table:table-cell table:formula="of:=CONCATENATE(&quot;set add table (set id=1, origin=1, id=&quot;; [.D337]; &quot;, fully qualified name = '&quot;;  [.A337]; &quot;.&quot;; [.B337]; &quot;', &quot;;&quot;comment='&quot;;[.C337];&quot; &quot;;[.A337];&quot;.&quot;; [.B337];&quot;');&quot;)" office:value-type="string" office:string-value="set add table (set id=1, origin=1, id=337, fully qualified name = 'ge.edf_edif_servico_social_a', comment='Tabela ge.edf_edif_servico_social_a');" calcext:value-type="string">
            <text:p>set add table (set id=1, origin=1, id=337, fully qualified name = 'ge.edf_edif_servico_social_a', comment='Tabela ge.edf_edif_servico_social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_servico_social_p</text:p>
          </table:table-cell>
          <table:table-cell office:value-type="string" calcext:value-type="string">
            <text:p>Tabela</text:p>
          </table:table-cell>
          <table:table-cell office:value-type="float" office:value="338" calcext:value-type="float">
            <text:p>338</text:p>
          </table:table-cell>
          <table:table-cell table:formula="of:=CONCATENATE(&quot;set add table (set id=1, origin=1, id=&quot;; [.D338]; &quot;, fully qualified name = '&quot;;  [.A338]; &quot;.&quot;; [.B338]; &quot;', &quot;;&quot;comment='&quot;;[.C338];&quot; &quot;;[.A338];&quot;.&quot;; [.B338];&quot;');&quot;)" office:value-type="string" office:string-value="set add table (set id=1, origin=1, id=338, fully qualified name = 'ge.edf_edif_servico_social_p', comment='Tabela ge.edf_edif_servico_social_p');" calcext:value-type="string">
            <text:p>set add table (set id=1, origin=1, id=338, fully qualified name = 'ge.edf_edif_servico_social_p', comment='Tabela ge.edf_edif_servico_social_p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hab_indigena_a</text:p>
          </table:table-cell>
          <table:table-cell office:value-type="string" calcext:value-type="string">
            <text:p>Tabela</text:p>
          </table:table-cell>
          <table:table-cell office:value-type="float" office:value="339" calcext:value-type="float">
            <text:p>339</text:p>
          </table:table-cell>
          <table:table-cell table:formula="of:=CONCATENATE(&quot;set add table (set id=1, origin=1, id=&quot;; [.D339]; &quot;, fully qualified name = '&quot;;  [.A339]; &quot;.&quot;; [.B339]; &quot;', &quot;;&quot;comment='&quot;;[.C339];&quot; &quot;;[.A339];&quot;.&quot;; [.B339];&quot;');&quot;)" office:value-type="string" office:string-value="set add table (set id=1, origin=1, id=339, fully qualified name = 'ge.edf_hab_indigena_a', comment='Tabela ge.edf_hab_indigena_a');" calcext:value-type="string">
            <text:p>set add table (set id=1, origin=1, id=339, fully qualified name = 'ge.edf_hab_indigena_a', comment='Tabela ge.edf_hab_indigena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hab_indigena_p</text:p>
          </table:table-cell>
          <table:table-cell office:value-type="string" calcext:value-type="string">
            <text:p>Tabela</text:p>
          </table:table-cell>
          <table:table-cell office:value-type="float" office:value="340" calcext:value-type="float">
            <text:p>340</text:p>
          </table:table-cell>
          <table:table-cell table:formula="of:=CONCATENATE(&quot;set add table (set id=1, origin=1, id=&quot;; [.D340]; &quot;, fully qualified name = '&quot;;  [.A340]; &quot;.&quot;; [.B340]; &quot;', &quot;;&quot;comment='&quot;;[.C340];&quot; &quot;;[.A340];&quot;.&quot;; [.B340];&quot;');&quot;)" office:value-type="string" office:string-value="set add table (set id=1, origin=1, id=340, fully qualified name = 'ge.edf_hab_indigena_p', comment='Tabela ge.edf_hab_indigena_p');" calcext:value-type="string">
            <text:p>set add table (set id=1, origin=1, id=340, fully qualified name = 'ge.edf_hab_indigena_p', comment='Tabela ge.edf_hab_indigena_p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posto_combustivel_a</text:p>
          </table:table-cell>
          <table:table-cell office:value-type="string" calcext:value-type="string">
            <text:p>Tabela</text:p>
          </table:table-cell>
          <table:table-cell office:value-type="float" office:value="341" calcext:value-type="float">
            <text:p>341</text:p>
          </table:table-cell>
          <table:table-cell table:formula="of:=CONCATENATE(&quot;set add table (set id=1, origin=1, id=&quot;; [.D341]; &quot;, fully qualified name = '&quot;;  [.A341]; &quot;.&quot;; [.B341]; &quot;', &quot;;&quot;comment='&quot;;[.C341];&quot; &quot;;[.A341];&quot;.&quot;; [.B341];&quot;');&quot;)" office:value-type="string" office:string-value="set add table (set id=1, origin=1, id=341, fully qualified name = 'ge.edf_posto_combustivel_a', comment='Tabela ge.edf_posto_combustivel_a');" calcext:value-type="string">
            <text:p>set add table (set id=1, origin=1, id=341, fully qualified name = 'ge.edf_posto_combustivel_a', comment='Tabela ge.edf_posto_combustivel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posto_combustivel_p</text:p>
          </table:table-cell>
          <table:table-cell office:value-type="string" calcext:value-type="string">
            <text:p>Tabela</text:p>
          </table:table-cell>
          <table:table-cell office:value-type="float" office:value="342" calcext:value-type="float">
            <text:p>342</text:p>
          </table:table-cell>
          <table:table-cell table:formula="of:=CONCATENATE(&quot;set add table (set id=1, origin=1, id=&quot;; [.D342]; &quot;, fully qualified name = '&quot;;  [.A342]; &quot;.&quot;; [.B342]; &quot;', &quot;;&quot;comment='&quot;;[.C342];&quot; &quot;;[.A342];&quot;.&quot;; [.B342];&quot;');&quot;)" office:value-type="string" office:string-value="set add table (set id=1, origin=1, id=342, fully qualified name = 'ge.edf_posto_combustivel_p', comment='Tabela ge.edf_posto_combustivel_p');" calcext:value-type="string">
            <text:p>set add table (set id=1, origin=1, id=342, fully qualified name = 'ge.edf_posto_combustivel_p', comment='Tabela ge.edf_posto_combustivel_p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posto_fiscal_a</text:p>
          </table:table-cell>
          <table:table-cell office:value-type="string" calcext:value-type="string">
            <text:p>Tabela</text:p>
          </table:table-cell>
          <table:table-cell office:value-type="float" office:value="343" calcext:value-type="float">
            <text:p>343</text:p>
          </table:table-cell>
          <table:table-cell table:formula="of:=CONCATENATE(&quot;set add table (set id=1, origin=1, id=&quot;; [.D343]; &quot;, fully qualified name = '&quot;;  [.A343]; &quot;.&quot;; [.B343]; &quot;', &quot;;&quot;comment='&quot;;[.C343];&quot; &quot;;[.A343];&quot;.&quot;; [.B343];&quot;');&quot;)" office:value-type="string" office:string-value="set add table (set id=1, origin=1, id=343, fully qualified name = 'ge.edf_posto_fiscal_a', comment='Tabela ge.edf_posto_fiscal_a');" calcext:value-type="string">
            <text:p>set add table (set id=1, origin=1, id=343, fully qualified name = 'ge.edf_posto_fiscal_a', comment='Tabela ge.edf_posto_fiscal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posto_fiscal_p</text:p>
          </table:table-cell>
          <table:table-cell office:value-type="string" calcext:value-type="string">
            <text:p>Tabela</text:p>
          </table:table-cell>
          <table:table-cell office:value-type="float" office:value="344" calcext:value-type="float">
            <text:p>344</text:p>
          </table:table-cell>
          <table:table-cell table:formula="of:=CONCATENATE(&quot;set add table (set id=1, origin=1, id=&quot;; [.D344]; &quot;, fully qualified name = '&quot;;  [.A344]; &quot;.&quot;; [.B344]; &quot;', &quot;;&quot;comment='&quot;;[.C344];&quot; &quot;;[.A344];&quot;.&quot;; [.B344];&quot;');&quot;)" office:value-type="string" office:string-value="set add table (set id=1, origin=1, id=344, fully qualified name = 'ge.edf_posto_fiscal_p', comment='Tabela ge.edf_posto_fiscal_p');" calcext:value-type="string">
            <text:p>set add table (set id=1, origin=1, id=344, fully qualified name = 'ge.edf_posto_fiscal_p', comment='Tabela ge.edf_posto_fiscal_p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posto_guarda_municipal_a</text:p>
          </table:table-cell>
          <table:table-cell office:value-type="string" calcext:value-type="string">
            <text:p>Tabela</text:p>
          </table:table-cell>
          <table:table-cell office:value-type="float" office:value="345" calcext:value-type="float">
            <text:p>345</text:p>
          </table:table-cell>
          <table:table-cell table:formula="of:=CONCATENATE(&quot;set add table (set id=1, origin=1, id=&quot;; [.D345]; &quot;, fully qualified name = '&quot;;  [.A345]; &quot;.&quot;; [.B345]; &quot;', &quot;;&quot;comment='&quot;;[.C345];&quot; &quot;;[.A345];&quot;.&quot;; [.B345];&quot;');&quot;)" office:value-type="string" office:string-value="set add table (set id=1, origin=1, id=345, fully qualified name = 'ge.edf_posto_guarda_municipal_a', comment='Tabela ge.edf_posto_guarda_municipal_a');" calcext:value-type="string">
            <text:p>set add table (set id=1, origin=1, id=345, fully qualified name = 'ge.edf_posto_guarda_municipal_a', comment='Tabela ge.edf_posto_guarda_municipal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posto_guarda_municipal_p</text:p>
          </table:table-cell>
          <table:table-cell office:value-type="string" calcext:value-type="string">
            <text:p>Tabela</text:p>
          </table:table-cell>
          <table:table-cell office:value-type="float" office:value="346" calcext:value-type="float">
            <text:p>346</text:p>
          </table:table-cell>
          <table:table-cell table:formula="of:=CONCATENATE(&quot;set add table (set id=1, origin=1, id=&quot;; [.D346]; &quot;, fully qualified name = '&quot;;  [.A346]; &quot;.&quot;; [.B346]; &quot;', &quot;;&quot;comment='&quot;;[.C346];&quot; &quot;;[.A346];&quot;.&quot;; [.B346];&quot;');&quot;)" office:value-type="string" office:string-value="set add table (set id=1, origin=1, id=346, fully qualified name = 'ge.edf_posto_guarda_municipal_p', comment='Tabela ge.edf_posto_guarda_municipal_p');" calcext:value-type="string">
            <text:p>set add table (set id=1, origin=1, id=346, fully qualified name = 'ge.edf_posto_guarda_municipal_p', comment='Tabela ge.edf_posto_guarda_municipal_p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posto_policia_militar_a</text:p>
          </table:table-cell>
          <table:table-cell office:value-type="string" calcext:value-type="string">
            <text:p>Tabela</text:p>
          </table:table-cell>
          <table:table-cell office:value-type="float" office:value="347" calcext:value-type="float">
            <text:p>347</text:p>
          </table:table-cell>
          <table:table-cell table:formula="of:=CONCATENATE(&quot;set add table (set id=1, origin=1, id=&quot;; [.D347]; &quot;, fully qualified name = '&quot;;  [.A347]; &quot;.&quot;; [.B347]; &quot;', &quot;;&quot;comment='&quot;;[.C347];&quot; &quot;;[.A347];&quot;.&quot;; [.B347];&quot;');&quot;)" office:value-type="string" office:string-value="set add table (set id=1, origin=1, id=347, fully qualified name = 'ge.edf_posto_policia_militar_a', comment='Tabela ge.edf_posto_policia_militar_a');" calcext:value-type="string">
            <text:p>set add table (set id=1, origin=1, id=347, fully qualified name = 'ge.edf_posto_policia_militar_a', comment='Tabela ge.edf_posto_policia_militar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posto_policia_militar_p</text:p>
          </table:table-cell>
          <table:table-cell office:value-type="string" calcext:value-type="string">
            <text:p>Tabela</text:p>
          </table:table-cell>
          <table:table-cell office:value-type="float" office:value="348" calcext:value-type="float">
            <text:p>348</text:p>
          </table:table-cell>
          <table:table-cell table:formula="of:=CONCATENATE(&quot;set add table (set id=1, origin=1, id=&quot;; [.D348]; &quot;, fully qualified name = '&quot;;  [.A348]; &quot;.&quot;; [.B348]; &quot;', &quot;;&quot;comment='&quot;;[.C348];&quot; &quot;;[.A348];&quot;.&quot;; [.B348];&quot;');&quot;)" office:value-type="string" office:string-value="set add table (set id=1, origin=1, id=348, fully qualified name = 'ge.edf_posto_policia_militar_p', comment='Tabela ge.edf_posto_policia_militar_p');" calcext:value-type="string">
            <text:p>set add table (set id=1, origin=1, id=348, fully qualified name = 'ge.edf_posto_policia_militar_p', comment='Tabela ge.edf_posto_policia_militar_p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posto_policia_rod_federal_a</text:p>
          </table:table-cell>
          <table:table-cell office:value-type="string" calcext:value-type="string">
            <text:p>Tabela</text:p>
          </table:table-cell>
          <table:table-cell office:value-type="float" office:value="349" calcext:value-type="float">
            <text:p>349</text:p>
          </table:table-cell>
          <table:table-cell table:formula="of:=CONCATENATE(&quot;set add table (set id=1, origin=1, id=&quot;; [.D349]; &quot;, fully qualified name = '&quot;;  [.A349]; &quot;.&quot;; [.B349]; &quot;', &quot;;&quot;comment='&quot;;[.C349];&quot; &quot;;[.A349];&quot;.&quot;; [.B349];&quot;');&quot;)" office:value-type="string" office:string-value="set add table (set id=1, origin=1, id=349, fully qualified name = 'ge.edf_posto_policia_rod_federal_a', comment='Tabela ge.edf_posto_policia_rod_federal_a');" calcext:value-type="string">
            <text:p>set add table (set id=1, origin=1, id=349, fully qualified name = 'ge.edf_posto_policia_rod_federal_a', comment='Tabela ge.edf_posto_policia_rod_federal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posto_policia_rod_federal_p</text:p>
          </table:table-cell>
          <table:table-cell office:value-type="string" calcext:value-type="string">
            <text:p>Tabela</text:p>
          </table:table-cell>
          <table:table-cell office:value-type="float" office:value="350" calcext:value-type="float">
            <text:p>350</text:p>
          </table:table-cell>
          <table:table-cell table:formula="of:=CONCATENATE(&quot;set add table (set id=1, origin=1, id=&quot;; [.D350]; &quot;, fully qualified name = '&quot;;  [.A350]; &quot;.&quot;; [.B350]; &quot;', &quot;;&quot;comment='&quot;;[.C350];&quot; &quot;;[.A350];&quot;.&quot;; [.B350];&quot;');&quot;)" office:value-type="string" office:string-value="set add table (set id=1, origin=1, id=350, fully qualified name = 'ge.edf_posto_policia_rod_federal_p', comment='Tabela ge.edf_posto_policia_rod_federal_p');" calcext:value-type="string">
            <text:p>set add table (set id=1, origin=1, id=350, fully qualified name = 'ge.edf_posto_policia_rod_federal_p', comment='Tabela ge.edf_posto_policia_rod_federal_p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representacao_diplomatica_a</text:p>
          </table:table-cell>
          <table:table-cell office:value-type="string" calcext:value-type="string">
            <text:p>Tabela</text:p>
          </table:table-cell>
          <table:table-cell office:value-type="float" office:value="351" calcext:value-type="float">
            <text:p>351</text:p>
          </table:table-cell>
          <table:table-cell table:formula="of:=CONCATENATE(&quot;set add table (set id=1, origin=1, id=&quot;; [.D351]; &quot;, fully qualified name = '&quot;;  [.A351]; &quot;.&quot;; [.B351]; &quot;', &quot;;&quot;comment='&quot;;[.C351];&quot; &quot;;[.A351];&quot;.&quot;; [.B351];&quot;');&quot;)" office:value-type="string" office:string-value="set add table (set id=1, origin=1, id=351, fully qualified name = 'ge.edf_representacao_diplomatica_a', comment='Tabela ge.edf_representacao_diplomatica_a');" calcext:value-type="string">
            <text:p>set add table (set id=1, origin=1, id=351, fully qualified name = 'ge.edf_representacao_diplomatica_a', comment='Tabela ge.edf_representacao_diplomatica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representacao_diplomatica_p</text:p>
          </table:table-cell>
          <table:table-cell office:value-type="string" calcext:value-type="string">
            <text:p>Tabela</text:p>
          </table:table-cell>
          <table:table-cell office:value-type="float" office:value="352" calcext:value-type="float">
            <text:p>352</text:p>
          </table:table-cell>
          <table:table-cell table:formula="of:=CONCATENATE(&quot;set add table (set id=1, origin=1, id=&quot;; [.D352]; &quot;, fully qualified name = '&quot;;  [.A352]; &quot;.&quot;; [.B352]; &quot;', &quot;;&quot;comment='&quot;;[.C352];&quot; &quot;;[.A352];&quot;.&quot;; [.B352];&quot;');&quot;)" office:value-type="string" office:string-value="set add table (set id=1, origin=1, id=352, fully qualified name = 'ge.edf_representacao_diplomatica_p', comment='Tabela ge.edf_representacao_diplomatica_p');" calcext:value-type="string">
            <text:p>set add table (set id=1, origin=1, id=352, fully qualified name = 'ge.edf_representacao_diplomatica_p', comment='Tabela ge.edf_representacao_diplomatica_p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mu_acesso</text:p>
          </table:table-cell>
          <table:table-cell office:value-type="string" calcext:value-type="string">
            <text:p>Tabela</text:p>
          </table:table-cell>
          <table:table-cell office:value-type="float" office:value="353" calcext:value-type="float">
            <text:p>353</text:p>
          </table:table-cell>
          <table:table-cell table:formula="of:=CONCATENATE(&quot;set add table (set id=1, origin=1, id=&quot;; [.D353]; &quot;, fully qualified name = '&quot;;  [.A353]; &quot;.&quot;; [.B353]; &quot;', &quot;;&quot;comment='&quot;;[.C353];&quot; &quot;;[.A353];&quot;.&quot;; [.B353];&quot;');&quot;)" office:value-type="string" office:string-value="set add table (set id=1, origin=1, id=353, fully qualified name = 'ge.emu_acesso', comment='Tabela ge.emu_acesso');" calcext:value-type="string">
            <text:p>set add table (set id=1, origin=1, id=353, fully qualified name = 'ge.emu_acesso', comment='Tabela ge.emu_acesso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mu_acesso_a</text:p>
          </table:table-cell>
          <table:table-cell office:value-type="string" calcext:value-type="string">
            <text:p>Tabela</text:p>
          </table:table-cell>
          <table:table-cell office:value-type="float" office:value="354" calcext:value-type="float">
            <text:p>354</text:p>
          </table:table-cell>
          <table:table-cell table:formula="of:=CONCATENATE(&quot;set add table (set id=1, origin=1, id=&quot;; [.D354]; &quot;, fully qualified name = '&quot;;  [.A354]; &quot;.&quot;; [.B354]; &quot;', &quot;;&quot;comment='&quot;;[.C354];&quot; &quot;;[.A354];&quot;.&quot;; [.B354];&quot;');&quot;)" office:value-type="string" office:string-value="set add table (set id=1, origin=1, id=354, fully qualified name = 'ge.emu_acesso_a', comment='Tabela ge.emu_acesso_a');" calcext:value-type="string">
            <text:p>set add table (set id=1, origin=1, id=354, fully qualified name = 'ge.emu_acesso_a', comment='Tabela ge.emu_acesso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mu_acesso_l</text:p>
          </table:table-cell>
          <table:table-cell office:value-type="string" calcext:value-type="string">
            <text:p>Tabela</text:p>
          </table:table-cell>
          <table:table-cell office:value-type="float" office:value="355" calcext:value-type="float">
            <text:p>355</text:p>
          </table:table-cell>
          <table:table-cell table:formula="of:=CONCATENATE(&quot;set add table (set id=1, origin=1, id=&quot;; [.D355]; &quot;, fully qualified name = '&quot;;  [.A355]; &quot;.&quot;; [.B355]; &quot;', &quot;;&quot;comment='&quot;;[.C355];&quot; &quot;;[.A355];&quot;.&quot;; [.B355];&quot;');&quot;)" office:value-type="string" office:string-value="set add table (set id=1, origin=1, id=355, fully qualified name = 'ge.emu_acesso_l', comment='Tabela ge.emu_acesso_l');" calcext:value-type="string">
            <text:p>set add table (set id=1, origin=1, id=355, fully qualified name = 'ge.emu_acesso_l', comment='Tabela ge.emu_acesso_l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mu_acesso_p</text:p>
          </table:table-cell>
          <table:table-cell office:value-type="string" calcext:value-type="string">
            <text:p>Tabela</text:p>
          </table:table-cell>
          <table:table-cell office:value-type="float" office:value="356" calcext:value-type="float">
            <text:p>356</text:p>
          </table:table-cell>
          <table:table-cell table:formula="of:=CONCATENATE(&quot;set add table (set id=1, origin=1, id=&quot;; [.D356]; &quot;, fully qualified name = '&quot;;  [.A356]; &quot;.&quot;; [.B356]; &quot;', &quot;;&quot;comment='&quot;;[.C356];&quot; &quot;;[.A356];&quot;.&quot;; [.B356];&quot;');&quot;)" office:value-type="string" office:string-value="set add table (set id=1, origin=1, id=356, fully qualified name = 'ge.emu_acesso_p', comment='Tabela ge.emu_acesso_p');" calcext:value-type="string">
            <text:p>set add table (set id=1, origin=1, id=356, fully qualified name = 'ge.emu_acesso_p', comment='Tabela ge.emu_acesso_p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mu_ciclovia_l</text:p>
          </table:table-cell>
          <table:table-cell office:value-type="string" calcext:value-type="string">
            <text:p>Tabela</text:p>
          </table:table-cell>
          <table:table-cell office:value-type="float" office:value="357" calcext:value-type="float">
            <text:p>357</text:p>
          </table:table-cell>
          <table:table-cell table:formula="of:=CONCATENATE(&quot;set add table (set id=1, origin=1, id=&quot;; [.D357]; &quot;, fully qualified name = '&quot;;  [.A357]; &quot;.&quot;; [.B357]; &quot;', &quot;;&quot;comment='&quot;;[.C357];&quot; &quot;;[.A357];&quot;.&quot;; [.B357];&quot;');&quot;)" office:value-type="string" office:string-value="set add table (set id=1, origin=1, id=357, fully qualified name = 'ge.emu_ciclovia_l', comment='Tabela ge.emu_ciclovia_l');" calcext:value-type="string">
            <text:p>set add table (set id=1, origin=1, id=357, fully qualified name = 'ge.emu_ciclovia_l', comment='Tabela ge.emu_ciclovia_l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mu_elevador_a</text:p>
          </table:table-cell>
          <table:table-cell office:value-type="string" calcext:value-type="string">
            <text:p>Tabela</text:p>
          </table:table-cell>
          <table:table-cell office:value-type="float" office:value="358" calcext:value-type="float">
            <text:p>358</text:p>
          </table:table-cell>
          <table:table-cell table:formula="of:=CONCATENATE(&quot;set add table (set id=1, origin=1, id=&quot;; [.D358]; &quot;, fully qualified name = '&quot;;  [.A358]; &quot;.&quot;; [.B358]; &quot;', &quot;;&quot;comment='&quot;;[.C358];&quot; &quot;;[.A358];&quot;.&quot;; [.B358];&quot;');&quot;)" office:value-type="string" office:string-value="set add table (set id=1, origin=1, id=358, fully qualified name = 'ge.emu_elevador_a', comment='Tabela ge.emu_elevador_a');" calcext:value-type="string">
            <text:p>set add table (set id=1, origin=1, id=358, fully qualified name = 'ge.emu_elevador_a', comment='Tabela ge.emu_elevador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mu_elevador_l</text:p>
          </table:table-cell>
          <table:table-cell office:value-type="string" calcext:value-type="string">
            <text:p>Tabela</text:p>
          </table:table-cell>
          <table:table-cell office:value-type="float" office:value="359" calcext:value-type="float">
            <text:p>359</text:p>
          </table:table-cell>
          <table:table-cell table:formula="of:=CONCATENATE(&quot;set add table (set id=1, origin=1, id=&quot;; [.D359]; &quot;, fully qualified name = '&quot;;  [.A359]; &quot;.&quot;; [.B359]; &quot;', &quot;;&quot;comment='&quot;;[.C359];&quot; &quot;;[.A359];&quot;.&quot;; [.B359];&quot;');&quot;)" office:value-type="string" office:string-value="set add table (set id=1, origin=1, id=359, fully qualified name = 'ge.emu_elevador_l', comment='Tabela ge.emu_elevador_l');" calcext:value-type="string">
            <text:p>set add table (set id=1, origin=1, id=359, fully qualified name = 'ge.emu_elevador_l', comment='Tabela ge.emu_elevador_l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mu_elevador_p</text:p>
          </table:table-cell>
          <table:table-cell office:value-type="string" calcext:value-type="string">
            <text:p>Tabela</text:p>
          </table:table-cell>
          <table:table-cell office:value-type="float" office:value="360" calcext:value-type="float">
            <text:p>360</text:p>
          </table:table-cell>
          <table:table-cell table:formula="of:=CONCATENATE(&quot;set add table (set id=1, origin=1, id=&quot;; [.D360]; &quot;, fully qualified name = '&quot;;  [.A360]; &quot;.&quot;; [.B360]; &quot;', &quot;;&quot;comment='&quot;;[.C360];&quot; &quot;;[.A360];&quot;.&quot;; [.B360];&quot;');&quot;)" office:value-type="string" office:string-value="set add table (set id=1, origin=1, id=360, fully qualified name = 'ge.emu_elevador_p', comment='Tabela ge.emu_elevador_p');" calcext:value-type="string">
            <text:p>set add table (set id=1, origin=1, id=360, fully qualified name = 'ge.emu_elevador_p', comment='Tabela ge.emu_elevador_p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mu_escadaria_a</text:p>
          </table:table-cell>
          <table:table-cell office:value-type="string" calcext:value-type="string">
            <text:p>Tabela</text:p>
          </table:table-cell>
          <table:table-cell office:value-type="float" office:value="361" calcext:value-type="float">
            <text:p>361</text:p>
          </table:table-cell>
          <table:table-cell table:formula="of:=CONCATENATE(&quot;set add table (set id=1, origin=1, id=&quot;; [.D361]; &quot;, fully qualified name = '&quot;;  [.A361]; &quot;.&quot;; [.B361]; &quot;', &quot;;&quot;comment='&quot;;[.C361];&quot; &quot;;[.A361];&quot;.&quot;; [.B361];&quot;');&quot;)" office:value-type="string" office:string-value="set add table (set id=1, origin=1, id=361, fully qualified name = 'ge.emu_escadaria_a', comment='Tabela ge.emu_escadaria_a');" calcext:value-type="string">
            <text:p>set add table (set id=1, origin=1, id=361, fully qualified name = 'ge.emu_escadaria_a', comment='Tabela ge.emu_escadaria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mu_escadaria_l</text:p>
          </table:table-cell>
          <table:table-cell office:value-type="string" calcext:value-type="string">
            <text:p>Tabela</text:p>
          </table:table-cell>
          <table:table-cell office:value-type="float" office:value="362" calcext:value-type="float">
            <text:p>362</text:p>
          </table:table-cell>
          <table:table-cell table:formula="of:=CONCATENATE(&quot;set add table (set id=1, origin=1, id=&quot;; [.D362]; &quot;, fully qualified name = '&quot;;  [.A362]; &quot;.&quot;; [.B362]; &quot;', &quot;;&quot;comment='&quot;;[.C362];&quot; &quot;;[.A362];&quot;.&quot;; [.B362];&quot;');&quot;)" office:value-type="string" office:string-value="set add table (set id=1, origin=1, id=362, fully qualified name = 'ge.emu_escadaria_l', comment='Tabela ge.emu_escadaria_l');" calcext:value-type="string">
            <text:p>set add table (set id=1, origin=1, id=362, fully qualified name = 'ge.emu_escadaria_l', comment='Tabela ge.emu_escadaria_l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mu_escadaria_p</text:p>
          </table:table-cell>
          <table:table-cell office:value-type="string" calcext:value-type="string">
            <text:p>Tabela</text:p>
          </table:table-cell>
          <table:table-cell office:value-type="float" office:value="363" calcext:value-type="float">
            <text:p>363</text:p>
          </table:table-cell>
          <table:table-cell table:formula="of:=CONCATENATE(&quot;set add table (set id=1, origin=1, id=&quot;; [.D363]; &quot;, fully qualified name = '&quot;;  [.A363]; &quot;.&quot;; [.B363]; &quot;', &quot;;&quot;comment='&quot;;[.C363];&quot; &quot;;[.A363];&quot;.&quot;; [.B363];&quot;');&quot;)" office:value-type="string" office:string-value="set add table (set id=1, origin=1, id=363, fully qualified name = 'ge.emu_escadaria_p', comment='Tabela ge.emu_escadaria_p');" calcext:value-type="string">
            <text:p>set add table (set id=1, origin=1, id=363, fully qualified name = 'ge.emu_escadaria_p', comment='Tabela ge.emu_escadaria_p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mu_poste_sinalizacao_p</text:p>
          </table:table-cell>
          <table:table-cell office:value-type="string" calcext:value-type="string">
            <text:p>Tabela</text:p>
          </table:table-cell>
          <table:table-cell office:value-type="float" office:value="364" calcext:value-type="float">
            <text:p>364</text:p>
          </table:table-cell>
          <table:table-cell table:formula="of:=CONCATENATE(&quot;set add table (set id=1, origin=1, id=&quot;; [.D364]; &quot;, fully qualified name = '&quot;;  [.A364]; &quot;.&quot;; [.B364]; &quot;', &quot;;&quot;comment='&quot;;[.C364];&quot; &quot;;[.A364];&quot;.&quot;; [.B364];&quot;');&quot;)" office:value-type="string" office:string-value="set add table (set id=1, origin=1, id=364, fully qualified name = 'ge.emu_poste_sinalizacao_p', comment='Tabela ge.emu_poste_sinalizacao_p');" calcext:value-type="string">
            <text:p>set add table (set id=1, origin=1, id=364, fully qualified name = 'ge.emu_poste_sinalizacao_p', comment='Tabela ge.emu_poste_sinalizacao_p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mu_rampa_a</text:p>
          </table:table-cell>
          <table:table-cell office:value-type="string" calcext:value-type="string">
            <text:p>Tabela</text:p>
          </table:table-cell>
          <table:table-cell office:value-type="float" office:value="365" calcext:value-type="float">
            <text:p>365</text:p>
          </table:table-cell>
          <table:table-cell table:formula="of:=CONCATENATE(&quot;set add table (set id=1, origin=1, id=&quot;; [.D365]; &quot;, fully qualified name = '&quot;;  [.A365]; &quot;.&quot;; [.B365]; &quot;', &quot;;&quot;comment='&quot;;[.C365];&quot; &quot;;[.A365];&quot;.&quot;; [.B365];&quot;');&quot;)" office:value-type="string" office:string-value="set add table (set id=1, origin=1, id=365, fully qualified name = 'ge.emu_rampa_a', comment='Tabela ge.emu_rampa_a');" calcext:value-type="string">
            <text:p>set add table (set id=1, origin=1, id=365, fully qualified name = 'ge.emu_rampa_a', comment='Tabela ge.emu_rampa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mu_rampa_l</text:p>
          </table:table-cell>
          <table:table-cell office:value-type="string" calcext:value-type="string">
            <text:p>Tabela</text:p>
          </table:table-cell>
          <table:table-cell office:value-type="float" office:value="366" calcext:value-type="float">
            <text:p>366</text:p>
          </table:table-cell>
          <table:table-cell table:formula="of:=CONCATENATE(&quot;set add table (set id=1, origin=1, id=&quot;; [.D366]; &quot;, fully qualified name = '&quot;;  [.A366]; &quot;.&quot;; [.B366]; &quot;', &quot;;&quot;comment='&quot;;[.C366];&quot; &quot;;[.A366];&quot;.&quot;; [.B366];&quot;');&quot;)" office:value-type="string" office:string-value="set add table (set id=1, origin=1, id=366, fully qualified name = 'ge.emu_rampa_l', comment='Tabela ge.emu_rampa_l');" calcext:value-type="string">
            <text:p>set add table (set id=1, origin=1, id=366, fully qualified name = 'ge.emu_rampa_l', comment='Tabela ge.emu_rampa_l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mu_rampa_p</text:p>
          </table:table-cell>
          <table:table-cell office:value-type="string" calcext:value-type="string">
            <text:p>Tabela</text:p>
          </table:table-cell>
          <table:table-cell office:value-type="float" office:value="367" calcext:value-type="float">
            <text:p>367</text:p>
          </table:table-cell>
          <table:table-cell table:formula="of:=CONCATENATE(&quot;set add table (set id=1, origin=1, id=&quot;; [.D367]; &quot;, fully qualified name = '&quot;;  [.A367]; &quot;.&quot;; [.B367]; &quot;', &quot;;&quot;comment='&quot;;[.C367];&quot; &quot;;[.A367];&quot;.&quot;; [.B367];&quot;');&quot;)" office:value-type="string" office:string-value="set add table (set id=1, origin=1, id=367, fully qualified name = 'ge.emu_rampa_p', comment='Tabela ge.emu_rampa_p');" calcext:value-type="string">
            <text:p>set add table (set id=1, origin=1, id=367, fully qualified name = 'ge.emu_rampa_p', comment='Tabela ge.emu_rampa_p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laz_arquibancada</text:p>
          </table:table-cell>
          <table:table-cell office:value-type="string" calcext:value-type="string">
            <text:p>Tabela</text:p>
          </table:table-cell>
          <table:table-cell office:value-type="float" office:value="368" calcext:value-type="float">
            <text:p>368</text:p>
          </table:table-cell>
          <table:table-cell table:formula="of:=CONCATENATE(&quot;set add table (set id=1, origin=1, id=&quot;; [.D368]; &quot;, fully qualified name = '&quot;;  [.A368]; &quot;.&quot;; [.B368]; &quot;', &quot;;&quot;comment='&quot;;[.C368];&quot; &quot;;[.A368];&quot;.&quot;; [.B368];&quot;');&quot;)" office:value-type="string" office:string-value="set add table (set id=1, origin=1, id=368, fully qualified name = 'ge.laz_arquibancada', comment='Tabela ge.laz_arquibancada');" calcext:value-type="string">
            <text:p>set add table (set id=1, origin=1, id=368, fully qualified name = 'ge.laz_arquibancada', comment='Tabela ge.laz_arquibancad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laz_arquibancada_a</text:p>
          </table:table-cell>
          <table:table-cell office:value-type="string" calcext:value-type="string">
            <text:p>Tabela</text:p>
          </table:table-cell>
          <table:table-cell office:value-type="float" office:value="369" calcext:value-type="float">
            <text:p>369</text:p>
          </table:table-cell>
          <table:table-cell table:formula="of:=CONCATENATE(&quot;set add table (set id=1, origin=1, id=&quot;; [.D369]; &quot;, fully qualified name = '&quot;;  [.A369]; &quot;.&quot;; [.B369]; &quot;', &quot;;&quot;comment='&quot;;[.C369];&quot; &quot;;[.A369];&quot;.&quot;; [.B369];&quot;');&quot;)" office:value-type="string" office:string-value="set add table (set id=1, origin=1, id=369, fully qualified name = 'ge.laz_arquibancada_a', comment='Tabela ge.laz_arquibancada_a');" calcext:value-type="string">
            <text:p>set add table (set id=1, origin=1, id=369, fully qualified name = 'ge.laz_arquibancada_a', comment='Tabela ge.laz_arquibancada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laz_arquibancada_l</text:p>
          </table:table-cell>
          <table:table-cell office:value-type="string" calcext:value-type="string">
            <text:p>Tabela</text:p>
          </table:table-cell>
          <table:table-cell office:value-type="float" office:value="370" calcext:value-type="float">
            <text:p>370</text:p>
          </table:table-cell>
          <table:table-cell table:formula="of:=CONCATENATE(&quot;set add table (set id=1, origin=1, id=&quot;; [.D370]; &quot;, fully qualified name = '&quot;;  [.A370]; &quot;.&quot;; [.B370]; &quot;', &quot;;&quot;comment='&quot;;[.C370];&quot; &quot;;[.A370];&quot;.&quot;; [.B370];&quot;');&quot;)" office:value-type="string" office:string-value="set add table (set id=1, origin=1, id=370, fully qualified name = 'ge.laz_arquibancada_l', comment='Tabela ge.laz_arquibancada_l');" calcext:value-type="string">
            <text:p>set add table (set id=1, origin=1, id=370, fully qualified name = 'ge.laz_arquibancada_l', comment='Tabela ge.laz_arquibancada_l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laz_campo_quadra</text:p>
          </table:table-cell>
          <table:table-cell office:value-type="string" calcext:value-type="string">
            <text:p>Tabela</text:p>
          </table:table-cell>
          <table:table-cell office:value-type="float" office:value="371" calcext:value-type="float">
            <text:p>371</text:p>
          </table:table-cell>
          <table:table-cell table:formula="of:=CONCATENATE(&quot;set add table (set id=1, origin=1, id=&quot;; [.D371]; &quot;, fully qualified name = '&quot;;  [.A371]; &quot;.&quot;; [.B371]; &quot;', &quot;;&quot;comment='&quot;;[.C371];&quot; &quot;;[.A371];&quot;.&quot;; [.B371];&quot;');&quot;)" office:value-type="string" office:string-value="set add table (set id=1, origin=1, id=371, fully qualified name = 'ge.laz_campo_quadra', comment='Tabela ge.laz_campo_quadra');" calcext:value-type="string">
            <text:p>set add table (set id=1, origin=1, id=371, fully qualified name = 'ge.laz_campo_quadra', comment='Tabela ge.laz_campo_quadr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laz_campo_quadra_a</text:p>
          </table:table-cell>
          <table:table-cell office:value-type="string" calcext:value-type="string">
            <text:p>Tabela</text:p>
          </table:table-cell>
          <table:table-cell office:value-type="float" office:value="372" calcext:value-type="float">
            <text:p>372</text:p>
          </table:table-cell>
          <table:table-cell table:formula="of:=CONCATENATE(&quot;set add table (set id=1, origin=1, id=&quot;; [.D372]; &quot;, fully qualified name = '&quot;;  [.A372]; &quot;.&quot;; [.B372]; &quot;', &quot;;&quot;comment='&quot;;[.C372];&quot; &quot;;[.A372];&quot;.&quot;; [.B372];&quot;');&quot;)" office:value-type="string" office:string-value="set add table (set id=1, origin=1, id=372, fully qualified name = 'ge.laz_campo_quadra_a', comment='Tabela ge.laz_campo_quadra_a');" calcext:value-type="string">
            <text:p>set add table (set id=1, origin=1, id=372, fully qualified name = 'ge.laz_campo_quadra_a', comment='Tabela ge.laz_campo_quadra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laz_campo_quadra_p</text:p>
          </table:table-cell>
          <table:table-cell office:value-type="string" calcext:value-type="string">
            <text:p>Tabela</text:p>
          </table:table-cell>
          <table:table-cell office:value-type="float" office:value="373" calcext:value-type="float">
            <text:p>373</text:p>
          </table:table-cell>
          <table:table-cell table:formula="of:=CONCATENATE(&quot;set add table (set id=1, origin=1, id=&quot;; [.D373]; &quot;, fully qualified name = '&quot;;  [.A373]; &quot;.&quot;; [.B373]; &quot;', &quot;;&quot;comment='&quot;;[.C373];&quot; &quot;;[.A373];&quot;.&quot;; [.B373];&quot;');&quot;)" office:value-type="string" office:string-value="set add table (set id=1, origin=1, id=373, fully qualified name = 'ge.laz_campo_quadra_p', comment='Tabela ge.laz_campo_quadra_p');" calcext:value-type="string">
            <text:p>set add table (set id=1, origin=1, id=373, fully qualified name = 'ge.laz_campo_quadra_p', comment='Tabela ge.laz_campo_quadra_p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laz_piscina_a</text:p>
          </table:table-cell>
          <table:table-cell office:value-type="string" calcext:value-type="string">
            <text:p>Tabela</text:p>
          </table:table-cell>
          <table:table-cell office:value-type="float" office:value="374" calcext:value-type="float">
            <text:p>374</text:p>
          </table:table-cell>
          <table:table-cell table:formula="of:=CONCATENATE(&quot;set add table (set id=1, origin=1, id=&quot;; [.D374]; &quot;, fully qualified name = '&quot;;  [.A374]; &quot;.&quot;; [.B374]; &quot;', &quot;;&quot;comment='&quot;;[.C374];&quot; &quot;;[.A374];&quot;.&quot;; [.B374];&quot;');&quot;)" office:value-type="string" office:string-value="set add table (set id=1, origin=1, id=374, fully qualified name = 'ge.laz_piscina_a', comment='Tabela ge.laz_piscina_a');" calcext:value-type="string">
            <text:p>set add table (set id=1, origin=1, id=374, fully qualified name = 'ge.laz_piscina_a', comment='Tabela ge.laz_piscina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laz_pista_competicao</text:p>
          </table:table-cell>
          <table:table-cell office:value-type="string" calcext:value-type="string">
            <text:p>Tabela</text:p>
          </table:table-cell>
          <table:table-cell office:value-type="float" office:value="375" calcext:value-type="float">
            <text:p>375</text:p>
          </table:table-cell>
          <table:table-cell table:formula="of:=CONCATENATE(&quot;set add table (set id=1, origin=1, id=&quot;; [.D375]; &quot;, fully qualified name = '&quot;;  [.A375]; &quot;.&quot;; [.B375]; &quot;', &quot;;&quot;comment='&quot;;[.C375];&quot; &quot;;[.A375];&quot;.&quot;; [.B375];&quot;');&quot;)" office:value-type="string" office:string-value="set add table (set id=1, origin=1, id=375, fully qualified name = 'ge.laz_pista_competicao', comment='Tabela ge.laz_pista_competicao');" calcext:value-type="string">
            <text:p>set add table (set id=1, origin=1, id=375, fully qualified name = 'ge.laz_pista_competicao', comment='Tabela ge.laz_pista_competicao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laz_pista_competicao_a</text:p>
          </table:table-cell>
          <table:table-cell office:value-type="string" calcext:value-type="string">
            <text:p>Tabela</text:p>
          </table:table-cell>
          <table:table-cell office:value-type="float" office:value="376" calcext:value-type="float">
            <text:p>376</text:p>
          </table:table-cell>
          <table:table-cell table:formula="of:=CONCATENATE(&quot;set add table (set id=1, origin=1, id=&quot;; [.D376]; &quot;, fully qualified name = '&quot;;  [.A376]; &quot;.&quot;; [.B376]; &quot;', &quot;;&quot;comment='&quot;;[.C376];&quot; &quot;;[.A376];&quot;.&quot;; [.B376];&quot;');&quot;)" office:value-type="string" office:string-value="set add table (set id=1, origin=1, id=376, fully qualified name = 'ge.laz_pista_competicao_a', comment='Tabela ge.laz_pista_competicao_a');" calcext:value-type="string">
            <text:p>set add table (set id=1, origin=1, id=376, fully qualified name = 'ge.laz_pista_competicao_a', comment='Tabela ge.laz_pista_competicao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laz_pista_competicao_l</text:p>
          </table:table-cell>
          <table:table-cell office:value-type="string" calcext:value-type="string">
            <text:p>Tabela</text:p>
          </table:table-cell>
          <table:table-cell office:value-type="float" office:value="377" calcext:value-type="float">
            <text:p>377</text:p>
          </table:table-cell>
          <table:table-cell table:formula="of:=CONCATENATE(&quot;set add table (set id=1, origin=1, id=&quot;; [.D377]; &quot;, fully qualified name = '&quot;;  [.A377]; &quot;.&quot;; [.B377]; &quot;', &quot;;&quot;comment='&quot;;[.C377];&quot; &quot;;[.A377];&quot;.&quot;; [.B377];&quot;');&quot;)" office:value-type="string" office:string-value="set add table (set id=1, origin=1, id=377, fully qualified name = 'ge.laz_pista_competicao_l', comment='Tabela ge.laz_pista_competicao_l');" calcext:value-type="string">
            <text:p>set add table (set id=1, origin=1, id=377, fully qualified name = 'ge.laz_pista_competicao_l', comment='Tabela ge.laz_pista_competicao_l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laz_pista_competicao_p</text:p>
          </table:table-cell>
          <table:table-cell office:value-type="string" calcext:value-type="string">
            <text:p>Tabela</text:p>
          </table:table-cell>
          <table:table-cell office:value-type="float" office:value="378" calcext:value-type="float">
            <text:p>378</text:p>
          </table:table-cell>
          <table:table-cell table:formula="of:=CONCATENATE(&quot;set add table (set id=1, origin=1, id=&quot;; [.D378]; &quot;, fully qualified name = '&quot;;  [.A378]; &quot;.&quot;; [.B378]; &quot;', &quot;;&quot;comment='&quot;;[.C378];&quot; &quot;;[.A378];&quot;.&quot;; [.B378];&quot;');&quot;)" office:value-type="string" office:string-value="set add table (set id=1, origin=1, id=378, fully qualified name = 'ge.laz_pista_competicao_p', comment='Tabela ge.laz_pista_competicao_p');" calcext:value-type="string">
            <text:p>set add table (set id=1, origin=1, id=378, fully qualified name = 'ge.laz_pista_competicao_p', comment='Tabela ge.laz_pista_competicao_p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laz_ruina</text:p>
          </table:table-cell>
          <table:table-cell office:value-type="string" calcext:value-type="string">
            <text:p>Tabela</text:p>
          </table:table-cell>
          <table:table-cell office:value-type="float" office:value="379" calcext:value-type="float">
            <text:p>379</text:p>
          </table:table-cell>
          <table:table-cell table:formula="of:=CONCATENATE(&quot;set add table (set id=1, origin=1, id=&quot;; [.D379]; &quot;, fully qualified name = '&quot;;  [.A379]; &quot;.&quot;; [.B379]; &quot;', &quot;;&quot;comment='&quot;;[.C379];&quot; &quot;;[.A379];&quot;.&quot;; [.B379];&quot;');&quot;)" office:value-type="string" office:string-value="set add table (set id=1, origin=1, id=379, fully qualified name = 'ge.laz_ruina', comment='Tabela ge.laz_ruina');" calcext:value-type="string">
            <text:p>set add table (set id=1, origin=1, id=379, fully qualified name = 'ge.laz_ruina', comment='Tabela ge.laz_ruin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laz_ruina_a</text:p>
          </table:table-cell>
          <table:table-cell office:value-type="string" calcext:value-type="string">
            <text:p>Tabela</text:p>
          </table:table-cell>
          <table:table-cell office:value-type="float" office:value="380" calcext:value-type="float">
            <text:p>380</text:p>
          </table:table-cell>
          <table:table-cell table:formula="of:=CONCATENATE(&quot;set add table (set id=1, origin=1, id=&quot;; [.D380]; &quot;, fully qualified name = '&quot;;  [.A380]; &quot;.&quot;; [.B380]; &quot;', &quot;;&quot;comment='&quot;;[.C380];&quot; &quot;;[.A380];&quot;.&quot;; [.B380];&quot;');&quot;)" office:value-type="string" office:string-value="set add table (set id=1, origin=1, id=380, fully qualified name = 'ge.laz_ruina_a', comment='Tabela ge.laz_ruina_a');" calcext:value-type="string">
            <text:p>set add table (set id=1, origin=1, id=380, fully qualified name = 'ge.laz_ruina_a', comment='Tabela ge.laz_ruina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laz_ruina_p</text:p>
          </table:table-cell>
          <table:table-cell office:value-type="string" calcext:value-type="string">
            <text:p>Tabela</text:p>
          </table:table-cell>
          <table:table-cell office:value-type="float" office:value="381" calcext:value-type="float">
            <text:p>381</text:p>
          </table:table-cell>
          <table:table-cell table:formula="of:=CONCATENATE(&quot;set add table (set id=1, origin=1, id=&quot;; [.D381]; &quot;, fully qualified name = '&quot;;  [.A381]; &quot;.&quot;; [.B381]; &quot;', &quot;;&quot;comment='&quot;;[.C381];&quot; &quot;;[.A381];&quot;.&quot;; [.B381];&quot;');&quot;)" office:value-type="string" office:string-value="set add table (set id=1, origin=1, id=381, fully qualified name = 'ge.laz_ruina_p', comment='Tabela ge.laz_ruina_p');" calcext:value-type="string">
            <text:p>set add table (set id=1, origin=1, id=381, fully qualified name = 'ge.laz_ruina_p', comment='Tabela ge.laz_ruina_p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laz_sitio_arqueologico</text:p>
          </table:table-cell>
          <table:table-cell office:value-type="string" calcext:value-type="string">
            <text:p>Tabela</text:p>
          </table:table-cell>
          <table:table-cell office:value-type="float" office:value="382" calcext:value-type="float">
            <text:p>382</text:p>
          </table:table-cell>
          <table:table-cell table:formula="of:=CONCATENATE(&quot;set add table (set id=1, origin=1, id=&quot;; [.D382]; &quot;, fully qualified name = '&quot;;  [.A382]; &quot;.&quot;; [.B382]; &quot;', &quot;;&quot;comment='&quot;;[.C382];&quot; &quot;;[.A382];&quot;.&quot;; [.B382];&quot;');&quot;)" office:value-type="string" office:string-value="set add table (set id=1, origin=1, id=382, fully qualified name = 'ge.laz_sitio_arqueologico', comment='Tabela ge.laz_sitio_arqueologico');" calcext:value-type="string">
            <text:p>set add table (set id=1, origin=1, id=382, fully qualified name = 'ge.laz_sitio_arqueologico', comment='Tabela ge.laz_sitio_arqueologico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laz_sitio_arqueologico_a</text:p>
          </table:table-cell>
          <table:table-cell office:value-type="string" calcext:value-type="string">
            <text:p>Tabela</text:p>
          </table:table-cell>
          <table:table-cell office:value-type="float" office:value="383" calcext:value-type="float">
            <text:p>383</text:p>
          </table:table-cell>
          <table:table-cell table:formula="of:=CONCATENATE(&quot;set add table (set id=1, origin=1, id=&quot;; [.D383]; &quot;, fully qualified name = '&quot;;  [.A383]; &quot;.&quot;; [.B383]; &quot;', &quot;;&quot;comment='&quot;;[.C383];&quot; &quot;;[.A383];&quot;.&quot;; [.B383];&quot;');&quot;)" office:value-type="string" office:string-value="set add table (set id=1, origin=1, id=383, fully qualified name = 'ge.laz_sitio_arqueologico_a', comment='Tabela ge.laz_sitio_arqueologico_a');" calcext:value-type="string">
            <text:p>set add table (set id=1, origin=1, id=383, fully qualified name = 'ge.laz_sitio_arqueologico_a', comment='Tabela ge.laz_sitio_arqueologico_a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laz_sitio_arqueologico_p</text:p>
          </table:table-cell>
          <table:table-cell office:value-type="string" calcext:value-type="string">
            <text:p>Tabela</text:p>
          </table:table-cell>
          <table:table-cell office:value-type="float" office:value="384" calcext:value-type="float">
            <text:p>384</text:p>
          </table:table-cell>
          <table:table-cell table:formula="of:=CONCATENATE(&quot;set add table (set id=1, origin=1, id=&quot;; [.D384]; &quot;, fully qualified name = '&quot;;  [.A384]; &quot;.&quot;; [.B384]; &quot;', &quot;;&quot;comment='&quot;;[.C384];&quot; &quot;;[.A384];&quot;.&quot;; [.B384];&quot;');&quot;)" office:value-type="string" office:string-value="set add table (set id=1, origin=1, id=384, fully qualified name = 'ge.laz_sitio_arqueologico_p', comment='Tabela ge.laz_sitio_arqueologico_p');" calcext:value-type="string">
            <text:p>set add table (set id=1, origin=1, id=384, fully qualified name = 'ge.laz_sitio_arqueologico_p', comment='Tabela ge.laz_sitio_arqueologico_p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ver_arvore_isolada_p</text:p>
          </table:table-cell>
          <table:table-cell office:value-type="string" calcext:value-type="string">
            <text:p>Tabela</text:p>
          </table:table-cell>
          <table:table-cell office:value-type="float" office:value="385" calcext:value-type="float">
            <text:p>385</text:p>
          </table:table-cell>
          <table:table-cell table:formula="of:=CONCATENATE(&quot;set add table (set id=1, origin=1, id=&quot;; [.D385]; &quot;, fully qualified name = '&quot;;  [.A385]; &quot;.&quot;; [.B385]; &quot;', &quot;;&quot;comment='&quot;;[.C385];&quot; &quot;;[.A385];&quot;.&quot;; [.B385];&quot;');&quot;)" office:value-type="string" office:string-value="set add table (set id=1, origin=1, id=385, fully qualified name = 'ge.ver_arvore_isolada_p', comment='Tabela ge.ver_arvore_isolada_p');" calcext:value-type="string">
            <text:p>set add table (set id=1, origin=1, id=385, fully qualified name = 'ge.ver_arvore_isolada_p', comment='Tabela ge.ver_arvore_isolada_p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ver_jardim_a</text:p>
          </table:table-cell>
          <table:table-cell office:value-type="string" calcext:value-type="string">
            <text:p>Tabela</text:p>
          </table:table-cell>
          <table:table-cell office:value-type="float" office:value="386" calcext:value-type="float">
            <text:p>386</text:p>
          </table:table-cell>
          <table:table-cell table:formula="of:=CONCATENATE(&quot;set add table (set id=1, origin=1, id=&quot;; [.D386]; &quot;, fully qualified name = '&quot;;  [.A386]; &quot;.&quot;; [.B386]; &quot;', &quot;;&quot;comment='&quot;;[.C386];&quot; &quot;;[.A386];&quot;.&quot;; [.B386];&quot;');&quot;)" office:value-type="string" office:string-value="set add table (set id=1, origin=1, id=386, fully qualified name = 'ge.ver_jardim_a', comment='Tabela ge.ver_jardim_a');" calcext:value-type="string">
            <text:p>set add table (set id=1, origin=1, id=386, fully qualified name = 'ge.ver_jardim_a', comment='Tabela ge.ver_jardim_a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adm_instituicao_publica</text:p>
          </table:table-cell>
          <table:table-cell office:value-type="string" calcext:value-type="string">
            <text:p>Tabela</text:p>
          </table:table-cell>
          <table:table-cell office:value-type="float" office:value="387" calcext:value-type="float">
            <text:p>387</text:p>
          </table:table-cell>
          <table:table-cell table:formula="of:=CONCATENATE(&quot;set add table (set id=1, origin=1, id=&quot;; [.D387]; &quot;, fully qualified name = '&quot;;  [.A387]; &quot;.&quot;; [.B387]; &quot;', &quot;;&quot;comment='&quot;;[.C387];&quot; &quot;;[.A387];&quot;.&quot;; [.B387];&quot;');&quot;)" office:value-type="string" office:string-value="set add table (set id=1, origin=1, id=387, fully qualified name = 'complexos.adm_instituicao_publica', comment='Tabela complexos.adm_instituicao_publica');" calcext:value-type="string">
            <text:p>set add table (set id=1, origin=1, id=387, fully qualified name = 'complexos.adm_instituicao_publica', comment='Tabela complexos.adm_instituicao_publica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adm_org_agropec_ext_veg_pesca</text:p>
          </table:table-cell>
          <table:table-cell office:value-type="string" calcext:value-type="string">
            <text:p>Tabela</text:p>
          </table:table-cell>
          <table:table-cell office:value-type="float" office:value="388" calcext:value-type="float">
            <text:p>388</text:p>
          </table:table-cell>
          <table:table-cell table:formula="of:=CONCATENATE(&quot;set add table (set id=1, origin=1, id=&quot;; [.D388]; &quot;, fully qualified name = '&quot;;  [.A388]; &quot;.&quot;; [.B388]; &quot;', &quot;;&quot;comment='&quot;;[.C388];&quot; &quot;;[.A388];&quot;.&quot;; [.B388];&quot;');&quot;)" office:value-type="string" office:string-value="set add table (set id=1, origin=1, id=388, fully qualified name = 'complexos.adm_org_agropec_ext_veg_pesca', comment='Tabela complexos.adm_org_agropec_ext_veg_pesca');" calcext:value-type="string">
            <text:p>set add table (set id=1, origin=1, id=388, fully qualified name = 'complexos.adm_org_agropec_ext_veg_pesca', comment='Tabela complexos.adm_org_agropec_ext_veg_pesca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adm_org_comerc_serv</text:p>
          </table:table-cell>
          <table:table-cell office:value-type="string" calcext:value-type="string">
            <text:p>Tabela</text:p>
          </table:table-cell>
          <table:table-cell office:value-type="float" office:value="389" calcext:value-type="float">
            <text:p>389</text:p>
          </table:table-cell>
          <table:table-cell table:formula="of:=CONCATENATE(&quot;set add table (set id=1, origin=1, id=&quot;; [.D389]; &quot;, fully qualified name = '&quot;;  [.A389]; &quot;.&quot;; [.B389]; &quot;', &quot;;&quot;comment='&quot;;[.C389];&quot; &quot;;[.A389];&quot;.&quot;; [.B389];&quot;');&quot;)" office:value-type="string" office:string-value="set add table (set id=1, origin=1, id=389, fully qualified name = 'complexos.adm_org_comerc_serv', comment='Tabela complexos.adm_org_comerc_serv');" calcext:value-type="string">
            <text:p>set add table (set id=1, origin=1, id=389, fully qualified name = 'complexos.adm_org_comerc_serv', comment='Tabela complexos.adm_org_comerc_serv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adm_org_ext_mineral</text:p>
          </table:table-cell>
          <table:table-cell office:value-type="string" calcext:value-type="string">
            <text:p>Tabela</text:p>
          </table:table-cell>
          <table:table-cell office:value-type="float" office:value="390" calcext:value-type="float">
            <text:p>390</text:p>
          </table:table-cell>
          <table:table-cell table:formula="of:=CONCATENATE(&quot;set add table (set id=1, origin=1, id=&quot;; [.D390]; &quot;, fully qualified name = '&quot;;  [.A390]; &quot;.&quot;; [.B390]; &quot;', &quot;;&quot;comment='&quot;;[.C390];&quot; &quot;;[.A390];&quot;.&quot;; [.B390];&quot;');&quot;)" office:value-type="string" office:string-value="set add table (set id=1, origin=1, id=390, fully qualified name = 'complexos.adm_org_ext_mineral', comment='Tabela complexos.adm_org_ext_mineral');" calcext:value-type="string">
            <text:p>set add table (set id=1, origin=1, id=390, fully qualified name = 'complexos.adm_org_ext_mineral', comment='Tabela complexos.adm_org_ext_mineral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adm_org_industrial</text:p>
          </table:table-cell>
          <table:table-cell office:value-type="string" calcext:value-type="string">
            <text:p>Tabela</text:p>
          </table:table-cell>
          <table:table-cell office:value-type="float" office:value="391" calcext:value-type="float">
            <text:p>391</text:p>
          </table:table-cell>
          <table:table-cell table:formula="of:=CONCATENATE(&quot;set add table (set id=1, origin=1, id=&quot;; [.D391]; &quot;, fully qualified name = '&quot;;  [.A391]; &quot;.&quot;; [.B391]; &quot;', &quot;;&quot;comment='&quot;;[.C391];&quot; &quot;;[.A391];&quot;.&quot;; [.B391];&quot;');&quot;)" office:value-type="string" office:string-value="set add table (set id=1, origin=1, id=391, fully qualified name = 'complexos.adm_org_industrial', comment='Tabela complexos.adm_org_industrial');" calcext:value-type="string">
            <text:p>set add table (set id=1, origin=1, id=391, fully qualified name = 'complexos.adm_org_industrial', comment='Tabela complexos.adm_org_industrial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adm_org_pub_civil</text:p>
          </table:table-cell>
          <table:table-cell office:value-type="string" calcext:value-type="string">
            <text:p>Tabela</text:p>
          </table:table-cell>
          <table:table-cell office:value-type="float" office:value="392" calcext:value-type="float">
            <text:p>392</text:p>
          </table:table-cell>
          <table:table-cell table:formula="of:=CONCATENATE(&quot;set add table (set id=1, origin=1, id=&quot;; [.D392]; &quot;, fully qualified name = '&quot;;  [.A392]; &quot;.&quot;; [.B392]; &quot;', &quot;;&quot;comment='&quot;;[.C392];&quot; &quot;;[.A392];&quot;.&quot;; [.B392];&quot;');&quot;)" office:value-type="string" office:string-value="set add table (set id=1, origin=1, id=392, fully qualified name = 'complexos.adm_org_pub_civil', comment='Tabela complexos.adm_org_pub_civil');" calcext:value-type="string">
            <text:p>set add table (set id=1, origin=1, id=392, fully qualified name = 'complexos.adm_org_pub_civil', comment='Tabela complexos.adm_org_pub_civil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adm_org_pub_militar</text:p>
          </table:table-cell>
          <table:table-cell office:value-type="string" calcext:value-type="string">
            <text:p>Tabela</text:p>
          </table:table-cell>
          <table:table-cell office:value-type="float" office:value="393" calcext:value-type="float">
            <text:p>393</text:p>
          </table:table-cell>
          <table:table-cell table:formula="of:=CONCATENATE(&quot;set add table (set id=1, origin=1, id=&quot;; [.D393]; &quot;, fully qualified name = '&quot;;  [.A393]; &quot;.&quot;; [.B393]; &quot;', &quot;;&quot;comment='&quot;;[.C393];&quot; &quot;;[.A393];&quot;.&quot;; [.B393];&quot;');&quot;)" office:value-type="string" office:string-value="set add table (set id=1, origin=1, id=393, fully qualified name = 'complexos.adm_org_pub_militar', comment='Tabela complexos.adm_org_pub_militar');" calcext:value-type="string">
            <text:p>set add table (set id=1, origin=1, id=393, fully qualified name = 'complexos.adm_org_pub_militar', comment='Tabela complexos.adm_org_pub_militar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adm_org_religiosa</text:p>
          </table:table-cell>
          <table:table-cell office:value-type="string" calcext:value-type="string">
            <text:p>Tabela</text:p>
          </table:table-cell>
          <table:table-cell office:value-type="float" office:value="394" calcext:value-type="float">
            <text:p>394</text:p>
          </table:table-cell>
          <table:table-cell table:formula="of:=CONCATENATE(&quot;set add table (set id=1, origin=1, id=&quot;; [.D394]; &quot;, fully qualified name = '&quot;;  [.A394]; &quot;.&quot;; [.B394]; &quot;', &quot;;&quot;comment='&quot;;[.C394];&quot; &quot;;[.A394];&quot;.&quot;; [.B394];&quot;');&quot;)" office:value-type="string" office:string-value="set add table (set id=1, origin=1, id=394, fully qualified name = 'complexos.adm_org_religiosa', comment='Tabela complexos.adm_org_religiosa');" calcext:value-type="string">
            <text:p>set add table (set id=1, origin=1, id=394, fully qualified name = 'complexos.adm_org_religiosa', comment='Tabela complexos.adm_org_religiosa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aer_complexo_aeroportuario</text:p>
          </table:table-cell>
          <table:table-cell office:value-type="string" calcext:value-type="string">
            <text:p>Tabela</text:p>
          </table:table-cell>
          <table:table-cell office:value-type="float" office:value="395" calcext:value-type="float">
            <text:p>395</text:p>
          </table:table-cell>
          <table:table-cell table:formula="of:=CONCATENATE(&quot;set add table (set id=1, origin=1, id=&quot;; [.D395]; &quot;, fully qualified name = '&quot;;  [.A395]; &quot;.&quot;; [.B395]; &quot;', &quot;;&quot;comment='&quot;;[.C395];&quot; &quot;;[.A395];&quot;.&quot;; [.B395];&quot;');&quot;)" office:value-type="string" office:string-value="set add table (set id=1, origin=1, id=395, fully qualified name = 'complexos.aer_complexo_aeroportuario', comment='Tabela complexos.aer_complexo_aeroportuario');" calcext:value-type="string">
            <text:p>set add table (set id=1, origin=1, id=395, fully qualified name = 'complexos.aer_complexo_aeroportuario', comment='Tabela complexos.aer_complexo_aeroportuario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cb_area_subnormal</text:p>
          </table:table-cell>
          <table:table-cell office:value-type="string" calcext:value-type="string">
            <text:p>Tabela</text:p>
          </table:table-cell>
          <table:table-cell office:value-type="float" office:value="396" calcext:value-type="float">
            <text:p>396</text:p>
          </table:table-cell>
          <table:table-cell table:formula="of:=CONCATENATE(&quot;set add table (set id=1, origin=1, id=&quot;; [.D396]; &quot;, fully qualified name = '&quot;;  [.A396]; &quot;.&quot;; [.B396]; &quot;', &quot;;&quot;comment='&quot;;[.C396];&quot; &quot;;[.A396];&quot;.&quot;; [.B396];&quot;');&quot;)" office:value-type="string" office:string-value="set add table (set id=1, origin=1, id=396, fully qualified name = 'complexos.cb_area_subnormal', comment='Tabela complexos.cb_area_subnormal');" calcext:value-type="string">
            <text:p>set add table (set id=1, origin=1, id=396, fully qualified name = 'complexos.cb_area_subnormal', comment='Tabela complexos.cb_area_subnormal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cb_assentamento_precario</text:p>
          </table:table-cell>
          <table:table-cell office:value-type="string" calcext:value-type="string">
            <text:p>Tabela</text:p>
          </table:table-cell>
          <table:table-cell office:value-type="float" office:value="397" calcext:value-type="float">
            <text:p>397</text:p>
          </table:table-cell>
          <table:table-cell table:formula="of:=CONCATENATE(&quot;set add table (set id=1, origin=1, id=&quot;; [.D397]; &quot;, fully qualified name = '&quot;;  [.A397]; &quot;.&quot;; [.B397]; &quot;', &quot;;&quot;comment='&quot;;[.C397];&quot; &quot;;[.A397];&quot;.&quot;; [.B397];&quot;');&quot;)" office:value-type="string" office:string-value="set add table (set id=1, origin=1, id=397, fully qualified name = 'complexos.cb_assentamento_precario', comment='Tabela complexos.cb_assentamento_precario');" calcext:value-type="string">
            <text:p>set add table (set id=1, origin=1, id=397, fully qualified name = 'complexos.cb_assentamento_precario', comment='Tabela complexos.cb_assentamento_precario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cb_complexo_habitacional</text:p>
          </table:table-cell>
          <table:table-cell office:value-type="string" calcext:value-type="string">
            <text:p>Tabela</text:p>
          </table:table-cell>
          <table:table-cell office:value-type="float" office:value="398" calcext:value-type="float">
            <text:p>398</text:p>
          </table:table-cell>
          <table:table-cell table:formula="of:=CONCATENATE(&quot;set add table (set id=1, origin=1, id=&quot;; [.D398]; &quot;, fully qualified name = '&quot;;  [.A398]; &quot;.&quot;; [.B398]; &quot;', &quot;;&quot;comment='&quot;;[.C398];&quot; &quot;;[.A398];&quot;.&quot;; [.B398];&quot;');&quot;)" office:value-type="string" office:string-value="set add table (set id=1, origin=1, id=398, fully qualified name = 'complexos.cb_complexo_habitacional', comment='Tabela complexos.cb_complexo_habitacional');" calcext:value-type="string">
            <text:p>set add table (set id=1, origin=1, id=398, fully qualified name = 'complexos.cb_complexo_habitacional', comment='Tabela complexos.cb_complexo_habitacional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cb_condominio</text:p>
          </table:table-cell>
          <table:table-cell office:value-type="string" calcext:value-type="string">
            <text:p>Tabela</text:p>
          </table:table-cell>
          <table:table-cell office:value-type="float" office:value="399" calcext:value-type="float">
            <text:p>399</text:p>
          </table:table-cell>
          <table:table-cell table:formula="of:=CONCATENATE(&quot;set add table (set id=1, origin=1, id=&quot;; [.D399]; &quot;, fully qualified name = '&quot;;  [.A399]; &quot;.&quot;; [.B399]; &quot;', &quot;;&quot;comment='&quot;;[.C399];&quot; &quot;;[.A399];&quot;.&quot;; [.B399];&quot;');&quot;)" office:value-type="string" office:string-value="set add table (set id=1, origin=1, id=399, fully qualified name = 'complexos.cb_condominio', comment='Tabela complexos.cb_condominio');" calcext:value-type="string">
            <text:p>set add table (set id=1, origin=1, id=399, fully qualified name = 'complexos.cb_condominio', comment='Tabela complexos.cb_condominio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cb_conjunto_habitacional</text:p>
          </table:table-cell>
          <table:table-cell office:value-type="string" calcext:value-type="string">
            <text:p>Tabela</text:p>
          </table:table-cell>
          <table:table-cell office:value-type="float" office:value="400" calcext:value-type="float">
            <text:p>400</text:p>
          </table:table-cell>
          <table:table-cell table:formula="of:=CONCATENATE(&quot;set add table (set id=1, origin=1, id=&quot;; [.D400]; &quot;, fully qualified name = '&quot;;  [.A400]; &quot;.&quot;; [.B400]; &quot;', &quot;;&quot;comment='&quot;;[.C400];&quot; &quot;;[.A400];&quot;.&quot;; [.B400];&quot;');&quot;)" office:value-type="string" office:string-value="set add table (set id=1, origin=1, id=400, fully qualified name = 'complexos.cb_conjunto_habitacional', comment='Tabela complexos.cb_conjunto_habitacional');" calcext:value-type="string">
            <text:p>set add table (set id=1, origin=1, id=400, fully qualified name = 'complexos.cb_conjunto_habitacional', comment='Tabela complexos.cb_conjunto_habitacional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cb_favela</text:p>
          </table:table-cell>
          <table:table-cell office:value-type="string" calcext:value-type="string">
            <text:p>Tabela</text:p>
          </table:table-cell>
          <table:table-cell office:value-type="float" office:value="401" calcext:value-type="float">
            <text:p>401</text:p>
          </table:table-cell>
          <table:table-cell table:formula="of:=CONCATENATE(&quot;set add table (set id=1, origin=1, id=&quot;; [.D401]; &quot;, fully qualified name = '&quot;;  [.A401]; &quot;.&quot;; [.B401]; &quot;', &quot;;&quot;comment='&quot;;[.C401];&quot; &quot;;[.A401];&quot;.&quot;; [.B401];&quot;');&quot;)" office:value-type="string" office:string-value="set add table (set id=1, origin=1, id=401, fully qualified name = 'complexos.cb_favela', comment='Tabela complexos.cb_favela');" calcext:value-type="string">
            <text:p>set add table (set id=1, origin=1, id=401, fully qualified name = 'complexos.cb_favela', comment='Tabela complexos.cb_favela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cb_palafitas</text:p>
          </table:table-cell>
          <table:table-cell office:value-type="string" calcext:value-type="string">
            <text:p>Tabela</text:p>
          </table:table-cell>
          <table:table-cell office:value-type="float" office:value="402" calcext:value-type="float">
            <text:p>402</text:p>
          </table:table-cell>
          <table:table-cell table:formula="of:=CONCATENATE(&quot;set add table (set id=1, origin=1, id=&quot;; [.D402]; &quot;, fully qualified name = '&quot;;  [.A402]; &quot;.&quot;; [.B402]; &quot;', &quot;;&quot;comment='&quot;;[.C402];&quot; &quot;;[.A402];&quot;.&quot;; [.B402];&quot;');&quot;)" office:value-type="string" office:string-value="set add table (set id=1, origin=1, id=402, fully qualified name = 'complexos.cb_palafitas', comment='Tabela complexos.cb_palafitas');" calcext:value-type="string">
            <text:p>set add table (set id=1, origin=1, id=402, fully qualified name = 'complexos.cb_palafitas', comment='Tabela complexos.cb_palafitas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dut_duto</text:p>
          </table:table-cell>
          <table:table-cell office:value-type="string" calcext:value-type="string">
            <text:p>Tabela</text:p>
          </table:table-cell>
          <table:table-cell office:value-type="float" office:value="403" calcext:value-type="float">
            <text:p>403</text:p>
          </table:table-cell>
          <table:table-cell table:formula="of:=CONCATENATE(&quot;set add table (set id=1, origin=1, id=&quot;; [.D403]; &quot;, fully qualified name = '&quot;;  [.A403]; &quot;.&quot;; [.B403]; &quot;', &quot;;&quot;comment='&quot;;[.C403];&quot; &quot;;[.A403];&quot;.&quot;; [.B403];&quot;');&quot;)" office:value-type="string" office:string-value="set add table (set id=1, origin=1, id=403, fully qualified name = 'complexos.dut_duto', comment='Tabela complexos.dut_duto');" calcext:value-type="string">
            <text:p>set add table (set id=1, origin=1, id=403, fully qualified name = 'complexos.dut_duto', comment='Tabela complexos.dut_duto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eco_frigorifico_matadouro</text:p>
          </table:table-cell>
          <table:table-cell office:value-type="string" calcext:value-type="string">
            <text:p>Tabela</text:p>
          </table:table-cell>
          <table:table-cell office:value-type="float" office:value="404" calcext:value-type="float">
            <text:p>404</text:p>
          </table:table-cell>
          <table:table-cell table:formula="of:=CONCATENATE(&quot;set add table (set id=1, origin=1, id=&quot;; [.D404]; &quot;, fully qualified name = '&quot;;  [.A404]; &quot;.&quot;; [.B404]; &quot;', &quot;;&quot;comment='&quot;;[.C404];&quot; &quot;;[.A404];&quot;.&quot;; [.B404];&quot;');&quot;)" office:value-type="string" office:string-value="set add table (set id=1, origin=1, id=404, fully qualified name = 'complexos.eco_frigorifico_matadouro', comment='Tabela complexos.eco_frigorifico_matadouro');" calcext:value-type="string">
            <text:p>set add table (set id=1, origin=1, id=404, fully qualified name = 'complexos.eco_frigorifico_matadouro', comment='Tabela complexos.eco_frigorifico_matadouro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eco_madeireira</text:p>
          </table:table-cell>
          <table:table-cell office:value-type="string" calcext:value-type="string">
            <text:p>Tabela</text:p>
          </table:table-cell>
          <table:table-cell office:value-type="float" office:value="405" calcext:value-type="float">
            <text:p>405</text:p>
          </table:table-cell>
          <table:table-cell table:formula="of:=CONCATENATE(&quot;set add table (set id=1, origin=1, id=&quot;; [.D405]; &quot;, fully qualified name = '&quot;;  [.A405]; &quot;.&quot;; [.B405]; &quot;', &quot;;&quot;comment='&quot;;[.C405];&quot; &quot;;[.A405];&quot;.&quot;; [.B405];&quot;');&quot;)" office:value-type="string" office:string-value="set add table (set id=1, origin=1, id=405, fully qualified name = 'complexos.eco_madeireira', comment='Tabela complexos.eco_madeireira');" calcext:value-type="string">
            <text:p>set add table (set id=1, origin=1, id=405, fully qualified name = 'complexos.eco_madeireira', comment='Tabela complexos.eco_madeireira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edu_org_ensino</text:p>
          </table:table-cell>
          <table:table-cell office:value-type="string" calcext:value-type="string">
            <text:p>Tabela</text:p>
          </table:table-cell>
          <table:table-cell office:value-type="float" office:value="406" calcext:value-type="float">
            <text:p>406</text:p>
          </table:table-cell>
          <table:table-cell table:formula="of:=CONCATENATE(&quot;set add table (set id=1, origin=1, id=&quot;; [.D406]; &quot;, fully qualified name = '&quot;;  [.A406]; &quot;.&quot;; [.B406]; &quot;', &quot;;&quot;comment='&quot;;[.C406];&quot; &quot;;[.A406];&quot;.&quot;; [.B406];&quot;');&quot;)" office:value-type="string" office:string-value="set add table (set id=1, origin=1, id=406, fully qualified name = 'complexos.edu_org_ensino', comment='Tabela complexos.edu_org_ensino');" calcext:value-type="string">
            <text:p>set add table (set id=1, origin=1, id=406, fully qualified name = 'complexos.edu_org_ensino', comment='Tabela complexos.edu_org_ensino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edu_org_ensino_militar</text:p>
          </table:table-cell>
          <table:table-cell office:value-type="string" calcext:value-type="string">
            <text:p>Tabela</text:p>
          </table:table-cell>
          <table:table-cell office:value-type="float" office:value="407" calcext:value-type="float">
            <text:p>407</text:p>
          </table:table-cell>
          <table:table-cell table:formula="of:=CONCATENATE(&quot;set add table (set id=1, origin=1, id=&quot;; [.D407]; &quot;, fully qualified name = '&quot;;  [.A407]; &quot;.&quot;; [.B407]; &quot;', &quot;;&quot;comment='&quot;;[.C407];&quot; &quot;;[.A407];&quot;.&quot;; [.B407];&quot;');&quot;)" office:value-type="string" office:string-value="set add table (set id=1, origin=1, id=407, fully qualified name = 'complexos.edu_org_ensino_militar', comment='Tabela complexos.edu_org_ensino_militar');" calcext:value-type="string">
            <text:p>set add table (set id=1, origin=1, id=407, fully qualified name = 'complexos.edu_org_ensino_militar', comment='Tabela complexos.edu_org_ensino_militar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edu_org_ensino_privada</text:p>
          </table:table-cell>
          <table:table-cell office:value-type="string" calcext:value-type="string">
            <text:p>Tabela</text:p>
          </table:table-cell>
          <table:table-cell office:value-type="float" office:value="408" calcext:value-type="float">
            <text:p>408</text:p>
          </table:table-cell>
          <table:table-cell table:formula="of:=CONCATENATE(&quot;set add table (set id=1, origin=1, id=&quot;; [.D408]; &quot;, fully qualified name = '&quot;;  [.A408]; &quot;.&quot;; [.B408]; &quot;', &quot;;&quot;comment='&quot;;[.C408];&quot; &quot;;[.A408];&quot;.&quot;; [.B408];&quot;');&quot;)" office:value-type="string" office:string-value="set add table (set id=1, origin=1, id=408, fully qualified name = 'complexos.edu_org_ensino_privada', comment='Tabela complexos.edu_org_ensino_privada');" calcext:value-type="string">
            <text:p>set add table (set id=1, origin=1, id=408, fully qualified name = 'complexos.edu_org_ensino_privada', comment='Tabela complexos.edu_org_ensino_privada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edu_org_ensino_pub</text:p>
          </table:table-cell>
          <table:table-cell office:value-type="string" calcext:value-type="string">
            <text:p>Tabela</text:p>
          </table:table-cell>
          <table:table-cell office:value-type="float" office:value="409" calcext:value-type="float">
            <text:p>409</text:p>
          </table:table-cell>
          <table:table-cell table:formula="of:=CONCATENATE(&quot;set add table (set id=1, origin=1, id=&quot;; [.D409]; &quot;, fully qualified name = '&quot;;  [.A409]; &quot;.&quot;; [.B409]; &quot;', &quot;;&quot;comment='&quot;;[.C409];&quot; &quot;;[.A409];&quot;.&quot;; [.B409];&quot;');&quot;)" office:value-type="string" office:string-value="set add table (set id=1, origin=1, id=409, fully qualified name = 'complexos.edu_org_ensino_pub', comment='Tabela complexos.edu_org_ensino_pub');" calcext:value-type="string">
            <text:p>set add table (set id=1, origin=1, id=409, fully qualified name = 'complexos.edu_org_ensino_pub', comment='Tabela complexos.edu_org_ensino_pub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edu_org_ensino_religiosa</text:p>
          </table:table-cell>
          <table:table-cell office:value-type="string" calcext:value-type="string">
            <text:p>Tabela</text:p>
          </table:table-cell>
          <table:table-cell office:value-type="float" office:value="410" calcext:value-type="float">
            <text:p>410</text:p>
          </table:table-cell>
          <table:table-cell table:formula="of:=CONCATENATE(&quot;set add table (set id=1, origin=1, id=&quot;; [.D410]; &quot;, fully qualified name = '&quot;;  [.A410]; &quot;.&quot;; [.B410]; &quot;', &quot;;&quot;comment='&quot;;[.C410];&quot; &quot;;[.A410];&quot;.&quot;; [.B410];&quot;');&quot;)" office:value-type="string" office:string-value="set add table (set id=1, origin=1, id=410, fully qualified name = 'complexos.edu_org_ensino_religiosa', comment='Tabela complexos.edu_org_ensino_religiosa');" calcext:value-type="string">
            <text:p>set add table (set id=1, origin=1, id=410, fully qualified name = 'complexos.edu_org_ensino_religiosa', comment='Tabela complexos.edu_org_ensino_religiosa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emu_terminal_ferroviario</text:p>
          </table:table-cell>
          <table:table-cell office:value-type="string" calcext:value-type="string">
            <text:p>Tabela</text:p>
          </table:table-cell>
          <table:table-cell office:value-type="float" office:value="411" calcext:value-type="float">
            <text:p>411</text:p>
          </table:table-cell>
          <table:table-cell table:formula="of:=CONCATENATE(&quot;set add table (set id=1, origin=1, id=&quot;; [.D411]; &quot;, fully qualified name = '&quot;;  [.A411]; &quot;.&quot;; [.B411]; &quot;', &quot;;&quot;comment='&quot;;[.C411];&quot; &quot;;[.A411];&quot;.&quot;; [.B411];&quot;');&quot;)" office:value-type="string" office:string-value="set add table (set id=1, origin=1, id=411, fully qualified name = 'complexos.emu_terminal_ferroviario', comment='Tabela complexos.emu_terminal_ferroviario');" calcext:value-type="string">
            <text:p>set add table (set id=1, origin=1, id=411, fully qualified name = 'complexos.emu_terminal_ferroviario', comment='Tabela complexos.emu_terminal_ferroviario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emu_terminal_hidroviario</text:p>
          </table:table-cell>
          <table:table-cell office:value-type="string" calcext:value-type="string">
            <text:p>Tabela</text:p>
          </table:table-cell>
          <table:table-cell office:value-type="float" office:value="412" calcext:value-type="float">
            <text:p>412</text:p>
          </table:table-cell>
          <table:table-cell table:formula="of:=CONCATENATE(&quot;set add table (set id=1, origin=1, id=&quot;; [.D412]; &quot;, fully qualified name = '&quot;;  [.A412]; &quot;.&quot;; [.B412]; &quot;', &quot;;&quot;comment='&quot;;[.C412];&quot; &quot;;[.A412];&quot;.&quot;; [.B412];&quot;');&quot;)" office:value-type="string" office:string-value="set add table (set id=1, origin=1, id=412, fully qualified name = 'complexos.emu_terminal_hidroviario', comment='Tabela complexos.emu_terminal_hidroviario');" calcext:value-type="string">
            <text:p>set add table (set id=1, origin=1, id=412, fully qualified name = 'complexos.emu_terminal_hidroviario', comment='Tabela complexos.emu_terminal_hidroviario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emu_terminal_rodoviario</text:p>
          </table:table-cell>
          <table:table-cell office:value-type="string" calcext:value-type="string">
            <text:p>Tabela</text:p>
          </table:table-cell>
          <table:table-cell office:value-type="float" office:value="413" calcext:value-type="float">
            <text:p>413</text:p>
          </table:table-cell>
          <table:table-cell table:formula="of:=CONCATENATE(&quot;set add table (set id=1, origin=1, id=&quot;; [.D413]; &quot;, fully qualified name = '&quot;;  [.A413]; &quot;.&quot;; [.B413]; &quot;', &quot;;&quot;comment='&quot;;[.C413];&quot; &quot;;[.A413];&quot;.&quot;; [.B413];&quot;');&quot;)" office:value-type="string" office:string-value="set add table (set id=1, origin=1, id=413, fully qualified name = 'complexos.emu_terminal_rodoviario', comment='Tabela complexos.emu_terminal_rodoviario');" calcext:value-type="string">
            <text:p>set add table (set id=1, origin=1, id=413, fully qualified name = 'complexos.emu_terminal_rodoviario', comment='Tabela complexos.emu_terminal_rodoviario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enc_complexo_comunicacao</text:p>
          </table:table-cell>
          <table:table-cell office:value-type="string" calcext:value-type="string">
            <text:p>Tabela</text:p>
          </table:table-cell>
          <table:table-cell office:value-type="float" office:value="414" calcext:value-type="float">
            <text:p>414</text:p>
          </table:table-cell>
          <table:table-cell table:formula="of:=CONCATENATE(&quot;set add table (set id=1, origin=1, id=&quot;; [.D414]; &quot;, fully qualified name = '&quot;;  [.A414]; &quot;.&quot;; [.B414]; &quot;', &quot;;&quot;comment='&quot;;[.C414];&quot; &quot;;[.A414];&quot;.&quot;; [.B414];&quot;');&quot;)" office:value-type="string" office:string-value="set add table (set id=1, origin=1, id=414, fully qualified name = 'complexos.enc_complexo_comunicacao', comment='Tabela complexos.enc_complexo_comunicacao');" calcext:value-type="string">
            <text:p>set add table (set id=1, origin=1, id=414, fully qualified name = 'complexos.enc_complexo_comunicacao', comment='Tabela complexos.enc_complexo_comunicacao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enc_complexo_gerador_energia_eletrica</text:p>
          </table:table-cell>
          <table:table-cell office:value-type="string" calcext:value-type="string">
            <text:p>Tabela</text:p>
          </table:table-cell>
          <table:table-cell office:value-type="float" office:value="415" calcext:value-type="float">
            <text:p>415</text:p>
          </table:table-cell>
          <table:table-cell table:formula="of:=CONCATENATE(&quot;set add table (set id=1, origin=1, id=&quot;; [.D415]; &quot;, fully qualified name = '&quot;;  [.A415]; &quot;.&quot;; [.B415]; &quot;', &quot;;&quot;comment='&quot;;[.C415];&quot; &quot;;[.A415];&quot;.&quot;; [.B415];&quot;');&quot;)" office:value-type="string" office:string-value="set add table (set id=1, origin=1, id=415, fully qualified name = 'complexos.enc_complexo_gerador_energia_eletrica', comment='Tabela complexos.enc_complexo_gerador_energia_eletrica');" calcext:value-type="string">
            <text:p>set add table (set id=1, origin=1, id=415, fully qualified name = 'complexos.enc_complexo_gerador_energia_eletrica', comment='Tabela complexos.enc_complexo_gerador_energia_eletrica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enc_subest_transm_distrib_energia_eletrica</text:p>
          </table:table-cell>
          <table:table-cell office:value-type="string" calcext:value-type="string">
            <text:p>Tabela</text:p>
          </table:table-cell>
          <table:table-cell office:value-type="float" office:value="416" calcext:value-type="float">
            <text:p>416</text:p>
          </table:table-cell>
          <table:table-cell table:formula="of:=CONCATENATE(&quot;set add table (set id=1, origin=1, id=&quot;; [.D416]; &quot;, fully qualified name = '&quot;;  [.A416]; &quot;.&quot;; [.B416]; &quot;', &quot;;&quot;comment='&quot;;[.C416];&quot; &quot;;[.A416];&quot;.&quot;; [.B416];&quot;');&quot;)" office:value-type="string" office:string-value="set add table (set id=1, origin=1, id=416, fully qualified name = 'complexos.enc_subest_transm_distrib_energia_eletrica', comment='Tabela complexos.enc_subest_transm_distrib_energia_eletrica');" calcext:value-type="string">
            <text:p>set add table (set id=1, origin=1, id=416, fully qualified name = 'complexos.enc_subest_transm_distrib_energia_eletrica', comment='Tabela complexos.enc_subest_transm_distrib_energia_eletrica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fer_estacao_ferroviaria</text:p>
          </table:table-cell>
          <table:table-cell office:value-type="string" calcext:value-type="string">
            <text:p>Tabela</text:p>
          </table:table-cell>
          <table:table-cell office:value-type="float" office:value="417" calcext:value-type="float">
            <text:p>417</text:p>
          </table:table-cell>
          <table:table-cell table:formula="of:=CONCATENATE(&quot;set add table (set id=1, origin=1, id=&quot;; [.D417]; &quot;, fully qualified name = '&quot;;  [.A417]; &quot;.&quot;; [.B417]; &quot;', &quot;;&quot;comment='&quot;;[.C417];&quot; &quot;;[.A417];&quot;.&quot;; [.B417];&quot;');&quot;)" office:value-type="string" office:string-value="set add table (set id=1, origin=1, id=417, fully qualified name = 'complexos.fer_estacao_ferroviaria', comment='Tabela complexos.fer_estacao_ferroviaria');" calcext:value-type="string">
            <text:p>set add table (set id=1, origin=1, id=417, fully qualified name = 'complexos.fer_estacao_ferroviaria', comment='Tabela complexos.fer_estacao_ferroviaria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fer_estacao_metroviaria</text:p>
          </table:table-cell>
          <table:table-cell office:value-type="string" calcext:value-type="string">
            <text:p>Tabela</text:p>
          </table:table-cell>
          <table:table-cell office:value-type="float" office:value="418" calcext:value-type="float">
            <text:p>418</text:p>
          </table:table-cell>
          <table:table-cell table:formula="of:=CONCATENATE(&quot;set add table (set id=1, origin=1, id=&quot;; [.D418]; &quot;, fully qualified name = '&quot;;  [.A418]; &quot;.&quot;; [.B418]; &quot;', &quot;;&quot;comment='&quot;;[.C418];&quot; &quot;;[.A418];&quot;.&quot;; [.B418];&quot;');&quot;)" office:value-type="string" office:string-value="set add table (set id=1, origin=1, id=418, fully qualified name = 'complexos.fer_estacao_metroviaria', comment='Tabela complexos.fer_estacao_metroviaria');" calcext:value-type="string">
            <text:p>set add table (set id=1, origin=1, id=418, fully qualified name = 'complexos.fer_estacao_metroviaria', comment='Tabela complexos.fer_estacao_metroviaria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hdv_complexo_portuario</text:p>
          </table:table-cell>
          <table:table-cell office:value-type="string" calcext:value-type="string">
            <text:p>Tabela</text:p>
          </table:table-cell>
          <table:table-cell office:value-type="float" office:value="419" calcext:value-type="float">
            <text:p>419</text:p>
          </table:table-cell>
          <table:table-cell table:formula="of:=CONCATENATE(&quot;set add table (set id=1, origin=1, id=&quot;; [.D419]; &quot;, fully qualified name = '&quot;;  [.A419]; &quot;.&quot;; [.B419]; &quot;', &quot;;&quot;comment='&quot;;[.C419];&quot; &quot;;[.A419];&quot;.&quot;; [.B419];&quot;');&quot;)" office:value-type="string" office:string-value="set add table (set id=1, origin=1, id=419, fully qualified name = 'complexos.hdv_complexo_portuario', comment='Tabela complexos.hdv_complexo_portuario');" calcext:value-type="string">
            <text:p>set add table (set id=1, origin=1, id=419, fully qualified name = 'complexos.hdv_complexo_portuario', comment='Tabela complexos.hdv_complexo_portuario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hid_arquipelago</text:p>
          </table:table-cell>
          <table:table-cell office:value-type="string" calcext:value-type="string">
            <text:p>Tabela</text:p>
          </table:table-cell>
          <table:table-cell office:value-type="float" office:value="420" calcext:value-type="float">
            <text:p>420</text:p>
          </table:table-cell>
          <table:table-cell table:formula="of:=CONCATENATE(&quot;set add table (set id=1, origin=1, id=&quot;; [.D420]; &quot;, fully qualified name = '&quot;;  [.A420]; &quot;.&quot;; [.B420]; &quot;', &quot;;&quot;comment='&quot;;[.C420];&quot; &quot;;[.A420];&quot;.&quot;; [.B420];&quot;');&quot;)" office:value-type="string" office:string-value="set add table (set id=1, origin=1, id=420, fully qualified name = 'complexos.hid_arquipelago', comment='Tabela complexos.hid_arquipelago');" calcext:value-type="string">
            <text:p>set add table (set id=1, origin=1, id=420, fully qualified name = 'complexos.hid_arquipelago', comment='Tabela complexos.hid_arquipelago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laz_autodromo</text:p>
          </table:table-cell>
          <table:table-cell office:value-type="string" calcext:value-type="string">
            <text:p>Tabela</text:p>
          </table:table-cell>
          <table:table-cell office:value-type="float" office:value="421" calcext:value-type="float">
            <text:p>421</text:p>
          </table:table-cell>
          <table:table-cell table:formula="of:=CONCATENATE(&quot;set add table (set id=1, origin=1, id=&quot;; [.D421]; &quot;, fully qualified name = '&quot;;  [.A421]; &quot;.&quot;; [.B421]; &quot;', &quot;;&quot;comment='&quot;;[.C421];&quot; &quot;;[.A421];&quot;.&quot;; [.B421];&quot;');&quot;)" office:value-type="string" office:string-value="set add table (set id=1, origin=1, id=421, fully qualified name = 'complexos.laz_autodromo', comment='Tabela complexos.laz_autodromo');" calcext:value-type="string">
            <text:p>set add table (set id=1, origin=1, id=421, fully qualified name = 'complexos.laz_autodromo', comment='Tabela complexos.laz_autodromo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laz_campo_aeromodelismo</text:p>
          </table:table-cell>
          <table:table-cell office:value-type="string" calcext:value-type="string">
            <text:p>Tabela</text:p>
          </table:table-cell>
          <table:table-cell office:value-type="float" office:value="422" calcext:value-type="float">
            <text:p>422</text:p>
          </table:table-cell>
          <table:table-cell table:formula="of:=CONCATENATE(&quot;set add table (set id=1, origin=1, id=&quot;; [.D422]; &quot;, fully qualified name = '&quot;;  [.A422]; &quot;.&quot;; [.B422]; &quot;', &quot;;&quot;comment='&quot;;[.C422];&quot; &quot;;[.A422];&quot;.&quot;; [.B422];&quot;');&quot;)" office:value-type="string" office:string-value="set add table (set id=1, origin=1, id=422, fully qualified name = 'complexos.laz_campo_aeromodelismo', comment='Tabela complexos.laz_campo_aeromodelismo');" calcext:value-type="string">
            <text:p>set add table (set id=1, origin=1, id=422, fully qualified name = 'complexos.laz_campo_aeromodelismo', comment='Tabela complexos.laz_campo_aeromodelismo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laz_campo_de_golfe</text:p>
          </table:table-cell>
          <table:table-cell office:value-type="string" calcext:value-type="string">
            <text:p>Tabela</text:p>
          </table:table-cell>
          <table:table-cell office:value-type="float" office:value="423" calcext:value-type="float">
            <text:p>423</text:p>
          </table:table-cell>
          <table:table-cell table:formula="of:=CONCATENATE(&quot;set add table (set id=1, origin=1, id=&quot;; [.D423]; &quot;, fully qualified name = '&quot;;  [.A423]; &quot;.&quot;; [.B423]; &quot;', &quot;;&quot;comment='&quot;;[.C423];&quot; &quot;;[.A423];&quot;.&quot;; [.B423];&quot;');&quot;)" office:value-type="string" office:string-value="set add table (set id=1, origin=1, id=423, fully qualified name = 'complexos.laz_campo_de_golfe', comment='Tabela complexos.laz_campo_de_golfe');" calcext:value-type="string">
            <text:p>set add table (set id=1, origin=1, id=423, fully qualified name = 'complexos.laz_campo_de_golfe', comment='Tabela complexos.laz_campo_de_golfe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laz_clube_social</text:p>
          </table:table-cell>
          <table:table-cell office:value-type="string" calcext:value-type="string">
            <text:p>Tabela</text:p>
          </table:table-cell>
          <table:table-cell office:value-type="float" office:value="424" calcext:value-type="float">
            <text:p>424</text:p>
          </table:table-cell>
          <table:table-cell table:formula="of:=CONCATENATE(&quot;set add table (set id=1, origin=1, id=&quot;; [.D424]; &quot;, fully qualified name = '&quot;;  [.A424]; &quot;.&quot;; [.B424]; &quot;', &quot;;&quot;comment='&quot;;[.C424];&quot; &quot;;[.A424];&quot;.&quot;; [.B424];&quot;');&quot;)" office:value-type="string" office:string-value="set add table (set id=1, origin=1, id=424, fully qualified name = 'complexos.laz_clube_social', comment='Tabela complexos.laz_clube_social');" calcext:value-type="string">
            <text:p>set add table (set id=1, origin=1, id=424, fully qualified name = 'complexos.laz_clube_social', comment='Tabela complexos.laz_clube_social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laz_complexo_desportivo</text:p>
          </table:table-cell>
          <table:table-cell office:value-type="string" calcext:value-type="string">
            <text:p>Tabela</text:p>
          </table:table-cell>
          <table:table-cell office:value-type="float" office:value="425" calcext:value-type="float">
            <text:p>425</text:p>
          </table:table-cell>
          <table:table-cell table:formula="of:=CONCATENATE(&quot;set add table (set id=1, origin=1, id=&quot;; [.D425]; &quot;, fully qualified name = '&quot;;  [.A425]; &quot;.&quot;; [.B425]; &quot;', &quot;;&quot;comment='&quot;;[.C425];&quot; &quot;;[.A425];&quot;.&quot;; [.B425];&quot;');&quot;)" office:value-type="string" office:string-value="set add table (set id=1, origin=1, id=425, fully qualified name = 'complexos.laz_complexo_desportivo', comment='Tabela complexos.laz_complexo_desportivo');" calcext:value-type="string">
            <text:p>set add table (set id=1, origin=1, id=425, fully qualified name = 'complexos.laz_complexo_desportivo', comment='Tabela complexos.laz_complexo_desportivo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laz_complexo_desportivo_lazer</text:p>
          </table:table-cell>
          <table:table-cell office:value-type="string" calcext:value-type="string">
            <text:p>Tabela</text:p>
          </table:table-cell>
          <table:table-cell office:value-type="float" office:value="426" calcext:value-type="float">
            <text:p>426</text:p>
          </table:table-cell>
          <table:table-cell table:formula="of:=CONCATENATE(&quot;set add table (set id=1, origin=1, id=&quot;; [.D426]; &quot;, fully qualified name = '&quot;;  [.A426]; &quot;.&quot;; [.B426]; &quot;', &quot;;&quot;comment='&quot;;[.C426];&quot; &quot;;[.A426];&quot;.&quot;; [.B426];&quot;');&quot;)" office:value-type="string" office:string-value="set add table (set id=1, origin=1, id=426, fully qualified name = 'complexos.laz_complexo_desportivo_lazer', comment='Tabela complexos.laz_complexo_desportivo_lazer');" calcext:value-type="string">
            <text:p>set add table (set id=1, origin=1, id=426, fully qualified name = 'complexos.laz_complexo_desportivo_lazer', comment='Tabela complexos.laz_complexo_desportivo_lazer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laz_complexo_recreativo</text:p>
          </table:table-cell>
          <table:table-cell office:value-type="string" calcext:value-type="string">
            <text:p>Tabela</text:p>
          </table:table-cell>
          <table:table-cell office:value-type="float" office:value="427" calcext:value-type="float">
            <text:p>427</text:p>
          </table:table-cell>
          <table:table-cell table:formula="of:=CONCATENATE(&quot;set add table (set id=1, origin=1, id=&quot;; [.D427]; &quot;, fully qualified name = '&quot;;  [.A427]; &quot;.&quot;; [.B427]; &quot;', &quot;;&quot;comment='&quot;;[.C427];&quot; &quot;;[.A427];&quot;.&quot;; [.B427];&quot;');&quot;)" office:value-type="string" office:string-value="set add table (set id=1, origin=1, id=427, fully qualified name = 'complexos.laz_complexo_recreativo', comment='Tabela complexos.laz_complexo_recreativo');" calcext:value-type="string">
            <text:p>set add table (set id=1, origin=1, id=427, fully qualified name = 'complexos.laz_complexo_recreativo', comment='Tabela complexos.laz_complexo_recreativo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laz_estande_de_tiro</text:p>
          </table:table-cell>
          <table:table-cell office:value-type="string" calcext:value-type="string">
            <text:p>Tabela</text:p>
          </table:table-cell>
          <table:table-cell office:value-type="float" office:value="428" calcext:value-type="float">
            <text:p>428</text:p>
          </table:table-cell>
          <table:table-cell table:formula="of:=CONCATENATE(&quot;set add table (set id=1, origin=1, id=&quot;; [.D428]; &quot;, fully qualified name = '&quot;;  [.A428]; &quot;.&quot;; [.B428]; &quot;', &quot;;&quot;comment='&quot;;[.C428];&quot; &quot;;[.A428];&quot;.&quot;; [.B428];&quot;');&quot;)" office:value-type="string" office:string-value="set add table (set id=1, origin=1, id=428, fully qualified name = 'complexos.laz_estande_de_tiro', comment='Tabela complexos.laz_estande_de_tiro');" calcext:value-type="string">
            <text:p>set add table (set id=1, origin=1, id=428, fully qualified name = 'complexos.laz_estande_de_tiro', comment='Tabela complexos.laz_estande_de_tiro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laz_hipica</text:p>
          </table:table-cell>
          <table:table-cell office:value-type="string" calcext:value-type="string">
            <text:p>Tabela</text:p>
          </table:table-cell>
          <table:table-cell office:value-type="float" office:value="429" calcext:value-type="float">
            <text:p>429</text:p>
          </table:table-cell>
          <table:table-cell table:formula="of:=CONCATENATE(&quot;set add table (set id=1, origin=1, id=&quot;; [.D429]; &quot;, fully qualified name = '&quot;;  [.A429]; &quot;.&quot;; [.B429]; &quot;', &quot;;&quot;comment='&quot;;[.C429];&quot; &quot;;[.A429];&quot;.&quot;; [.B429];&quot;');&quot;)" office:value-type="string" office:string-value="set add table (set id=1, origin=1, id=429, fully qualified name = 'complexos.laz_hipica', comment='Tabela complexos.laz_hipica');" calcext:value-type="string">
            <text:p>set add table (set id=1, origin=1, id=429, fully qualified name = 'complexos.laz_hipica', comment='Tabela complexos.laz_hipica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laz_hipodromo</text:p>
          </table:table-cell>
          <table:table-cell office:value-type="string" calcext:value-type="string">
            <text:p>Tabela</text:p>
          </table:table-cell>
          <table:table-cell office:value-type="float" office:value="430" calcext:value-type="float">
            <text:p>430</text:p>
          </table:table-cell>
          <table:table-cell table:formula="of:=CONCATENATE(&quot;set add table (set id=1, origin=1, id=&quot;; [.D430]; &quot;, fully qualified name = '&quot;;  [.A430]; &quot;.&quot;; [.B430]; &quot;', &quot;;&quot;comment='&quot;;[.C430];&quot; &quot;;[.A430];&quot;.&quot;; [.B430];&quot;');&quot;)" office:value-type="string" office:string-value="set add table (set id=1, origin=1, id=430, fully qualified name = 'complexos.laz_hipodromo', comment='Tabela complexos.laz_hipodromo');" calcext:value-type="string">
            <text:p>set add table (set id=1, origin=1, id=430, fully qualified name = 'complexos.laz_hipodromo', comment='Tabela complexos.laz_hipodromo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laz_jardim_botanico</text:p>
          </table:table-cell>
          <table:table-cell office:value-type="string" calcext:value-type="string">
            <text:p>Tabela</text:p>
          </table:table-cell>
          <table:table-cell office:value-type="float" office:value="431" calcext:value-type="float">
            <text:p>431</text:p>
          </table:table-cell>
          <table:table-cell table:formula="of:=CONCATENATE(&quot;set add table (set id=1, origin=1, id=&quot;; [.D431]; &quot;, fully qualified name = '&quot;;  [.A431]; &quot;.&quot;; [.B431]; &quot;', &quot;;&quot;comment='&quot;;[.C431];&quot; &quot;;[.A431];&quot;.&quot;; [.B431];&quot;');&quot;)" office:value-type="string" office:string-value="set add table (set id=1, origin=1, id=431, fully qualified name = 'complexos.laz_jardim_botanico', comment='Tabela complexos.laz_jardim_botanico');" calcext:value-type="string">
            <text:p>set add table (set id=1, origin=1, id=431, fully qualified name = 'complexos.laz_jardim_botanico', comment='Tabela complexos.laz_jardim_botanico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laz_jardim_zoologico</text:p>
          </table:table-cell>
          <table:table-cell office:value-type="string" calcext:value-type="string">
            <text:p>Tabela</text:p>
          </table:table-cell>
          <table:table-cell office:value-type="float" office:value="432" calcext:value-type="float">
            <text:p>432</text:p>
          </table:table-cell>
          <table:table-cell table:formula="of:=CONCATENATE(&quot;set add table (set id=1, origin=1, id=&quot;; [.D432]; &quot;, fully qualified name = '&quot;;  [.A432]; &quot;.&quot;; [.B432]; &quot;', &quot;;&quot;comment='&quot;;[.C432];&quot; &quot;;[.A432];&quot;.&quot;; [.B432];&quot;');&quot;)" office:value-type="string" office:string-value="set add table (set id=1, origin=1, id=432, fully qualified name = 'complexos.laz_jardim_zoologico', comment='Tabela complexos.laz_jardim_zoologico');" calcext:value-type="string">
            <text:p>set add table (set id=1, origin=1, id=432, fully qualified name = 'complexos.laz_jardim_zoologico', comment='Tabela complexos.laz_jardim_zoologico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laz_kartodromo</text:p>
          </table:table-cell>
          <table:table-cell office:value-type="string" calcext:value-type="string">
            <text:p>Tabela</text:p>
          </table:table-cell>
          <table:table-cell office:value-type="float" office:value="433" calcext:value-type="float">
            <text:p>433</text:p>
          </table:table-cell>
          <table:table-cell table:formula="of:=CONCATENATE(&quot;set add table (set id=1, origin=1, id=&quot;; [.D433]; &quot;, fully qualified name = '&quot;;  [.A433]; &quot;.&quot;; [.B433]; &quot;', &quot;;&quot;comment='&quot;;[.C433];&quot; &quot;;[.A433];&quot;.&quot;; [.B433];&quot;');&quot;)" office:value-type="string" office:string-value="set add table (set id=1, origin=1, id=433, fully qualified name = 'complexos.laz_kartodromo', comment='Tabela complexos.laz_kartodromo');" calcext:value-type="string">
            <text:p>set add table (set id=1, origin=1, id=433, fully qualified name = 'complexos.laz_kartodromo', comment='Tabela complexos.laz_kartodromo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laz_marina</text:p>
          </table:table-cell>
          <table:table-cell office:value-type="string" calcext:value-type="string">
            <text:p>Tabela</text:p>
          </table:table-cell>
          <table:table-cell office:value-type="float" office:value="434" calcext:value-type="float">
            <text:p>434</text:p>
          </table:table-cell>
          <table:table-cell table:formula="of:=CONCATENATE(&quot;set add table (set id=1, origin=1, id=&quot;; [.D434]; &quot;, fully qualified name = '&quot;;  [.A434]; &quot;.&quot;; [.B434]; &quot;', &quot;;&quot;comment='&quot;;[.C434];&quot; &quot;;[.A434];&quot;.&quot;; [.B434];&quot;');&quot;)" office:value-type="string" office:string-value="set add table (set id=1, origin=1, id=434, fully qualified name = 'complexos.laz_marina', comment='Tabela complexos.laz_marina');" calcext:value-type="string">
            <text:p>set add table (set id=1, origin=1, id=434, fully qualified name = 'complexos.laz_marina', comment='Tabela complexos.laz_marina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laz_parque_aquatico</text:p>
          </table:table-cell>
          <table:table-cell office:value-type="string" calcext:value-type="string">
            <text:p>Tabela</text:p>
          </table:table-cell>
          <table:table-cell office:value-type="float" office:value="435" calcext:value-type="float">
            <text:p>435</text:p>
          </table:table-cell>
          <table:table-cell table:formula="of:=CONCATENATE(&quot;set add table (set id=1, origin=1, id=&quot;; [.D435]; &quot;, fully qualified name = '&quot;;  [.A435]; &quot;.&quot;; [.B435]; &quot;', &quot;;&quot;comment='&quot;;[.C435];&quot; &quot;;[.A435];&quot;.&quot;; [.B435];&quot;');&quot;)" office:value-type="string" office:string-value="set add table (set id=1, origin=1, id=435, fully qualified name = 'complexos.laz_parque_aquatico', comment='Tabela complexos.laz_parque_aquatico');" calcext:value-type="string">
            <text:p>set add table (set id=1, origin=1, id=435, fully qualified name = 'complexos.laz_parque_aquatico', comment='Tabela complexos.laz_parque_aquatico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laz_parque_tematico</text:p>
          </table:table-cell>
          <table:table-cell office:value-type="string" calcext:value-type="string">
            <text:p>Tabela</text:p>
          </table:table-cell>
          <table:table-cell office:value-type="float" office:value="436" calcext:value-type="float">
            <text:p>436</text:p>
          </table:table-cell>
          <table:table-cell table:formula="of:=CONCATENATE(&quot;set add table (set id=1, origin=1, id=&quot;; [.D436]; &quot;, fully qualified name = '&quot;;  [.A436]; &quot;.&quot;; [.B436]; &quot;', &quot;;&quot;comment='&quot;;[.C436];&quot; &quot;;[.A436];&quot;.&quot;; [.B436];&quot;');&quot;)" office:value-type="string" office:string-value="set add table (set id=1, origin=1, id=436, fully qualified name = 'complexos.laz_parque_tematico', comment='Tabela complexos.laz_parque_tematico');" calcext:value-type="string">
            <text:p>set add table (set id=1, origin=1, id=436, fully qualified name = 'complexos.laz_parque_tematico', comment='Tabela complexos.laz_parque_tematico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laz_parque_urbano</text:p>
          </table:table-cell>
          <table:table-cell office:value-type="string" calcext:value-type="string">
            <text:p>Tabela</text:p>
          </table:table-cell>
          <table:table-cell office:value-type="float" office:value="437" calcext:value-type="float">
            <text:p>437</text:p>
          </table:table-cell>
          <table:table-cell table:formula="of:=CONCATENATE(&quot;set add table (set id=1, origin=1, id=&quot;; [.D437]; &quot;, fully qualified name = '&quot;;  [.A437]; &quot;.&quot;; [.B437]; &quot;', &quot;;&quot;comment='&quot;;[.C437];&quot; &quot;;[.A437];&quot;.&quot;; [.B437];&quot;');&quot;)" office:value-type="string" office:string-value="set add table (set id=1, origin=1, id=437, fully qualified name = 'complexos.laz_parque_urbano', comment='Tabela complexos.laz_parque_urbano');" calcext:value-type="string">
            <text:p>set add table (set id=1, origin=1, id=437, fully qualified name = 'complexos.laz_parque_urbano', comment='Tabela complexos.laz_parque_urbano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laz_pesque_pague</text:p>
          </table:table-cell>
          <table:table-cell office:value-type="string" calcext:value-type="string">
            <text:p>Tabela</text:p>
          </table:table-cell>
          <table:table-cell office:value-type="float" office:value="438" calcext:value-type="float">
            <text:p>438</text:p>
          </table:table-cell>
          <table:table-cell table:formula="of:=CONCATENATE(&quot;set add table (set id=1, origin=1, id=&quot;; [.D438]; &quot;, fully qualified name = '&quot;;  [.A438]; &quot;.&quot;; [.B438]; &quot;', &quot;;&quot;comment='&quot;;[.C438];&quot; &quot;;[.A438];&quot;.&quot;; [.B438];&quot;');&quot;)" office:value-type="string" office:string-value="set add table (set id=1, origin=1, id=438, fully qualified name = 'complexos.laz_pesque_pague', comment='Tabela complexos.laz_pesque_pague');" calcext:value-type="string">
            <text:p>set add table (set id=1, origin=1, id=438, fully qualified name = 'complexos.laz_pesque_pague', comment='Tabela complexos.laz_pesque_pague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laz_velodromo</text:p>
          </table:table-cell>
          <table:table-cell office:value-type="string" calcext:value-type="string">
            <text:p>Tabela</text:p>
          </table:table-cell>
          <table:table-cell office:value-type="float" office:value="439" calcext:value-type="float">
            <text:p>439</text:p>
          </table:table-cell>
          <table:table-cell table:formula="of:=CONCATENATE(&quot;set add table (set id=1, origin=1, id=&quot;; [.D439]; &quot;, fully qualified name = '&quot;;  [.A439]; &quot;.&quot;; [.B439]; &quot;', &quot;;&quot;comment='&quot;;[.C439];&quot; &quot;;[.A439];&quot;.&quot;; [.B439];&quot;');&quot;)" office:value-type="string" office:string-value="set add table (set id=1, origin=1, id=439, fully qualified name = 'complexos.laz_velodromo', comment='Tabela complexos.laz_velodromo');" calcext:value-type="string">
            <text:p>set add table (set id=1, origin=1, id=439, fully qualified name = 'complexos.laz_velodromo', comment='Tabela complexos.laz_velodromo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lpal_aglomerado_rural</text:p>
          </table:table-cell>
          <table:table-cell office:value-type="string" calcext:value-type="string">
            <text:p>Tabela</text:p>
          </table:table-cell>
          <table:table-cell office:value-type="float" office:value="440" calcext:value-type="float">
            <text:p>440</text:p>
          </table:table-cell>
          <table:table-cell table:formula="of:=CONCATENATE(&quot;set add table (set id=1, origin=1, id=&quot;; [.D440]; &quot;, fully qualified name = '&quot;;  [.A440]; &quot;.&quot;; [.B440]; &quot;', &quot;;&quot;comment='&quot;;[.C440];&quot; &quot;;[.A440];&quot;.&quot;; [.B440];&quot;');&quot;)" office:value-type="string" office:string-value="set add table (set id=1, origin=1, id=440, fully qualified name = 'complexos.lpal_aglomerado_rural', comment='Tabela complexos.lpal_aglomerado_rural');" calcext:value-type="string">
            <text:p>set add table (set id=1, origin=1, id=440, fully qualified name = 'complexos.lpal_aglomerado_rural', comment='Tabela complexos.lpal_aglomerado_rural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lpal_aglomerado_rural_isolado</text:p>
          </table:table-cell>
          <table:table-cell office:value-type="string" calcext:value-type="string">
            <text:p>Tabela</text:p>
          </table:table-cell>
          <table:table-cell office:value-type="float" office:value="441" calcext:value-type="float">
            <text:p>441</text:p>
          </table:table-cell>
          <table:table-cell table:formula="of:=CONCATENATE(&quot;set add table (set id=1, origin=1, id=&quot;; [.D441]; &quot;, fully qualified name = '&quot;;  [.A441]; &quot;.&quot;; [.B441]; &quot;', &quot;;&quot;comment='&quot;;[.C441];&quot; &quot;;[.A441];&quot;.&quot;; [.B441];&quot;');&quot;)" office:value-type="string" office:string-value="set add table (set id=1, origin=1, id=441, fully qualified name = 'complexos.lpal_aglomerado_rural_isolado', comment='Tabela complexos.lpal_aglomerado_rural_isolado');" calcext:value-type="string">
            <text:p>set add table (set id=1, origin=1, id=441, fully qualified name = 'complexos.lpal_aglomerado_rural_isolado', comment='Tabela complexos.lpal_aglomerado_rural_isolado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lpal_aglom_rural_de_ext_urbana</text:p>
          </table:table-cell>
          <table:table-cell office:value-type="string" calcext:value-type="string">
            <text:p>Tabela</text:p>
          </table:table-cell>
          <table:table-cell office:value-type="float" office:value="442" calcext:value-type="float">
            <text:p>442</text:p>
          </table:table-cell>
          <table:table-cell table:formula="of:=CONCATENATE(&quot;set add table (set id=1, origin=1, id=&quot;; [.D442]; &quot;, fully qualified name = '&quot;;  [.A442]; &quot;.&quot;; [.B442]; &quot;', &quot;;&quot;comment='&quot;;[.C442];&quot; &quot;;[.A442];&quot;.&quot;; [.B442];&quot;');&quot;)" office:value-type="string" office:string-value="set add table (set id=1, origin=1, id=442, fully qualified name = 'complexos.lpal_aglom_rural_de_ext_urbana', comment='Tabela complexos.lpal_aglom_rural_de_ext_urbana');" calcext:value-type="string">
            <text:p>set add table (set id=1, origin=1, id=442, fully qualified name = 'complexos.lpal_aglom_rural_de_ext_urbana', comment='Tabela complexos.lpal_aglom_rural_de_ext_urbana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lpal_aldeia_indigena</text:p>
          </table:table-cell>
          <table:table-cell office:value-type="string" calcext:value-type="string">
            <text:p>Tabela</text:p>
          </table:table-cell>
          <table:table-cell office:value-type="float" office:value="443" calcext:value-type="float">
            <text:p>443</text:p>
          </table:table-cell>
          <table:table-cell table:formula="of:=CONCATENATE(&quot;set add table (set id=1, origin=1, id=&quot;; [.D443]; &quot;, fully qualified name = '&quot;;  [.A443]; &quot;.&quot;; [.B443]; &quot;', &quot;;&quot;comment='&quot;;[.C443];&quot; &quot;;[.A443];&quot;.&quot;; [.B443];&quot;');&quot;)" office:value-type="string" office:string-value="set add table (set id=1, origin=1, id=443, fully qualified name = 'complexos.lpal_aldeia_indigena', comment='Tabela complexos.lpal_aldeia_indigena');" calcext:value-type="string">
            <text:p>set add table (set id=1, origin=1, id=443, fully qualified name = 'complexos.lpal_aldeia_indigena', comment='Tabela complexos.lpal_aldeia_indigena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lpal_capital</text:p>
          </table:table-cell>
          <table:table-cell office:value-type="string" calcext:value-type="string">
            <text:p>Tabela</text:p>
          </table:table-cell>
          <table:table-cell office:value-type="float" office:value="444" calcext:value-type="float">
            <text:p>444</text:p>
          </table:table-cell>
          <table:table-cell table:formula="of:=CONCATENATE(&quot;set add table (set id=1, origin=1, id=&quot;; [.D444]; &quot;, fully qualified name = '&quot;;  [.A444]; &quot;.&quot;; [.B444]; &quot;', &quot;;&quot;comment='&quot;;[.C444];&quot; &quot;;[.A444];&quot;.&quot;; [.B444];&quot;');&quot;)" office:value-type="string" office:string-value="set add table (set id=1, origin=1, id=444, fully qualified name = 'complexos.lpal_capital', comment='Tabela complexos.lpal_capital');" calcext:value-type="string">
            <text:p>set add table (set id=1, origin=1, id=444, fully qualified name = 'complexos.lpal_capital', comment='Tabela complexos.lpal_capital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lpal_cidade</text:p>
          </table:table-cell>
          <table:table-cell office:value-type="string" calcext:value-type="string">
            <text:p>Tabela</text:p>
          </table:table-cell>
          <table:table-cell office:value-type="float" office:value="445" calcext:value-type="float">
            <text:p>445</text:p>
          </table:table-cell>
          <table:table-cell table:formula="of:=CONCATENATE(&quot;set add table (set id=1, origin=1, id=&quot;; [.D445]; &quot;, fully qualified name = '&quot;;  [.A445]; &quot;.&quot;; [.B445]; &quot;', &quot;;&quot;comment='&quot;;[.C445];&quot; &quot;;[.A445];&quot;.&quot;; [.B445];&quot;');&quot;)" office:value-type="string" office:string-value="set add table (set id=1, origin=1, id=445, fully qualified name = 'complexos.lpal_cidade', comment='Tabela complexos.lpal_cidade');" calcext:value-type="string">
            <text:p>set add table (set id=1, origin=1, id=445, fully qualified name = 'complexos.lpal_cidade', comment='Tabela complexos.lpal_cidade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lpal_localidade</text:p>
          </table:table-cell>
          <table:table-cell office:value-type="string" calcext:value-type="string">
            <text:p>Tabela</text:p>
          </table:table-cell>
          <table:table-cell office:value-type="float" office:value="446" calcext:value-type="float">
            <text:p>446</text:p>
          </table:table-cell>
          <table:table-cell table:formula="of:=CONCATENATE(&quot;set add table (set id=1, origin=1, id=&quot;; [.D446]; &quot;, fully qualified name = '&quot;;  [.A446]; &quot;.&quot;; [.B446]; &quot;', &quot;;&quot;comment='&quot;;[.C446];&quot; &quot;;[.A446];&quot;.&quot;; [.B446];&quot;');&quot;)" office:value-type="string" office:string-value="set add table (set id=1, origin=1, id=446, fully qualified name = 'complexos.lpal_localidade', comment='Tabela complexos.lpal_localidade');" calcext:value-type="string">
            <text:p>set add table (set id=1, origin=1, id=446, fully qualified name = 'complexos.lpal_localidade', comment='Tabela complexos.lpal_localidade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lpal_vila</text:p>
          </table:table-cell>
          <table:table-cell office:value-type="string" calcext:value-type="string">
            <text:p>Tabela</text:p>
          </table:table-cell>
          <table:table-cell office:value-type="float" office:value="447" calcext:value-type="float">
            <text:p>447</text:p>
          </table:table-cell>
          <table:table-cell table:formula="of:=CONCATENATE(&quot;set add table (set id=1, origin=1, id=&quot;; [.D447]; &quot;, fully qualified name = '&quot;;  [.A447]; &quot;.&quot;; [.B447]; &quot;', &quot;;&quot;comment='&quot;;[.C447];&quot; &quot;;[.A447];&quot;.&quot;; [.B447];&quot;');&quot;)" office:value-type="string" office:string-value="set add table (set id=1, origin=1, id=447, fully qualified name = 'complexos.lpal_vila', comment='Tabela complexos.lpal_vila');" calcext:value-type="string">
            <text:p>set add table (set id=1, origin=1, id=447, fully qualified name = 'complexos.lpal_vila', comment='Tabela complexos.lpal_vila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pto_est_med_fenomenos</text:p>
          </table:table-cell>
          <table:table-cell office:value-type="string" calcext:value-type="string">
            <text:p>Tabela</text:p>
          </table:table-cell>
          <table:table-cell office:value-type="float" office:value="448" calcext:value-type="float">
            <text:p>448</text:p>
          </table:table-cell>
          <table:table-cell table:formula="of:=CONCATENATE(&quot;set add table (set id=1, origin=1, id=&quot;; [.D448]; &quot;, fully qualified name = '&quot;;  [.A448]; &quot;.&quot;; [.B448]; &quot;', &quot;;&quot;comment='&quot;;[.C448];&quot; &quot;;[.A448];&quot;.&quot;; [.B448];&quot;');&quot;)" office:value-type="string" office:string-value="set add table (set id=1, origin=1, id=448, fully qualified name = 'complexos.pto_est_med_fenomenos', comment='Tabela complexos.pto_est_med_fenomenos');" calcext:value-type="string">
            <text:p>set add table (set id=1, origin=1, id=448, fully qualified name = 'complexos.pto_est_med_fenomenos', comment='Tabela complexos.pto_est_med_fenomenos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rdr_arruamento</text:p>
          </table:table-cell>
          <table:table-cell office:value-type="string" calcext:value-type="string">
            <text:p>Tabela</text:p>
          </table:table-cell>
          <table:table-cell office:value-type="float" office:value="449" calcext:value-type="float">
            <text:p>449</text:p>
          </table:table-cell>
          <table:table-cell table:formula="of:=CONCATENATE(&quot;set add table (set id=1, origin=1, id=&quot;; [.D449]; &quot;, fully qualified name = '&quot;;  [.A449]; &quot;.&quot;; [.B449]; &quot;', &quot;;&quot;comment='&quot;;[.C449];&quot; &quot;;[.A449];&quot;.&quot;; [.B449];&quot;');&quot;)" office:value-type="string" office:string-value="set add table (set id=1, origin=1, id=449, fully qualified name = 'complexos.rdr_arruamento', comment='Tabela complexos.rdr_arruamento');" calcext:value-type="string">
            <text:p>set add table (set id=1, origin=1, id=449, fully qualified name = 'complexos.rdr_arruamento', comment='Tabela complexos.rdr_arruamento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rdr_bacia_hidrografica</text:p>
          </table:table-cell>
          <table:table-cell office:value-type="string" calcext:value-type="string">
            <text:p>Tabela</text:p>
          </table:table-cell>
          <table:table-cell office:value-type="float" office:value="450" calcext:value-type="float">
            <text:p>450</text:p>
          </table:table-cell>
          <table:table-cell table:formula="of:=CONCATENATE(&quot;set add table (set id=1, origin=1, id=&quot;; [.D450]; &quot;, fully qualified name = '&quot;;  [.A450]; &quot;.&quot;; [.B450]; &quot;', &quot;;&quot;comment='&quot;;[.C450];&quot; &quot;;[.A450];&quot;.&quot;; [.B450];&quot;');&quot;)" office:value-type="string" office:string-value="set add table (set id=1, origin=1, id=450, fully qualified name = 'complexos.rdr_bacia_hidrografica', comment='Tabela complexos.rdr_bacia_hidrografica');" calcext:value-type="string">
            <text:p>set add table (set id=1, origin=1, id=450, fully qualified name = 'complexos.rdr_bacia_hidrografica', comment='Tabela complexos.rdr_bacia_hidrografica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rdr_curso_dagua</text:p>
          </table:table-cell>
          <table:table-cell office:value-type="string" calcext:value-type="string">
            <text:p>Tabela</text:p>
          </table:table-cell>
          <table:table-cell office:value-type="float" office:value="451" calcext:value-type="float">
            <text:p>451</text:p>
          </table:table-cell>
          <table:table-cell table:formula="of:=CONCATENATE(&quot;set add table (set id=1, origin=1, id=&quot;; [.D451]; &quot;, fully qualified name = '&quot;;  [.A451]; &quot;.&quot;; [.B451]; &quot;', &quot;;&quot;comment='&quot;;[.C451];&quot; &quot;;[.A451];&quot;.&quot;; [.B451];&quot;');&quot;)" office:value-type="string" office:string-value="set add table (set id=1, origin=1, id=451, fully qualified name = 'complexos.rdr_curso_dagua', comment='Tabela complexos.rdr_curso_dagua');" calcext:value-type="string">
            <text:p>set add table (set id=1, origin=1, id=451, fully qualified name = 'complexos.rdr_curso_dagua', comment='Tabela complexos.rdr_curso_dagua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rdr_elemento_hidrografico</text:p>
          </table:table-cell>
          <table:table-cell office:value-type="string" calcext:value-type="string">
            <text:p>Tabela</text:p>
          </table:table-cell>
          <table:table-cell office:value-type="float" office:value="452" calcext:value-type="float">
            <text:p>452</text:p>
          </table:table-cell>
          <table:table-cell table:formula="of:=CONCATENATE(&quot;set add table (set id=1, origin=1, id=&quot;; [.D452]; &quot;, fully qualified name = '&quot;;  [.A452]; &quot;.&quot;; [.B452]; &quot;', &quot;;&quot;comment='&quot;;[.C452];&quot; &quot;;[.A452];&quot;.&quot;; [.B452];&quot;');&quot;)" office:value-type="string" office:string-value="set add table (set id=1, origin=1, id=452, fully qualified name = 'complexos.rdr_elemento_hidrografico', comment='Tabela complexos.rdr_elemento_hidrografico');" calcext:value-type="string">
            <text:p>set add table (set id=1, origin=1, id=452, fully qualified name = 'complexos.rdr_elemento_hidrografico', comment='Tabela complexos.rdr_elemento_hidrografico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rdr_sub_bacia_hidrografica</text:p>
          </table:table-cell>
          <table:table-cell office:value-type="string" calcext:value-type="string">
            <text:p>Tabela</text:p>
          </table:table-cell>
          <table:table-cell office:value-type="float" office:value="453" calcext:value-type="float">
            <text:p>453</text:p>
          </table:table-cell>
          <table:table-cell table:formula="of:=CONCATENATE(&quot;set add table (set id=1, origin=1, id=&quot;; [.D453]; &quot;, fully qualified name = '&quot;;  [.A453]; &quot;.&quot;; [.B453]; &quot;', &quot;;&quot;comment='&quot;;[.C453];&quot; &quot;;[.A453];&quot;.&quot;; [.B453];&quot;');&quot;)" office:value-type="string" office:string-value="set add table (set id=1, origin=1, id=453, fully qualified name = 'complexos.rdr_sub_bacia_hidrografica', comment='Tabela complexos.rdr_sub_bacia_hidrografica');" calcext:value-type="string">
            <text:p>set add table (set id=1, origin=1, id=453, fully qualified name = 'complexos.rdr_sub_bacia_hidrografica', comment='Tabela complexos.rdr_sub_bacia_hidrografica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rdr_trecho_curso_dagua</text:p>
          </table:table-cell>
          <table:table-cell office:value-type="string" calcext:value-type="string">
            <text:p>Tabela</text:p>
          </table:table-cell>
          <table:table-cell office:value-type="float" office:value="454" calcext:value-type="float">
            <text:p>454</text:p>
          </table:table-cell>
          <table:table-cell table:formula="of:=CONCATENATE(&quot;set add table (set id=1, origin=1, id=&quot;; [.D454]; &quot;, fully qualified name = '&quot;;  [.A454]; &quot;.&quot;; [.B454]; &quot;', &quot;;&quot;comment='&quot;;[.C454];&quot; &quot;;[.A454];&quot;.&quot;; [.B454];&quot;');&quot;)" office:value-type="string" office:string-value="set add table (set id=1, origin=1, id=454, fully qualified name = 'complexos.rdr_trecho_curso_dagua', comment='Tabela complexos.rdr_trecho_curso_dagua');" calcext:value-type="string">
            <text:p>set add table (set id=1, origin=1, id=454, fully qualified name = 'complexos.rdr_trecho_curso_dagua', comment='Tabela complexos.rdr_trecho_curso_dagua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rod_estacao_rodoviaria</text:p>
          </table:table-cell>
          <table:table-cell office:value-type="string" calcext:value-type="string">
            <text:p>Tabela</text:p>
          </table:table-cell>
          <table:table-cell office:value-type="float" office:value="455" calcext:value-type="float">
            <text:p>455</text:p>
          </table:table-cell>
          <table:table-cell table:formula="of:=CONCATENATE(&quot;set add table (set id=1, origin=1, id=&quot;; [.D455]; &quot;, fully qualified name = '&quot;;  [.A455]; &quot;.&quot;; [.B455]; &quot;', &quot;;&quot;comment='&quot;;[.C455];&quot; &quot;;[.A455];&quot;.&quot;; [.B455];&quot;');&quot;)" office:value-type="string" office:string-value="set add table (set id=1, origin=1, id=455, fully qualified name = 'complexos.rod_estacao_rodoviaria', comment='Tabela complexos.rod_estacao_rodoviaria');" calcext:value-type="string">
            <text:p>set add table (set id=1, origin=1, id=455, fully qualified name = 'complexos.rod_estacao_rodoviaria', comment='Tabela complexos.rod_estacao_rodoviaria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rtr_via_ferrea</text:p>
          </table:table-cell>
          <table:table-cell office:value-type="string" calcext:value-type="string">
            <text:p>Tabela</text:p>
          </table:table-cell>
          <table:table-cell office:value-type="float" office:value="456" calcext:value-type="float">
            <text:p>456</text:p>
          </table:table-cell>
          <table:table-cell table:formula="of:=CONCATENATE(&quot;set add table (set id=1, origin=1, id=&quot;; [.D456]; &quot;, fully qualified name = '&quot;;  [.A456]; &quot;.&quot;; [.B456]; &quot;', &quot;;&quot;comment='&quot;;[.C456];&quot; &quot;;[.A456];&quot;.&quot;; [.B456];&quot;');&quot;)" office:value-type="string" office:string-value="set add table (set id=1, origin=1, id=456, fully qualified name = 'complexos.rtr_via_ferrea', comment='Tabela complexos.rtr_via_ferrea');" calcext:value-type="string">
            <text:p>set add table (set id=1, origin=1, id=456, fully qualified name = 'complexos.rtr_via_ferrea', comment='Tabela complexos.rtr_via_ferrea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sau_especialidade_medica</text:p>
          </table:table-cell>
          <table:table-cell office:value-type="string" calcext:value-type="string">
            <text:p>Tabela</text:p>
          </table:table-cell>
          <table:table-cell office:value-type="float" office:value="457" calcext:value-type="float">
            <text:p>457</text:p>
          </table:table-cell>
          <table:table-cell table:formula="of:=CONCATENATE(&quot;set add table (set id=1, origin=1, id=&quot;; [.D457]; &quot;, fully qualified name = '&quot;;  [.A457]; &quot;.&quot;; [.B457]; &quot;', &quot;;&quot;comment='&quot;;[.C457];&quot; &quot;;[.A457];&quot;.&quot;; [.B457];&quot;');&quot;)" office:value-type="string" office:string-value="set add table (set id=1, origin=1, id=457, fully qualified name = 'complexos.sau_especialidade_medica', comment='Tabela complexos.sau_especialidade_medica');" calcext:value-type="string">
            <text:p>set add table (set id=1, origin=1, id=457, fully qualified name = 'complexos.sau_especialidade_medica', comment='Tabela complexos.sau_especialidade_medica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sau_org_saude</text:p>
          </table:table-cell>
          <table:table-cell office:value-type="string" calcext:value-type="string">
            <text:p>Tabela</text:p>
          </table:table-cell>
          <table:table-cell office:value-type="float" office:value="458" calcext:value-type="float">
            <text:p>458</text:p>
          </table:table-cell>
          <table:table-cell table:formula="of:=CONCATENATE(&quot;set add table (set id=1, origin=1, id=&quot;; [.D458]; &quot;, fully qualified name = '&quot;;  [.A458]; &quot;.&quot;; [.B458]; &quot;', &quot;;&quot;comment='&quot;;[.C458];&quot; &quot;;[.A458];&quot;.&quot;; [.B458];&quot;');&quot;)" office:value-type="string" office:string-value="set add table (set id=1, origin=1, id=458, fully qualified name = 'complexos.sau_org_saude', comment='Tabela complexos.sau_org_saude');" calcext:value-type="string">
            <text:p>set add table (set id=1, origin=1, id=458, fully qualified name = 'complexos.sau_org_saude', comment='Tabela complexos.sau_org_saude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sau_org_saude_militar</text:p>
          </table:table-cell>
          <table:table-cell office:value-type="string" calcext:value-type="string">
            <text:p>Tabela</text:p>
          </table:table-cell>
          <table:table-cell office:value-type="float" office:value="459" calcext:value-type="float">
            <text:p>459</text:p>
          </table:table-cell>
          <table:table-cell table:formula="of:=CONCATENATE(&quot;set add table (set id=1, origin=1, id=&quot;; [.D459]; &quot;, fully qualified name = '&quot;;  [.A459]; &quot;.&quot;; [.B459]; &quot;', &quot;;&quot;comment='&quot;;[.C459];&quot; &quot;;[.A459];&quot;.&quot;; [.B459];&quot;');&quot;)" office:value-type="string" office:string-value="set add table (set id=1, origin=1, id=459, fully qualified name = 'complexos.sau_org_saude_militar', comment='Tabela complexos.sau_org_saude_militar');" calcext:value-type="string">
            <text:p>set add table (set id=1, origin=1, id=459, fully qualified name = 'complexos.sau_org_saude_militar', comment='Tabela complexos.sau_org_saude_militar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sau_org_saude_privada</text:p>
          </table:table-cell>
          <table:table-cell office:value-type="string" calcext:value-type="string">
            <text:p>Tabela</text:p>
          </table:table-cell>
          <table:table-cell office:value-type="float" office:value="460" calcext:value-type="float">
            <text:p>460</text:p>
          </table:table-cell>
          <table:table-cell table:formula="of:=CONCATENATE(&quot;set add table (set id=1, origin=1, id=&quot;; [.D460]; &quot;, fully qualified name = '&quot;;  [.A460]; &quot;.&quot;; [.B460]; &quot;', &quot;;&quot;comment='&quot;;[.C460];&quot; &quot;;[.A460];&quot;.&quot;; [.B460];&quot;');&quot;)" office:value-type="string" office:string-value="set add table (set id=1, origin=1, id=460, fully qualified name = 'complexos.sau_org_saude_privada', comment='Tabela complexos.sau_org_saude_privada');" calcext:value-type="string">
            <text:p>set add table (set id=1, origin=1, id=460, fully qualified name = 'complexos.sau_org_saude_privada', comment='Tabela complexos.sau_org_saude_privada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sau_org_saude_pub</text:p>
          </table:table-cell>
          <table:table-cell office:value-type="string" calcext:value-type="string">
            <text:p>Tabela</text:p>
          </table:table-cell>
          <table:table-cell office:value-type="float" office:value="461" calcext:value-type="float">
            <text:p>461</text:p>
          </table:table-cell>
          <table:table-cell table:formula="of:=CONCATENATE(&quot;set add table (set id=1, origin=1, id=&quot;; [.D461]; &quot;, fully qualified name = '&quot;;  [.A461]; &quot;.&quot;; [.B461]; &quot;', &quot;;&quot;comment='&quot;;[.C461];&quot; &quot;;[.A461];&quot;.&quot;; [.B461];&quot;');&quot;)" office:value-type="string" office:string-value="set add table (set id=1, origin=1, id=461, fully qualified name = 'complexos.sau_org_saude_pub', comment='Tabela complexos.sau_org_saude_pub');" calcext:value-type="string">
            <text:p>set add table (set id=1, origin=1, id=461, fully qualified name = 'complexos.sau_org_saude_pub', comment='Tabela complexos.sau_org_saude_pub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sau_org_servico_social</text:p>
          </table:table-cell>
          <table:table-cell office:value-type="string" calcext:value-type="string">
            <text:p>Tabela</text:p>
          </table:table-cell>
          <table:table-cell office:value-type="float" office:value="462" calcext:value-type="float">
            <text:p>462</text:p>
          </table:table-cell>
          <table:table-cell table:formula="of:=CONCATENATE(&quot;set add table (set id=1, origin=1, id=&quot;; [.D462]; &quot;, fully qualified name = '&quot;;  [.A462]; &quot;.&quot;; [.B462]; &quot;', &quot;;&quot;comment='&quot;;[.C462];&quot; &quot;;[.A462];&quot;.&quot;; [.B462];&quot;');&quot;)" office:value-type="string" office:string-value="set add table (set id=1, origin=1, id=462, fully qualified name = 'complexos.sau_org_servico_social', comment='Tabela complexos.sau_org_servico_social');" calcext:value-type="string">
            <text:p>set add table (set id=1, origin=1, id=462, fully qualified name = 'complexos.sau_org_servico_social', comment='Tabela complexos.sau_org_servico_social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sau_org_servico_social_pub</text:p>
          </table:table-cell>
          <table:table-cell office:value-type="string" calcext:value-type="string">
            <text:p>Tabela</text:p>
          </table:table-cell>
          <table:table-cell office:value-type="float" office:value="463" calcext:value-type="float">
            <text:p>463</text:p>
          </table:table-cell>
          <table:table-cell table:formula="of:=CONCATENATE(&quot;set add table (set id=1, origin=1, id=&quot;; [.D463]; &quot;, fully qualified name = '&quot;;  [.A463]; &quot;.&quot;; [.B463]; &quot;', &quot;;&quot;comment='&quot;;[.C463];&quot; &quot;;[.A463];&quot;.&quot;; [.B463];&quot;');&quot;)" office:value-type="string" office:string-value="set add table (set id=1, origin=1, id=463, fully qualified name = 'complexos.sau_org_servico_social_pub', comment='Tabela complexos.sau_org_servico_social_pub');" calcext:value-type="string">
            <text:p>set add table (set id=1, origin=1, id=463, fully qualified name = 'complexos.sau_org_servico_social_pub', comment='Tabela complexos.sau_org_servico_social_pub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sb_complexo_abast_agua</text:p>
          </table:table-cell>
          <table:table-cell office:value-type="string" calcext:value-type="string">
            <text:p>Tabela</text:p>
          </table:table-cell>
          <table:table-cell office:value-type="float" office:value="464" calcext:value-type="float">
            <text:p>464</text:p>
          </table:table-cell>
          <table:table-cell table:formula="of:=CONCATENATE(&quot;set add table (set id=1, origin=1, id=&quot;; [.D464]; &quot;, fully qualified name = '&quot;;  [.A464]; &quot;.&quot;; [.B464]; &quot;', &quot;;&quot;comment='&quot;;[.C464];&quot; &quot;;[.A464];&quot;.&quot;; [.B464];&quot;');&quot;)" office:value-type="string" office:string-value="set add table (set id=1, origin=1, id=464, fully qualified name = 'complexos.sb_complexo_abast_agua', comment='Tabela complexos.sb_complexo_abast_agua');" calcext:value-type="string">
            <text:p>set add table (set id=1, origin=1, id=464, fully qualified name = 'complexos.sb_complexo_abast_agua', comment='Tabela complexos.sb_complexo_abast_agua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sb_complexo_saneamento</text:p>
          </table:table-cell>
          <table:table-cell office:value-type="string" calcext:value-type="string">
            <text:p>Tabela</text:p>
          </table:table-cell>
          <table:table-cell office:value-type="float" office:value="465" calcext:value-type="float">
            <text:p>465</text:p>
          </table:table-cell>
          <table:table-cell table:formula="of:=CONCATENATE(&quot;set add table (set id=1, origin=1, id=&quot;; [.D465]; &quot;, fully qualified name = '&quot;;  [.A465]; &quot;.&quot;; [.B465]; &quot;', &quot;;&quot;comment='&quot;;[.C465];&quot; &quot;;[.A465];&quot;.&quot;; [.B465];&quot;');&quot;)" office:value-type="string" office:string-value="set add table (set id=1, origin=1, id=465, fully qualified name = 'complexos.sb_complexo_saneamento', comment='Tabela complexos.sb_complexo_saneamento');" calcext:value-type="string">
            <text:p>set add table (set id=1, origin=1, id=465, fully qualified name = 'complexos.sb_complexo_saneamento', comment='Tabela complexos.sb_complexo_saneamento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tra_entroncamento</text:p>
          </table:table-cell>
          <table:table-cell office:value-type="string" calcext:value-type="string">
            <text:p>Tabela</text:p>
          </table:table-cell>
          <table:table-cell office:value-type="float" office:value="466" calcext:value-type="float">
            <text:p>466</text:p>
          </table:table-cell>
          <table:table-cell table:formula="of:=CONCATENATE(&quot;set add table (set id=1, origin=1, id=&quot;; [.D466]; &quot;, fully qualified name = '&quot;;  [.A466]; &quot;.&quot;; [.B466]; &quot;', &quot;;&quot;comment='&quot;;[.C466];&quot; &quot;;[.A466];&quot;.&quot;; [.B466];&quot;');&quot;)" office:value-type="string" office:string-value="set add table (set id=1, origin=1, id=466, fully qualified name = 'complexos.tra_entroncamento', comment='Tabela complexos.tra_entroncamento');" calcext:value-type="string">
            <text:p>set add table (set id=1, origin=1, id=466, fully qualified name = 'complexos.tra_entroncamento', comment='Tabela complexos.tra_entroncamento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tra_estrut_apoio</text:p>
          </table:table-cell>
          <table:table-cell office:value-type="string" calcext:value-type="string">
            <text:p>Tabela</text:p>
          </table:table-cell>
          <table:table-cell office:value-type="float" office:value="467" calcext:value-type="float">
            <text:p>467</text:p>
          </table:table-cell>
          <table:table-cell table:formula="of:=CONCATENATE(&quot;set add table (set id=1, origin=1, id=&quot;; [.D467]; &quot;, fully qualified name = '&quot;;  [.A467]; &quot;.&quot;; [.B467]; &quot;', &quot;;&quot;comment='&quot;;[.C467];&quot; &quot;;[.A467];&quot;.&quot;; [.B467];&quot;');&quot;)" office:value-type="string" office:string-value="set add table (set id=1, origin=1, id=467, fully qualified name = 'complexos.tra_estrut_apoio', comment='Tabela complexos.tra_estrut_apoio');" calcext:value-type="string">
            <text:p>set add table (set id=1, origin=1, id=467, fully qualified name = 'complexos.tra_estrut_apoio', comment='Tabela complexos.tra_estrut_apoio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tra_estrut_transporte</text:p>
          </table:table-cell>
          <table:table-cell office:value-type="string" calcext:value-type="string">
            <text:p>Tabela</text:p>
          </table:table-cell>
          <table:table-cell office:value-type="float" office:value="468" calcext:value-type="float">
            <text:p>468</text:p>
          </table:table-cell>
          <table:table-cell table:formula="of:=CONCATENATE(&quot;set add table (set id=1, origin=1, id=&quot;; [.D468]; &quot;, fully qualified name = '&quot;;  [.A468]; &quot;.&quot;; [.B468]; &quot;', &quot;;&quot;comment='&quot;;[.C468];&quot; &quot;;[.A468];&quot;.&quot;; [.B468];&quot;');&quot;)" office:value-type="string" office:string-value="set add table (set id=1, origin=1, id=468, fully qualified name = 'complexos.tra_estrut_transporte', comment='Tabela complexos.tra_estrut_transporte');" calcext:value-type="string">
            <text:p>set add table (set id=1, origin=1, id=468, fully qualified name = 'complexos.tra_estrut_transporte', comment='Tabela complexos.tra_estrut_transporte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ver_area_verde</text:p>
          </table:table-cell>
          <table:table-cell office:value-type="string" calcext:value-type="string">
            <text:p>Tabela</text:p>
          </table:table-cell>
          <table:table-cell office:value-type="float" office:value="469" calcext:value-type="float">
            <text:p>469</text:p>
          </table:table-cell>
          <table:table-cell table:formula="of:=CONCATENATE(&quot;set add table (set id=1, origin=1, id=&quot;; [.D469]; &quot;, fully qualified name = '&quot;;  [.A469]; &quot;.&quot;; [.B469]; &quot;', &quot;;&quot;comment='&quot;;[.C469];&quot; &quot;;[.A469];&quot;.&quot;; [.B469];&quot;');&quot;)" office:value-type="string" office:string-value="set add table (set id=1, origin=1, id=469, fully qualified name = 'complexos.ver_area_verde', comment='Tabela complexos.ver_area_verde');" calcext:value-type="string">
            <text:p>set add table (set id=1, origin=1, id=469, fully qualified name = 'complexos.ver_area_verde', comment='Tabela complexos.ver_area_verde');</text:p>
          </table:table-cell>
        </table:table-row>
        <table:table-row table:style-name="ro1">
          <table:table-cell office:value-type="string" calcext:value-type="string">
            <text:p>complexos</text:p>
          </table:table-cell>
          <table:table-cell office:value-type="string" calcext:value-type="string">
            <text:p>ver_area_verde_urbana</text:p>
          </table:table-cell>
          <table:table-cell office:value-type="string" calcext:value-type="string">
            <text:p>Tabela</text:p>
          </table:table-cell>
          <table:table-cell office:value-type="float" office:value="470" calcext:value-type="float">
            <text:p>470</text:p>
          </table:table-cell>
          <table:table-cell table:formula="of:=CONCATENATE(&quot;set add table (set id=1, origin=1, id=&quot;; [.D470]; &quot;, fully qualified name = '&quot;;  [.A470]; &quot;.&quot;; [.B470]; &quot;', &quot;;&quot;comment='&quot;;[.C470];&quot; &quot;;[.A470];&quot;.&quot;; [.B470];&quot;');&quot;)" office:value-type="string" office:string-value="set add table (set id=1, origin=1, id=470, fully qualified name = 'complexos.ver_area_verde_urbana', comment='Tabela complexos.ver_area_verde_urbana');" calcext:value-type="string">
            <text:p>set add table (set id=1, origin=1, id=470, fully qualified name = 'complexos.ver_area_verde_urbana', comment='Tabela complexos.ver_area_verde_urbana');</text:p>
          </table:table-cell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aux_area_a</text:p>
          </table:table-cell>
          <table:table-cell office:value-type="string" calcext:value-type="string">
            <text:p>Tabela</text:p>
          </table:table-cell>
          <table:table-cell office:value-type="float" office:value="471" calcext:value-type="float">
            <text:p>471</text:p>
          </table:table-cell>
          <table:table-cell table:formula="of:=CONCATENATE(&quot;set add table (set id=1, origin=1, id=&quot;; [.D471]; &quot;, fully qualified name = '&quot;;  [.A471]; &quot;.&quot;; [.B471]; &quot;', &quot;;&quot;comment='&quot;;[.C471];&quot; &quot;;[.A471];&quot;.&quot;; [.B471];&quot;');&quot;)" office:value-type="string" office:string-value="set add table (set id=1, origin=1, id=471, fully qualified name = 'public.aux_area_a', comment='Tabela public.aux_area_a');" calcext:value-type="string">
            <text:p>set add table (set id=1, origin=1, id=471, fully qualified name = 'public.aux_area_a', comment='Tabela public.aux_area_a');</text:p>
          </table:table-cell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aux_descontinuidade_geometrica</text:p>
          </table:table-cell>
          <table:table-cell office:value-type="string" calcext:value-type="string">
            <text:p>Tabela</text:p>
          </table:table-cell>
          <table:table-cell office:value-type="float" office:value="472" calcext:value-type="float">
            <text:p>472</text:p>
          </table:table-cell>
          <table:table-cell table:formula="of:=CONCATENATE(&quot;set add table (set id=1, origin=1, id=&quot;; [.D472]; &quot;, fully qualified name = '&quot;;  [.A472]; &quot;.&quot;; [.B472]; &quot;', &quot;;&quot;comment='&quot;;[.C472];&quot; &quot;;[.A472];&quot;.&quot;; [.B472];&quot;');&quot;)" office:value-type="string" office:string-value="set add table (set id=1, origin=1, id=472, fully qualified name = 'public.aux_descontinuidade_geometrica', comment='Tabela public.aux_descontinuidade_geometrica');" calcext:value-type="string">
            <text:p>set add table (set id=1, origin=1, id=472, fully qualified name = 'public.aux_descontinuidade_geometrica', comment='Tabela public.aux_descontinuidade_geometrica');</text:p>
          </table:table-cell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aux_descontinuidade_geometrica_l</text:p>
          </table:table-cell>
          <table:table-cell office:value-type="string" calcext:value-type="string">
            <text:p>Tabela</text:p>
          </table:table-cell>
          <table:table-cell office:value-type="float" office:value="473" calcext:value-type="float">
            <text:p>473</text:p>
          </table:table-cell>
          <table:table-cell table:formula="of:=CONCATENATE(&quot;set add table (set id=1, origin=1, id=&quot;; [.D473]; &quot;, fully qualified name = '&quot;;  [.A473]; &quot;.&quot;; [.B473]; &quot;', &quot;;&quot;comment='&quot;;[.C473];&quot; &quot;;[.A473];&quot;.&quot;; [.B473];&quot;');&quot;)" office:value-type="string" office:string-value="set add table (set id=1, origin=1, id=473, fully qualified name = 'public.aux_descontinuidade_geometrica_l', comment='Tabela public.aux_descontinuidade_geometrica_l');" calcext:value-type="string">
            <text:p>set add table (set id=1, origin=1, id=473, fully qualified name = 'public.aux_descontinuidade_geometrica_l', comment='Tabela public.aux_descontinuidade_geometrica_l');</text:p>
          </table:table-cell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aux_descontinuidade_geometrica_p</text:p>
          </table:table-cell>
          <table:table-cell office:value-type="string" calcext:value-type="string">
            <text:p>Tabela</text:p>
          </table:table-cell>
          <table:table-cell office:value-type="float" office:value="474" calcext:value-type="float">
            <text:p>474</text:p>
          </table:table-cell>
          <table:table-cell table:formula="of:=CONCATENATE(&quot;set add table (set id=1, origin=1, id=&quot;; [.D474]; &quot;, fully qualified name = '&quot;;  [.A474]; &quot;.&quot;; [.B474]; &quot;', &quot;;&quot;comment='&quot;;[.C474];&quot; &quot;;[.A474];&quot;.&quot;; [.B474];&quot;');&quot;)" office:value-type="string" office:string-value="set add table (set id=1, origin=1, id=474, fully qualified name = 'public.aux_descontinuidade_geometrica_p', comment='Tabela public.aux_descontinuidade_geometrica_p');" calcext:value-type="string">
            <text:p>set add table (set id=1, origin=1, id=474, fully qualified name = 'public.aux_descontinuidade_geometrica_p', comment='Tabela public.aux_descontinuidade_geometrica_p');</text:p>
          </table:table-cell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aux_geometria</text:p>
          </table:table-cell>
          <table:table-cell office:value-type="string" calcext:value-type="string">
            <text:p>Tabela</text:p>
          </table:table-cell>
          <table:table-cell office:value-type="float" office:value="475" calcext:value-type="float">
            <text:p>475</text:p>
          </table:table-cell>
          <table:table-cell table:formula="of:=CONCATENATE(&quot;set add table (set id=1, origin=1, id=&quot;; [.D475]; &quot;, fully qualified name = '&quot;;  [.A475]; &quot;.&quot;; [.B475]; &quot;', &quot;;&quot;comment='&quot;;[.C475];&quot; &quot;;[.A475];&quot;.&quot;; [.B475];&quot;');&quot;)" office:value-type="string" office:string-value="set add table (set id=1, origin=1, id=475, fully qualified name = 'public.aux_geometria', comment='Tabela public.aux_geometria');" calcext:value-type="string">
            <text:p>set add table (set id=1, origin=1, id=475, fully qualified name = 'public.aux_geometria', comment='Tabela public.aux_geometria');</text:p>
          </table:table-cell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aux_linha_l</text:p>
          </table:table-cell>
          <table:table-cell office:value-type="string" calcext:value-type="string">
            <text:p>Tabela</text:p>
          </table:table-cell>
          <table:table-cell office:value-type="float" office:value="476" calcext:value-type="float">
            <text:p>476</text:p>
          </table:table-cell>
          <table:table-cell table:formula="of:=CONCATENATE(&quot;set add table (set id=1, origin=1, id=&quot;; [.D476]; &quot;, fully qualified name = '&quot;;  [.A476]; &quot;.&quot;; [.B476]; &quot;', &quot;;&quot;comment='&quot;;[.C476];&quot; &quot;;[.A476];&quot;.&quot;; [.B476];&quot;');&quot;)" office:value-type="string" office:string-value="set add table (set id=1, origin=1, id=476, fully qualified name = 'public.aux_linha_l', comment='Tabela public.aux_linha_l');" calcext:value-type="string">
            <text:p>set add table (set id=1, origin=1, id=476, fully qualified name = 'public.aux_linha_l', comment='Tabela public.aux_linha_l');</text:p>
          </table:table-cell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aux_moldura_a</text:p>
          </table:table-cell>
          <table:table-cell office:value-type="string" calcext:value-type="string">
            <text:p>Tabela</text:p>
          </table:table-cell>
          <table:table-cell office:value-type="float" office:value="477" calcext:value-type="float">
            <text:p>477</text:p>
          </table:table-cell>
          <table:table-cell table:formula="of:=CONCATENATE(&quot;set add table (set id=1, origin=1, id=&quot;; [.D477]; &quot;, fully qualified name = '&quot;;  [.A477]; &quot;.&quot;; [.B477]; &quot;', &quot;;&quot;comment='&quot;;[.C477];&quot; &quot;;[.A477];&quot;.&quot;; [.B477];&quot;');&quot;)" office:value-type="string" office:string-value="set add table (set id=1, origin=1, id=477, fully qualified name = 'public.aux_moldura_a', comment='Tabela public.aux_moldura_a');" calcext:value-type="string">
            <text:p>set add table (set id=1, origin=1, id=477, fully qualified name = 'public.aux_moldura_a', comment='Tabela public.aux_moldura_a');</text:p>
          </table:table-cell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aux_objeto_desconhecido</text:p>
          </table:table-cell>
          <table:table-cell office:value-type="string" calcext:value-type="string">
            <text:p>Tabela</text:p>
          </table:table-cell>
          <table:table-cell office:value-type="float" office:value="478" calcext:value-type="float">
            <text:p>478</text:p>
          </table:table-cell>
          <table:table-cell table:formula="of:=CONCATENATE(&quot;set add table (set id=1, origin=1, id=&quot;; [.D478]; &quot;, fully qualified name = '&quot;;  [.A478]; &quot;.&quot;; [.B478]; &quot;', &quot;;&quot;comment='&quot;;[.C478];&quot; &quot;;[.A478];&quot;.&quot;; [.B478];&quot;');&quot;)" office:value-type="string" office:string-value="set add table (set id=1, origin=1, id=478, fully qualified name = 'public.aux_objeto_desconhecido', comment='Tabela public.aux_objeto_desconhecido');" calcext:value-type="string">
            <text:p>set add table (set id=1, origin=1, id=478, fully qualified name = 'public.aux_objeto_desconhecido', comment='Tabela public.aux_objeto_desconhecido');</text:p>
          </table:table-cell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aux_objeto_desconhecido_a</text:p>
          </table:table-cell>
          <table:table-cell office:value-type="string" calcext:value-type="string">
            <text:p>Tabela</text:p>
          </table:table-cell>
          <table:table-cell office:value-type="float" office:value="479" calcext:value-type="float">
            <text:p>479</text:p>
          </table:table-cell>
          <table:table-cell table:formula="of:=CONCATENATE(&quot;set add table (set id=1, origin=1, id=&quot;; [.D479]; &quot;, fully qualified name = '&quot;;  [.A479]; &quot;.&quot;; [.B479]; &quot;', &quot;;&quot;comment='&quot;;[.C479];&quot; &quot;;[.A479];&quot;.&quot;; [.B479];&quot;');&quot;)" office:value-type="string" office:string-value="set add table (set id=1, origin=1, id=479, fully qualified name = 'public.aux_objeto_desconhecido_a', comment='Tabela public.aux_objeto_desconhecido_a');" calcext:value-type="string">
            <text:p>set add table (set id=1, origin=1, id=479, fully qualified name = 'public.aux_objeto_desconhecido_a', comment='Tabela public.aux_objeto_desconhecido_a');</text:p>
          </table:table-cell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aux_objeto_desconhecido_l</text:p>
          </table:table-cell>
          <table:table-cell office:value-type="string" calcext:value-type="string">
            <text:p>Tabela</text:p>
          </table:table-cell>
          <table:table-cell office:value-type="float" office:value="480" calcext:value-type="float">
            <text:p>480</text:p>
          </table:table-cell>
          <table:table-cell table:formula="of:=CONCATENATE(&quot;set add table (set id=1, origin=1, id=&quot;; [.D480]; &quot;, fully qualified name = '&quot;;  [.A480]; &quot;.&quot;; [.B480]; &quot;', &quot;;&quot;comment='&quot;;[.C480];&quot; &quot;;[.A480];&quot;.&quot;; [.B480];&quot;');&quot;)" office:value-type="string" office:string-value="set add table (set id=1, origin=1, id=480, fully qualified name = 'public.aux_objeto_desconhecido_l', comment='Tabela public.aux_objeto_desconhecido_l');" calcext:value-type="string">
            <text:p>set add table (set id=1, origin=1, id=480, fully qualified name = 'public.aux_objeto_desconhecido_l', comment='Tabela public.aux_objeto_desconhecido_l');</text:p>
          </table:table-cell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aux_objeto_desconhecido_p</text:p>
          </table:table-cell>
          <table:table-cell office:value-type="string" calcext:value-type="string">
            <text:p>Tabela</text:p>
          </table:table-cell>
          <table:table-cell office:value-type="float" office:value="481" calcext:value-type="float">
            <text:p>481</text:p>
          </table:table-cell>
          <table:table-cell table:formula="of:=CONCATENATE(&quot;set add table (set id=1, origin=1, id=&quot;; [.D481]; &quot;, fully qualified name = '&quot;;  [.A481]; &quot;.&quot;; [.B481]; &quot;', &quot;;&quot;comment='&quot;;[.C481];&quot; &quot;;[.A481];&quot;.&quot;; [.B481];&quot;');&quot;)" office:value-type="string" office:string-value="set add table (set id=1, origin=1, id=481, fully qualified name = 'public.aux_objeto_desconhecido_p', comment='Tabela public.aux_objeto_desconhecido_p');" calcext:value-type="string">
            <text:p>set add table (set id=1, origin=1, id=481, fully qualified name = 'public.aux_objeto_desconhecido_p', comment='Tabela public.aux_objeto_desconhecido_p');</text:p>
          </table:table-cell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aux_ponto_p</text:p>
          </table:table-cell>
          <table:table-cell office:value-type="string" calcext:value-type="string">
            <text:p>Tabela</text:p>
          </table:table-cell>
          <table:table-cell office:value-type="float" office:value="482" calcext:value-type="float">
            <text:p>482</text:p>
          </table:table-cell>
          <table:table-cell table:formula="of:=CONCATENATE(&quot;set add table (set id=1, origin=1, id=&quot;; [.D482]; &quot;, fully qualified name = '&quot;;  [.A482]; &quot;.&quot;; [.B482]; &quot;', &quot;;&quot;comment='&quot;;[.C482];&quot; &quot;;[.A482];&quot;.&quot;; [.B482];&quot;');&quot;)" office:value-type="string" office:string-value="set add table (set id=1, origin=1, id=482, fully qualified name = 'public.aux_ponto_p', comment='Tabela public.aux_ponto_p');" calcext:value-type="string">
            <text:p>set add table (set id=1, origin=1, id=482, fully qualified name = 'public.aux_ponto_p', comment='Tabela public.aux_ponto_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/00/0000</text:date>, <text:time style:data-style-name="N2" text:time-value="11:41:27.2580302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0:42:14.884486587</meta:creation-date>
    <dc:date>2016-04-04T13:51:22.113565439</dc:date>
    <meta:editing-duration>PT2H12M33S</meta:editing-duration>
    <meta:editing-cycles>10</meta:editing-cycles>
    <meta:generator>LibreOffice/4.2.8.2$Linux_X86_64 LibreOffice_project/420m0$Build-2</meta:generator>
    <meta:document-statistic meta:table-count="1" meta:cell-count="2410" meta:object-count="0"/>
  </office:meta>
</office:document-meta>
</file>